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291in"/>
    </style:style>
    <style:style style:name="co2" style:family="table-column">
      <style:table-column-properties fo:break-before="auto" style:column-width="0.3772in"/>
    </style:style>
    <style:style style:name="co3" style:family="table-column">
      <style:table-column-properties fo:break-before="auto" style:column-width="0.3846in"/>
    </style:style>
    <style:style style:name="co4" style:family="table-column">
      <style:table-column-properties fo:break-before="auto" style:column-width="0.8665in"/>
    </style:style>
    <style:style style:name="co5" style:family="table-column">
      <style:table-column-properties fo:break-before="auto" style:column-width="0.5535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1.3165in"/>
    </style:style>
    <style:style style:name="co8" style:family="table-column">
      <style:table-column-properties fo:break-before="auto" style:column-width="1.5811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389in" fo:break-before="auto" style:use-optimal-row-height="false"/>
    </style:style>
    <style:style style:name="ro3" style:family="table-row">
      <style:table-row-properties style:row-height="0.5835in" fo:break-before="auto" style:use-optimal-row-height="false"/>
    </style:style>
    <style:style style:name="ro4" style:family="table-row">
      <style:table-row-properties style:row-height="0.778in" fo:break-before="auto" style:use-optimal-row-height="false"/>
    </style:style>
    <style:style style:name="ta1" style:family="table" style:master-page-name="PageStyle_5f_tweetSubse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  <style:style style:name="ce2" style:family="table-cell" style:parent-style-name="Default" style:data-style-name="N5132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weetSub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office:value-type="string">
            <text:p>tweet_id</text:p>
          </table:table-cell>
          <table:table-cell office:value-type="string">
            <text:p>source_user_id</text:p>
          </table:table-cell>
          <table:table-cell office:value-type="string">
            <text:p>rt_user_id</text:p>
          </table:table-cell>
          <table:table-cell office:value-type="string">
            <text:p>tweet</text:p>
          </table:table-cell>
          <table:table-cell office:value-type="string">
            <text:p>I_c</text:p>
          </table:table-cell>
          <table:table-cell office:value-type="string">
            <text:p>website</text:p>
          </table:table-cell>
          <table:table-cell office:value-type="string">
            <text:p>tweet_time</text:p>
          </table:table-cell>
          <table:table-cell office:value-type="string">
            <text:p>hashtag</text:p>
          </table:table-cell>
          <table:table-cell office:value-type="string">
            <text:p>raw_retweet_count</text:p>
          </table:table-cell>
          <table:table-cell table:number-columns-repeated="1015"/>
        </table:table-row>
        <table:table-row table:style-name="ro1">
          <table:table-cell table:style-name="ce1" office:value-type="float" office:value="2.9343E+017">
            <text:p>293430000000000000</text:p>
          </table:table-cell>
          <table:table-cell office:value-type="float" office:value="17758551">
            <text:p>17758551</text:p>
          </table:table-cell>
          <table:table-cell office:value-type="float" office:value="-1">
            <text:p>-1</text:p>
          </table:table-cell>
          <table:table-cell office:value-type="string">
            <text:p>Starting to see year-end financials for non-profits I serve with. The effects of the #fiscalcliff 2012 bubble are going to be huge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3:47:00">
            <text:p>1/21/2013 13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31E+017">
            <text:p>293431000000000000</text:p>
          </table:table-cell>
          <table:table-cell office:value-type="float" office:value="872417328">
            <text:p>872417328</text:p>
          </table:table-cell>
          <table:table-cell office:value-type="float" office:value="-1">
            <text:p>-1</text:p>
          </table:table-cell>
          <table:table-cell office:value-type="string">
            <text:p>Obama let's see some big changes this year #inaug2013 <text:s/>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3:53:00">
            <text:p>1/21/2013 13:53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32E+017">
            <text:p>293432000000000000</text:p>
          </table:table-cell>
          <table:table-cell office:value-type="float" office:value="858497016">
            <text:p>858497016</text:p>
          </table:table-cell>
          <table:table-cell office:value-type="float" office:value="51330975">
            <text:p>51330975</text:p>
          </table:table-cell>
          <table:table-cell office:value-type="string">
            <text:p>RT @dierdrelewis: Our so call democracy. #debtceiling #fiscalcliff #connecttheleft #topprog #politics #obama #dem #gop http://t.co/sdB7XMS7</text:p>
          </table:table-cell>
          <table:table-cell office:value-type="float" office:value="1">
            <text:p>1</text:p>
          </table:table-cell>
          <table:table-cell office:value-type="string">
            <text:p>http://t.co/sdB7XMS7</text:p>
          </table:table-cell>
          <table:table-cell table:style-name="ce2" office:value-type="date" office:date-value="2013-01-21T13:57:00">
            <text:p>1/21/2013 13:57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433E+017">
            <text:p>293433000000000000</text:p>
          </table:table-cell>
          <table:table-cell office:value-type="float" office:value="38992640">
            <text:p>38992640</text:p>
          </table:table-cell>
          <table:table-cell office:value-type="float" office:value="-1">
            <text:p>-1</text:p>
          </table:table-cell>
          <table:table-cell office:value-type="string">
            <text:p>How Congress saved us from the fiscal cliff. #fiscalcliff http://t.co/pFjIrjT5</text:p>
          </table:table-cell>
          <table:table-cell office:value-type="float" office:value="0">
            <text:p>0</text:p>
          </table:table-cell>
          <table:table-cell office:value-type="string">
            <text:p>http://t.co/pFjIrjT5</text:p>
          </table:table-cell>
          <table:table-cell table:style-name="ce2" office:value-type="date" office:date-value="2013-01-21T13:58:00">
            <text:p>1/21/2013 13:5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34E+017">
            <text:p>293434000000000000</text:p>
          </table:table-cell>
          <table:table-cell office:value-type="float" office:value="16981607">
            <text:p>16981607</text:p>
          </table:table-cell>
          <table:table-cell office:value-type="float" office:value="-1">
            <text:p>-1</text:p>
          </table:table-cell>
          <table:table-cell office:value-type="string">
            <text:p>SOME STATES DID NOT LEGALLY RATIFY THE 16TH AMENDMENT http://t.co/ovHTfnwS <text:s/>#fiscalcliff #tax #irs #fed</text:p>
          </table:table-cell>
          <table:table-cell office:value-type="float" office:value="0">
            <text:p>0</text:p>
          </table:table-cell>
          <table:table-cell office:value-type="string">
            <text:p>http://t.co/ovHTfnwS</text:p>
          </table:table-cell>
          <table:table-cell table:style-name="ce2" office:value-type="date" office:date-value="2013-01-21T14:04:00">
            <text:p>1/21/2013 14:04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434E+017">
            <text:p>293434000000000000</text:p>
          </table:table-cell>
          <table:table-cell office:value-type="float" office:value="32834839">
            <text:p>32834839</text:p>
          </table:table-cell>
          <table:table-cell office:value-type="float" office:value="16981607">
            <text:p>16981607</text:p>
          </table:table-cell>
          <table:table-cell office:value-type="string">
            <text:p>RT @WRH_Mike_Rivero: SOME STATES DID NOT LEGALLY RATIFY THE 16TH AMENDMENT http://t.co/ovHTfnwS <text:s/>#fiscalcliff #tax #irs #fed</text:p>
          </table:table-cell>
          <table:table-cell office:value-type="float" office:value="0">
            <text:p>0</text:p>
          </table:table-cell>
          <table:table-cell office:value-type="string">
            <text:p>http://t.co/ovHTfnwS</text:p>
          </table:table-cell>
          <table:table-cell table:style-name="ce2" office:value-type="date" office:date-value="2013-01-21T14:06:00">
            <text:p>1/21/2013 14:06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435E+017">
            <text:p>293435000000000000</text:p>
          </table:table-cell>
          <table:table-cell office:value-type="float" office:value="32834839">
            <text:p>32834839</text:p>
          </table:table-cell>
          <table:table-cell office:value-type="float" office:value="16981607">
            <text:p>16981607</text:p>
          </table:table-cell>
          <table:table-cell office:value-type="string">
            <text:p>RT @WRH_Mike_Rivero: Red Beckman: The 16th Amendment was Never Ratified! http://t.co/kciPgWCA <text:s/>#fiscalcliff #tax #irs #fed</text:p>
          </table:table-cell>
          <table:table-cell office:value-type="float" office:value="0">
            <text:p>0</text:p>
          </table:table-cell>
          <table:table-cell office:value-type="string">
            <text:p>http://t.co/kciPgWCA</text:p>
          </table:table-cell>
          <table:table-cell table:style-name="ce2" office:value-type="date" office:date-value="2013-01-21T14:08:00">
            <text:p>1/21/2013 14:08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436E+017">
            <text:p>293436000000000000</text:p>
          </table:table-cell>
          <table:table-cell office:value-type="float" office:value="32834839">
            <text:p>32834839</text:p>
          </table:table-cell>
          <table:table-cell office:value-type="float" office:value="16981607">
            <text:p>16981607</text:p>
          </table:table-cell>
          <table:table-cell office:value-type="string">
            <text:p>RT @WRH_Mike_Rivero: The 16th Amendment was never actually ratified http://t.co/jpchQF4C <text:s/>#fiscalcliff #tax #irs #fed</text:p>
          </table:table-cell>
          <table:table-cell office:value-type="float" office:value="0">
            <text:p>0</text:p>
          </table:table-cell>
          <table:table-cell office:value-type="string">
            <text:p>http://t.co/jpchQF4C</text:p>
          </table:table-cell>
          <table:table-cell table:style-name="ce2" office:value-type="date" office:date-value="2013-01-21T14:11:00">
            <text:p>1/21/2013 14:11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36E+017">
            <text:p>293436000000000000</text:p>
          </table:table-cell>
          <table:table-cell office:value-type="float" office:value="538524787">
            <text:p>538524787</text:p>
          </table:table-cell>
          <table:table-cell office:value-type="float" office:value="241203006">
            <text:p>241203006</text:p>
          </table:table-cell>
          <table:table-cell office:value-type="string">
            <text:p>RT @jakehoffman19: Fantastic speech #Obama2012 #fiscalcliff? #socialsecurity? #communism #socialism #welfare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4:14:00">
            <text:p>1/21/2013 14:14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439E+017">
            <text:p>293439000000000000</text:p>
          </table:table-cell>
          <table:table-cell office:value-type="float" office:value="348121076">
            <text:p>348121076</text:p>
          </table:table-cell>
          <table:table-cell office:value-type="float" office:value="-1">
            <text:p>-1</text:p>
          </table:table-cell>
          <table:table-cell office:value-type="string">
            <text:p>ÒCliffÓ law reconfigures #tax preparation and planning http://t.co/hHftHn3I #fiscalcliff #connecticut</text:p>
          </table:table-cell>
          <table:table-cell office:value-type="float" office:value="0">
            <text:p>0</text:p>
          </table:table-cell>
          <table:table-cell office:value-type="string">
            <text:p>http://t.co/hHftHn3I</text:p>
          </table:table-cell>
          <table:table-cell table:style-name="ce2" office:value-type="date" office:date-value="2013-01-21T14:26:00">
            <text:p>1/21/2013 14:2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41E+017">
            <text:p>293441000000000000</text:p>
          </table:table-cell>
          <table:table-cell office:value-type="float" office:value="1102029902">
            <text:p>1102029902</text:p>
          </table:table-cell>
          <table:table-cell office:value-type="float" office:value="222953824">
            <text:p>222953824</text:p>
          </table:table-cell>
          <table:table-cell office:value-type="string">
            <text:p>RT @gov: 1.4 million: the number of Twitter mentions for #fiscalcliff and \fiscal cliff\" in the last 30 days with one-third in the last <text:s/>..."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14:31:00">
            <text:p>1/21/2013 14:31</text:p>
          </table:table-cell>
          <table:table-cell office:value-type="string">
            <text:p>FiscalCliff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1">
          <table:table-cell table:style-name="ce1" office:value-type="float" office:value="2.93442E+017">
            <text:p>293442000000000000</text:p>
          </table:table-cell>
          <table:table-cell office:value-type="float" office:value="26953831">
            <text:p>26953831</text:p>
          </table:table-cell>
          <table:table-cell office:value-type="float" office:value="-1">
            <text:p>-1</text:p>
          </table:table-cell>
          <table:table-cell office:value-type="string">
            <text:p>It's another view on the fiscal cliff deal and donor impact. http://t.co/0K7odkee @SSIReview #nonprofit #philanthropy #fiscalcliff</text:p>
          </table:table-cell>
          <table:table-cell office:value-type="float" office:value="0">
            <text:p>0</text:p>
          </table:table-cell>
          <table:table-cell office:value-type="string">
            <text:p>http://t.co/0K7odkee</text:p>
          </table:table-cell>
          <table:table-cell table:style-name="ce2" office:value-type="date" office:date-value="2013-01-21T14:35:00">
            <text:p>1/21/2013 14:3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42E+017">
            <text:p>293442000000000000</text:p>
          </table:table-cell>
          <table:table-cell office:value-type="float" office:value="913120152">
            <text:p>913120152</text:p>
          </table:table-cell>
          <table:table-cell office:value-type="float" office:value="-1">
            <text:p>-1</text:p>
          </table:table-cell>
          <table:table-cell office:value-type="string">
            <text:p>Obama Finally Pushes Back On ÔThe 47 PercentÕ: Entitleme... http://t.co/V7Veudo9 ThinkProgress #FiscalCliff #General</text:p>
          </table:table-cell>
          <table:table-cell office:value-type="float" office:value="0">
            <text:p>0</text:p>
          </table:table-cell>
          <table:table-cell office:value-type="string">
            <text:p>http://t.co/V7Veudo9</text:p>
          </table:table-cell>
          <table:table-cell table:style-name="ce2" office:value-type="date" office:date-value="2013-01-21T14:38:00">
            <text:p>1/21/2013 14:3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44E+017">
            <text:p>293444000000000000</text:p>
          </table:table-cell>
          <table:table-cell office:value-type="float" office:value="20073434">
            <text:p>20073434</text:p>
          </table:table-cell>
          <table:table-cell office:value-type="float" office:value="-1">
            <text:p>-1</text:p>
          </table:table-cell>
          <table:table-cell office:value-type="string">
            <text:p>After #FiscalCliff deal preserved #BushTaxCuts for most Americans, GOP has little incentive to agree to new #revenue http://t.co/bMiLdRiC</text:p>
          </table:table-cell>
          <table:table-cell office:value-type="float" office:value="0">
            <text:p>0</text:p>
          </table:table-cell>
          <table:table-cell office:value-type="string">
            <text:p>http://t.co/bMiLdRiC</text:p>
          </table:table-cell>
          <table:table-cell table:style-name="ce2" office:value-type="date" office:date-value="2013-01-21T14:45:00">
            <text:p>1/21/2013 14:45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45E+017">
            <text:p>293445000000000000</text:p>
          </table:table-cell>
          <table:table-cell office:value-type="float" office:value="68758689">
            <text:p>68758689</text:p>
          </table:table-cell>
          <table:table-cell office:value-type="float" office:value="-1">
            <text:p>-1</text:p>
          </table:table-cell>
          <table:table-cell office:value-type="string">
            <text:p>Permanent via #ATRA: enhancements to Coverdell education savings accounts #fiscalcliff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14:50:00">
            <text:p>1/21/2013 14:5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47E+017">
            <text:p>293447000000000000</text:p>
          </table:table-cell>
          <table:table-cell office:value-type="float" office:value="112549655">
            <text:p>112549655</text:p>
          </table:table-cell>
          <table:table-cell office:value-type="float" office:value="-1">
            <text:p>-1</text:p>
          </table:table-cell>
          <table:table-cell office:value-type="string">
            <text:p>The Fiscal Cliff Fallout: This Is Not What MLK Would Have Wanted http://t.co/1GPqhcXY #MLK #fiscalcliff</text:p>
          </table:table-cell>
          <table:table-cell office:value-type="float" office:value="0">
            <text:p>0</text:p>
          </table:table-cell>
          <table:table-cell office:value-type="string">
            <text:p>http://t.co/1GPqhcXY</text:p>
          </table:table-cell>
          <table:table-cell table:style-name="ce2" office:value-type="date" office:date-value="2013-01-21T14:56:00">
            <text:p>1/21/2013 14:5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49E+017">
            <text:p>293449000000000000</text:p>
          </table:table-cell>
          <table:table-cell office:value-type="float" office:value="18411295">
            <text:p>18411295</text:p>
          </table:table-cell>
          <table:table-cell office:value-type="float" office:value="-1">
            <text:p>-1</text:p>
          </table:table-cell>
          <table:table-cell office:value-type="string">
            <text:p>#CNN says #America is in #bed w #China &amp; #Obama is #swinging #big but #FoxNews says hold on to #Boehner lest we fall off the #FiscalCliff !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5:02:00">
            <text:p>1/21/2013 15:0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49E+017">
            <text:p>293449000000000000</text:p>
          </table:table-cell>
          <table:table-cell office:value-type="float" office:value="159096380">
            <text:p>159096380</text:p>
          </table:table-cell>
          <table:table-cell office:value-type="float" office:value="25334900">
            <text:p>25334900</text:p>
          </table:table-cell>
          <table:table-cell office:value-type="string">
            <text:p>RT @GOVERNING: Looking at state #tax implications from the #fiscalcliff deal - including the end of the 'zombie' estate tax http://t.co/ ...</text:p>
          </table:table-cell>
          <table:table-cell office:value-type="float" office:value="0">
            <text:p>0</text:p>
          </table:table-cell>
          <table:table-cell office:value-type="string">
            <text:p>http://t.co/</text:p>
          </table:table-cell>
          <table:table-cell table:style-name="ce2" office:value-type="date" office:date-value="2013-01-21T15:06:00">
            <text:p>1/21/2013 15:06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E+017">
            <text:p>293450000000000000</text:p>
          </table:table-cell>
          <table:table-cell office:value-type="float" office:value="1005127645">
            <text:p>1005127645</text:p>
          </table:table-cell>
          <table:table-cell office:value-type="float" office:value="-1">
            <text:p>-1</text:p>
          </table:table-cell>
          <table:table-cell office:value-type="string">
            <text:p>@opportunitykn VC's are afraid to invest in new products considering that our economy is in a depression.The #fiscalcliff made it even worse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5:07:00">
            <text:p>1/21/2013 15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1E+017">
            <text:p>293451000000000000</text:p>
          </table:table-cell>
          <table:table-cell office:value-type="float" office:value="16981607">
            <text:p>16981607</text:p>
          </table:table-cell>
          <table:table-cell office:value-type="float" office:value="-1">
            <text:p>-1</text:p>
          </table:table-cell>
          <table:table-cell office:value-type="string">
            <text:p>TheTiny Dot <text:s/>http://t.co/OzvjhIwd <text:s/>#fiscalcliff #tax #irs #fed</text:p>
          </table:table-cell>
          <table:table-cell office:value-type="float" office:value="0">
            <text:p>0</text:p>
          </table:table-cell>
          <table:table-cell office:value-type="string">
            <text:p>http://t.co/OzvjhIwd</text:p>
          </table:table-cell>
          <table:table-cell table:style-name="ce2" office:value-type="date" office:date-value="2013-01-21T15:11:00">
            <text:p>1/21/2013 15:1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2E+017">
            <text:p>293452000000000000</text:p>
          </table:table-cell>
          <table:table-cell office:value-type="float" office:value="460703607">
            <text:p>460703607</text:p>
          </table:table-cell>
          <table:table-cell office:value-type="float" office:value="-1">
            <text:p>-1</text:p>
          </table:table-cell>
          <table:table-cell office:value-type="string">
            <text:p>Take the bus off the damn cliff and get it over with. #Fiscalcliff There will be more posts comming from @thinkoutofboxe anual symposium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5:15:00">
            <text:p>1/21/2013 15:1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2E+017">
            <text:p>293452000000000000</text:p>
          </table:table-cell>
          <table:table-cell office:value-type="float" office:value="22655150">
            <text:p>22655150</text:p>
          </table:table-cell>
          <table:table-cell office:value-type="float" office:value="-1">
            <text:p>-1</text:p>
          </table:table-cell>
          <table:table-cell office:value-type="string">
            <text:p>Did the #fiscalcliff ever really scare you as a #smallbiz owner? Many still optimistic... http://t.co/7EluAdJD #SMB #entrepreneurs</text:p>
          </table:table-cell>
          <table:table-cell office:value-type="float" office:value="0">
            <text:p>0</text:p>
          </table:table-cell>
          <table:table-cell office:value-type="string">
            <text:p>http://t.co/7EluAdJD</text:p>
          </table:table-cell>
          <table:table-cell table:style-name="ce2" office:value-type="date" office:date-value="2013-01-21T15:15:00">
            <text:p>1/21/2013 15:15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3E+017">
            <text:p>293453000000000000</text:p>
          </table:table-cell>
          <table:table-cell office:value-type="float" office:value="794937187">
            <text:p>794937187</text:p>
          </table:table-cell>
          <table:table-cell office:value-type="float" office:value="22655150">
            <text:p>22655150</text:p>
          </table:table-cell>
          <table:table-cell office:value-type="string">
            <text:p>RT @RhondaAbrams: Did the #fiscalcliff ever really scare you as a #smallbiz owner? Many still optimistic... http://t.co/7EluAdJD #SMB #e ...</text:p>
          </table:table-cell>
          <table:table-cell office:value-type="float" office:value="0">
            <text:p>0</text:p>
          </table:table-cell>
          <table:table-cell office:value-type="string">
            <text:p>http://t.co/7EluAdJD</text:p>
          </table:table-cell>
          <table:table-cell table:style-name="ce2" office:value-type="date" office:date-value="2013-01-21T15:20:00">
            <text:p>1/21/2013 15:20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3E+017">
            <text:p>293453000000000000</text:p>
          </table:table-cell>
          <table:table-cell office:value-type="float" office:value="408925088">
            <text:p>408925088</text:p>
          </table:table-cell>
          <table:table-cell office:value-type="float" office:value="-1">
            <text:p>-1</text:p>
          </table:table-cell>
          <table:table-cell office:value-type="string">
            <text:p>IRS offers details on IRA provisions of fiscal cliff deal http://t.co/LBFHhLE6 - via @finplan #IRA #fiscalcliff</text:p>
          </table:table-cell>
          <table:table-cell office:value-type="float" office:value="0">
            <text:p>0</text:p>
          </table:table-cell>
          <table:table-cell office:value-type="string">
            <text:p>http://t.co/LBFHhLE6</text:p>
          </table:table-cell>
          <table:table-cell table:style-name="ce2" office:value-type="date" office:date-value="2013-01-21T15:22:00">
            <text:p>1/21/2013 15:2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4E+017">
            <text:p>293454000000000000</text:p>
          </table:table-cell>
          <table:table-cell office:value-type="float" office:value="178960733">
            <text:p>178960733</text:p>
          </table:table-cell>
          <table:table-cell office:value-type="float" office:value="-1">
            <text:p>-1</text:p>
          </table:table-cell>
          <table:table-cell office:value-type="string">
            <text:p>Congress' #fiscalcliff deal = $10 of tax increases for every $1 in spending cuts. INCREASING spending by $330 BILLION!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15:25:00">
            <text:p>1/21/2013 15:2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5E+017">
            <text:p>293455000000000000</text:p>
          </table:table-cell>
          <table:table-cell office:value-type="float" office:value="876725977">
            <text:p>876725977</text:p>
          </table:table-cell>
          <table:table-cell office:value-type="float" office:value="-1">
            <text:p>-1</text:p>
          </table:table-cell>
          <table:table-cell office:value-type="string">
            <text:p>@JoeNBC remind me what he compromised on during #fiscalcliff talks? <text:s/>Oh, nothing. <text:s/>Press will never keep him honest. <text:s/>He has you, Joe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5:28:00">
            <text:p>1/21/2013 15:2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5E+017">
            <text:p>293455000000000000</text:p>
          </table:table-cell>
          <table:table-cell office:value-type="float" office:value="262116127">
            <text:p>262116127</text:p>
          </table:table-cell>
          <table:table-cell office:value-type="float" office:value="-1">
            <text:p>-1</text:p>
          </table:table-cell>
          <table:table-cell office:value-type="string">
            <text:p>#obama has moved us forward alright! Right to the edge of the #fiscalcliff that STILL exist. Radical #dems want us over the edge-&gt;to marxism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5:29:00">
            <text:p>1/21/2013 15:29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6E+017">
            <text:p>293456000000000000</text:p>
          </table:table-cell>
          <table:table-cell office:value-type="float" office:value="16981607">
            <text:p>16981607</text:p>
          </table:table-cell>
          <table:table-cell office:value-type="float" office:value="-1">
            <text:p>-1</text:p>
          </table:table-cell>
          <table:table-cell office:value-type="string">
            <text:p>IRS Insider Joe Banister Exposes Federal Reserve Coup and IRS Fraud http://t.co/PHLjDdnc #fiscalcliff #tax #irs #fed</text:p>
          </table:table-cell>
          <table:table-cell office:value-type="float" office:value="0">
            <text:p>0</text:p>
          </table:table-cell>
          <table:table-cell office:value-type="string">
            <text:p>http://t.co/PHLjDdnc</text:p>
          </table:table-cell>
          <table:table-cell table:style-name="ce2" office:value-type="date" office:date-value="2013-01-21T15:30:00">
            <text:p>1/21/2013 15:3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6E+017">
            <text:p>293456000000000000</text:p>
          </table:table-cell>
          <table:table-cell office:value-type="float" office:value="876725977">
            <text:p>876725977</text:p>
          </table:table-cell>
          <table:table-cell office:value-type="float" office:value="-1">
            <text:p>-1</text:p>
          </table:table-cell>
          <table:table-cell office:value-type="string">
            <text:p>@Steele_Michael @HuntsmanAbby Remind me, what did Dems compromise on during #fiscalcliff? Obama's #absolutism = anybody who disagrees w me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5:31:00">
            <text:p>1/21/2013 15:3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59E+017">
            <text:p>293459000000000000</text:p>
          </table:table-cell>
          <table:table-cell office:value-type="float" office:value="20073434">
            <text:p>20073434</text:p>
          </table:table-cell>
          <table:table-cell office:value-type="float" office:value="-1">
            <text:p>-1</text:p>
          </table:table-cell>
          <table:table-cell office:value-type="string">
            <text:p>#FiscalCliff deal will shave 1% to 1.75% off economic growth this year, due to cuts... we can't afford even more cuts! http://t.co/bMiLdRiC</text:p>
          </table:table-cell>
          <table:table-cell office:value-type="float" office:value="0">
            <text:p>0</text:p>
          </table:table-cell>
          <table:table-cell office:value-type="string">
            <text:p>http://t.co/bMiLdRiC</text:p>
          </table:table-cell>
          <table:table-cell table:style-name="ce2" office:value-type="date" office:date-value="2013-01-21T15:45:00">
            <text:p>1/21/2013 15:4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46E+017">
            <text:p>293460000000000000</text:p>
          </table:table-cell>
          <table:table-cell office:value-type="float" office:value="36257012">
            <text:p>36257012</text:p>
          </table:table-cell>
          <table:table-cell office:value-type="float" office:value="-1">
            <text:p>-1</text:p>
          </table:table-cell>
          <table:table-cell table:style-name="ce3" office:value-type="string">
            <text:p>Smaller Payday Trims WorkersÕ Splurges as U.S. Tax Breaks Expire http://t.co/saGOcprT\</text:p>
            <text:p>#ADP #fiscalcliff #payroll #tax</text:p>
          </table:table-cell>
          <table:table-cell office:value-type="float" office:value="0">
            <text:p>0</text:p>
          </table:table-cell>
          <table:table-cell office:value-type="string">
            <text:p>http://t.co/saGOcprT</text:p>
          </table:table-cell>
          <table:table-cell table:style-name="ce2" office:value-type="date" office:date-value="2013-01-21T15:46:00">
            <text:p>1/21/2013 15:4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62E+017">
            <text:p>293462000000000000</text:p>
          </table:table-cell>
          <table:table-cell office:value-type="float" office:value="401230417">
            <text:p>401230417</text:p>
          </table:table-cell>
          <table:table-cell office:value-type="float" office:value="-1">
            <text:p>-1</text:p>
          </table:table-cell>
          <table:table-cell office:value-type="string">
            <text:p>GOP Clamors To Reduce All Budgets Except Defense and Their Own http://t.co/WPxoAGnd #FiscalCliff #p2 #tcot #tlot</text:p>
          </table:table-cell>
          <table:table-cell office:value-type="float" office:value="0">
            <text:p>0</text:p>
          </table:table-cell>
          <table:table-cell office:value-type="string">
            <text:p>http://t.co/WPxoAGnd</text:p>
          </table:table-cell>
          <table:table-cell table:style-name="ce2" office:value-type="date" office:date-value="2013-01-21T15:56:00">
            <text:p>1/21/2013 15:5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63E+017">
            <text:p>293463000000000000</text:p>
          </table:table-cell>
          <table:table-cell office:value-type="float" office:value="805224049">
            <text:p>805224049</text:p>
          </table:table-cell>
          <table:table-cell office:value-type="float" office:value="-1">
            <text:p>-1</text:p>
          </table:table-cell>
          <table:table-cell office:value-type="string">
            <text:p>Eric Cantor's Priceless Reaction To Obama's Inaugural Poem (WTF?) http://t.co/9ANB1M5u <text:s/>#tgdn #tcot #Nra #fiscalCliff @ericcantor</text:p>
          </table:table-cell>
          <table:table-cell office:value-type="float" office:value="1">
            <text:p>1</text:p>
          </table:table-cell>
          <table:table-cell office:value-type="string">
            <text:p>http://t.co/9ANB1M5u</text:p>
          </table:table-cell>
          <table:table-cell table:style-name="ce2" office:value-type="date" office:date-value="2013-01-21T15:58:00">
            <text:p>1/21/2013 15:5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63E+017">
            <text:p>293463000000000000</text:p>
          </table:table-cell>
          <table:table-cell office:value-type="float" office:value="191623603">
            <text:p>191623603</text:p>
          </table:table-cell>
          <table:table-cell office:value-type="float" office:value="-1">
            <text:p>-1</text:p>
          </table:table-cell>
          <table:table-cell office:value-type="string">
            <text:p>Excellent interview w/ Michael Hudson earlier in Jan @DISSECTOREVENTS, http://t.co/dPMZnHqb #fiscalcliff redux #obama</text:p>
          </table:table-cell>
          <table:table-cell office:value-type="float" office:value="0">
            <text:p>0</text:p>
          </table:table-cell>
          <table:table-cell office:value-type="string">
            <text:p>http://t.co/dPMZnHqb</text:p>
          </table:table-cell>
          <table:table-cell table:style-name="ce2" office:value-type="date" office:date-value="2013-01-21T16:00:00">
            <text:p>1/21/2013 16:0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65E+017">
            <text:p>293465000000000000</text:p>
          </table:table-cell>
          <table:table-cell office:value-type="float" office:value="10631222">
            <text:p>10631222</text:p>
          </table:table-cell>
          <table:table-cell office:value-type="float" office:value="-1">
            <text:p>-1</text:p>
          </table:table-cell>
          <table:table-cell office:value-type="string">
            <text:p>11 ways avoiding the #fiscalcliff is good news for the #housing industry (for now): http://t.co/k0i8mdXQ. (Via @HousingZone)</text:p>
          </table:table-cell>
          <table:table-cell office:value-type="float" office:value="0">
            <text:p>0</text:p>
          </table:table-cell>
          <table:table-cell office:value-type="string">
            <text:p>http://t.co/k0i8mdXQ</text:p>
          </table:table-cell>
          <table:table-cell table:style-name="ce2" office:value-type="date" office:date-value="2013-01-21T16:06:00">
            <text:p>1/21/2013 16:06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66E+017">
            <text:p>293466000000000000</text:p>
          </table:table-cell>
          <table:table-cell office:value-type="float" office:value="160798206">
            <text:p>160798206</text:p>
          </table:table-cell>
          <table:table-cell office:value-type="float" office:value="-1">
            <text:p>-1</text:p>
          </table:table-cell>
          <table:table-cell office:value-type="string">
            <text:p>ÔProgress on the Road to Fiscal StabilityÕ http://t.co/nduCR93U looking at the New YearÕs Day deal on the #fiscalcliff</text:p>
          </table:table-cell>
          <table:table-cell office:value-type="float" office:value="0">
            <text:p>0</text:p>
          </table:table-cell>
          <table:table-cell office:value-type="string">
            <text:p>http://t.co/nduCR93U</text:p>
          </table:table-cell>
          <table:table-cell table:style-name="ce2" office:value-type="date" office:date-value="2013-01-21T16:10:00">
            <text:p>1/21/2013 16:1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66E+017">
            <text:p>293466000000000000</text:p>
          </table:table-cell>
          <table:table-cell office:value-type="float" office:value="18258975">
            <text:p>18258975</text:p>
          </table:table-cell>
          <table:table-cell office:value-type="float" office:value="-1">
            <text:p>-1</text:p>
          </table:table-cell>
          <table:table-cell office:value-type="string">
            <text:p>@WTOP @aliciavlozano Retail therapy? You should be watching your pennies. 800K in DC soon to be out of work. #sequestration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6:11:00">
            <text:p>1/21/2013 16:1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73E+017">
            <text:p>293473000000000000</text:p>
          </table:table-cell>
          <table:table-cell office:value-type="float" office:value="14943941">
            <text:p>14943941</text:p>
          </table:table-cell>
          <table:table-cell office:value-type="float" office:value="-1">
            <text:p>-1</text:p>
          </table:table-cell>
          <table:table-cell office:value-type="string">
            <text:p>Webinar 2/12: Using real-time metrics to mitigate brand crisis- #fiscalcliff Case Study, 3 time zones: http://t.co/KJyyW2kt #fiscalcliffdata</text:p>
          </table:table-cell>
          <table:table-cell office:value-type="float" office:value="0">
            <text:p>0</text:p>
          </table:table-cell>
          <table:table-cell office:value-type="string">
            <text:p>http://t.co/KJyyW2kt</text:p>
          </table:table-cell>
          <table:table-cell table:style-name="ce2" office:value-type="date" office:date-value="2013-01-21T16:38:00">
            <text:p>1/21/2013 16:3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75E+017">
            <text:p>293475000000000000</text:p>
          </table:table-cell>
          <table:table-cell office:value-type="float" office:value="634044392">
            <text:p>634044392</text:p>
          </table:table-cell>
          <table:table-cell office:value-type="float" office:value="-1">
            <text:p>-1</text:p>
          </table:table-cell>
          <table:table-cell office:value-type="string">
            <text:p>@Boredgeoisie and the #fiscalcliff so the world economy doesn't falter, again. #miserabletwee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6:48:00">
            <text:p>1/21/2013 16:4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75E+017">
            <text:p>293475000000000000</text:p>
          </table:table-cell>
          <table:table-cell office:value-type="float" office:value="14120729">
            <text:p>14120729</text:p>
          </table:table-cell>
          <table:table-cell office:value-type="float" office:value="14943941">
            <text:p>14943941</text:p>
          </table:table-cell>
          <table:table-cell office:value-type="string">
            <text:p>RT @SDLsocial: Webinar 2/12: Using real-time metrics to mitigate brand crisis- #fiscalcliff Case Study, 3 time zones: http://t.co/KJyyW2 ...</text:p>
          </table:table-cell>
          <table:table-cell office:value-type="float" office:value="0">
            <text:p>0</text:p>
          </table:table-cell>
          <table:table-cell office:value-type="string">
            <text:p>http://t.co/KJyyW2</text:p>
          </table:table-cell>
          <table:table-cell table:style-name="ce2" office:value-type="date" office:date-value="2013-01-21T16:48:00">
            <text:p>1/21/2013 16:4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76E+017">
            <text:p>293476000000000000</text:p>
          </table:table-cell>
          <table:table-cell office:value-type="float" office:value="104950165">
            <text:p>104950165</text:p>
          </table:table-cell>
          <table:table-cell office:value-type="float" office:value="10631222">
            <text:p>10631222</text:p>
          </table:table-cell>
          <table:table-cell office:value-type="string">
            <text:p>RT @IMREBuildIQ: 11 ways avoiding the #fiscalcliff is good news for the #housing industry (for now): http://t.co/k0i8mdXQ. (Via @Housing ...</text:p>
          </table:table-cell>
          <table:table-cell office:value-type="float" office:value="0">
            <text:p>0</text:p>
          </table:table-cell>
          <table:table-cell office:value-type="string">
            <text:p>http://t.co/k0i8mdXQ</text:p>
          </table:table-cell>
          <table:table-cell table:style-name="ce2" office:value-type="date" office:date-value="2013-01-21T16:50:00">
            <text:p>1/21/2013 16:50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85E+017">
            <text:p>293485000000000000</text:p>
          </table:table-cell>
          <table:table-cell office:value-type="float" office:value="291344593">
            <text:p>291344593</text:p>
          </table:table-cell>
          <table:table-cell office:value-type="float" office:value="-1">
            <text:p>-1</text:p>
          </table:table-cell>
          <table:table-cell office:value-type="string">
            <text:p>Reid's budget: new entitlement spending and tax hikes. <text:s/>Accuse GOP of cruelty when they cut spending. <text:s/>#fiscalcliff #GOP #tcot #taxe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7:26:00">
            <text:p>1/21/2013 17:2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86E+017">
            <text:p>293486000000000000</text:p>
          </table:table-cell>
          <table:table-cell office:value-type="float" office:value="195889736">
            <text:p>195889736</text:p>
          </table:table-cell>
          <table:table-cell office:value-type="float" office:value="-1">
            <text:p>-1</text:p>
          </table:table-cell>
          <table:table-cell office:value-type="string">
            <text:p>Concerned re pending #FiscalCliff in the US? Tomorrow we discuss capital optimization strategies: #EY_FiscalCliff http://t.co/vjl7wFCD</text:p>
          </table:table-cell>
          <table:table-cell office:value-type="float" office:value="0">
            <text:p>0</text:p>
          </table:table-cell>
          <table:table-cell office:value-type="string">
            <text:p>http://t.co/vjl7wFCD</text:p>
          </table:table-cell>
          <table:table-cell table:style-name="ce2" office:value-type="date" office:date-value="2013-01-21T17:33:00">
            <text:p>1/21/2013 17:3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87E+017">
            <text:p>293487000000000000</text:p>
          </table:table-cell>
          <table:table-cell office:value-type="float" office:value="1055974632">
            <text:p>1055974632</text:p>
          </table:table-cell>
          <table:table-cell office:value-type="float" office:value="-1">
            <text:p>-1</text:p>
          </table:table-cell>
          <table:table-cell office:value-type="string">
            <text:p>@BuzzFeedAndrew @ByronTau more spectators last time around. I barely tuned in. I am disappointed in the #fiscalcliff and #2ndamend treatmen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7:36:00">
            <text:p>1/21/2013 17:3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95E+017">
            <text:p>293495000000000000</text:p>
          </table:table-cell>
          <table:table-cell office:value-type="float" office:value="14976838">
            <text:p>14976838</text:p>
          </table:table-cell>
          <table:table-cell office:value-type="float" office:value="-1">
            <text:p>-1</text:p>
          </table:table-cell>
          <table:table-cell office:value-type="string">
            <text:p>Another #fiscalcliff means clean air, water and public health face major threats. Stand up to Congress now: http://t.co/31gZrXe7 via @NRDC</text:p>
          </table:table-cell>
          <table:table-cell office:value-type="float" office:value="1">
            <text:p>1</text:p>
          </table:table-cell>
          <table:table-cell office:value-type="string">
            <text:p>http://t.co/31gZrXe7</text:p>
          </table:table-cell>
          <table:table-cell table:style-name="ce2" office:value-type="date" office:date-value="2013-01-21T18:06:00">
            <text:p>1/21/2013 18:06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96E+017">
            <text:p>293496000000000000</text:p>
          </table:table-cell>
          <table:table-cell office:value-type="float" office:value="16476132">
            <text:p>16476132</text:p>
          </table:table-cell>
          <table:table-cell office:value-type="float" office:value="14976838">
            <text:p>14976838</text:p>
          </table:table-cell>
          <table:table-cell office:value-type="string">
            <text:p>RT @MIDKNIGHT6: Another #fiscalcliff means clean air, water and public health face major threats. Stand up to Congress now: http://t.co/ ...</text:p>
          </table:table-cell>
          <table:table-cell office:value-type="float" office:value="1">
            <text:p>1</text:p>
          </table:table-cell>
          <table:table-cell office:value-type="string">
            <text:p>http://t.co/</text:p>
          </table:table-cell>
          <table:table-cell table:style-name="ce2" office:value-type="date" office:date-value="2013-01-21T18:12:00">
            <text:p>1/21/2013 18:12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497E+017">
            <text:p>293497000000000000</text:p>
          </table:table-cell>
          <table:table-cell office:value-type="float" office:value="1093095140">
            <text:p>1093095140</text:p>
          </table:table-cell>
          <table:table-cell office:value-type="float" office:value="-1">
            <text:p>-1</text:p>
          </table:table-cell>
          <table:table-cell office:value-type="string">
            <text:p>HOPE DIMS FOR A BIG DEAL ON FISCAL CLIFF- Reference to \dimming hope\" omits- The basic problem DIMMING WITS. #fiscalcliff #finance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8:13:00">
            <text:p>1/21/2013 18:1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98E+017">
            <text:p>293498000000000000</text:p>
          </table:table-cell>
          <table:table-cell office:value-type="float" office:value="1093095140">
            <text:p>1093095140</text:p>
          </table:table-cell>
          <table:table-cell office:value-type="float" office:value="-1">
            <text:p>-1</text:p>
          </table:table-cell>
          <table:table-cell office:value-type="string">
            <text:p>MARKETS CALM DESPITE LOOMING FISCAL CLIFF- What this story fails to inform? This is the calm before the storm. #fiscalcliff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18:18:00">
            <text:p>1/21/2013 18:1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498E+017">
            <text:p>293498000000000000</text:p>
          </table:table-cell>
          <table:table-cell office:value-type="float" office:value="1093095140">
            <text:p>1093095140</text:p>
          </table:table-cell>
          <table:table-cell office:value-type="float" office:value="-1">
            <text:p>-1</text:p>
          </table:table-cell>
          <table:table-cell office:value-type="string">
            <text:p>AP SOURCES:\ FISCAL CLIFF\" DEAL EMERGING- It's been so difficult to birth \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it-Let's hope this squawling baby's worth it. <text:s/>#fiscalcliff"</text:p>
          </table:table-cell>
          <table:table-cell/>
          <table:table-cell table:style-name="ce2" office:value-type="date" office:date-value="2013-01-21T18:18:00">
            <text:p>1/21/2013 18:1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2.93498E+017">
            <text:p>293498000000000000</text:p>
          </table:table-cell>
          <table:table-cell office:value-type="float" office:value="1093095140">
            <text:p>1093095140</text:p>
          </table:table-cell>
          <table:table-cell office:value-type="float" office:value="-1">
            <text:p>-1</text:p>
          </table:table-cell>
          <table:table-cell office:value-type="string">
            <text:p>HOUSE FACES TOUGH VOTE ON FISCAL CLIFF DEAL - Hold your nose. Close your eyes.- Take the deal. Join the AYES.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8:19:00">
            <text:p>1/21/2013 18:19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E+017">
            <text:p>293500000000000000</text:p>
          </table:table-cell>
          <table:table-cell office:value-type="float" office:value="263857777">
            <text:p>263857777</text:p>
          </table:table-cell>
          <table:table-cell office:value-type="float" office:value="95506425">
            <text:p>95506425</text:p>
          </table:table-cell>
          <table:table-cell office:value-type="string">
            <text:p>RT @BGOV: @BarackObama begins 2nd term with many battles carried over from his first term #fiscalcliff, #debtceiling, #hcr, #doddfrank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18:28:00">
            <text:p>1/21/2013 18:28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501E+017">
            <text:p>293501000000000000</text:p>
          </table:table-cell>
          <table:table-cell office:value-type="float" office:value="38365164">
            <text:p>38365164</text:p>
          </table:table-cell>
          <table:table-cell office:value-type="float" office:value="95506425">
            <text:p>95506425</text:p>
          </table:table-cell>
          <table:table-cell office:value-type="string">
            <text:p>RT @BGOV: @BarackObama begins 2nd term with many battles carried over from his first term #fiscalcliff, #debtceiling, #hcr, #doddfrank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18:29:00">
            <text:p>1/21/2013 18:29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509E+017">
            <text:p>293509000000000000</text:p>
          </table:table-cell>
          <table:table-cell office:value-type="float" office:value="331877987">
            <text:p>331877987</text:p>
          </table:table-cell>
          <table:table-cell office:value-type="float" office:value="-1">
            <text:p>-1</text:p>
          </table:table-cell>
          <table:table-cell office:value-type="string">
            <text:p>Our Chief Economist is on a whirlwind tour of APAC for the next few wks. On his agenda? The #fiscalcliff and ChinaÕs #hardlanding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19:01:00">
            <text:p>1/21/2013 19:01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509E+017">
            <text:p>293509000000000000</text:p>
          </table:table-cell>
          <table:table-cell office:value-type="float" office:value="834186926">
            <text:p>834186926</text:p>
          </table:table-cell>
          <table:table-cell office:value-type="float" office:value="331877987">
            <text:p>331877987</text:p>
          </table:table-cell>
          <table:table-cell office:value-type="string">
            <text:p>RT @StateStreet: Our Chief Economist is on a whirlwind tour of APAC for the next few wks. On his agenda? The #fiscalcliff and ChinaÕs #h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19:01:00">
            <text:p>1/21/2013 19:01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511E+017">
            <text:p>293511000000000000</text:p>
          </table:table-cell>
          <table:table-cell office:value-type="float" office:value="16101049">
            <text:p>16101049</text:p>
          </table:table-cell>
          <table:table-cell office:value-type="float" office:value="-1">
            <text:p>-1</text:p>
          </table:table-cell>
          <table:table-cell office:value-type="string">
            <text:p>RT @sdlsocial: Webinar 2/12: Using real-time metrics to mitigate brand crisis- #fiscalcliff Case Study, 3 time zones: http://t.co/5zEsMPX6</text:p>
          </table:table-cell>
          <table:table-cell office:value-type="float" office:value="0">
            <text:p>0</text:p>
          </table:table-cell>
          <table:table-cell office:value-type="string">
            <text:p>http://t.co/5zEsMPX6</text:p>
          </table:table-cell>
          <table:table-cell table:style-name="ce2" office:value-type="date" office:date-value="2013-01-21T19:10:00">
            <text:p>1/21/2013 19:1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12E+017">
            <text:p>293512000000000000</text:p>
          </table:table-cell>
          <table:table-cell office:value-type="float" office:value="103684208">
            <text:p>103684208</text:p>
          </table:table-cell>
          <table:table-cell office:value-type="float" office:value="38737676">
            <text:p>38737676</text:p>
          </table:table-cell>
          <table:table-cell office:value-type="string">
            <text:p>RT @cspanannie: US Senate just convened. Sen. Reid expects work on exec. nominations while it waits for House to act on #fiscalcliff &amp;am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19:13:00">
            <text:p>1/21/2013 19:13</text:p>
          </table:table-cell>
          <table:table-cell office:value-type="string">
            <text:p>FiscalCliff</text:p>
          </table:table-cell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12E+017">
            <text:p>293512000000000000</text:p>
          </table:table-cell>
          <table:table-cell office:value-type="float" office:value="20073434">
            <text:p>20073434</text:p>
          </table:table-cell>
          <table:table-cell office:value-type="float" office:value="-1">
            <text:p>-1</text:p>
          </table:table-cell>
          <table:table-cell office:value-type="string">
            <text:p>We can't afford more #austerity! #SpendingCuts in #FiscalCliff deal will already slow US growth by 1-1.75% this yr http://t.co/bMiLdRiC</text:p>
          </table:table-cell>
          <table:table-cell office:value-type="float" office:value="1">
            <text:p>1</text:p>
          </table:table-cell>
          <table:table-cell office:value-type="string">
            <text:p>http://t.co/bMiLdRiC</text:p>
          </table:table-cell>
          <table:table-cell table:style-name="ce2" office:value-type="date" office:date-value="2013-01-21T19:15:00">
            <text:p>1/21/2013 19:15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512E+017">
            <text:p>293512000000000000</text:p>
          </table:table-cell>
          <table:table-cell office:value-type="float" office:value="383930088">
            <text:p>383930088</text:p>
          </table:table-cell>
          <table:table-cell office:value-type="float" office:value="20073434">
            <text:p>20073434</text:p>
          </table:table-cell>
          <table:table-cell office:value-type="string">
            <text:p>RT @ForEffectiveGov: We can't afford more #austerity! #SpendingCuts in #FiscalCliff deal will already slow US growth by 1-1.75% this yr <text:s/>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9:16:00">
            <text:p>1/21/2013 19:16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513E+017">
            <text:p>293513000000000000</text:p>
          </table:table-cell>
          <table:table-cell office:value-type="float" office:value="248076573">
            <text:p>248076573</text:p>
          </table:table-cell>
          <table:table-cell office:value-type="float" office:value="-1">
            <text:p>-1</text:p>
          </table:table-cell>
          <table:table-cell office:value-type="string">
            <text:p>#FiscalCliff My message to President Obama http://t.co/ib2rXX39</text:p>
          </table:table-cell>
          <table:table-cell office:value-type="float" office:value="1">
            <text:p>1</text:p>
          </table:table-cell>
          <table:table-cell office:value-type="string">
            <text:p>http://t.co/ib2rXX39</text:p>
          </table:table-cell>
          <table:table-cell table:style-name="ce2" office:value-type="date" office:date-value="2013-01-21T19:20:00">
            <text:p>1/21/2013 19:2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14E+017">
            <text:p>293514000000000000</text:p>
          </table:table-cell>
          <table:table-cell office:value-type="float" office:value="414158171">
            <text:p>414158171</text:p>
          </table:table-cell>
          <table:table-cell office:value-type="float" office:value="331877987">
            <text:p>331877987</text:p>
          </table:table-cell>
          <table:table-cell office:value-type="string">
            <text:p>RT @StateStreet: Our Chief Economist is on a whirlwind tour of APAC for the next few wks. On his agenda? The #fiscalcliff and ChinaÕs #h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19:23:00">
            <text:p>1/21/2013 19:23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516E+017">
            <text:p>293516000000000000</text:p>
          </table:table-cell>
          <table:table-cell office:value-type="float" office:value="414003816">
            <text:p>414003816</text:p>
          </table:table-cell>
          <table:table-cell office:value-type="float" office:value="-1">
            <text:p>-1</text:p>
          </table:table-cell>
          <table:table-cell office:value-type="string">
            <text:p>Obama's #FiscalCliff $1Trillion annual deficits until he bankrupts the USA in a few years #PJNET http://t.co/BX2b6Ek3</text:p>
          </table:table-cell>
          <table:table-cell office:value-type="float" office:value="1">
            <text:p>1</text:p>
          </table:table-cell>
          <table:table-cell office:value-type="string">
            <text:p>http://t.co/BX2b6Ek3</text:p>
          </table:table-cell>
          <table:table-cell table:style-name="ce2" office:value-type="date" office:date-value="2013-01-21T19:31:00">
            <text:p>1/21/2013 19:31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516E+017">
            <text:p>293516000000000000</text:p>
          </table:table-cell>
          <table:table-cell office:value-type="float" office:value="25698756">
            <text:p>25698756</text:p>
          </table:table-cell>
          <table:table-cell office:value-type="float" office:value="414003816">
            <text:p>414003816</text:p>
          </table:table-cell>
          <table:table-cell office:value-type="string">
            <text:p>RT @UnPoliticalPrty: Obama's #FiscalCliff $1Trillion annual deficits until he bankrupts the USA in a few years #PJNET http://t.co/BX2b6Ek3</text:p>
          </table:table-cell>
          <table:table-cell office:value-type="float" office:value="1">
            <text:p>1</text:p>
          </table:table-cell>
          <table:table-cell office:value-type="string">
            <text:p>http://t.co/BX2b6Ek3</text:p>
          </table:table-cell>
          <table:table-cell table:style-name="ce2" office:value-type="date" office:date-value="2013-01-21T19:32:00">
            <text:p>1/21/2013 19:32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517E+017">
            <text:p>293517000000000000</text:p>
          </table:table-cell>
          <table:table-cell office:value-type="float" office:value="345043235">
            <text:p>345043235</text:p>
          </table:table-cell>
          <table:table-cell office:value-type="float" office:value="-1">
            <text:p>-1</text:p>
          </table:table-cell>
          <table:table-cell office:value-type="string">
            <text:p>Give Obama &amp; the Takers what they want - scorched earth - then we can watch while they eat their own, starting with Obama #tcot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19:35:00">
            <text:p>1/21/2013 19:3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E+017">
            <text:p>293520000000000000</text:p>
          </table:table-cell>
          <table:table-cell office:value-type="float" office:value="19611642">
            <text:p>19611642</text:p>
          </table:table-cell>
          <table:table-cell office:value-type="float" office:value="414003816">
            <text:p>414003816</text:p>
          </table:table-cell>
          <table:table-cell office:value-type="string">
            <text:p>RT @UnPoliticalPrty: Obama's #FiscalCliff $1Trillion annual deficits until he bankrupts the USA in a few years #PJNET http://t.co/BX2b6Ek3</text:p>
          </table:table-cell>
          <table:table-cell office:value-type="float" office:value="1">
            <text:p>1</text:p>
          </table:table-cell>
          <table:table-cell office:value-type="string">
            <text:p>http://t.co/BX2b6Ek3</text:p>
          </table:table-cell>
          <table:table-cell table:style-name="ce2" office:value-type="date" office:date-value="2013-01-21T19:45:00">
            <text:p>1/21/2013 19:45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4E+017">
            <text:p>293524000000000000</text:p>
          </table:table-cell>
          <table:table-cell office:value-type="float" office:value="20073434">
            <text:p>20073434</text:p>
          </table:table-cell>
          <table:table-cell office:value-type="float" office:value="-1">
            <text:p>-1</text:p>
          </table:table-cell>
          <table:table-cell office:value-type="string">
            <text:p>After #FiscalCliff deal locked 82% of #BushTaxCuts into place, GOP has little incentive to compromise on more #revenue http://t.co/bMiLdRiC</text:p>
          </table:table-cell>
          <table:table-cell office:value-type="float" office:value="0">
            <text:p>0</text:p>
          </table:table-cell>
          <table:table-cell office:value-type="string">
            <text:p>http://t.co/bMiLdRiC</text:p>
          </table:table-cell>
          <table:table-cell table:style-name="ce2" office:value-type="date" office:date-value="2013-01-21T20:01:00">
            <text:p>1/21/2013 20:0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4E+017">
            <text:p>293524000000000000</text:p>
          </table:table-cell>
          <table:table-cell office:value-type="float" office:value="30389172">
            <text:p>30389172</text:p>
          </table:table-cell>
          <table:table-cell office:value-type="float" office:value="-1">
            <text:p>-1</text:p>
          </table:table-cell>
          <table:table-cell office:value-type="string">
            <text:p>.@NYTimeskrugman The Big Deal http://t.co/dw0tyGP6 #inaug2013 #ACA #debtceiling #fiscalcliff</text:p>
          </table:table-cell>
          <table:table-cell office:value-type="float" office:value="0">
            <text:p>0</text:p>
          </table:table-cell>
          <table:table-cell office:value-type="string">
            <text:p>http://t.co/dw0tyGP6</text:p>
          </table:table-cell>
          <table:table-cell table:style-name="ce2" office:value-type="date" office:date-value="2013-01-21T20:01:00">
            <text:p>1/21/2013 20:0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6E+017">
            <text:p>293526000000000000</text:p>
          </table:table-cell>
          <table:table-cell office:value-type="float" office:value="370227518">
            <text:p>370227518</text:p>
          </table:table-cell>
          <table:table-cell office:value-type="float" office:value="-1">
            <text:p>-1</text:p>
          </table:table-cell>
          <table:table-cell office:value-type="string">
            <text:p>2 hot fudge Sundays cost me 25 god damn American dollars. #fiscalcliff #econdepression @KevinSullivan27 @JJooris19 @LeBronsal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09:00">
            <text:p>1/21/2013 20:09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6E+017">
            <text:p>293526000000000000</text:p>
          </table:table-cell>
          <table:table-cell office:value-type="float" office:value="345759744">
            <text:p>345759744</text:p>
          </table:table-cell>
          <table:table-cell office:value-type="float" office:value="-1">
            <text:p>-1</text:p>
          </table:table-cell>
          <table:table-cell office:value-type="string">
            <text:p>Congress solved the #fiscalcliff this year in true Congress fashion - by climbing to the top of an even higher cliff. #WTFcongress #tgdn #p2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09:00">
            <text:p>1/21/2013 20:09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6E+017">
            <text:p>293526000000000000</text:p>
          </table:table-cell>
          <table:table-cell office:value-type="float" office:value="143574291">
            <text:p>143574291</text:p>
          </table:table-cell>
          <table:table-cell office:value-type="float" office:value="345759744">
            <text:p>345759744</text:p>
          </table:table-cell>
          <table:table-cell office:value-type="string">
            <text:p>RT @jeffjotoole: Congress solved the #fiscalcliff this year in true Congress fashion - by climbing to the top of an even higher cliff. #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10:00">
            <text:p>1/21/2013 20:10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8E+017">
            <text:p>293528000000000000</text:p>
          </table:table-cell>
          <table:table-cell office:value-type="float" office:value="345759744">
            <text:p>345759744</text:p>
          </table:table-cell>
          <table:table-cell office:value-type="float" office:value="-1">
            <text:p>-1</text:p>
          </table:table-cell>
          <table:table-cell office:value-type="string">
            <text:p>When Captain Morgan comes out better than most Americans in your #fiscalcliff deal, your country is pretty much fucked. #WTFcongres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18:00">
            <text:p>1/21/2013 20:18</text:p>
          </table:table-cell>
          <table:table-cell office:value-type="string">
            <text:p>FiscalCliff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8E+017">
            <text:p>293528000000000000</text:p>
          </table:table-cell>
          <table:table-cell office:value-type="float" office:value="20981701">
            <text:p>20981701</text:p>
          </table:table-cell>
          <table:table-cell office:value-type="float" office:value="345759744">
            <text:p>345759744</text:p>
          </table:table-cell>
          <table:table-cell office:value-type="string">
            <text:p>RT @jeffjotoole: When Captain Morgan comes out better than most Americans in your #fiscalcliff deal, your country is pretty much fucked.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19:00">
            <text:p>1/21/2013 20:19</text:p>
          </table:table-cell>
          <table:table-cell office:value-type="string">
            <text:p>FiscalCliff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8E+017">
            <text:p>293528000000000000</text:p>
          </table:table-cell>
          <table:table-cell office:value-type="float" office:value="248024430">
            <text:p>248024430</text:p>
          </table:table-cell>
          <table:table-cell office:value-type="float" office:value="345759744">
            <text:p>345759744</text:p>
          </table:table-cell>
          <table:table-cell office:value-type="string">
            <text:p>RT @jeffjotoole: When Captain Morgan comes out better than most Americans in your #fiscalcliff deal, your country is pretty much fucked.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19:00">
            <text:p>1/21/2013 20:19</text:p>
          </table:table-cell>
          <table:table-cell office:value-type="string">
            <text:p>FiscalCliff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8E+017">
            <text:p>293528000000000000</text:p>
          </table:table-cell>
          <table:table-cell office:value-type="float" office:value="391200897">
            <text:p>391200897</text:p>
          </table:table-cell>
          <table:table-cell office:value-type="float" office:value="345759744">
            <text:p>345759744</text:p>
          </table:table-cell>
          <table:table-cell office:value-type="string">
            <text:p>RT @jeffjotoole: When Captain Morgan comes out better than most Americans in your #fiscalcliff deal, your country is pretty much fucked.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19:00">
            <text:p>1/21/2013 20:19</text:p>
          </table:table-cell>
          <table:table-cell office:value-type="string">
            <text:p>FiscalCliff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8E+017">
            <text:p>293528000000000000</text:p>
          </table:table-cell>
          <table:table-cell office:value-type="float" office:value="926494838">
            <text:p>926494838</text:p>
          </table:table-cell>
          <table:table-cell office:value-type="float" office:value="345759744">
            <text:p>345759744</text:p>
          </table:table-cell>
          <table:table-cell office:value-type="string">
            <text:p>RT @jeffjotoole: When Captain Morgan comes out better than most Americans in your #fiscalcliff deal, your country is pretty much fucked.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19:00">
            <text:p>1/21/2013 20:19</text:p>
          </table:table-cell>
          <table:table-cell office:value-type="string">
            <text:p>FiscalCliff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8E+017">
            <text:p>293528000000000000</text:p>
          </table:table-cell>
          <table:table-cell office:value-type="float" office:value="926315106">
            <text:p>926315106</text:p>
          </table:table-cell>
          <table:table-cell office:value-type="float" office:value="345759744">
            <text:p>345759744</text:p>
          </table:table-cell>
          <table:table-cell office:value-type="string">
            <text:p>RT @jeffjotoole: When Captain Morgan comes out better than most Americans in your #fiscalcliff deal, your country is pretty much fucked.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19:00">
            <text:p>1/21/2013 20:19</text:p>
          </table:table-cell>
          <table:table-cell office:value-type="string">
            <text:p>FiscalCliff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8E+017">
            <text:p>293528000000000000</text:p>
          </table:table-cell>
          <table:table-cell office:value-type="float" office:value="143574291">
            <text:p>143574291</text:p>
          </table:table-cell>
          <table:table-cell office:value-type="float" office:value="345759744">
            <text:p>345759744</text:p>
          </table:table-cell>
          <table:table-cell office:value-type="string">
            <text:p>RT @jeffjotoole: When Captain Morgan comes out better than most Americans in your #fiscalcliff deal, your country is pretty much fucked.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19:00">
            <text:p>1/21/2013 20:19</text:p>
          </table:table-cell>
          <table:table-cell office:value-type="string">
            <text:p>FiscalCliff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8E+017">
            <text:p>293528000000000000</text:p>
          </table:table-cell>
          <table:table-cell office:value-type="float" office:value="926531402">
            <text:p>926531402</text:p>
          </table:table-cell>
          <table:table-cell office:value-type="float" office:value="-1">
            <text:p>-1</text:p>
          </table:table-cell>
          <table:table-cell office:value-type="string">
            <text:p>RT @jeffjotoole: When Captain Morgan comes out better than most Americans #fiscalcliff deal, your country is pretty much fucked #WTFcongres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20:00">
            <text:p>1/21/2013 20:2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9E+017">
            <text:p>293529000000000000</text:p>
          </table:table-cell>
          <table:table-cell office:value-type="float" office:value="513503674">
            <text:p>513503674</text:p>
          </table:table-cell>
          <table:table-cell office:value-type="float" office:value="345759744">
            <text:p>345759744</text:p>
          </table:table-cell>
          <table:table-cell office:value-type="string">
            <text:p>RT @jeffjotoole: When Captain Morgan comes out better than most Americans in your #fiscalcliff deal, your country is pretty much fucked.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20:00">
            <text:p>1/21/2013 20:20</text:p>
          </table:table-cell>
          <table:table-cell office:value-type="string">
            <text:p>FiscalCliff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29E+017">
            <text:p>293529000000000000</text:p>
          </table:table-cell>
          <table:table-cell office:value-type="float" office:value="546488925">
            <text:p>546488925</text:p>
          </table:table-cell>
          <table:table-cell office:value-type="float" office:value="345759744">
            <text:p>345759744</text:p>
          </table:table-cell>
          <table:table-cell office:value-type="string">
            <text:p>RT @jeffjotoole: When Captain Morgan comes out better than most Americans in your #fiscalcliff deal, your country is pretty much fucked.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23:00">
            <text:p>1/21/2013 20:23</text:p>
          </table:table-cell>
          <table:table-cell office:value-type="string">
            <text:p>FiscalCliff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31E+017">
            <text:p>293531000000000000</text:p>
          </table:table-cell>
          <table:table-cell office:value-type="float" office:value="20073434">
            <text:p>20073434</text:p>
          </table:table-cell>
          <table:table-cell office:value-type="float" office:value="-1">
            <text:p>-1</text:p>
          </table:table-cell>
          <table:table-cell office:value-type="string">
            <text:p>Republicans say that after #FiscalCliff deal, they are not open to any new tax #revenues, even paired w/ spending cuts http://t.co/bMiLdRiC</text:p>
          </table:table-cell>
          <table:table-cell office:value-type="float" office:value="0">
            <text:p>0</text:p>
          </table:table-cell>
          <table:table-cell office:value-type="string">
            <text:p>http://t.co/bMiLdRiC</text:p>
          </table:table-cell>
          <table:table-cell table:style-name="ce2" office:value-type="date" office:date-value="2013-01-21T20:30:00">
            <text:p>1/21/2013 20:3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33E+017">
            <text:p>293533000000000000</text:p>
          </table:table-cell>
          <table:table-cell office:value-type="float" office:value="124853091">
            <text:p>124853091</text:p>
          </table:table-cell>
          <table:table-cell office:value-type="float" office:value="872417328">
            <text:p>872417328</text:p>
          </table:table-cell>
          <table:table-cell office:value-type="string">
            <text:p>RT @SahanaSivakumar: Obama let's see some big changes this year #inaug2013 <text:s/>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39:00">
            <text:p>1/21/2013 20:39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534E+017">
            <text:p>293534000000000000</text:p>
          </table:table-cell>
          <table:table-cell office:value-type="float" office:value="459723403">
            <text:p>459723403</text:p>
          </table:table-cell>
          <table:table-cell office:value-type="float" office:value="345759744">
            <text:p>345759744</text:p>
          </table:table-cell>
          <table:table-cell office:value-type="string">
            <text:p>RT @jeffjotoole: Congress solved the #fiscalcliff this year in true Congress fashion - by climbing to the top of an even higher cliff. #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41:00">
            <text:p>1/21/2013 20:41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534E+017">
            <text:p>293534000000000000</text:p>
          </table:table-cell>
          <table:table-cell office:value-type="float" office:value="257959928">
            <text:p>257959928</text:p>
          </table:table-cell>
          <table:table-cell office:value-type="float" office:value="345759744">
            <text:p>345759744</text:p>
          </table:table-cell>
          <table:table-cell office:value-type="string">
            <text:p>RT @jeffjotoole: Congress solved the #fiscalcliff this year in true Congress fashion - by climbing to the top of an even higher cliff. #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0:41:00">
            <text:p>1/21/2013 20:41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535E+017">
            <text:p>293535000000000000</text:p>
          </table:table-cell>
          <table:table-cell office:value-type="float" office:value="422670345">
            <text:p>422670345</text:p>
          </table:table-cell>
          <table:table-cell office:value-type="float" office:value="-1">
            <text:p>-1</text:p>
          </table:table-cell>
          <table:table-cell office:value-type="string">
            <text:p>No one looking forward to the backstretch #fiscalcliff #familynight #welcometohotelzig http://t.co/3NFXTxzG</text:p>
          </table:table-cell>
          <table:table-cell office:value-type="float" office:value="1">
            <text:p>1</text:p>
          </table:table-cell>
          <table:table-cell office:value-type="string">
            <text:p>http://t.co/3NFXTxzG</text:p>
          </table:table-cell>
          <table:table-cell table:style-name="ce2" office:value-type="date" office:date-value="2013-01-21T20:47:00">
            <text:p>1/21/2013 20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4E+017">
            <text:p>293540000000000000</text:p>
          </table:table-cell>
          <table:table-cell office:value-type="float" office:value="361511378">
            <text:p>361511378</text:p>
          </table:table-cell>
          <table:table-cell office:value-type="float" office:value="-1">
            <text:p>-1</text:p>
          </table:table-cell>
          <table:table-cell office:value-type="string">
            <text:p>Here's hoping that someday we'll forget about terms like #fiscalcliff and #debtceiling. Ix-nay on the fear-mongering, please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1:04:00">
            <text:p>1/21/2013 21:0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4E+017">
            <text:p>293540000000000000</text:p>
          </table:table-cell>
          <table:table-cell office:value-type="float" office:value="735987751">
            <text:p>735987751</text:p>
          </table:table-cell>
          <table:table-cell office:value-type="float" office:value="-1">
            <text:p>-1</text:p>
          </table:table-cell>
          <table:table-cell office:value-type="string">
            <text:p>@CommeLaProvince Having a surplus of street cred doesn't mean you get to go on a spending spree. #recession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1:05:00">
            <text:p>1/21/2013 21:0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45E+017">
            <text:p>293545000000000000</text:p>
          </table:table-cell>
          <table:table-cell office:value-type="float" office:value="402957265">
            <text:p>402957265</text:p>
          </table:table-cell>
          <table:table-cell office:value-type="float" office:value="-1">
            <text:p>-1</text:p>
          </table:table-cell>
          <table:table-cell office:value-type="string">
            <text:p>@RayEvernham no but I can guarantee it was #toodamnmuch #fiscalcliff #trillionsinnationaldeb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1:26:00">
            <text:p>1/21/2013 21:2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47E+017">
            <text:p>293547000000000000</text:p>
          </table:table-cell>
          <table:table-cell office:value-type="float" office:value="33029588">
            <text:p>33029588</text:p>
          </table:table-cell>
          <table:table-cell office:value-type="float" office:value="-1">
            <text:p>-1</text:p>
          </table:table-cell>
          <table:table-cell office:value-type="string">
            <text:p>we speakin' thrifty. aaaand she said fiscal fingerz. you got gems tonight skane3 gems! #fiscalcliff #thrift http://t.co/EQzAUL0q</text:p>
          </table:table-cell>
          <table:table-cell office:value-type="float" office:value="1">
            <text:p>1</text:p>
          </table:table-cell>
          <table:table-cell office:value-type="string">
            <text:p>http://t.co/EQzAUL0q</text:p>
          </table:table-cell>
          <table:table-cell table:style-name="ce2" office:value-type="date" office:date-value="2013-01-21T21:33:00">
            <text:p>1/21/2013 21:3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52E+017">
            <text:p>293552000000000000</text:p>
          </table:table-cell>
          <table:table-cell office:value-type="float" office:value="31471559">
            <text:p>31471559</text:p>
          </table:table-cell>
          <table:table-cell office:value-type="float" office:value="-1">
            <text:p>-1</text:p>
          </table:table-cell>
          <table:table-cell office:value-type="string">
            <text:p>It's been 1,364 days since Democrats in the #Senate have passed a budget. #fiscalcliff #Fact #fail #Inauguration2013 #congress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21:54:00">
            <text:p>1/21/2013 21:5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53E+017">
            <text:p>293553000000000000</text:p>
          </table:table-cell>
          <table:table-cell office:value-type="float" office:value="31471559">
            <text:p>31471559</text:p>
          </table:table-cell>
          <table:table-cell office:value-type="float" office:value="-1">
            <text:p>-1</text:p>
          </table:table-cell>
          <table:table-cell office:value-type="string">
            <text:p>@senatorreid It's been 1,364 days since Democrats in the #Senate have passed a budget. #fiscalcliff #Fact #fail #Inauguration2013 #congress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1T21:58:00">
            <text:p>1/21/2013 21:5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54E+017">
            <text:p>293554000000000000</text:p>
          </table:table-cell>
          <table:table-cell office:value-type="float" office:value="1046019913">
            <text:p>1046019913</text:p>
          </table:table-cell>
          <table:table-cell office:value-type="float" office:value="620298978">
            <text:p>620298978</text:p>
          </table:table-cell>
          <table:table-cell office:value-type="string">
            <text:p>RT @FixtheDebt: While we've avoided the #fiscalcliff, there are still many fiscal speed bumps down the road: http://t.co/k5eEkTs6</text:p>
          </table:table-cell>
          <table:table-cell office:value-type="float" office:value="0">
            <text:p>0</text:p>
          </table:table-cell>
          <table:table-cell office:value-type="string">
            <text:p>http://t.co/k5eEkTs6</text:p>
          </table:table-cell>
          <table:table-cell table:style-name="ce2" office:value-type="date" office:date-value="2013-01-21T22:00:00">
            <text:p>1/21/2013 22:00</text:p>
          </table:table-cell>
          <table:table-cell office:value-type="string">
            <text:p>FiscalCliff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556E+017">
            <text:p>293556000000000000</text:p>
          </table:table-cell>
          <table:table-cell office:value-type="float" office:value="19015957">
            <text:p>19015957</text:p>
          </table:table-cell>
          <table:table-cell office:value-type="float" office:value="-1">
            <text:p>-1</text:p>
          </table:table-cell>
          <table:table-cell office:value-type="string">
            <text:p>#ObamaZombies Walk without purpose over the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2:08:00">
            <text:p>1/21/2013 22:0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59E+017">
            <text:p>293559000000000000</text:p>
          </table:table-cell>
          <table:table-cell office:value-type="float" office:value="58324611">
            <text:p>58324611</text:p>
          </table:table-cell>
          <table:table-cell office:value-type="float" office:value="-1">
            <text:p>-1</text:p>
          </table:table-cell>
          <table:table-cell office:value-type="string">
            <text:p>While The Fiscal Cliff Keeps You Distracted, The AMT Will Rob You Blind - Forbes http://t.co/gHxnB5E5 <text:s/>#FiscalCliff</text:p>
          </table:table-cell>
          <table:table-cell office:value-type="float" office:value="0">
            <text:p>0</text:p>
          </table:table-cell>
          <table:table-cell office:value-type="string">
            <text:p>http://t.co/gHxnB5E5</text:p>
          </table:table-cell>
          <table:table-cell table:style-name="ce2" office:value-type="date" office:date-value="2013-01-21T22:21:00">
            <text:p>1/21/2013 22:2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6E+017">
            <text:p>293560000000000000</text:p>
          </table:table-cell>
          <table:table-cell office:value-type="float" office:value="420613573">
            <text:p>420613573</text:p>
          </table:table-cell>
          <table:table-cell office:value-type="float" office:value="-1">
            <text:p>-1</text:p>
          </table:table-cell>
          <table:table-cell office:value-type="string">
            <text:p>Business forum: #Debtceiling dangers. http://t.co/kgZmcmGs #economy #FiscalCliff #financial #markets #business</text:p>
          </table:table-cell>
          <table:table-cell office:value-type="float" office:value="0">
            <text:p>0</text:p>
          </table:table-cell>
          <table:table-cell office:value-type="string">
            <text:p>http://t.co/kgZmcmGs</text:p>
          </table:table-cell>
          <table:table-cell table:style-name="ce2" office:value-type="date" office:date-value="2013-01-21T22:24:00">
            <text:p>1/21/2013 22:2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61E+017">
            <text:p>293561000000000000</text:p>
          </table:table-cell>
          <table:table-cell office:value-type="float" office:value="18248403">
            <text:p>18248403</text:p>
          </table:table-cell>
          <table:table-cell office:value-type="float" office:value="-1">
            <text:p>-1</text:p>
          </table:table-cell>
          <table:table-cell office:value-type="string">
            <text:p>On THCB Now: @NCPA's John Goodman on #Obamacare's #fiscalcliff: http://t.co/kLmPlPMG</text:p>
          </table:table-cell>
          <table:table-cell office:value-type="float" office:value="0">
            <text:p>0</text:p>
          </table:table-cell>
          <table:table-cell office:value-type="string">
            <text:p>http://t.co/kLmPlPMG</text:p>
          </table:table-cell>
          <table:table-cell table:style-name="ce2" office:value-type="date" office:date-value="2013-01-21T22:28:00">
            <text:p>1/21/2013 22:2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65E+017">
            <text:p>293565000000000000</text:p>
          </table:table-cell>
          <table:table-cell office:value-type="float" office:value="403829876">
            <text:p>403829876</text:p>
          </table:table-cell>
          <table:table-cell office:value-type="float" office:value="655093">
            <text:p>655093</text:p>
          </table:table-cell>
          <table:table-cell office:value-type="string">
            <text:p>RT @god: Obama knock-knock photo. #FiscalCliff http://t.co/zucJxAkB</text:p>
          </table:table-cell>
          <table:table-cell office:value-type="float" office:value="1">
            <text:p>1</text:p>
          </table:table-cell>
          <table:table-cell office:value-type="string">
            <text:p>http://t.co/zucJxAkB</text:p>
          </table:table-cell>
          <table:table-cell table:style-name="ce2" office:value-type="date" office:date-value="2013-01-21T22:45:00">
            <text:p>1/21/2013 22:45</text:p>
          </table:table-cell>
          <table:table-cell office:value-type="string">
            <text:p>FiscalCliff</text:p>
          </table:table-cell>
          <table:table-cell office:value-type="float" office:value="408">
            <text:p>40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67E+017">
            <text:p>293567000000000000</text:p>
          </table:table-cell>
          <table:table-cell office:value-type="float" office:value="284794563">
            <text:p>284794563</text:p>
          </table:table-cell>
          <table:table-cell office:value-type="float" office:value="655093">
            <text:p>655093</text:p>
          </table:table-cell>
          <table:table-cell office:value-type="string">
            <text:p>RT @god: Obama knock-knock photo. #FiscalCliff http://t.co/zucJxAkB</text:p>
          </table:table-cell>
          <table:table-cell office:value-type="float" office:value="1">
            <text:p>1</text:p>
          </table:table-cell>
          <table:table-cell office:value-type="string">
            <text:p>http://t.co/zucJxAkB</text:p>
          </table:table-cell>
          <table:table-cell table:style-name="ce2" office:value-type="date" office:date-value="2013-01-21T22:53:00">
            <text:p>1/21/2013 22:53</text:p>
          </table:table-cell>
          <table:table-cell office:value-type="string">
            <text:p>FiscalCliff</text:p>
          </table:table-cell>
          <table:table-cell office:value-type="float" office:value="408">
            <text:p>40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69E+017">
            <text:p>293569000000000000</text:p>
          </table:table-cell>
          <table:table-cell office:value-type="float" office:value="17692619">
            <text:p>17692619</text:p>
          </table:table-cell>
          <table:table-cell office:value-type="float" office:value="655093">
            <text:p>655093</text:p>
          </table:table-cell>
          <table:table-cell office:value-type="string">
            <text:p>RT @god: Obama knock-knock photo. #FiscalCliff http://t.co/zucJxAkB</text:p>
          </table:table-cell>
          <table:table-cell office:value-type="float" office:value="1">
            <text:p>1</text:p>
          </table:table-cell>
          <table:table-cell office:value-type="string">
            <text:p>http://t.co/zucJxAkB</text:p>
          </table:table-cell>
          <table:table-cell table:style-name="ce2" office:value-type="date" office:date-value="2013-01-21T23:01:00">
            <text:p>1/21/2013 23:01</text:p>
          </table:table-cell>
          <table:table-cell office:value-type="string">
            <text:p>FiscalCliff</text:p>
          </table:table-cell>
          <table:table-cell office:value-type="float" office:value="408">
            <text:p>40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69E+017">
            <text:p>293569000000000000</text:p>
          </table:table-cell>
          <table:table-cell office:value-type="float" office:value="64816476">
            <text:p>64816476</text:p>
          </table:table-cell>
          <table:table-cell office:value-type="float" office:value="-1">
            <text:p>-1</text:p>
          </table:table-cell>
          <table:table-cell office:value-type="string">
            <text:p>@JerryYWFN No #Obama didn't win the #FiscalCliff debate. Not even close. @GOP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3:02:00">
            <text:p>1/21/2013 23:0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69E+017">
            <text:p>293569000000000000</text:p>
          </table:table-cell>
          <table:table-cell office:value-type="float" office:value="411119248">
            <text:p>411119248</text:p>
          </table:table-cell>
          <table:table-cell office:value-type="float" office:value="655093">
            <text:p>655093</text:p>
          </table:table-cell>
          <table:table-cell office:value-type="string">
            <text:p>RT @god: Obama knock-knock photo. #FiscalCliff http://t.co/zucJxAkB</text:p>
          </table:table-cell>
          <table:table-cell office:value-type="float" office:value="1">
            <text:p>1</text:p>
          </table:table-cell>
          <table:table-cell office:value-type="string">
            <text:p>http://t.co/zucJxAkB</text:p>
          </table:table-cell>
          <table:table-cell table:style-name="ce2" office:value-type="date" office:date-value="2013-01-21T23:02:00">
            <text:p>1/21/2013 23:02</text:p>
          </table:table-cell>
          <table:table-cell office:value-type="string">
            <text:p>FiscalCliff</text:p>
          </table:table-cell>
          <table:table-cell office:value-type="float" office:value="408">
            <text:p>408</text:p>
          </table:table-cell>
          <table:table-cell table:number-columns-repeated="1015"/>
        </table:table-row>
        <table:table-row table:style-name="ro1">
          <table:table-cell table:style-name="ce1" office:value-type="float" office:value="2.93573E+017">
            <text:p>293573000000000000</text:p>
          </table:table-cell>
          <table:table-cell office:value-type="float" office:value="64816476">
            <text:p>64816476</text:p>
          </table:table-cell>
          <table:table-cell office:value-type="float" office:value="-1">
            <text:p>-1</text:p>
          </table:table-cell>
          <table:table-cell office:value-type="string">
            <text:p>@JerryYWFN The #fiscalcliff thing was about saving lower tax rates, the @GOP basically won the day on that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3:18:00">
            <text:p>1/21/2013 23:1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75E+017">
            <text:p>293575000000000000</text:p>
          </table:table-cell>
          <table:table-cell office:value-type="float" office:value="16103311">
            <text:p>16103311</text:p>
          </table:table-cell>
          <table:table-cell office:value-type="float" office:value="-1">
            <text:p>-1</text:p>
          </table:table-cell>
          <table:table-cell office:value-type="string">
            <text:p>Tick Tock, #fiscalcliff countdown happening again, anyone hearing about anything being done?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3:26:00">
            <text:p>1/21/2013 23:2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82E+017">
            <text:p>293582000000000000</text:p>
          </table:table-cell>
          <table:table-cell office:value-type="float" office:value="625191105">
            <text:p>625191105</text:p>
          </table:table-cell>
          <table:table-cell office:value-type="float" office:value="-1">
            <text:p>-1</text:p>
          </table:table-cell>
          <table:table-cell office:value-type="string">
            <text:p>@RealLifeKaz Times hard, people need help!!! #FiscalCliff #CafFish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1T23:52:00">
            <text:p>1/21/2013 23:5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87E+017">
            <text:p>293587000000000000</text:p>
          </table:table-cell>
          <table:table-cell office:value-type="float" office:value="55038724">
            <text:p>55038724</text:p>
          </table:table-cell>
          <table:table-cell office:value-type="float" office:value="-1">
            <text:p>-1</text:p>
          </table:table-cell>
          <table:table-cell office:value-type="string">
            <text:p>#Inaug2013 I will be 21... It's talking about in August 2013 right? #NOBAMA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0:11:00">
            <text:p>1/22/2013 0:1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591E+017">
            <text:p>293591000000000000</text:p>
          </table:table-cell>
          <table:table-cell office:value-type="float" office:value="414003816">
            <text:p>414003816</text:p>
          </table:table-cell>
          <table:table-cell office:value-type="float" office:value="-1">
            <text:p>-1</text:p>
          </table:table-cell>
          <table:table-cell office:value-type="string">
            <text:p>Obama's #FiscalCliff $1Trillion <text:s/>annual deficits until he bankrupts the USA in a few year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0:27:00">
            <text:p>1/22/2013 0:27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592E+017">
            <text:p>293592000000000000</text:p>
          </table:table-cell>
          <table:table-cell office:value-type="float" office:value="88071033">
            <text:p>88071033</text:p>
          </table:table-cell>
          <table:table-cell office:value-type="float" office:value="414003816">
            <text:p>414003816</text:p>
          </table:table-cell>
          <table:table-cell office:value-type="string">
            <text:p>RT @UnPoliticalPrty: Obama's #FiscalCliff $1Trillion <text:s/>annual deficits until he bankrupts the USA in a few year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0:30:00">
            <text:p>1/22/2013 0:30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1" office:value-type="float" office:value="2.93598E+017">
            <text:p>293598000000000000</text:p>
          </table:table-cell>
          <table:table-cell office:value-type="float" office:value="71764540">
            <text:p>71764540</text:p>
          </table:table-cell>
          <table:table-cell office:value-type="float" office:value="-1">
            <text:p>-1</text:p>
          </table:table-cell>
          <table:table-cell table:style-name="ce3" office:value-type="string">
            <text:p>Holding out for these POGS to appreciate in value.\</text:p>
            <text:p>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0:58:00">
            <text:p>1/22/2013 0:5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06E+017">
            <text:p>293606000000000000</text:p>
          </table:table-cell>
          <table:table-cell office:value-type="float" office:value="713171522">
            <text:p>713171522</text:p>
          </table:table-cell>
          <table:table-cell office:value-type="float" office:value="-1">
            <text:p>-1</text:p>
          </table:table-cell>
          <table:table-cell office:value-type="string">
            <text:p>The #FiscalCliff was scared the market and investors last month. This month, we can see the very clear #JanuaryEffect. I am scared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1:27:00">
            <text:p>1/22/2013 1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06E+017">
            <text:p>293606000000000000</text:p>
          </table:table-cell>
          <table:table-cell office:value-type="float" office:value="427823111">
            <text:p>427823111</text:p>
          </table:table-cell>
          <table:table-cell office:value-type="float" office:value="-1">
            <text:p>-1</text:p>
          </table:table-cell>
          <table:table-cell office:value-type="string">
            <text:p>Gotta love this #Obama #GunBan #GunRights #SecondAmendment #GunControl #Immigration #ShitNoOneSays http://t.co/Tqb0MQrE</text:p>
          </table:table-cell>
          <table:table-cell office:value-type="float" office:value="1">
            <text:p>1</text:p>
          </table:table-cell>
          <table:table-cell office:value-type="string">
            <text:p>http://t.co/Tqb0MQrE</text:p>
          </table:table-cell>
          <table:table-cell table:style-name="ce2" office:value-type="date" office:date-value="2013-01-22T01:30:00">
            <text:p>1/22/2013 1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08E+017">
            <text:p>293608000000000000</text:p>
          </table:table-cell>
          <table:table-cell office:value-type="float" office:value="27787579">
            <text:p>27787579</text:p>
          </table:table-cell>
          <table:table-cell office:value-type="float" office:value="104342107">
            <text:p>104342107</text:p>
          </table:table-cell>
          <table:table-cell office:value-type="string">
            <text:p>RT @Gabby_Hoffman: Harvard Study: More Guns, Less Crime http://t.co/Ptl4S4B8 #gunrights</text:p>
          </table:table-cell>
          <table:table-cell office:value-type="float" office:value="0">
            <text:p>0</text:p>
          </table:table-cell>
          <table:table-cell office:value-type="string">
            <text:p>http://t.co/Ptl4S4B8</text:p>
          </table:table-cell>
          <table:table-cell table:style-name="ce2" office:value-type="date" office:date-value="2013-01-22T01:38:00">
            <text:p>1/22/2013 1:38</text:p>
          </table:table-cell>
          <table:table-cell office:value-type="string">
            <text:p>gunrights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08E+017">
            <text:p>293608000000000000</text:p>
          </table:table-cell>
          <table:table-cell office:value-type="float" office:value="167621823">
            <text:p>167621823</text:p>
          </table:table-cell>
          <table:table-cell office:value-type="float" office:value="-1">
            <text:p>-1</text:p>
          </table:table-cell>
          <table:table-cell office:value-type="string">
            <text:p>@la_hargis #OpSLAM #groupon <text:s text:c="3"/>#NRA #gunrights #tco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1:38:00">
            <text:p>1/22/2013 1:3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1E+017">
            <text:p>293610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Who Needs an AR-15? http://t.co/8kcoh6C3 #gunrights #nra</text:p>
          </table:table-cell>
          <table:table-cell office:value-type="float" office:value="0">
            <text:p>0</text:p>
          </table:table-cell>
          <table:table-cell office:value-type="string">
            <text:p>http://t.co/8kcoh6C3</text:p>
          </table:table-cell>
          <table:table-cell table:style-name="ce2" office:value-type="date" office:date-value="2013-01-22T01:45:00">
            <text:p>1/22/2013 1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13E+017">
            <text:p>293613000000000000</text:p>
          </table:table-cell>
          <table:table-cell office:value-type="float" office:value="365686717">
            <text:p>365686717</text:p>
          </table:table-cell>
          <table:table-cell office:value-type="float" office:value="-1">
            <text:p>-1</text:p>
          </table:table-cell>
          <table:table-cell office:value-type="string">
            <text:p>Somebody Picked the Wrong Girl #2ndAmendment #2a #guncontrol #demandaplan #gunrights #obama #inaug2013 #nra #maddow http://t.co/2NSpW7aq</text:p>
          </table:table-cell>
          <table:table-cell office:value-type="float" office:value="1">
            <text:p>1</text:p>
          </table:table-cell>
          <table:table-cell office:value-type="string">
            <text:p>http://t.co/2NSpW7aq</text:p>
          </table:table-cell>
          <table:table-cell table:style-name="ce2" office:value-type="date" office:date-value="2013-01-22T01:54:00">
            <text:p>1/22/2013 1:5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13E+017">
            <text:p>293613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Recent News: Penn &amp; Teller on the 2nd Amendment #nra #gunrights #2nd #tcot http://t.co/eCPyx6jf</text:p>
          </table:table-cell>
          <table:table-cell office:value-type="float" office:value="0">
            <text:p>0</text:p>
          </table:table-cell>
          <table:table-cell office:value-type="string">
            <text:p>http://t.co/eCPyx6jf</text:p>
          </table:table-cell>
          <table:table-cell table:style-name="ce2" office:value-type="date" office:date-value="2013-01-22T01:55:00">
            <text:p>1/22/2013 1:55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613E+017">
            <text:p>293613000000000000</text:p>
          </table:table-cell>
          <table:table-cell office:value-type="float" office:value="485341505">
            <text:p>485341505</text:p>
          </table:table-cell>
          <table:table-cell office:value-type="float" office:value="128360486">
            <text:p>128360486</text:p>
          </table:table-cell>
          <table:table-cell office:value-type="string">
            <text:p>RT @CultureKill: Recent News: Penn &amp; Teller on the 2nd Amendment #nra #gunrights #2nd #tcot http://t.co/eCPyx6jf</text:p>
          </table:table-cell>
          <table:table-cell office:value-type="float" office:value="0">
            <text:p>0</text:p>
          </table:table-cell>
          <table:table-cell office:value-type="string">
            <text:p>http://t.co/eCPyx6jf</text:p>
          </table:table-cell>
          <table:table-cell table:style-name="ce2" office:value-type="date" office:date-value="2013-01-22T01:57:00">
            <text:p>1/22/2013 1:57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614E+017">
            <text:p>293614000000000000</text:p>
          </table:table-cell>
          <table:table-cell office:value-type="float" office:value="1015133304">
            <text:p>1015133304</text:p>
          </table:table-cell>
          <table:table-cell office:value-type="float" office:value="1107690794">
            <text:p>1107690794</text:p>
          </table:table-cell>
          <table:table-cell office:value-type="string">
            <text:p>RT @JPFOAlert: Free: Gun Target \All in Favor of Gun Control</text:p>
          </table:table-cell>
          <table:table-cell office:value-type="float" office:value="1">
            <text:p>1</text:p>
          </table:table-cell>
          <table:table-cell office:value-type="string">
            <text:p><text:s/>Raise Your Right Hand\" \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<text:s/>http://t.co/gQLLV2GT #JPFO #2ndA #gunrights http: ..."</text:p>
          </table:table-cell>
          <table:table-cell office:value-type="string">
            <text:p>http://t.co/gQLLV2GT</text:p>
          </table:table-cell>
          <table:table-cell table:style-name="ce2" office:value-type="date" office:date-value="2013-01-22T01:58:00">
            <text:p>1/22/2013 1:58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2.93618E+017">
            <text:p>293618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Cops Are Outraged That New York's New Magazine Limit Could Apply to Them http://t.co/eC2iINJo #gunrights #nra</text:p>
          </table:table-cell>
          <table:table-cell office:value-type="float" office:value="0">
            <text:p>0</text:p>
          </table:table-cell>
          <table:table-cell office:value-type="string">
            <text:p>http://t.co/eC2iINJo</text:p>
          </table:table-cell>
          <table:table-cell table:style-name="ce2" office:value-type="date" office:date-value="2013-01-22T02:15:00">
            <text:p>1/22/2013 2:1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18E+017">
            <text:p>293618000000000000</text:p>
          </table:table-cell>
          <table:table-cell office:value-type="float" office:value="541955143">
            <text:p>541955143</text:p>
          </table:table-cell>
          <table:table-cell office:value-type="float" office:value="-1">
            <text:p>-1</text:p>
          </table:table-cell>
          <table:table-cell office:value-type="string">
            <text:p>Did I really just hear that ridiculous woman Alicia Keys sing \Obama's on fire\" during lavish celebrations? <text:s/>#fiscalcliff #moneywellspent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2:15:00">
            <text:p>1/22/2013 2:1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21E+017">
            <text:p>293621000000000000</text:p>
          </table:table-cell>
          <table:table-cell office:value-type="float" office:value="244288622">
            <text:p>244288622</text:p>
          </table:table-cell>
          <table:table-cell office:value-type="float" office:value="-1">
            <text:p>-1</text:p>
          </table:table-cell>
          <table:table-cell office:value-type="string">
            <text:p>#obama stop trying to be like Lincoln. He united a nation that was torn apart. Your still taring this one apart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2:27:00">
            <text:p>1/22/2013 2:2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26E+017">
            <text:p>293626000000000000</text:p>
          </table:table-cell>
          <table:table-cell office:value-type="float" office:value="104695183">
            <text:p>104695183</text:p>
          </table:table-cell>
          <table:table-cell office:value-type="float" office:value="-1">
            <text:p>-1</text:p>
          </table:table-cell>
          <table:table-cell office:value-type="string">
            <text:p>$10 clips are now 50 &amp; $30clips are now 150 I knew I should have stocked up I hope everything goes back to normal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2:46:00">
            <text:p>1/22/2013 2:4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27E+017">
            <text:p>293627000000000000</text:p>
          </table:table-cell>
          <table:table-cell office:value-type="float" office:value="161619129">
            <text:p>161619129</text:p>
          </table:table-cell>
          <table:table-cell office:value-type="float" office:value="-1">
            <text:p>-1</text:p>
          </table:table-cell>
          <table:table-cell office:value-type="string">
            <text:p>How the #fiscalcliff deal shakes up all things #tax... http://t.co/FD1g3sbC #UStaxpayers #FATCA</text:p>
          </table:table-cell>
          <table:table-cell office:value-type="float" office:value="0">
            <text:p>0</text:p>
          </table:table-cell>
          <table:table-cell office:value-type="string">
            <text:p>http://t.co/FD1g3sbC</text:p>
          </table:table-cell>
          <table:table-cell table:style-name="ce2" office:value-type="date" office:date-value="2013-01-22T02:50:00">
            <text:p>1/22/2013 2:5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27E+017">
            <text:p>293627000000000000</text:p>
          </table:table-cell>
          <table:table-cell office:value-type="float" office:value="15531670">
            <text:p>15531670</text:p>
          </table:table-cell>
          <table:table-cell office:value-type="float" office:value="-1">
            <text:p>-1</text:p>
          </table:table-cell>
          <table:table-cell office:value-type="string">
            <text:p>Interesting Straight Talk episode (hosted by @LauralPorter) with @RepSchrader. Strange #FiscalCliff vote explanation... http://t.co/ltCPRO5j</text:p>
          </table:table-cell>
          <table:table-cell office:value-type="float" office:value="0">
            <text:p>0</text:p>
          </table:table-cell>
          <table:table-cell office:value-type="string">
            <text:p>http://t.co/ltCPRO5j</text:p>
          </table:table-cell>
          <table:table-cell table:style-name="ce2" office:value-type="date" office:date-value="2013-01-22T02:52:00">
            <text:p>1/22/2013 2:52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627E+017">
            <text:p>293627000000000000</text:p>
          </table:table-cell>
          <table:table-cell office:value-type="float" office:value="850348448">
            <text:p>850348448</text:p>
          </table:table-cell>
          <table:table-cell office:value-type="float" office:value="128360486">
            <text:p>128360486</text:p>
          </table:table-cell>
          <table:table-cell office:value-type="string">
            <text:p>RT @CultureKill: Recent News: Penn &amp; Teller on the 2nd Amendment #nra #gunrights #2nd #tcot http://t.co/eCPyx6jf</text:p>
          </table:table-cell>
          <table:table-cell office:value-type="float" office:value="0">
            <text:p>0</text:p>
          </table:table-cell>
          <table:table-cell office:value-type="string">
            <text:p>http://t.co/eCPyx6jf</text:p>
          </table:table-cell>
          <table:table-cell table:style-name="ce2" office:value-type="date" office:date-value="2013-01-22T02:53:00">
            <text:p>1/22/2013 2:53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628E+017">
            <text:p>293628000000000000</text:p>
          </table:table-cell>
          <table:table-cell office:value-type="float" office:value="20659086">
            <text:p>20659086</text:p>
          </table:table-cell>
          <table:table-cell office:value-type="float" office:value="15531670">
            <text:p>15531670</text:p>
          </table:table-cell>
          <table:table-cell office:value-type="string">
            <text:p>RT @benjaminpollock: Interesting Straight Talk episode (hosted by @LauralPorter) with @RepSchrader. Strange #FiscalCliff vote explanatio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2:55:00">
            <text:p>1/22/2013 2:55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629E+017">
            <text:p>293629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Rep. Israel Says He's After the Result of 3D Printed Weapons, Not 3D Printing Itself http://t.co/RLeZETWK #gunrights #nra</text:p>
          </table:table-cell>
          <table:table-cell office:value-type="float" office:value="0">
            <text:p>0</text:p>
          </table:table-cell>
          <table:table-cell office:value-type="string">
            <text:p>http://t.co/RLeZETWK</text:p>
          </table:table-cell>
          <table:table-cell table:style-name="ce2" office:value-type="date" office:date-value="2013-01-22T03:00:00">
            <text:p>1/22/2013 3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3E+017">
            <text:p>293630000000000000</text:p>
          </table:table-cell>
          <table:table-cell office:value-type="float" office:value="1069380392">
            <text:p>1069380392</text:p>
          </table:table-cell>
          <table:table-cell office:value-type="float" office:value="-1">
            <text:p>-1</text:p>
          </table:table-cell>
          <table:table-cell office:value-type="string">
            <text:p>Stand up! \N.Y. gun owners vow to defy new gun laws http://t.co/muMKSkwZ #guns #gunrights #gunbans #guncontrol #SecondAmendment #2A\""</text:p>
          </table:table-cell>
          <table:table-cell office:value-type="float" office:value="0">
            <text:p>0</text:p>
          </table:table-cell>
          <table:table-cell office:value-type="string">
            <text:p>http://t.co/muMKSkwZ</text:p>
          </table:table-cell>
          <table:table-cell table:style-name="ce2" office:value-type="date" office:date-value="2013-01-22T03:05:00">
            <text:p>1/22/2013 3:0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36E+017">
            <text:p>293636000000000000</text:p>
          </table:table-cell>
          <table:table-cell office:value-type="float" office:value="285328319">
            <text:p>285328319</text:p>
          </table:table-cell>
          <table:table-cell office:value-type="float" office:value="104342107">
            <text:p>104342107</text:p>
          </table:table-cell>
          <table:table-cell office:value-type="string">
            <text:p>RT @Gabby_Hoffman: Harvard Study: More Guns, Less Crime http://t.co/Ptl4S4B8 #gunrights</text:p>
          </table:table-cell>
          <table:table-cell office:value-type="float" office:value="0">
            <text:p>0</text:p>
          </table:table-cell>
          <table:table-cell office:value-type="string">
            <text:p>http://t.co/Ptl4S4B8</text:p>
          </table:table-cell>
          <table:table-cell table:style-name="ce2" office:value-type="date" office:date-value="2013-01-22T03:25:00">
            <text:p>1/22/2013 3:25</text:p>
          </table:table-cell>
          <table:table-cell office:value-type="string">
            <text:p>gunrights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37E+017">
            <text:p>293637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Ray Lewis and Top 10 Sports Curtain Calls http://t.co/xW81fz4x #gunrights #nra</text:p>
          </table:table-cell>
          <table:table-cell office:value-type="float" office:value="0">
            <text:p>0</text:p>
          </table:table-cell>
          <table:table-cell office:value-type="string">
            <text:p>http://t.co/xW81fz4x</text:p>
          </table:table-cell>
          <table:table-cell table:style-name="ce2" office:value-type="date" office:date-value="2013-01-22T03:30:00">
            <text:p>1/22/2013 3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4E+017">
            <text:p>293640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Anti-Gun Group Edits Quote To Remove Reference To Stopping a Lynching With a Pistol http://t.co/BXb74W0e #gunrights #nra</text:p>
          </table:table-cell>
          <table:table-cell office:value-type="float" office:value="0">
            <text:p>0</text:p>
          </table:table-cell>
          <table:table-cell office:value-type="string">
            <text:p>http://t.co/BXb74W0e</text:p>
          </table:table-cell>
          <table:table-cell table:style-name="ce2" office:value-type="date" office:date-value="2013-01-22T03:45:00">
            <text:p>1/22/2013 3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43E+017">
            <text:p>293643000000000000</text:p>
          </table:table-cell>
          <table:table-cell office:value-type="float" office:value="48195067">
            <text:p>48195067</text:p>
          </table:table-cell>
          <table:table-cell office:value-type="float" office:value="104342107">
            <text:p>104342107</text:p>
          </table:table-cell>
          <table:table-cell office:value-type="string">
            <text:p>RT @Gabby_Hoffman: Harvard Study: More Guns, Less Crime http://t.co/Ptl4S4B8 #gunrights</text:p>
          </table:table-cell>
          <table:table-cell office:value-type="float" office:value="0">
            <text:p>0</text:p>
          </table:table-cell>
          <table:table-cell office:value-type="string">
            <text:p>http://t.co/Ptl4S4B8</text:p>
          </table:table-cell>
          <table:table-cell table:style-name="ce2" office:value-type="date" office:date-value="2013-01-22T03:56:00">
            <text:p>1/22/2013 3:56</text:p>
          </table:table-cell>
          <table:table-cell office:value-type="string">
            <text:p>gunrights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43E+017">
            <text:p>293643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Recent News: Tiananmen square activist turned American citizen demonstrates for the #2nd #gunrights http://t.co/0V37vt6b</text:p>
          </table:table-cell>
          <table:table-cell office:value-type="float" office:value="0">
            <text:p>0</text:p>
          </table:table-cell>
          <table:table-cell office:value-type="string">
            <text:p>http://t.co/0V37vt6b</text:p>
          </table:table-cell>
          <table:table-cell table:style-name="ce2" office:value-type="date" office:date-value="2013-01-22T03:56:00">
            <text:p>1/22/2013 3:56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645E+017">
            <text:p>293645000000000000</text:p>
          </table:table-cell>
          <table:table-cell office:value-type="float" office:value="1102205815">
            <text:p>1102205815</text:p>
          </table:table-cell>
          <table:table-cell office:value-type="float" office:value="-1">
            <text:p>-1</text:p>
          </table:table-cell>
          <table:table-cell office:value-type="string">
            <text:p>RT: @DLoesch NRA more popular than entertainment industry http://t.co/kan6wkLk #gunrights</text:p>
          </table:table-cell>
          <table:table-cell office:value-type="float" office:value="1">
            <text:p>1</text:p>
          </table:table-cell>
          <table:table-cell office:value-type="string">
            <text:p>http://t.co/kan6wkLk</text:p>
          </table:table-cell>
          <table:table-cell table:style-name="ce2" office:value-type="date" office:date-value="2013-01-22T04:01:00">
            <text:p>1/22/2013 4:01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649E+017">
            <text:p>293649000000000000</text:p>
          </table:table-cell>
          <table:table-cell office:value-type="float" office:value="31112537">
            <text:p>31112537</text:p>
          </table:table-cell>
          <table:table-cell office:value-type="float" office:value="-1">
            <text:p>-1</text:p>
          </table:table-cell>
          <table:table-cell office:value-type="string">
            <text:p>USA uptick reflected in price direction of #graphite and #fluorspar, but we will see what happens in March #FiscalCliff @ftcommoditie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4:17:00">
            <text:p>1/22/2013 4:17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652E+017">
            <text:p>293652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Idaho Lawmakers Besieged by Constituents Wanting Their Gun Rights Protected http://t.co/Y3tmm9EU #gunrights #nra</text:p>
          </table:table-cell>
          <table:table-cell office:value-type="float" office:value="0">
            <text:p>0</text:p>
          </table:table-cell>
          <table:table-cell office:value-type="string">
            <text:p>http://t.co/Y3tmm9EU</text:p>
          </table:table-cell>
          <table:table-cell table:style-name="ce2" office:value-type="date" office:date-value="2013-01-22T04:30:00">
            <text:p>1/22/2013 4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53E+017">
            <text:p>293653000000000000</text:p>
          </table:table-cell>
          <table:table-cell office:value-type="float" office:value="17448012">
            <text:p>17448012</text:p>
          </table:table-cell>
          <table:table-cell office:value-type="float" office:value="-1">
            <text:p>-1</text:p>
          </table:table-cell>
          <table:table-cell office:value-type="string">
            <text:p>This is how Obama will take you guns. http://t.co/U3Osbi4J #TGDN #Freedom #Liberty #RNA #GOA #tlot #tcot #lp #2ndA #gunrights #guns #rights</text:p>
          </table:table-cell>
          <table:table-cell office:value-type="float" office:value="1">
            <text:p>1</text:p>
          </table:table-cell>
          <table:table-cell office:value-type="string">
            <text:p>http://t.co/U3Osbi4J</text:p>
          </table:table-cell>
          <table:table-cell table:style-name="ce2" office:value-type="date" office:date-value="2013-01-22T04:33:00">
            <text:p>1/22/2013 4:3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53E+017">
            <text:p>293653000000000000</text:p>
          </table:table-cell>
          <table:table-cell office:value-type="float" office:value="403406021">
            <text:p>403406021</text:p>
          </table:table-cell>
          <table:table-cell office:value-type="float" office:value="-1">
            <text:p>-1</text:p>
          </table:table-cell>
          <table:table-cell office:value-type="string">
            <text:p>Any @GOP Senator or Rep who voted for the #fiscalcliff bill without reading it should be recalled for betraying their constituents. #PJNE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4:34:00">
            <text:p>1/22/2013 4:34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654E+017">
            <text:p>293654000000000000</text:p>
          </table:table-cell>
          <table:table-cell office:value-type="float" office:value="20745469">
            <text:p>20745469</text:p>
          </table:table-cell>
          <table:table-cell office:value-type="float" office:value="44454246">
            <text:p>44454246</text:p>
          </table:table-cell>
          <table:table-cell office:value-type="string">
            <text:p>RT @PutnamToday: Five things investors can do now to blunt higher taxes in 2013. #FiscalCliff http://t.co/3QHlgTQw</text:p>
          </table:table-cell>
          <table:table-cell office:value-type="float" office:value="0">
            <text:p>0</text:p>
          </table:table-cell>
          <table:table-cell office:value-type="string">
            <text:p>http://t.co/3QHlgTQw</text:p>
          </table:table-cell>
          <table:table-cell table:style-name="ce2" office:value-type="date" office:date-value="2013-01-22T04:38:00">
            <text:p>1/22/2013 4:38</text:p>
          </table:table-cell>
          <table:table-cell office:value-type="string">
            <text:p>FiscalCliff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656E+017">
            <text:p>293656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Colorado Sheriff Joins Gun-Enforcement Refuseniks http://t.co/rrRTCOHo #gunrights #nra</text:p>
          </table:table-cell>
          <table:table-cell office:value-type="float" office:value="0">
            <text:p>0</text:p>
          </table:table-cell>
          <table:table-cell office:value-type="string">
            <text:p>http://t.co/rrRTCOHo</text:p>
          </table:table-cell>
          <table:table-cell table:style-name="ce2" office:value-type="date" office:date-value="2013-01-22T04:45:00">
            <text:p>1/22/2013 4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56E+017">
            <text:p>293656000000000000</text:p>
          </table:table-cell>
          <table:table-cell office:value-type="float" office:value="605302070">
            <text:p>605302070</text:p>
          </table:table-cell>
          <table:table-cell office:value-type="float" office:value="31112537">
            <text:p>31112537</text:p>
          </table:table-cell>
          <table:table-cell office:value-type="string">
            <text:p>RT @sdmoores: USA uptick reflected in price direction of #graphite and #fluorspar, but we will see what happens in March #FiscalCliff @f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4:48:00">
            <text:p>1/22/2013 4:4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657E+017">
            <text:p>293657000000000000</text:p>
          </table:table-cell>
          <table:table-cell office:value-type="float" office:value="93096478">
            <text:p>93096478</text:p>
          </table:table-cell>
          <table:table-cell office:value-type="float" office:value="403406021">
            <text:p>403406021</text:p>
          </table:table-cell>
          <table:table-cell office:value-type="string">
            <text:p>RT @Johnny_Petrini: Any @GOP Senator or Rep who voted for the #fiscalcliff bill without reading it should be recalled for betraying thei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4:50:00">
            <text:p>1/22/2013 4:50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659E+017">
            <text:p>293659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Poll: By Two-To-One, Americans Favor More Guns Over Ban To Reduce Crime http://t.co/WlPYeFy5 #gunrights #nra</text:p>
          </table:table-cell>
          <table:table-cell office:value-type="float" office:value="0">
            <text:p>0</text:p>
          </table:table-cell>
          <table:table-cell office:value-type="string">
            <text:p>http://t.co/WlPYeFy5</text:p>
          </table:table-cell>
          <table:table-cell table:style-name="ce2" office:value-type="date" office:date-value="2013-01-22T05:00:00">
            <text:p>1/22/2013 5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67E+017">
            <text:p>293667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Politico's Thomas Views 2nd Amendment as 'Limited to Muskets,' But Sees Debate as 'Side Show' http://t.co/8cAWiYvY #gunrights #nra</text:p>
          </table:table-cell>
          <table:table-cell office:value-type="float" office:value="0">
            <text:p>0</text:p>
          </table:table-cell>
          <table:table-cell office:value-type="string">
            <text:p>http://t.co/8cAWiYvY</text:p>
          </table:table-cell>
          <table:table-cell table:style-name="ce2" office:value-type="date" office:date-value="2013-01-22T05:30:00">
            <text:p>1/22/2013 5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68E+017">
            <text:p>293668000000000000</text:p>
          </table:table-cell>
          <table:table-cell office:value-type="float" office:value="28824825">
            <text:p>28824825</text:p>
          </table:table-cell>
          <table:table-cell office:value-type="float" office:value="-1">
            <text:p>-1</text:p>
          </table:table-cell>
          <table:table-cell office:value-type="string">
            <text:p>#USA : #FiscalCliff resolution should allow recovery of #investments - #RTJan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5:33:00">
            <text:p>1/22/2013 5:3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7E+017">
            <text:p>293670000000000000</text:p>
          </table:table-cell>
          <table:table-cell office:value-type="float" office:value="452518653">
            <text:p>452518653</text:p>
          </table:table-cell>
          <table:table-cell office:value-type="float" office:value="386248016">
            <text:p>386248016</text:p>
          </table:table-cell>
          <table:table-cell office:value-type="string">
            <text:p>RT @lew2696: #fiscalcliff hayyy gurl lets get fiscal ;) http://t.co/CamMOAxs</text:p>
          </table:table-cell>
          <table:table-cell office:value-type="float" office:value="1">
            <text:p>1</text:p>
          </table:table-cell>
          <table:table-cell office:value-type="string">
            <text:p>http://t.co/CamMOAxs</text:p>
          </table:table-cell>
          <table:table-cell table:style-name="ce2" office:value-type="date" office:date-value="2013-01-22T05:41:00">
            <text:p>1/22/2013 5:41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67E+017">
            <text:p>293670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New comment on Penn &amp; Teller on the 2nd Amendment #nra #gunrights #2nd #tcot http://t.co/p7XBUcSd</text:p>
          </table:table-cell>
          <table:table-cell office:value-type="float" office:value="0">
            <text:p>0</text:p>
          </table:table-cell>
          <table:table-cell office:value-type="string">
            <text:p>http://t.co/p7XBUcSd</text:p>
          </table:table-cell>
          <table:table-cell table:style-name="ce2" office:value-type="date" office:date-value="2013-01-22T05:42:00">
            <text:p>1/22/2013 5:4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73E+017">
            <text:p>293673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Recent News: Must See! Chuck Woolery on Assault Weapons #tcot #nra #gunrights #2A http://t.co/bdA33hLt</text:p>
          </table:table-cell>
          <table:table-cell office:value-type="float" office:value="1">
            <text:p>1</text:p>
          </table:table-cell>
          <table:table-cell office:value-type="string">
            <text:p>http://t.co/bdA33hLt</text:p>
          </table:table-cell>
          <table:table-cell table:style-name="ce2" office:value-type="date" office:date-value="2013-01-22T05:56:00">
            <text:p>1/22/2013 5:56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675E+017">
            <text:p>293675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Dems and Their Gun Money http://t.co/shKhssB9 #gunrights #nra</text:p>
          </table:table-cell>
          <table:table-cell office:value-type="float" office:value="1">
            <text:p>1</text:p>
          </table:table-cell>
          <table:table-cell office:value-type="string">
            <text:p>http://t.co/shKhssB9</text:p>
          </table:table-cell>
          <table:table-cell table:style-name="ce2" office:value-type="date" office:date-value="2013-01-22T06:00:00">
            <text:p>1/22/2013 6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78E+017">
            <text:p>293678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Dems Wary of Gun Control http://t.co/QaSyrkWJ #gunrights #nra</text:p>
          </table:table-cell>
          <table:table-cell office:value-type="float" office:value="0">
            <text:p>0</text:p>
          </table:table-cell>
          <table:table-cell office:value-type="string">
            <text:p>http://t.co/QaSyrkWJ</text:p>
          </table:table-cell>
          <table:table-cell table:style-name="ce2" office:value-type="date" office:date-value="2013-01-22T06:15:00">
            <text:p>1/22/2013 6:1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79E+017">
            <text:p>293679000000000000</text:p>
          </table:table-cell>
          <table:table-cell office:value-type="float" office:value="847343096">
            <text:p>847343096</text:p>
          </table:table-cell>
          <table:table-cell office:value-type="float" office:value="-1">
            <text:p>-1</text:p>
          </table:table-cell>
          <table:table-cell office:value-type="string">
            <text:p>@KenBurns @PBS very true. I wish that union would prevail more often in times as trying as these.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6:19:00">
            <text:p>1/22/2013 6:19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85E+017">
            <text:p>293685000000000000</text:p>
          </table:table-cell>
          <table:table-cell office:value-type="float" office:value="28824825">
            <text:p>28824825</text:p>
          </table:table-cell>
          <table:table-cell office:value-type="float" office:value="-1">
            <text:p>-1</text:p>
          </table:table-cell>
          <table:table-cell office:value-type="string">
            <text:p>#USA : An agreement between the #Democrats and #Republicans was reached, thereby avoiding the #FiscalCliff - #RTJan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6:40:00">
            <text:p>1/22/2013 6:4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687E+017">
            <text:p>293687000000000000</text:p>
          </table:table-cell>
          <table:table-cell office:value-type="float" office:value="629601410">
            <text:p>629601410</text:p>
          </table:table-cell>
          <table:table-cell office:value-type="float" office:value="-1">
            <text:p>-1</text:p>
          </table:table-cell>
          <table:table-cell table:style-name="ce3" office:value-type="string">
            <text:p>Do Gun Control Laws Control Guns?\</text:p>
            <text:p>http://t.co/mqavudLl #guncontrol #gunrights #secondamendment #firearms</text:p>
          </table:table-cell>
          <table:table-cell office:value-type="float" office:value="0">
            <text:p>0</text:p>
          </table:table-cell>
          <table:table-cell office:value-type="string">
            <text:p>http://t.co/mqavudLl</text:p>
          </table:table-cell>
          <table:table-cell table:style-name="ce2" office:value-type="date" office:date-value="2013-01-22T06:48:00">
            <text:p>1/22/2013 6:4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88E+017">
            <text:p>293688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Ruger -Take Action Now! http://t.co/Ycq22EFk #2ndamendment #noguncontrol #gungrab #TGDN #tcot #ProGun #NRA #tiot <text:s/>#gunrights #teaparty</text:p>
          </table:table-cell>
          <table:table-cell office:value-type="float" office:value="1">
            <text:p>1</text:p>
          </table:table-cell>
          <table:table-cell office:value-type="string">
            <text:p>http://t.co/Ycq22EFk</text:p>
          </table:table-cell>
          <table:table-cell table:style-name="ce2" office:value-type="date" office:date-value="2013-01-22T06:53:00">
            <text:p>1/22/2013 6:5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" office:value-type="float" office:value="2.93688E+017">
            <text:p>293688000000000000</text:p>
          </table:table-cell>
          <table:table-cell office:value-type="float" office:value="35022147">
            <text:p>35022147</text:p>
          </table:table-cell>
          <table:table-cell office:value-type="float" office:value="-1">
            <text:p>-1</text:p>
          </table:table-cell>
          <table:table-cell table:style-name="ce3" office:value-type="string">
            <text:p>Excellent-Thomas Sowell!\</text:p>
            <text:p>Ò@DeenameeLLC: Do Gun Control Laws Control Guns?\</text:p>
            <text:p>http://t.co/3rpDlO2h #guncontrol #gunrights #secondamendment</text:p>
          </table:table-cell>
          <table:table-cell office:value-type="float" office:value="1">
            <text:p>1</text:p>
          </table:table-cell>
          <table:table-cell office:value-type="string">
            <text:p>http://t.co/3rpDlO2h</text:p>
          </table:table-cell>
          <table:table-cell table:style-name="ce2" office:value-type="date" office:date-value="2013-01-22T06:53:00">
            <text:p>1/22/2013 6:53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E+017">
            <text:p>293690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Ruger -Take Action Now! http://t.co/Ycq22EFk #2ndamendment #noguncontrol #gungrab #TGDN #tcot #ProGun #guns #NRA #tiot #guns #gunrights</text:p>
          </table:table-cell>
          <table:table-cell office:value-type="float" office:value="1">
            <text:p>1</text:p>
          </table:table-cell>
          <table:table-cell office:value-type="string">
            <text:p>http://t.co/Ycq22EFk</text:p>
          </table:table-cell>
          <table:table-cell table:style-name="ce2" office:value-type="date" office:date-value="2013-01-22T07:00:00">
            <text:p>1/22/2013 7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E+017">
            <text:p>293690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Where Are the 23 Executive Orders? http://t.co/0XrojaiD #gunrights #nra</text:p>
          </table:table-cell>
          <table:table-cell office:value-type="float" office:value="1">
            <text:p>1</text:p>
          </table:table-cell>
          <table:table-cell office:value-type="string">
            <text:p>http://t.co/0XrojaiD</text:p>
          </table:table-cell>
          <table:table-cell table:style-name="ce2" office:value-type="date" office:date-value="2013-01-22T07:00:00">
            <text:p>1/22/2013 7:00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E+017">
            <text:p>293690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NRA-TenReasons http://t.co/GeDViWf7 <text:s/>#gungrab #TGDN #tcot #ProGun #guns #NRA @sharethis #2ndAmendment #patriot #liberty #tiot <text:s/>#gunrights</text:p>
          </table:table-cell>
          <table:table-cell office:value-type="float" office:value="1">
            <text:p>1</text:p>
          </table:table-cell>
          <table:table-cell office:value-type="string">
            <text:p>http://t.co/GeDViWf7</text:p>
          </table:table-cell>
          <table:table-cell table:style-name="ce2" office:value-type="date" office:date-value="2013-01-22T07:00:00">
            <text:p>1/22/2013 7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E+017">
            <text:p>293690000000000000</text:p>
          </table:table-cell>
          <table:table-cell office:value-type="float" office:value="39871064">
            <text:p>39871064</text:p>
          </table:table-cell>
          <table:table-cell office:value-type="float" office:value="1053453199">
            <text:p>1053453199</text:p>
          </table:table-cell>
          <table:table-cell office:value-type="string">
            <text:p>RT @MrLaozi: Where Are the 23 Executive Orders? http://t.co/0XrojaiD #gunrights #nra</text:p>
          </table:table-cell>
          <table:table-cell office:value-type="float" office:value="1">
            <text:p>1</text:p>
          </table:table-cell>
          <table:table-cell office:value-type="string">
            <text:p>http://t.co/0XrojaiD</text:p>
          </table:table-cell>
          <table:table-cell table:style-name="ce2" office:value-type="date" office:date-value="2013-01-22T07:01:00">
            <text:p>1/22/2013 7:01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E+017">
            <text:p>293690000000000000</text:p>
          </table:table-cell>
          <table:table-cell office:value-type="float" office:value="318666411">
            <text:p>318666411</text:p>
          </table:table-cell>
          <table:table-cell office:value-type="float" office:value="104342107">
            <text:p>104342107</text:p>
          </table:table-cell>
          <table:table-cell office:value-type="string">
            <text:p>RT @Gabby_Hoffman: Harvard Study: More Guns, Less Crime http://t.co/Ptl4S4B8 #gunrights</text:p>
          </table:table-cell>
          <table:table-cell office:value-type="float" office:value="0">
            <text:p>0</text:p>
          </table:table-cell>
          <table:table-cell office:value-type="string">
            <text:p>http://t.co/Ptl4S4B8</text:p>
          </table:table-cell>
          <table:table-cell table:style-name="ce2" office:value-type="date" office:date-value="2013-01-22T07:01:00">
            <text:p>1/22/2013 7:01</text:p>
          </table:table-cell>
          <table:table-cell office:value-type="string">
            <text:p>gunrights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E+017">
            <text:p>293690000000000000</text:p>
          </table:table-cell>
          <table:table-cell office:value-type="float" office:value="98253098">
            <text:p>98253098</text:p>
          </table:table-cell>
          <table:table-cell office:value-type="float" office:value="-1">
            <text:p>-1</text:p>
          </table:table-cell>
          <table:table-cell office:value-type="string">
            <text:p>Should second inaugurations be like second marriages quick and cheap?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7:03:00">
            <text:p>1/22/2013 7:0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1E+017">
            <text:p>293691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NRA- #2ndAmendment Under Attack in the States http://t.co/jlSAUbDY <text:s/>#GunOwners #gungrab #nra #ProGun #tcot #GunRights #TGDN #righttobeararms</text:p>
          </table:table-cell>
          <table:table-cell office:value-type="float" office:value="0">
            <text:p>0</text:p>
          </table:table-cell>
          <table:table-cell office:value-type="string">
            <text:p>http://t.co/jlSAUbDY</text:p>
          </table:table-cell>
          <table:table-cell table:style-name="ce2" office:value-type="date" office:date-value="2013-01-22T07:04:00">
            <text:p>1/22/2013 7:0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1E+017">
            <text:p>293691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Stop the gun grabbers Now,join the NRA <text:s/>http://t.co/g8BrL1uX #GunRights #2ndAmendment #GunOwners #gungrab #nra #ProGun #tcot #guns #TGDN</text:p>
          </table:table-cell>
          <table:table-cell office:value-type="float" office:value="1">
            <text:p>1</text:p>
          </table:table-cell>
          <table:table-cell office:value-type="string">
            <text:p>http://t.co/g8BrL1uX</text:p>
          </table:table-cell>
          <table:table-cell table:style-name="ce2" office:value-type="date" office:date-value="2013-01-22T07:05:00">
            <text:p>1/22/2013 7:0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5E+017">
            <text:p>293695000000000000</text:p>
          </table:table-cell>
          <table:table-cell office:value-type="float" office:value="232871769">
            <text:p>232871769</text:p>
          </table:table-cell>
          <table:table-cell office:value-type="float" office:value="-1">
            <text:p>-1</text:p>
          </table:table-cell>
          <table:table-cell office:value-type="string">
            <text:p>What is the Fiscal Cliff and how will it Impact on the US Economy? [ Infographic ] http://t.co/Q2TNZgAG #FiscalCliff #USEconomy</text:p>
          </table:table-cell>
          <table:table-cell office:value-type="float" office:value="0">
            <text:p>0</text:p>
          </table:table-cell>
          <table:table-cell office:value-type="string">
            <text:p>http://t.co/Q2TNZgAG</text:p>
          </table:table-cell>
          <table:table-cell table:style-name="ce2" office:value-type="date" office:date-value="2013-01-22T07:23:00">
            <text:p>1/22/2013 7:2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6E+017">
            <text:p>293696000000000000</text:p>
          </table:table-cell>
          <table:table-cell office:value-type="float" office:value="157445403">
            <text:p>157445403</text:p>
          </table:table-cell>
          <table:table-cell office:value-type="float" office:value="-1">
            <text:p>-1</text:p>
          </table:table-cell>
          <table:table-cell office:value-type="string">
            <text:p>James Madison on #GunRights #2ndAmendment http://t.co/Npa689Bj</text:p>
          </table:table-cell>
          <table:table-cell office:value-type="float" office:value="1">
            <text:p>1</text:p>
          </table:table-cell>
          <table:table-cell office:value-type="string">
            <text:p>http://t.co/Npa689Bj</text:p>
          </table:table-cell>
          <table:table-cell table:style-name="ce2" office:value-type="date" office:date-value="2013-01-22T07:25:00">
            <text:p>1/22/2013 7:2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7E+017">
            <text:p>293697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Arizona Sheriff Won't 'Cooperate With Any Unconstitutional Order' On Guns http://t.co/mMaQI5L9 #gunrights #nra</text:p>
          </table:table-cell>
          <table:table-cell office:value-type="float" office:value="0">
            <text:p>0</text:p>
          </table:table-cell>
          <table:table-cell office:value-type="string">
            <text:p>http://t.co/mMaQI5L9</text:p>
          </table:table-cell>
          <table:table-cell table:style-name="ce2" office:value-type="date" office:date-value="2013-01-22T07:30:00">
            <text:p>1/22/2013 7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697E+017">
            <text:p>293697000000000000</text:p>
          </table:table-cell>
          <table:table-cell office:value-type="float" office:value="48318523">
            <text:p>48318523</text:p>
          </table:table-cell>
          <table:table-cell office:value-type="float" office:value="19739126">
            <text:p>19739126</text:p>
          </table:table-cell>
          <table:table-cell office:value-type="string">
            <text:p>RT @GOPWhip: LindaÕs Story: How POTUSÕ #SmallBiz tax hike hurts middle class Americans (video) http://t.co/nuWZ0tDm #FiscalCliff</text:p>
          </table:table-cell>
          <table:table-cell office:value-type="float" office:value="0">
            <text:p>0</text:p>
          </table:table-cell>
          <table:table-cell office:value-type="string">
            <text:p>http://t.co/nuWZ0tDm</text:p>
          </table:table-cell>
          <table:table-cell table:style-name="ce2" office:value-type="date" office:date-value="2013-01-22T07:30:00">
            <text:p>1/22/2013 7:30</text:p>
          </table:table-cell>
          <table:table-cell office:value-type="string">
            <text:p>FiscalCliff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1E+017">
            <text:p>293701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Maher: 'I Would Pay to Watch Rick Perry Defend Himself Against a School Shooter with Prayer' http://t.co/QWWiGRnr #gunrights #nra</text:p>
          </table:table-cell>
          <table:table-cell office:value-type="float" office:value="1">
            <text:p>1</text:p>
          </table:table-cell>
          <table:table-cell office:value-type="string">
            <text:p>http://t.co/QWWiGRnr</text:p>
          </table:table-cell>
          <table:table-cell table:style-name="ce2" office:value-type="date" office:date-value="2013-01-22T07:45:00">
            <text:p>1/22/2013 7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2E+017">
            <text:p>293702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@SenFeinstein is introducing legislation Today that'll make &gt;75% of 310 million Privately owned weapons illegal! #GunRights or #GunControl?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7:48:00">
            <text:p>1/22/2013 7:4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" office:value-type="float" office:value="2.93702E+017">
            <text:p>293702000000000000</text:p>
          </table:table-cell>
          <table:table-cell office:value-type="float" office:value="554692292">
            <text:p>554692292</text:p>
          </table:table-cell>
          <table:table-cell office:value-type="float" office:value="35022147">
            <text:p>35022147</text:p>
          </table:table-cell>
          <table:table-cell table:style-name="ce3" office:value-type="string">
            <text:p>RT @TradiCatholic: Excellent-Thomas Sowell!\</text:p>
            <text:p>Ò@DeenameeLLC: Do Gun Control Laws Control Guns?\</text:p>
            <text:p>http://t.co/3rpDlO2h #guncontrol #gunrights ...</text:p>
          </table:table-cell>
          <table:table-cell office:value-type="float" office:value="1">
            <text:p>1</text:p>
          </table:table-cell>
          <table:table-cell office:value-type="string">
            <text:p>http://t.co/3rpDlO2h</text:p>
          </table:table-cell>
          <table:table-cell table:style-name="ce2" office:value-type="date" office:date-value="2013-01-22T07:49:00">
            <text:p>1/22/2013 7:49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4E+017">
            <text:p>293704000000000000</text:p>
          </table:table-cell>
          <table:table-cell office:value-type="float" office:value="8021442">
            <text:p>8021442</text:p>
          </table:table-cell>
          <table:table-cell office:value-type="float" office:value="-1">
            <text:p>-1</text:p>
          </table:table-cell>
          <table:table-cell office:value-type="string">
            <text:p>\No gun control law will have much success in getting true criminals to turn in their guns.\" http://t.co/CE7rzV2w\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NRA\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GunRights"</text:p>
          </table:table-cell>
          <table:table-cell office:value-type="string">
            <text:p>http://t.co/CE7rzV2w</text:p>
          </table:table-cell>
          <table:table-cell table:style-name="ce2" office:value-type="date" office:date-value="2013-01-22T07:57:00">
            <text:p>1/22/2013 7:57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2.93704E+017">
            <text:p>293704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When will honorable people in California, Impeach @SenFeinstein? After she enslaves them? Your losing your 2nd Amnd. #GunRights. #GunControl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7:58:00">
            <text:p>1/22/2013 7:5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5E+017">
            <text:p>293705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Recent News: Anonymous Response To Obama's Gun Control Policy #nra #gunrights #armedcitizen http://t.co/nZ66MNGI</text:p>
          </table:table-cell>
          <table:table-cell office:value-type="float" office:value="0">
            <text:p>0</text:p>
          </table:table-cell>
          <table:table-cell office:value-type="string">
            <text:p>http://t.co/nZ66MNGI</text:p>
          </table:table-cell>
          <table:table-cell table:style-name="ce2" office:value-type="date" office:date-value="2013-01-22T08:00:00">
            <text:p>1/22/2013 8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5E+017">
            <text:p>293705000000000000</text:p>
          </table:table-cell>
          <table:table-cell office:value-type="float" office:value="629601410">
            <text:p>629601410</text:p>
          </table:table-cell>
          <table:table-cell office:value-type="float" office:value="-1">
            <text:p>-1</text:p>
          </table:table-cell>
          <table:table-cell office:value-type="string">
            <text:p>Like your #guns? Write your elected officials and let them know how much! http://t.co/LjHWqb3u #secondamendment #Firearms #gunrights</text:p>
          </table:table-cell>
          <table:table-cell office:value-type="float" office:value="1">
            <text:p>1</text:p>
          </table:table-cell>
          <table:table-cell office:value-type="string">
            <text:p>http://t.co/LjHWqb3u</text:p>
          </table:table-cell>
          <table:table-cell table:style-name="ce2" office:value-type="date" office:date-value="2013-01-22T08:02:00">
            <text:p>1/22/2013 8:0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5E+017">
            <text:p>293705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Shooters? @SenFeinstein thinks we're safer if she charges you a $200 tax stamp on each $15 AR-15 Mag &gt;10rnds. #GunControl or #GunRights?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8:02:00">
            <text:p>1/22/2013 8:0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6E+017">
            <text:p>293706000000000000</text:p>
          </table:table-cell>
          <table:table-cell office:value-type="float" office:value="34796711">
            <text:p>34796711</text:p>
          </table:table-cell>
          <table:table-cell office:value-type="float" office:value="-1">
            <text:p>-1</text:p>
          </table:table-cell>
          <table:table-cell office:value-type="string">
            <text:p>$170 Million Inauguration Total Cost. <text:s/>Same old, same old. <text:s/>#Deficit #FiscalCliff #Budget #Obama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8:04:00">
            <text:p>1/22/2013 8:04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6E+017">
            <text:p>293706000000000000</text:p>
          </table:table-cell>
          <table:table-cell office:value-type="float" office:value="1096418678">
            <text:p>1096418678</text:p>
          </table:table-cell>
          <table:table-cell office:value-type="float" office:value="-1">
            <text:p>-1</text:p>
          </table:table-cell>
          <table:table-cell office:value-type="string">
            <text:p>Gun Right Activists #gunrights #NRA #Supportthe2nd http://t.co/iI2oPBJC</text:p>
          </table:table-cell>
          <table:table-cell office:value-type="float" office:value="0">
            <text:p>0</text:p>
          </table:table-cell>
          <table:table-cell office:value-type="string">
            <text:p>http://t.co/iI2oPBJC</text:p>
          </table:table-cell>
          <table:table-cell table:style-name="ce2" office:value-type="date" office:date-value="2013-01-22T08:06:00">
            <text:p>1/22/2013 8:0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7E+017">
            <text:p>293707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If you're not telling Senators &amp; Congressmen, what you want, #GunRights? You'll get unconstitutional #GunControl with a lot less freedom!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8:07:00">
            <text:p>1/22/2013 8:0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7E+017">
            <text:p>293707000000000000</text:p>
          </table:table-cell>
          <table:table-cell office:value-type="float" office:value="18359875">
            <text:p>18359875</text:p>
          </table:table-cell>
          <table:table-cell office:value-type="float" office:value="-1">
            <text:p>-1</text:p>
          </table:table-cell>
          <table:table-cell office:value-type="string">
            <text:p>@AmandaAndere @jarehart Here's a link to those #fiscalcliff resources for #nonprofits http://t.co/XbkjC2qm</text:p>
          </table:table-cell>
          <table:table-cell office:value-type="float" office:value="1">
            <text:p>1</text:p>
          </table:table-cell>
          <table:table-cell office:value-type="string">
            <text:p>http://t.co/XbkjC2qm</text:p>
          </table:table-cell>
          <table:table-cell table:style-name="ce2" office:value-type="date" office:date-value="2013-01-22T08:08:00">
            <text:p>1/22/2013 8:0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7E+017">
            <text:p>293707000000000000</text:p>
          </table:table-cell>
          <table:table-cell office:value-type="float" office:value="161619129">
            <text:p>161619129</text:p>
          </table:table-cell>
          <table:table-cell office:value-type="float" office:value="-1">
            <text:p>-1</text:p>
          </table:table-cell>
          <table:table-cell office:value-type="string">
            <text:p>The #fiscalcliff deal has been announced. Here's our thoughts... http://t.co/R0frAD9e #UStaxpayers #FATCA</text:p>
          </table:table-cell>
          <table:table-cell office:value-type="float" office:value="1">
            <text:p>1</text:p>
          </table:table-cell>
          <table:table-cell office:value-type="string">
            <text:p>http://t.co/R0frAD9e</text:p>
          </table:table-cell>
          <table:table-cell table:style-name="ce2" office:value-type="date" office:date-value="2013-01-22T08:10:00">
            <text:p>1/22/2013 8:10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8E+017">
            <text:p>293708000000000000</text:p>
          </table:table-cell>
          <table:table-cell office:value-type="float" office:value="73954394">
            <text:p>73954394</text:p>
          </table:table-cell>
          <table:table-cell office:value-type="float" office:value="-1">
            <text:p>-1</text:p>
          </table:table-cell>
          <table:table-cell office:value-type="string">
            <text:p>Apparently that's news?!? <text:s/>I guess there's nothing important going on right now #fiscalcliff #algeriahostagesituation #terrorism #obamasuck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8:14:00">
            <text:p>1/22/2013 8:1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09E+017">
            <text:p>293709000000000000</text:p>
          </table:table-cell>
          <table:table-cell office:value-type="float" office:value="45838237">
            <text:p>45838237</text:p>
          </table:table-cell>
          <table:table-cell office:value-type="float" office:value="-1">
            <text:p>-1</text:p>
          </table:table-cell>
          <table:table-cell office:value-type="string">
            <text:p>My latest: The Feel Good + The Steal Good = Captivity http://t.co/xu43Xxr9 #TGDN #TCOT #TLOT #GunRights</text:p>
          </table:table-cell>
          <table:table-cell office:value-type="float" office:value="1">
            <text:p>1</text:p>
          </table:table-cell>
          <table:table-cell office:value-type="string">
            <text:p>http://t.co/xu43Xxr9</text:p>
          </table:table-cell>
          <table:table-cell table:style-name="ce2" office:value-type="date" office:date-value="2013-01-22T08:16:00">
            <text:p>1/22/2013 8:1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1E+017">
            <text:p>293711000000000000</text:p>
          </table:table-cell>
          <table:table-cell office:value-type="float" office:value="1074807440">
            <text:p>1074807440</text:p>
          </table:table-cell>
          <table:table-cell office:value-type="float" office:value="-1">
            <text:p>-1</text:p>
          </table:table-cell>
          <table:table-cell office:value-type="string">
            <text:p>Shall not be infringed, why is that so hard to understand?? #NRA #obama #GunAppreciationDay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8:26:00">
            <text:p>1/22/2013 8:2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2E+017">
            <text:p>293712000000000000</text:p>
          </table:table-cell>
          <table:table-cell office:value-type="float" office:value="551197114">
            <text:p>551197114</text:p>
          </table:table-cell>
          <table:table-cell office:value-type="float" office:value="-1">
            <text:p>-1</text:p>
          </table:table-cell>
          <table:table-cell office:value-type="string">
            <text:p>Of course not, you #extremist! RT @freedomforthwin: Anger Over #GunRights, But Not #DroneStrikes? http://t.co/fwRRLyum</text:p>
          </table:table-cell>
          <table:table-cell office:value-type="float" office:value="1">
            <text:p>1</text:p>
          </table:table-cell>
          <table:table-cell office:value-type="string">
            <text:p>http://t.co/fwRRLyum</text:p>
          </table:table-cell>
          <table:table-cell table:style-name="ce2" office:value-type="date" office:date-value="2013-01-22T08:28:00">
            <text:p>1/22/2013 8:2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2E+017">
            <text:p>293712000000000000</text:p>
          </table:table-cell>
          <table:table-cell office:value-type="float" office:value="936748315">
            <text:p>936748315</text:p>
          </table:table-cell>
          <table:table-cell office:value-type="float" office:value="-1">
            <text:p>-1</text:p>
          </table:table-cell>
          <table:table-cell office:value-type="string">
            <text:p>http://t.co/zZTBPIte http://t.co/RAmBZ64X #demandaplan #gunrights Jeremy's Spoken \Put Piers &amp; Herr Ma'sSons in Prison\" http://t.co/4GoBLngy"</text:p>
          </table:table-cell>
          <table:table-cell office:value-type="float" office:value="1">
            <text:p>1</text:p>
          </table:table-cell>
          <table:table-cell office:value-type="string">
            <text:p>http://t.co/zZTBPIte</text:p>
          </table:table-cell>
          <table:table-cell table:style-name="ce2" office:value-type="date" office:date-value="2013-01-22T08:29:00">
            <text:p>1/22/2013 8:2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2E+017">
            <text:p>293712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Nevada Democrat Arrested for Threatening State Assembly Speaker http://t.co/x87F13md #gunrights #nra</text:p>
          </table:table-cell>
          <table:table-cell office:value-type="float" office:value="0">
            <text:p>0</text:p>
          </table:table-cell>
          <table:table-cell office:value-type="string">
            <text:p>http://t.co/x87F13md</text:p>
          </table:table-cell>
          <table:table-cell table:style-name="ce2" office:value-type="date" office:date-value="2013-01-22T08:30:00">
            <text:p>1/22/2013 8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3E+017">
            <text:p>293713000000000000</text:p>
          </table:table-cell>
          <table:table-cell office:value-type="float" office:value="400251392">
            <text:p>400251392</text:p>
          </table:table-cell>
          <table:table-cell office:value-type="float" office:value="-1">
            <text:p>-1</text:p>
          </table:table-cell>
          <table:table-cell office:value-type="string">
            <text:p>Tomczyk: Q1 featured the impacts of the #election2012 and #fiscalcliff, yet uncertainty still remains high with new debates in Washington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8:34:00">
            <text:p>1/22/2013 8:3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713E+017">
            <text:p>293713000000000000</text:p>
          </table:table-cell>
          <table:table-cell office:value-type="float" office:value="316739994">
            <text:p>316739994</text:p>
          </table:table-cell>
          <table:table-cell office:value-type="float" office:value="-1">
            <text:p>-1</text:p>
          </table:table-cell>
          <table:table-cell table:style-name="ce3" office:value-type="string">
            <text:p>WHAT THE .... House to vote Wednesday to suspend debt ceiling until May\</text:p>
            <text:p>http://t.co/k5667llY #Insanity #ShutItDown #FiscalCliff</text:p>
          </table:table-cell>
          <table:table-cell office:value-type="float" office:value="0">
            <text:p>0</text:p>
          </table:table-cell>
          <table:table-cell office:value-type="string">
            <text:p>http://t.co/k5667llY</text:p>
          </table:table-cell>
          <table:table-cell table:style-name="ce2" office:value-type="date" office:date-value="2013-01-22T08:34:00">
            <text:p>1/22/2013 8:3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4E+017">
            <text:p>293714000000000000</text:p>
          </table:table-cell>
          <table:table-cell office:value-type="float" office:value="19289989">
            <text:p>19289989</text:p>
          </table:table-cell>
          <table:table-cell office:value-type="float" office:value="-1">
            <text:p>-1</text:p>
          </table:table-cell>
          <table:table-cell office:value-type="string">
            <text:p>Good discussion on #budget #fiscalCliff via Adam Davidson: What we learned from teetering on the fiscal cliff | http://t.co/rKeg5Knr</text:p>
          </table:table-cell>
          <table:table-cell office:value-type="float" office:value="1">
            <text:p>1</text:p>
          </table:table-cell>
          <table:table-cell office:value-type="string">
            <text:p>http://t.co/rKeg5Knr</text:p>
          </table:table-cell>
          <table:table-cell table:style-name="ce2" office:value-type="date" office:date-value="2013-01-22T08:36:00">
            <text:p>1/22/2013 8:3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4E+017">
            <text:p>293714000000000000</text:p>
          </table:table-cell>
          <table:table-cell office:value-type="float" office:value="157065402">
            <text:p>157065402</text:p>
          </table:table-cell>
          <table:table-cell office:value-type="float" office:value="104342107">
            <text:p>104342107</text:p>
          </table:table-cell>
          <table:table-cell office:value-type="string">
            <text:p>RT @Gabby_Hoffman: Harvard Study: More Guns, Less Crime http://t.co/Ptl4S4B8 #gunrights</text:p>
          </table:table-cell>
          <table:table-cell office:value-type="float" office:value="0">
            <text:p>0</text:p>
          </table:table-cell>
          <table:table-cell office:value-type="string">
            <text:p>http://t.co/Ptl4S4B8</text:p>
          </table:table-cell>
          <table:table-cell table:style-name="ce2" office:value-type="date" office:date-value="2013-01-22T08:36:00">
            <text:p>1/22/2013 8:36</text:p>
          </table:table-cell>
          <table:table-cell office:value-type="string">
            <text:p>gunrights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4E+017">
            <text:p>293714000000000000</text:p>
          </table:table-cell>
          <table:table-cell office:value-type="float" office:value="20215316">
            <text:p>20215316</text:p>
          </table:table-cell>
          <table:table-cell office:value-type="float" office:value="-1">
            <text:p>-1</text:p>
          </table:table-cell>
          <table:table-cell office:value-type="string">
            <text:p>Obama's Inaugural Speech - a laundry list of debt! #fiscalcliff #Obama #Obamanomic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8:37:00">
            <text:p>1/22/2013 8:37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4E+017">
            <text:p>293714000000000000</text:p>
          </table:table-cell>
          <table:table-cell office:value-type="float" office:value="546488925">
            <text:p>546488925</text:p>
          </table:table-cell>
          <table:table-cell office:value-type="float" office:value="20215316">
            <text:p>20215316</text:p>
          </table:table-cell>
          <table:table-cell office:value-type="string">
            <text:p>RT @tomdelbeccaro: Obama's Inaugural Speech - a laundry list of debt! #fiscalcliff #Obama #Obamanomic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8:38:00">
            <text:p>1/22/2013 8:3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6E+017">
            <text:p>293716000000000000</text:p>
          </table:table-cell>
          <table:table-cell office:value-type="float" office:value="400251392">
            <text:p>400251392</text:p>
          </table:table-cell>
          <table:table-cell office:value-type="float" office:value="-1">
            <text:p>-1</text:p>
          </table:table-cell>
          <table:table-cell office:value-type="string">
            <text:p>Tomczyk: Whether itÕs the #fiscalcliff, debt ceiling or unemployment, still many unknowns leaving many #investors in Ôwait and seeÕ mode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8:44:00">
            <text:p>1/22/2013 8:4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7E+017">
            <text:p>293717000000000000</text:p>
          </table:table-cell>
          <table:table-cell office:value-type="float" office:value="560000542">
            <text:p>560000542</text:p>
          </table:table-cell>
          <table:table-cell office:value-type="float" office:value="-1">
            <text:p>-1</text:p>
          </table:table-cell>
          <table:table-cell office:value-type="string">
            <text:p>@ChicagoTribune <text:s/>Where can I get one of these grenade launchers for my AR? http://t.co/ipzV5eyB @NRA #GunRights #2a</text:p>
          </table:table-cell>
          <table:table-cell office:value-type="float" office:value="1">
            <text:p>1</text:p>
          </table:table-cell>
          <table:table-cell office:value-type="string">
            <text:p>http://t.co/ipzV5eyB</text:p>
          </table:table-cell>
          <table:table-cell table:style-name="ce2" office:value-type="date" office:date-value="2013-01-22T08:48:00">
            <text:p>1/22/2013 8:4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7E+017">
            <text:p>293717000000000000</text:p>
          </table:table-cell>
          <table:table-cell office:value-type="float" office:value="521413633">
            <text:p>521413633</text:p>
          </table:table-cell>
          <table:table-cell office:value-type="float" office:value="-1">
            <text:p>-1</text:p>
          </table:table-cell>
          <table:table-cell office:value-type="string">
            <text:p>http://t.co/Fuks8AaQ GSL Northern IL gun control event blows up in the... #IL #illinois #chicago #gunrights #CCW http://t.co/3G4O4HBr</text:p>
          </table:table-cell>
          <table:table-cell office:value-type="float" office:value="0">
            <text:p>0</text:p>
          </table:table-cell>
          <table:table-cell office:value-type="string">
            <text:p>http://t.co/Fuks8AaQ</text:p>
          </table:table-cell>
          <table:table-cell table:style-name="ce2" office:value-type="date" office:date-value="2013-01-22T08:49:00">
            <text:p>1/22/2013 8:4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8E+017">
            <text:p>293718000000000000</text:p>
          </table:table-cell>
          <table:table-cell office:value-type="float" office:value="225660070">
            <text:p>225660070</text:p>
          </table:table-cell>
          <table:table-cell office:value-type="float" office:value="-1">
            <text:p>-1</text:p>
          </table:table-cell>
          <table:table-cell office:value-type="string">
            <text:p>$138 drop in GI BILL BAH, thank you Mr. President. #scum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8:53:00">
            <text:p>1/22/2013 8:5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9E+017">
            <text:p>293719000000000000</text:p>
          </table:table-cell>
          <table:table-cell office:value-type="float" office:value="609573775">
            <text:p>609573775</text:p>
          </table:table-cell>
          <table:table-cell office:value-type="float" office:value="-1">
            <text:p>-1</text:p>
          </table:table-cell>
          <table:table-cell office:value-type="string">
            <text:p>I shot a glock 40cal with a 30 round clip this weekend and it jammed 3 times. Most Lawmakers know nothing about their laws #gunrights #nra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8:55:00">
            <text:p>1/22/2013 8:5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19E+017">
            <text:p>293719000000000000</text:p>
          </table:table-cell>
          <table:table-cell office:value-type="float" office:value="1096418678">
            <text:p>1096418678</text:p>
          </table:table-cell>
          <table:table-cell office:value-type="float" office:value="-1">
            <text:p>-1</text:p>
          </table:table-cell>
          <table:table-cell office:value-type="string">
            <text:p>911 response time vs. my gun. #gunrights #DontTreadonMe http://t.co/PrqHCO0v</text:p>
          </table:table-cell>
          <table:table-cell office:value-type="float" office:value="1">
            <text:p>1</text:p>
          </table:table-cell>
          <table:table-cell office:value-type="string">
            <text:p>http://t.co/PrqHCO0v</text:p>
          </table:table-cell>
          <table:table-cell table:style-name="ce2" office:value-type="date" office:date-value="2013-01-22T08:59:00">
            <text:p>1/22/2013 8:5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E+017">
            <text:p>293720000000000000</text:p>
          </table:table-cell>
          <table:table-cell office:value-type="float" office:value="142747315">
            <text:p>142747315</text:p>
          </table:table-cell>
          <table:table-cell office:value-type="float" office:value="-1">
            <text:p>-1</text:p>
          </table:table-cell>
          <table:table-cell office:value-type="string">
            <text:p>The #fiscalcliff drove up Social Security taxes; @LSJNews has tips for making up the difference http://t.co/QR47WUW6</text:p>
          </table:table-cell>
          <table:table-cell office:value-type="float" office:value="0">
            <text:p>0</text:p>
          </table:table-cell>
          <table:table-cell office:value-type="string">
            <text:p>http://t.co/QR47WUW6</text:p>
          </table:table-cell>
          <table:table-cell table:style-name="ce2" office:value-type="date" office:date-value="2013-01-22T09:00:00">
            <text:p>1/22/2013 9:00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E+017">
            <text:p>293720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The Taurus Judge Public Defender: Carjackers Worst Nightmare http://t.co/DVTfukSL #gunrights #nra</text:p>
          </table:table-cell>
          <table:table-cell office:value-type="float" office:value="1">
            <text:p>1</text:p>
          </table:table-cell>
          <table:table-cell office:value-type="string">
            <text:p>http://t.co/DVTfukSL</text:p>
          </table:table-cell>
          <table:table-cell table:style-name="ce2" office:value-type="date" office:date-value="2013-01-22T09:00:00">
            <text:p>1/22/2013 9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E+017">
            <text:p>293720000000000000</text:p>
          </table:table-cell>
          <table:table-cell office:value-type="float" office:value="609573775">
            <text:p>609573775</text:p>
          </table:table-cell>
          <table:table-cell office:value-type="float" office:value="-1">
            <text:p>-1</text:p>
          </table:table-cell>
          <table:table-cell office:value-type="string">
            <text:p>My conclusion at gun range, glock is a great gun but high capacity mags are less reliable All lawmakers should have gun training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01:00">
            <text:p>1/22/2013 9:0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4E+017">
            <text:p>293724000000000000</text:p>
          </table:table-cell>
          <table:table-cell office:value-type="float" office:value="252244719">
            <text:p>252244719</text:p>
          </table:table-cell>
          <table:table-cell office:value-type="float" office:value="-1">
            <text:p>-1</text:p>
          </table:table-cell>
          <table:table-cell office:value-type="string">
            <text:p>Registered for @CoalitiononHN #FiscalCliff webinar: http://t.co/kn6NdtwP w/ @FRACTweets @NWLC. @RESULTS_Tweets peeps: join me! #TalkPoverty</text:p>
          </table:table-cell>
          <table:table-cell office:value-type="float" office:value="1">
            <text:p>1</text:p>
          </table:table-cell>
          <table:table-cell office:value-type="string">
            <text:p>http://t.co/kn6NdtwP</text:p>
          </table:table-cell>
          <table:table-cell table:style-name="ce2" office:value-type="date" office:date-value="2013-01-22T09:17:00">
            <text:p>1/22/2013 9:17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1" office:value-type="float" office:value="2.93725E+017">
            <text:p>293725000000000000</text:p>
          </table:table-cell>
          <table:table-cell office:value-type="float" office:value="1107690794">
            <text:p>1107690794</text:p>
          </table:table-cell>
          <table:table-cell office:value-type="float" office:value="-1">
            <text:p>-1</text:p>
          </table:table-cell>
          <table:table-cell table:style-name="ce3" office:value-type="string">
            <text:p>Video: A vital message from JPFO's Rabbi Dovid Bendory #JPFO #GunRights #2ndA \</text:p>
            <text:p><text:s/>http://t.co/4PlHO11l</text:p>
          </table:table-cell>
          <table:table-cell office:value-type="float" office:value="0">
            <text:p>0</text:p>
          </table:table-cell>
          <table:table-cell office:value-type="string">
            <text:p>http://t.co/4PlHO11l</text:p>
          </table:table-cell>
          <table:table-cell table:style-name="ce2" office:value-type="date" office:date-value="2013-01-22T09:19:00">
            <text:p>1/22/2013 9:19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5E+017">
            <text:p>293725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List Of Exhibitors Boycotting The Anti-Black Rifle Eastern Sports &amp; Outdoor Show http://t.co/ewvuRuK6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ewvuRuK6</text:p>
          </table:table-cell>
          <table:table-cell table:style-name="ce2" office:value-type="date" office:date-value="2013-01-22T09:20:00">
            <text:p>1/22/2013 9:2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5E+017">
            <text:p>293725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Israel: AmericaÕs Model for Reducing Violent Crime (Part 1 of 2 ) http://t.co/6UQSsSmu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6UQSsSmu</text:p>
          </table:table-cell>
          <table:table-cell table:style-name="ce2" office:value-type="date" office:date-value="2013-01-22T09:20:00">
            <text:p>1/22/2013 9:2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5E+017">
            <text:p>293725000000000000</text:p>
          </table:table-cell>
          <table:table-cell office:value-type="float" office:value="14887893">
            <text:p>14887893</text:p>
          </table:table-cell>
          <table:table-cell office:value-type="float" office:value="142747315">
            <text:p>142747315</text:p>
          </table:table-cell>
          <table:table-cell office:value-type="string">
            <text:p>RT @LansingWestside: The #fiscalcliff drove up Social Security taxes; @LSJNews has tips for making up the difference http://t.co/QR47WUW6</text:p>
          </table:table-cell>
          <table:table-cell office:value-type="float" office:value="0">
            <text:p>0</text:p>
          </table:table-cell>
          <table:table-cell office:value-type="string">
            <text:p>http://t.co/QR47WUW6</text:p>
          </table:table-cell>
          <table:table-cell table:style-name="ce2" office:value-type="date" office:date-value="2013-01-22T09:20:00">
            <text:p>1/22/2013 9:20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5E+017">
            <text:p>293725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How much is communist party paying @SenFeinstein, to sell out her nation's Constitution with illegal #GunControl? We'll keep our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20:00">
            <text:p>1/22/2013 9:2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5E+017">
            <text:p>293725000000000000</text:p>
          </table:table-cell>
          <table:table-cell office:value-type="float" office:value="587670121">
            <text:p>587670121</text:p>
          </table:table-cell>
          <table:table-cell office:value-type="float" office:value="465209051">
            <text:p>465209051</text:p>
          </table:table-cell>
          <table:table-cell office:value-type="string">
            <text:p>RT @Order227blog: 'If God didn't want us to have machine guns, He wouldn't of created armadillos.' <text:s/>Old #Texas saying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21:00">
            <text:p>1/22/2013 9:21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6E+017">
            <text:p>293726000000000000</text:p>
          </table:table-cell>
          <table:table-cell office:value-type="float" office:value="331515545">
            <text:p>331515545</text:p>
          </table:table-cell>
          <table:table-cell office:value-type="float" office:value="38507478">
            <text:p>38507478</text:p>
          </table:table-cell>
          <table:table-cell office:value-type="string">
            <text:p>RT @CenterOnBudget: This week on the blog we focused on the #fiscalcliff deal, #deficits &amp; #debt, the safety net, #health reform &amp;am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23:00">
            <text:p>1/22/2013 9:23</text:p>
          </table:table-cell>
          <table:table-cell office:value-type="string">
            <text:p>FiscalCliff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1" office:value-type="float" office:value="2.93726E+017">
            <text:p>293726000000000000</text:p>
          </table:table-cell>
          <table:table-cell office:value-type="float" office:value="58807922">
            <text:p>58807922</text:p>
          </table:table-cell>
          <table:table-cell office:value-type="float" office:value="1107690794">
            <text:p>1107690794</text:p>
          </table:table-cell>
          <table:table-cell table:style-name="ce3" office:value-type="string">
            <text:p>RT @JPFOAlert: Video: A vital message from JPFO's Rabbi Dovid Bendory #JPFO #GunRights #2ndA \</text:p>
            <text:p><text:s/>http://t.co/4PlHO11l</text:p>
          </table:table-cell>
          <table:table-cell office:value-type="float" office:value="0">
            <text:p>0</text:p>
          </table:table-cell>
          <table:table-cell office:value-type="string">
            <text:p>http://t.co/4PlHO11l</text:p>
          </table:table-cell>
          <table:table-cell table:style-name="ce2" office:value-type="date" office:date-value="2013-01-22T09:25:00">
            <text:p>1/22/2013 9:25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6E+017">
            <text:p>293726000000000000</text:p>
          </table:table-cell>
          <table:table-cell office:value-type="float" office:value="88694795">
            <text:p>88694795</text:p>
          </table:table-cell>
          <table:table-cell office:value-type="float" office:value="-1">
            <text:p>-1</text:p>
          </table:table-cell>
          <table:table-cell office:value-type="string">
            <text:p>GFCU Blog: The One #FiscalCliff Surety: Death and #Taxes http://t.co/FR18jkgU</text:p>
          </table:table-cell>
          <table:table-cell office:value-type="float" office:value="1">
            <text:p>1</text:p>
          </table:table-cell>
          <table:table-cell office:value-type="string">
            <text:p>http://t.co/FR18jkgU</text:p>
          </table:table-cell>
          <table:table-cell table:style-name="ce2" office:value-type="date" office:date-value="2013-01-22T09:25:00">
            <text:p>1/22/2013 9:2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7E+017">
            <text:p>293727000000000000</text:p>
          </table:table-cell>
          <table:table-cell office:value-type="float" office:value="51187327">
            <text:p>51187327</text:p>
          </table:table-cell>
          <table:table-cell office:value-type="float" office:value="252244719">
            <text:p>252244719</text:p>
          </table:table-cell>
          <table:table-cell office:value-type="string">
            <text:p>RT @dodsonadvocate: Registered for @CoalitiononHN #FiscalCliff webinar: http://t.co/kn6NdtwP w/ @FRACTweets @NWLC. @RESULTS_Tweets peeps ...</text:p>
          </table:table-cell>
          <table:table-cell office:value-type="float" office:value="1">
            <text:p>1</text:p>
          </table:table-cell>
          <table:table-cell office:value-type="string">
            <text:p>http://t.co/kn6NdtwP</text:p>
          </table:table-cell>
          <table:table-cell table:style-name="ce2" office:value-type="date" office:date-value="2013-01-22T09:28:00">
            <text:p>1/22/2013 9:28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7E+017">
            <text:p>293727000000000000</text:p>
          </table:table-cell>
          <table:table-cell office:value-type="float" office:value="14606079">
            <text:p>14606079</text:p>
          </table:table-cell>
          <table:table-cell office:value-type="float" office:value="-1">
            <text:p>-1</text:p>
          </table:table-cell>
          <table:table-cell office:value-type="string">
            <text:p>A provision buried in the #fiscalcliff bill gives drugmaker Amgen 2 yrs to sell dialysis drugs without price restraints http://t.co/opGPHiAr</text:p>
          </table:table-cell>
          <table:table-cell office:value-type="float" office:value="1">
            <text:p>1</text:p>
          </table:table-cell>
          <table:table-cell office:value-type="string">
            <text:p>http://t.co/opGPHiAr</text:p>
          </table:table-cell>
          <table:table-cell table:style-name="ce2" office:value-type="date" office:date-value="2013-01-22T09:30:00">
            <text:p>1/22/2013 9:30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7E+017">
            <text:p>293727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Sen. Mitch McConnell: I Will Stop Obama's Gun Grab http://t.co/yrxVxyoi #gunrights #nra</text:p>
          </table:table-cell>
          <table:table-cell office:value-type="float" office:value="0">
            <text:p>0</text:p>
          </table:table-cell>
          <table:table-cell office:value-type="string">
            <text:p>http://t.co/yrxVxyoi</text:p>
          </table:table-cell>
          <table:table-cell table:style-name="ce2" office:value-type="date" office:date-value="2013-01-22T09:30:00">
            <text:p>1/22/2013 9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7E+017">
            <text:p>293727000000000000</text:p>
          </table:table-cell>
          <table:table-cell office:value-type="float" office:value="587875070">
            <text:p>587875070</text:p>
          </table:table-cell>
          <table:table-cell office:value-type="float" office:value="-1">
            <text:p>-1</text:p>
          </table:table-cell>
          <table:table-cell office:value-type="string">
            <text:p>Obama's tough tactics on #fiscalcliff &amp; #debtceiling fights: http://t.co/vTdoREMo via @theatlantic &amp; @clive_crook #sequester</text:p>
          </table:table-cell>
          <table:table-cell office:value-type="float" office:value="1">
            <text:p>1</text:p>
          </table:table-cell>
          <table:table-cell office:value-type="string">
            <text:p>http://t.co/vTdoREMo</text:p>
          </table:table-cell>
          <table:table-cell table:style-name="ce2" office:value-type="date" office:date-value="2013-01-22T09:30:00">
            <text:p>1/22/2013 9:3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7E+017">
            <text:p>293727000000000000</text:p>
          </table:table-cell>
          <table:table-cell office:value-type="float" office:value="983620670">
            <text:p>983620670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30:00">
            <text:p>1/22/2013 9:30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7E+017">
            <text:p>293727000000000000</text:p>
          </table:table-cell>
          <table:table-cell office:value-type="float" office:value="165020784">
            <text:p>165020784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30:00">
            <text:p>1/22/2013 9:30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8E+017">
            <text:p>293728000000000000</text:p>
          </table:table-cell>
          <table:table-cell office:value-type="float" office:value="122393631">
            <text:p>122393631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31:00">
            <text:p>1/22/2013 9:31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8E+017">
            <text:p>293728000000000000</text:p>
          </table:table-cell>
          <table:table-cell office:value-type="float" office:value="139477373">
            <text:p>139477373</text:p>
          </table:table-cell>
          <table:table-cell office:value-type="float" office:value="-1">
            <text:p>-1</text:p>
          </table:table-cell>
          <table:table-cell office:value-type="string">
            <text:p>@Sledge517 nah its a vest and a 9 day nigga. #realshit #trifelife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31:00">
            <text:p>1/22/2013 9:3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8E+017">
            <text:p>293728000000000000</text:p>
          </table:table-cell>
          <table:table-cell office:value-type="float" office:value="82440725">
            <text:p>82440725</text:p>
          </table:table-cell>
          <table:table-cell office:value-type="float" office:value="-1">
            <text:p>-1</text:p>
          </table:table-cell>
          <table:table-cell office:value-type="string">
            <text:p>Wondering about 2013 compliance changes, the #FiscalCliff and health care reform? We've got answers for you. http://bitÉhttp://t.co/VmFAeynd</text:p>
          </table:table-cell>
          <table:table-cell office:value-type="float" office:value="1">
            <text:p>1</text:p>
          </table:table-cell>
          <table:table-cell office:value-type="string">
            <text:p>http://t.co/VmFAeynd</text:p>
          </table:table-cell>
          <table:table-cell table:style-name="ce2" office:value-type="date" office:date-value="2013-01-22T09:31:00">
            <text:p>1/22/2013 9:3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8E+017">
            <text:p>293728000000000000</text:p>
          </table:table-cell>
          <table:table-cell office:value-type="float" office:value="24565483">
            <text:p>24565483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32:00">
            <text:p>1/22/2013 9:32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8E+017">
            <text:p>293728000000000000</text:p>
          </table:table-cell>
          <table:table-cell office:value-type="float" office:value="88380697">
            <text:p>88380697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32:00">
            <text:p>1/22/2013 9:32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8E+017">
            <text:p>293728000000000000</text:p>
          </table:table-cell>
          <table:table-cell office:value-type="float" office:value="75895921">
            <text:p>75895921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33:00">
            <text:p>1/22/2013 9:33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8E+017">
            <text:p>293728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#GunControl doesn't provide safety, it disarms the victims by treachery &amp; ignorance! What other Rights will you lose after your #GunRights?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33:00">
            <text:p>1/22/2013 9:3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8E+017">
            <text:p>293728000000000000</text:p>
          </table:table-cell>
          <table:table-cell office:value-type="float" office:value="1015666670">
            <text:p>1015666670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34:00">
            <text:p>1/22/2013 9:34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9E+017">
            <text:p>293729000000000000</text:p>
          </table:table-cell>
          <table:table-cell office:value-type="float" office:value="22027114">
            <text:p>22027114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35:00">
            <text:p>1/22/2013 9:35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9E+017">
            <text:p>293729000000000000</text:p>
          </table:table-cell>
          <table:table-cell office:value-type="float" office:value="10508912">
            <text:p>10508912</text:p>
          </table:table-cell>
          <table:table-cell office:value-type="float" office:value="-1">
            <text:p>-1</text:p>
          </table:table-cell>
          <table:table-cell office:value-type="string">
            <text:p>RT @propublica: A provision in the #fiscalcliff bill gives Amgen 2 yrs to sell dialysis drugs w/out price restraints http://t.co/j3giJF3L</text:p>
          </table:table-cell>
          <table:table-cell office:value-type="float" office:value="0">
            <text:p>0</text:p>
          </table:table-cell>
          <table:table-cell office:value-type="string">
            <text:p>http://t.co/j3giJF3L</text:p>
          </table:table-cell>
          <table:table-cell table:style-name="ce2" office:value-type="date" office:date-value="2013-01-22T09:36:00">
            <text:p>1/22/2013 9:3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9E+017">
            <text:p>293729000000000000</text:p>
          </table:table-cell>
          <table:table-cell office:value-type="float" office:value="23093824">
            <text:p>23093824</text:p>
          </table:table-cell>
          <table:table-cell office:value-type="float" office:value="-1">
            <text:p>-1</text:p>
          </table:table-cell>
          <table:table-cell office:value-type="string">
            <text:p>RT @propublica: A provision in the #fiscalcliff bill gives Amgen 2 yrs to sell dialysis drugs w/out price restraints http://t.co/PAI0o2IC</text:p>
          </table:table-cell>
          <table:table-cell office:value-type="float" office:value="0">
            <text:p>0</text:p>
          </table:table-cell>
          <table:table-cell office:value-type="string">
            <text:p>http://t.co/PAI0o2IC</text:p>
          </table:table-cell>
          <table:table-cell table:style-name="ce2" office:value-type="date" office:date-value="2013-01-22T09:36:00">
            <text:p>1/22/2013 9:3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29E+017">
            <text:p>293729000000000000</text:p>
          </table:table-cell>
          <table:table-cell office:value-type="float" office:value="8021442">
            <text:p>8021442</text:p>
          </table:table-cell>
          <table:table-cell office:value-type="float" office:value="-1">
            <text:p>-1</text:p>
          </table:table-cell>
          <table:table-cell office:value-type="string">
            <text:p>\Constitution of the United States\" http://t.co/CE7rzV2w\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gunrights\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ead more!"</text:p>
          </table:table-cell>
          <table:table-cell office:value-type="string">
            <text:p>http://t.co/CE7rzV2w</text:p>
          </table:table-cell>
          <table:table-cell table:style-name="ce2" office:value-type="date" office:date-value="2013-01-22T09:36:00">
            <text:p>1/22/2013 9:36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2.93729E+017">
            <text:p>293729000000000000</text:p>
          </table:table-cell>
          <table:table-cell office:value-type="float" office:value="97094276">
            <text:p>97094276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38:00">
            <text:p>1/22/2013 9:38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E+017">
            <text:p>293730000000000000</text:p>
          </table:table-cell>
          <table:table-cell office:value-type="float" office:value="466770876">
            <text:p>466770876</text:p>
          </table:table-cell>
          <table:table-cell office:value-type="float" office:value="-1">
            <text:p>-1</text:p>
          </table:table-cell>
          <table:table-cell office:value-type="string">
            <text:p>CO will not get $145 million in estate-tax revenue for 2012-13 &amp; 2013-14 fiscal year due to the fiscal cliff deal #fiscalcliff #colorado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42:00">
            <text:p>1/22/2013 9:4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1E+017">
            <text:p>293731000000000000</text:p>
          </table:table-cell>
          <table:table-cell office:value-type="float" office:value="393775685">
            <text:p>393775685</text:p>
          </table:table-cell>
          <table:table-cell office:value-type="float" office:value="-1">
            <text:p>-1</text:p>
          </table:table-cell>
          <table:table-cell office:value-type="string">
            <text:p>This bus is fuck pie #godblessamerica #fiscalcliff #rickvice @chrisogren69 @DylangerG @mattdoubleU69 @nicole_whaddup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43:00">
            <text:p>1/22/2013 9:4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1E+017">
            <text:p>293731000000000000</text:p>
          </table:table-cell>
          <table:table-cell office:value-type="float" office:value="267265231">
            <text:p>267265231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44:00">
            <text:p>1/22/2013 9:44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1E+017">
            <text:p>293731000000000000</text:p>
          </table:table-cell>
          <table:table-cell office:value-type="float" office:value="69484146">
            <text:p>69484146</text:p>
          </table:table-cell>
          <table:table-cell office:value-type="float" office:value="-1">
            <text:p>-1</text:p>
          </table:table-cell>
          <table:table-cell office:value-type="string">
            <text:p>#Political #Cartoon #Gifts by RickLondonGifts &amp; @LTCartoons #FiscalCliff, End of #GOP etc #boehner #satire #humor http://t.co/kjlfW6ZS</text:p>
          </table:table-cell>
          <table:table-cell office:value-type="float" office:value="1">
            <text:p>1</text:p>
          </table:table-cell>
          <table:table-cell office:value-type="string">
            <text:p>http://t.co/kjlfW6ZS</text:p>
          </table:table-cell>
          <table:table-cell table:style-name="ce2" office:value-type="date" office:date-value="2013-01-22T09:44:00">
            <text:p>1/22/2013 9:44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1E+017">
            <text:p>293731000000000000</text:p>
          </table:table-cell>
          <table:table-cell office:value-type="float" office:value="332254979">
            <text:p>332254979</text:p>
          </table:table-cell>
          <table:table-cell office:value-type="float" office:value="-1">
            <text:p>-1</text:p>
          </table:table-cell>
          <table:table-cell office:value-type="string">
            <text:p>#Political #Cartoon #Gifts by RickLondonGifts &amp; @LTCartoons #FiscalCliff, End of #GOP etc #boehner #satire #humor http://t.co/SPTHnn8O</text:p>
          </table:table-cell>
          <table:table-cell office:value-type="float" office:value="1">
            <text:p>1</text:p>
          </table:table-cell>
          <table:table-cell office:value-type="string">
            <text:p>http://t.co/SPTHnn8O</text:p>
          </table:table-cell>
          <table:table-cell table:style-name="ce2" office:value-type="date" office:date-value="2013-01-22T09:44:00">
            <text:p>1/22/2013 9:44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1E+017">
            <text:p>293731000000000000</text:p>
          </table:table-cell>
          <table:table-cell office:value-type="float" office:value="442307093">
            <text:p>442307093</text:p>
          </table:table-cell>
          <table:table-cell office:value-type="float" office:value="-1">
            <text:p>-1</text:p>
          </table:table-cell>
          <table:table-cell office:value-type="string">
            <text:p>#Political #Cartoon #Gifts by RickLondonGifts &amp; @LTCartoons #FiscalCliff, End of #GOP etc #boehner #satire #humor http://t.co/gAm8JOrR</text:p>
          </table:table-cell>
          <table:table-cell office:value-type="float" office:value="1">
            <text:p>1</text:p>
          </table:table-cell>
          <table:table-cell office:value-type="string">
            <text:p>http://t.co/gAm8JOrR</text:p>
          </table:table-cell>
          <table:table-cell table:style-name="ce2" office:value-type="date" office:date-value="2013-01-22T09:44:00">
            <text:p>1/22/2013 9:44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1E+017">
            <text:p>293731000000000000</text:p>
          </table:table-cell>
          <table:table-cell office:value-type="float" office:value="1087359565">
            <text:p>1087359565</text:p>
          </table:table-cell>
          <table:table-cell office:value-type="float" office:value="-1">
            <text:p>-1</text:p>
          </table:table-cell>
          <table:table-cell office:value-type="string">
            <text:p>@sbruhns @dylangerg @mattdoubleu69 @nicole_whaddup she should take this bus and drive it off the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44:00">
            <text:p>1/22/2013 9:4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1E+017">
            <text:p>293731000000000000</text:p>
          </table:table-cell>
          <table:table-cell office:value-type="float" office:value="138276508">
            <text:p>138276508</text:p>
          </table:table-cell>
          <table:table-cell office:value-type="float" office:value="-1">
            <text:p>-1</text:p>
          </table:table-cell>
          <table:table-cell office:value-type="string">
            <text:p>@gabby_hoffman They'll never understand. #tcot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45:00">
            <text:p>1/22/2013 9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1E+017">
            <text:p>293731000000000000</text:p>
          </table:table-cell>
          <table:table-cell office:value-type="float" office:value="49289506">
            <text:p>49289506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46:00">
            <text:p>1/22/2013 9:46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1E+017">
            <text:p>293731000000000000</text:p>
          </table:table-cell>
          <table:table-cell office:value-type="float" office:value="75453517">
            <text:p>75453517</text:p>
          </table:table-cell>
          <table:table-cell office:value-type="float" office:value="19365750">
            <text:p>19365750</text:p>
          </table:table-cell>
          <table:table-cell office:value-type="string">
            <text:p>RT @kc8ysl: Stop the gun grabbers Now,join the NRA <text:s/>http://t.co/g8BrL1uX #GunRights #2ndAmendment #GunOwners #gungrab #nra #ProGun #tcot ...</text:p>
          </table:table-cell>
          <table:table-cell office:value-type="float" office:value="1">
            <text:p>1</text:p>
          </table:table-cell>
          <table:table-cell office:value-type="string">
            <text:p>http://t.co/g8BrL1uX</text:p>
          </table:table-cell>
          <table:table-cell table:style-name="ce2" office:value-type="date" office:date-value="2013-01-22T09:46:00">
            <text:p>1/22/2013 9:46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1E+017">
            <text:p>293731000000000000</text:p>
          </table:table-cell>
          <table:table-cell office:value-type="float" office:value="230001264">
            <text:p>230001264</text:p>
          </table:table-cell>
          <table:table-cell office:value-type="float" office:value="442307093">
            <text:p>442307093</text:p>
          </table:table-cell>
          <table:table-cell office:value-type="string">
            <text:p>RT @RickLondonGreen: #Political #Cartoon #Gifts by RickLondonGifts &amp; @LTCartoons #FiscalCliff, End of #GOP etc #boehner #satire #hum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47:00">
            <text:p>1/22/2013 9:47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1E+017">
            <text:p>293731000000000000</text:p>
          </table:table-cell>
          <table:table-cell office:value-type="float" office:value="230001264">
            <text:p>230001264</text:p>
          </table:table-cell>
          <table:table-cell office:value-type="float" office:value="332254979">
            <text:p>332254979</text:p>
          </table:table-cell>
          <table:table-cell office:value-type="string">
            <text:p>RT @LTCartoons: #Political #Cartoon #Gifts by RickLondonGifts &amp; @LTCartoons #FiscalCliff, End of #GOP etc #boehner #satire #humor ht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47:00">
            <text:p>1/22/2013 9:47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2E+017">
            <text:p>293732000000000000</text:p>
          </table:table-cell>
          <table:table-cell office:value-type="float" office:value="230001264">
            <text:p>230001264</text:p>
          </table:table-cell>
          <table:table-cell office:value-type="float" office:value="69484146">
            <text:p>69484146</text:p>
          </table:table-cell>
          <table:table-cell office:value-type="string">
            <text:p>RT @gswsyndicate: #Political #Cartoon #Gifts by RickLondonGifts &amp; @LTCartoons #FiscalCliff, End of #GOP etc #boehner #satire #humor <text:s/>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47:00">
            <text:p>1/22/2013 9:47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2E+017">
            <text:p>293732000000000000</text:p>
          </table:table-cell>
          <table:table-cell office:value-type="float" office:value="596714924">
            <text:p>596714924</text:p>
          </table:table-cell>
          <table:table-cell office:value-type="float" office:value="-1">
            <text:p>-1</text:p>
          </table:table-cell>
          <table:table-cell office:value-type="string">
            <text:p>Video explaining what Congress did on December 31st- The American Taxpayer Relief Act of 2012 #fiscalcliff https://t.co/321rlxCI</text:p>
          </table:table-cell>
          <table:table-cell office:value-type="float" office:value="0">
            <text:p>0</text:p>
          </table:table-cell>
          <table:table-cell office:value-type="string">
            <text:p>https://t.co/321rlxCI</text:p>
          </table:table-cell>
          <table:table-cell table:style-name="ce2" office:value-type="date" office:date-value="2013-01-22T09:48:00">
            <text:p>1/22/2013 9:4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2E+017">
            <text:p>293732000000000000</text:p>
          </table:table-cell>
          <table:table-cell office:value-type="float" office:value="17519205">
            <text:p>17519205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48:00">
            <text:p>1/22/2013 9:48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2E+017">
            <text:p>293732000000000000</text:p>
          </table:table-cell>
          <table:table-cell office:value-type="float" office:value="966325512">
            <text:p>966325512</text:p>
          </table:table-cell>
          <table:table-cell office:value-type="float" office:value="655093">
            <text:p>655093</text:p>
          </table:table-cell>
          <table:table-cell office:value-type="string">
            <text:p>RT @god: Obama knock-knock photo. #FiscalCliff http://t.co/zucJxAkB</text:p>
          </table:table-cell>
          <table:table-cell office:value-type="float" office:value="1">
            <text:p>1</text:p>
          </table:table-cell>
          <table:table-cell office:value-type="string">
            <text:p>http://t.co/zucJxAkB</text:p>
          </table:table-cell>
          <table:table-cell table:style-name="ce2" office:value-type="date" office:date-value="2013-01-22T09:50:00">
            <text:p>1/22/2013 9:50</text:p>
          </table:table-cell>
          <table:table-cell office:value-type="string">
            <text:p>FiscalCliff</text:p>
          </table:table-cell>
          <table:table-cell office:value-type="float" office:value="408">
            <text:p>408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3E+017">
            <text:p>293733000000000000</text:p>
          </table:table-cell>
          <table:table-cell office:value-type="float" office:value="735746977">
            <text:p>735746977</text:p>
          </table:table-cell>
          <table:table-cell office:value-type="float" office:value="-1">
            <text:p>-1</text:p>
          </table:table-cell>
          <table:table-cell office:value-type="string">
            <text:p>#moneyinpolitics RT \@ProPublica: Provision in #fiscalcliff bill gives Amgen 2 yrs to sell drugs w/o price restraints http://t.co/Z3Fmk8Ic\""</text:p>
          </table:table-cell>
          <table:table-cell office:value-type="float" office:value="0">
            <text:p>0</text:p>
          </table:table-cell>
          <table:table-cell office:value-type="string">
            <text:p>http://t.co/Z3Fmk8Ic</text:p>
          </table:table-cell>
          <table:table-cell table:style-name="ce2" office:value-type="date" office:date-value="2013-01-22T09:51:00">
            <text:p>1/22/2013 9:5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3E+017">
            <text:p>293733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No Bargaining, No Negotiation &amp; No Compromise Ð The Enemy is the Enemy http://t.co/ri1BJi1j #NRA #2ndamendment</text:p>
          </table:table-cell>
          <table:table-cell office:value-type="float" office:value="1">
            <text:p>1</text:p>
          </table:table-cell>
          <table:table-cell office:value-type="string">
            <text:p>http://t.co/ri1BJi1j</text:p>
          </table:table-cell>
          <table:table-cell table:style-name="ce2" office:value-type="date" office:date-value="2013-01-22T09:52:00">
            <text:p>1/22/2013 9:5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3E+017">
            <text:p>293733000000000000</text:p>
          </table:table-cell>
          <table:table-cell office:value-type="float" office:value="335388923">
            <text:p>335388923</text:p>
          </table:table-cell>
          <table:table-cell office:value-type="float" office:value="-1">
            <text:p>-1</text:p>
          </table:table-cell>
          <table:table-cell office:value-type="string">
            <text:p>MT @ecvanhorn RT \@ProPublica: Provision in #fiscalcliff bill gives Amgen 2 yrs to sell drugs w/o price restraints http://t.co/ne0gbr28\" ^KS"</text:p>
          </table:table-cell>
          <table:table-cell office:value-type="float" office:value="0">
            <text:p>0</text:p>
          </table:table-cell>
          <table:table-cell office:value-type="string">
            <text:p>http://t.co/ne0gbr28</text:p>
          </table:table-cell>
          <table:table-cell table:style-name="ce2" office:value-type="date" office:date-value="2013-01-22T09:53:00">
            <text:p>1/22/2013 9:5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3E+017">
            <text:p>293733000000000000</text:p>
          </table:table-cell>
          <table:table-cell office:value-type="float" office:value="248917197">
            <text:p>248917197</text:p>
          </table:table-cell>
          <table:table-cell office:value-type="float" office:value="-1">
            <text:p>-1</text:p>
          </table:table-cell>
          <table:table-cell office:value-type="string">
            <text:p>Fuck bus rides #busproblems #bussmellslikefish #christweetswithhistaint #ewh #fiscalcliff #fml #Fuckbuses #godblessamerica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09:54:00">
            <text:p>1/22/2013 9:5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4E+017">
            <text:p>293734000000000000</text:p>
          </table:table-cell>
          <table:table-cell office:value-type="float" office:value="770121109">
            <text:p>770121109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09:56:00">
            <text:p>1/22/2013 9:56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4E+017">
            <text:p>293734000000000000</text:p>
          </table:table-cell>
          <table:table-cell office:value-type="float" office:value="182815759">
            <text:p>182815759</text:p>
          </table:table-cell>
          <table:table-cell office:value-type="float" office:value="252244719">
            <text:p>252244719</text:p>
          </table:table-cell>
          <table:table-cell office:value-type="string">
            <text:p>RT @dodsonadvocate: Registered for @CoalitiononHN #FiscalCliff webinar: http://t.co/kn6NdtwP w/ @FRACTweets @NWLC. @RESULTS_Tweets peeps ...</text:p>
          </table:table-cell>
          <table:table-cell office:value-type="float" office:value="1">
            <text:p>1</text:p>
          </table:table-cell>
          <table:table-cell office:value-type="string">
            <text:p>http://t.co/kn6NdtwP</text:p>
          </table:table-cell>
          <table:table-cell table:style-name="ce2" office:value-type="date" office:date-value="2013-01-22T09:58:00">
            <text:p>1/22/2013 9:58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5E+017">
            <text:p>293735000000000000</text:p>
          </table:table-cell>
          <table:table-cell office:value-type="float" office:value="187918342">
            <text:p>187918342</text:p>
          </table:table-cell>
          <table:table-cell office:value-type="float" office:value="-1">
            <text:p>-1</text:p>
          </table:table-cell>
          <table:table-cell office:value-type="string">
            <text:p>#FiscalCliff bill includes measure that benefits #Amgen http://t.co/WPBdUdkl #dialysis #nephrology</text:p>
          </table:table-cell>
          <table:table-cell office:value-type="float" office:value="0">
            <text:p>0</text:p>
          </table:table-cell>
          <table:table-cell office:value-type="string">
            <text:p>http://t.co/WPBdUdkl</text:p>
          </table:table-cell>
          <table:table-cell table:style-name="ce2" office:value-type="date" office:date-value="2013-01-22T09:59:00">
            <text:p>1/22/2013 9:59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5E+017">
            <text:p>293735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MILLER: Obama is coming for your guns http://t.co/qnY3IifM #gunrights #nra</text:p>
          </table:table-cell>
          <table:table-cell office:value-type="float" office:value="1">
            <text:p>1</text:p>
          </table:table-cell>
          <table:table-cell office:value-type="string">
            <text:p>http://t.co/qnY3IifM</text:p>
          </table:table-cell>
          <table:table-cell table:style-name="ce2" office:value-type="date" office:date-value="2013-01-22T10:00:00">
            <text:p>1/22/2013 10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5E+017">
            <text:p>293735000000000000</text:p>
          </table:table-cell>
          <table:table-cell office:value-type="float" office:value="488005565">
            <text:p>488005565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0:01:00">
            <text:p>1/22/2013 10:01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5E+017">
            <text:p>293735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Nothing says support, @SenFeinstein for Assault weapon #GunControl ban like People who value #GunRights buying stuff! http://t.co/U7VdZ3zJ</text:p>
          </table:table-cell>
          <table:table-cell office:value-type="float" office:value="1">
            <text:p>1</text:p>
          </table:table-cell>
          <table:table-cell office:value-type="string">
            <text:p>http://t.co/U7VdZ3zJ</text:p>
          </table:table-cell>
          <table:table-cell table:style-name="ce2" office:value-type="date" office:date-value="2013-01-22T10:02:00">
            <text:p>1/22/2013 10:0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6E+017">
            <text:p>293736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Recent News: Andrea Mitchell Argues GovÕt Can Infringe , Hear Pro-Gun Epic Response #nra #gunrights <text:s/>http://t.co/80kV5woC</text:p>
          </table:table-cell>
          <table:table-cell office:value-type="float" office:value="0">
            <text:p>0</text:p>
          </table:table-cell>
          <table:table-cell office:value-type="string">
            <text:p>http://t.co/80kV5woC</text:p>
          </table:table-cell>
          <table:table-cell table:style-name="ce2" office:value-type="date" office:date-value="2013-01-22T10:04:00">
            <text:p>1/22/2013 10:0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6E+017">
            <text:p>293736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Nothing says support, @SenFeinstein for Assault weapon #GunControl ban like People who value #GunRights buying stuff! http://t.co/comEIZgW</text:p>
          </table:table-cell>
          <table:table-cell office:value-type="float" office:value="1">
            <text:p>1</text:p>
          </table:table-cell>
          <table:table-cell office:value-type="string">
            <text:p>http://t.co/comEIZgW</text:p>
          </table:table-cell>
          <table:table-cell table:style-name="ce2" office:value-type="date" office:date-value="2013-01-22T10:04:00">
            <text:p>1/22/2013 10:0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6E+017">
            <text:p>293736000000000000</text:p>
          </table:table-cell>
          <table:table-cell office:value-type="float" office:value="1111764630">
            <text:p>1111764630</text:p>
          </table:table-cell>
          <table:table-cell office:value-type="float" office:value="16007481">
            <text:p>16007481</text:p>
          </table:table-cell>
          <table:table-cell office:value-type="string">
            <text:p>RT @GreenvilleNews: Photos: More than 100 supporters rally for #gunrights http://t.co/ZjXd129t <text:s/>http://t.co/Trt0bsE8</text:p>
          </table:table-cell>
          <table:table-cell office:value-type="float" office:value="0">
            <text:p>0</text:p>
          </table:table-cell>
          <table:table-cell office:value-type="string">
            <text:p>http://t.co/ZjXd129t</text:p>
          </table:table-cell>
          <table:table-cell table:style-name="ce2" office:value-type="date" office:date-value="2013-01-22T10:04:00">
            <text:p>1/22/2013 10:04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6E+017">
            <text:p>293736000000000000</text:p>
          </table:table-cell>
          <table:table-cell office:value-type="float" office:value="329463466">
            <text:p>329463466</text:p>
          </table:table-cell>
          <table:table-cell office:value-type="float" office:value="199071521">
            <text:p>199071521</text:p>
          </table:table-cell>
          <table:table-cell office:value-type="string">
            <text:p>RT @TheRealCatalyst: Lesson on the #FiscalCliff and #DebtCeiling @RealAlexJones Alex Jones http://t.co/B0QfaFsq</text:p>
          </table:table-cell>
          <table:table-cell office:value-type="float" office:value="0">
            <text:p>0</text:p>
          </table:table-cell>
          <table:table-cell office:value-type="string">
            <text:p>http://t.co/B0QfaFsq</text:p>
          </table:table-cell>
          <table:table-cell table:style-name="ce2" office:value-type="date" office:date-value="2013-01-22T10:06:00">
            <text:p>1/22/2013 10:06</text:p>
          </table:table-cell>
          <table:table-cell office:value-type="string">
            <text:p>FiscalCliff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7E+017">
            <text:p>293737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Nothing says support, @SenFeinstein for Semi-auto #GunControl ban like People who value #GunRights buying stuff! http://t.co/4IauhLhK</text:p>
          </table:table-cell>
          <table:table-cell office:value-type="float" office:value="1">
            <text:p>1</text:p>
          </table:table-cell>
          <table:table-cell office:value-type="string">
            <text:p>http://t.co/4IauhLhK</text:p>
          </table:table-cell>
          <table:table-cell table:style-name="ce2" office:value-type="date" office:date-value="2013-01-22T10:07:00">
            <text:p>1/22/2013 10:0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7E+017">
            <text:p>293737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Nothing says support, @SenFeinstein for Semi-auto #GunControl ban like People who value #GunRights buying stuff! http://t.co/miYW8Vqi</text:p>
          </table:table-cell>
          <table:table-cell office:value-type="float" office:value="1">
            <text:p>1</text:p>
          </table:table-cell>
          <table:table-cell office:value-type="string">
            <text:p>http://t.co/miYW8Vqi</text:p>
          </table:table-cell>
          <table:table-cell table:style-name="ce2" office:value-type="date" office:date-value="2013-01-22T10:08:00">
            <text:p>1/22/2013 10:0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7E+017">
            <text:p>293737000000000000</text:p>
          </table:table-cell>
          <table:table-cell office:value-type="float" office:value="195889736">
            <text:p>195889736</text:p>
          </table:table-cell>
          <table:table-cell office:value-type="float" office:value="-1">
            <text:p>-1</text:p>
          </table:table-cell>
          <table:table-cell office:value-type="string">
            <text:p>#CapitalOptimization strategies to remain competitive in any #EconomicCycle. #FiscalCliff Join in 2hrs: http://t.co/vjl7wFCD #EY_FiscalCliff</text:p>
          </table:table-cell>
          <table:table-cell office:value-type="float" office:value="1">
            <text:p>1</text:p>
          </table:table-cell>
          <table:table-cell office:value-type="string">
            <text:p>http://t.co/vjl7wFCD</text:p>
          </table:table-cell>
          <table:table-cell table:style-name="ce2" office:value-type="date" office:date-value="2013-01-22T10:09:00">
            <text:p>1/22/2013 10:09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7E+017">
            <text:p>293737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Nothing says support, @SenFeinstein for Semi-auto #GunControl ban like People who value #GunRights buying stuff! http://t.co/1ULv2VZi</text:p>
          </table:table-cell>
          <table:table-cell office:value-type="float" office:value="1">
            <text:p>1</text:p>
          </table:table-cell>
          <table:table-cell office:value-type="string">
            <text:p>http://t.co/1ULv2VZi</text:p>
          </table:table-cell>
          <table:table-cell table:style-name="ce2" office:value-type="date" office:date-value="2013-01-22T10:10:00">
            <text:p>1/22/2013 10:10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7E+017">
            <text:p>293737000000000000</text:p>
          </table:table-cell>
          <table:table-cell office:value-type="float" office:value="119265853">
            <text:p>119265853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0:10:00">
            <text:p>1/22/2013 10:10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8E+017">
            <text:p>293738000000000000</text:p>
          </table:table-cell>
          <table:table-cell office:value-type="float" office:value="83146330">
            <text:p>83146330</text:p>
          </table:table-cell>
          <table:table-cell office:value-type="float" office:value="-1">
            <text:p>-1</text:p>
          </table:table-cell>
          <table:table-cell office:value-type="string">
            <text:p>My home state is cooler than yours: Missouri sheriffs won't enforce Obama's gun control laws. http://t.co/JTEJhV1M #missouri #gunrights</text:p>
          </table:table-cell>
          <table:table-cell office:value-type="float" office:value="1">
            <text:p>1</text:p>
          </table:table-cell>
          <table:table-cell office:value-type="string">
            <text:p>http://t.co/JTEJhV1M</text:p>
          </table:table-cell>
          <table:table-cell table:style-name="ce2" office:value-type="date" office:date-value="2013-01-22T10:11:00">
            <text:p>1/22/2013 10:1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8E+017">
            <text:p>293738000000000000</text:p>
          </table:table-cell>
          <table:table-cell office:value-type="float" office:value="457680921">
            <text:p>457680921</text:p>
          </table:table-cell>
          <table:table-cell office:value-type="float" office:value="36717618">
            <text:p>36717618</text:p>
          </table:table-cell>
          <table:table-cell office:value-type="string">
            <text:p>RT @Weirdodo: Nothing says support, @SenFeinstein for Semi-auto #GunControl ban like People who value #GunRights buying stuff! http://t.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12:00">
            <text:p>1/22/2013 10:12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8E+017">
            <text:p>293738000000000000</text:p>
          </table:table-cell>
          <table:table-cell office:value-type="float" office:value="66180021">
            <text:p>66180021</text:p>
          </table:table-cell>
          <table:table-cell office:value-type="float" office:value="614561410">
            <text:p>614561410</text:p>
          </table:table-cell>
          <table:table-cell office:value-type="string">
            <text:p>RT @NerdWalletPFM: The #FiscalCliff story isn't over -- and it could have profound effects on #Obamacare: http://t.co/QPKeB10N #ACA</text:p>
          </table:table-cell>
          <table:table-cell office:value-type="float" office:value="1">
            <text:p>1</text:p>
          </table:table-cell>
          <table:table-cell office:value-type="string">
            <text:p>http://t.co/QPKeB10N</text:p>
          </table:table-cell>
          <table:table-cell table:style-name="ce2" office:value-type="date" office:date-value="2013-01-22T10:14:00">
            <text:p>1/22/2013 10:14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8E+017">
            <text:p>293738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What do you want to bet, lot of the people who bought these, no longer support @SenFeinstein's #GunControl? http://t.co/1ULv2VZi #GunRights</text:p>
          </table:table-cell>
          <table:table-cell office:value-type="float" office:value="1">
            <text:p>1</text:p>
          </table:table-cell>
          <table:table-cell office:value-type="string">
            <text:p>http://t.co/1ULv2VZi</text:p>
          </table:table-cell>
          <table:table-cell table:style-name="ce2" office:value-type="date" office:date-value="2013-01-22T10:14:00">
            <text:p>1/22/2013 10:1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8E+017">
            <text:p>293738000000000000</text:p>
          </table:table-cell>
          <table:table-cell office:value-type="float" office:value="557960079">
            <text:p>557960079</text:p>
          </table:table-cell>
          <table:table-cell office:value-type="float" office:value="-1">
            <text:p>-1</text:p>
          </table:table-cell>
          <table:table-cell office:value-type="string">
            <text:p>Harry Reid has a plan to gut the Senate filibuster to clear a path to pass gun control -- and the fight is happening RIGHT NOW!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14:00">
            <text:p>1/22/2013 10:1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9E+017">
            <text:p>293739000000000000</text:p>
          </table:table-cell>
          <table:table-cell office:value-type="float" office:value="331693829">
            <text:p>331693829</text:p>
          </table:table-cell>
          <table:table-cell office:value-type="float" office:value="-1">
            <text:p>-1</text:p>
          </table:table-cell>
          <table:table-cell office:value-type="string">
            <text:p>A Look Back: Lenwood Brooks explaining the #fiscalcliff fix on @FoxNews http://t.co/qeW5y4Cq</text:p>
          </table:table-cell>
          <table:table-cell office:value-type="float" office:value="0">
            <text:p>0</text:p>
          </table:table-cell>
          <table:table-cell office:value-type="string">
            <text:p>http://t.co/qeW5y4Cq</text:p>
          </table:table-cell>
          <table:table-cell table:style-name="ce2" office:value-type="date" office:date-value="2013-01-22T10:15:00">
            <text:p>1/22/2013 10:1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9E+017">
            <text:p>293739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National Pro-Gun Protests Bring Thousands Out at New York State Capitol http://t.co/Qn2AY1X1 #gunrights #nra</text:p>
          </table:table-cell>
          <table:table-cell office:value-type="float" office:value="0">
            <text:p>0</text:p>
          </table:table-cell>
          <table:table-cell office:value-type="string">
            <text:p>http://t.co/Qn2AY1X1</text:p>
          </table:table-cell>
          <table:table-cell table:style-name="ce2" office:value-type="date" office:date-value="2013-01-22T10:15:00">
            <text:p>1/22/2013 10:15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9E+017">
            <text:p>293739000000000000</text:p>
          </table:table-cell>
          <table:table-cell office:value-type="float" office:value="557960079">
            <text:p>557960079</text:p>
          </table:table-cell>
          <table:table-cell office:value-type="float" office:value="-1">
            <text:p>-1</text:p>
          </table:table-cell>
          <table:table-cell office:value-type="string">
            <text:p>That's why it's critical Republican U.S. Senate Minority Leader Mitch McConnell hear from gun owners loud and clear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16:00">
            <text:p>1/22/2013 10:1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39E+017">
            <text:p>293739000000000000</text:p>
          </table:table-cell>
          <table:table-cell office:value-type="float" office:value="557960079">
            <text:p>557960079</text:p>
          </table:table-cell>
          <table:table-cell office:value-type="float" office:value="-1">
            <text:p>-1</text:p>
          </table:table-cell>
          <table:table-cell office:value-type="string">
            <text:p>Call Mitch McConnell and urge him to stop negotiating with Harry Reid to gut the filibuster. 202-224-2541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18:00">
            <text:p>1/22/2013 10:1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E+017">
            <text:p>293740000000000000</text:p>
          </table:table-cell>
          <table:table-cell office:value-type="float" office:value="30112039">
            <text:p>30112039</text:p>
          </table:table-cell>
          <table:table-cell office:value-type="float" office:value="-1">
            <text:p>-1</text:p>
          </table:table-cell>
          <table:table-cell office:value-type="string">
            <text:p>@groupon Never used it, never will. #progun #2ndamendment #gunrights #nra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19:00">
            <text:p>1/22/2013 10:1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E+017">
            <text:p>293740000000000000</text:p>
          </table:table-cell>
          <table:table-cell office:value-type="float" office:value="557960079">
            <text:p>557960079</text:p>
          </table:table-cell>
          <table:table-cell office:value-type="float" office:value="-1">
            <text:p>-1</text:p>
          </table:table-cell>
          <table:table-cell office:value-type="string">
            <text:p>If McConnell caves to Harry Reid's demands, the anti-gunners in Washington will have a clear path to restrict our #gunrights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19:00">
            <text:p>1/22/2013 10:1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E+017">
            <text:p>293740000000000000</text:p>
          </table:table-cell>
          <table:table-cell office:value-type="float" office:value="560000542">
            <text:p>560000542</text:p>
          </table:table-cell>
          <table:table-cell office:value-type="float" office:value="-1">
            <text:p>-1</text:p>
          </table:table-cell>
          <table:table-cell office:value-type="string">
            <text:p>@NRA #2A is the essential #Liberty in which all others will stand or fall. <text:s/>#GunRights #GunControl #GunLobby #tyranny #TCOT #OCRA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19:00">
            <text:p>1/22/2013 10:1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E+017">
            <text:p>293740000000000000</text:p>
          </table:table-cell>
          <table:table-cell office:value-type="float" office:value="764979343">
            <text:p>764979343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0:20:00">
            <text:p>1/22/2013 10:20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E+017">
            <text:p>293740000000000000</text:p>
          </table:table-cell>
          <table:table-cell office:value-type="float" office:value="68758689">
            <text:p>68758689</text:p>
          </table:table-cell>
          <table:table-cell office:value-type="float" office:value="-1">
            <text:p>-1</text:p>
          </table:table-cell>
          <table:table-cell office:value-type="string">
            <text:p>Thru the end of Jan GRF will tweet about key provisions of the #fiscalcliff legislation. Download our newsletter here: http://t.co/xzGmoFbN</text:p>
          </table:table-cell>
          <table:table-cell office:value-type="float" office:value="1">
            <text:p>1</text:p>
          </table:table-cell>
          <table:table-cell office:value-type="string">
            <text:p>http://t.co/xzGmoFbN</text:p>
          </table:table-cell>
          <table:table-cell table:style-name="ce2" office:value-type="date" office:date-value="2013-01-22T10:20:00">
            <text:p>1/22/2013 10:2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E+017">
            <text:p>293740000000000000</text:p>
          </table:table-cell>
          <table:table-cell office:value-type="float" office:value="557960079">
            <text:p>557960079</text:p>
          </table:table-cell>
          <table:table-cell office:value-type="float" office:value="-1">
            <text:p>-1</text:p>
          </table:table-cell>
          <table:table-cell office:value-type="string">
            <text:p>Afterwards, please contact both of your U.S. Senators and demand they say NO to Reid's assault on the filibuster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20:00">
            <text:p>1/22/2013 10:2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E+017">
            <text:p>293740000000000000</text:p>
          </table:table-cell>
          <table:table-cell office:value-type="float" office:value="860666150">
            <text:p>860666150</text:p>
          </table:table-cell>
          <table:table-cell office:value-type="float" office:value="104342107">
            <text:p>104342107</text:p>
          </table:table-cell>
          <table:table-cell office:value-type="string">
            <text:p>RT @Gabby_Hoffman: Harvard Study: More Guns, Less Crime http://t.co/Ptl4S4B8 #gunrights</text:p>
          </table:table-cell>
          <table:table-cell office:value-type="float" office:value="0">
            <text:p>0</text:p>
          </table:table-cell>
          <table:table-cell office:value-type="string">
            <text:p>http://t.co/Ptl4S4B8</text:p>
          </table:table-cell>
          <table:table-cell table:style-name="ce2" office:value-type="date" office:date-value="2013-01-22T10:20:00">
            <text:p>1/22/2013 10:20</text:p>
          </table:table-cell>
          <table:table-cell office:value-type="string">
            <text:p>gunrights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E+017">
            <text:p>293740000000000000</text:p>
          </table:table-cell>
          <table:table-cell office:value-type="float" office:value="557960079">
            <text:p>557960079</text:p>
          </table:table-cell>
          <table:table-cell office:value-type="float" office:value="-1">
            <text:p>-1</text:p>
          </table:table-cell>
          <table:table-cell office:value-type="string">
            <text:p>Call both of your U.S. Senators at 202-224-3121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21:00">
            <text:p>1/22/2013 10:2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E+017">
            <text:p>293740000000000000</text:p>
          </table:table-cell>
          <table:table-cell office:value-type="float" office:value="300254302">
            <text:p>300254302</text:p>
          </table:table-cell>
          <table:table-cell office:value-type="float" office:value="-1">
            <text:p>-1</text:p>
          </table:table-cell>
          <table:table-cell office:value-type="string">
            <text:p>Ganado ISD Approves Teachers To Carry Guns On Campus http://t.co/wLLKFjhg #TGDN #CCOT #PJNET #Conservatives #GunRights #GunControl #ProLife</text:p>
          </table:table-cell>
          <table:table-cell office:value-type="float" office:value="0">
            <text:p>0</text:p>
          </table:table-cell>
          <table:table-cell office:value-type="string">
            <text:p>http://t.co/wLLKFjhg</text:p>
          </table:table-cell>
          <table:table-cell table:style-name="ce2" office:value-type="date" office:date-value="2013-01-22T10:22:00">
            <text:p>1/22/2013 10:22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1E+017">
            <text:p>293741000000000000</text:p>
          </table:table-cell>
          <table:table-cell office:value-type="float" office:value="557960079">
            <text:p>557960079</text:p>
          </table:table-cell>
          <table:table-cell office:value-type="float" office:value="-1">
            <text:p>-1</text:p>
          </table:table-cell>
          <table:table-cell office:value-type="string">
            <text:p>Gun owners! Take action NOW to save the Senate filibuster and fight for our right to keep and bear arms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23:00">
            <text:p>1/22/2013 10:2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1E+017">
            <text:p>293741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Pro Gun Defenders, Your Last Chance To Speak On The UN Arms Trade Treaty http://t.co/dv0LOirT #NRA #2ndamendment</text:p>
          </table:table-cell>
          <table:table-cell office:value-type="float" office:value="1">
            <text:p>1</text:p>
          </table:table-cell>
          <table:table-cell office:value-type="string">
            <text:p>http://t.co/dv0LOirT</text:p>
          </table:table-cell>
          <table:table-cell table:style-name="ce2" office:value-type="date" office:date-value="2013-01-22T10:24:00">
            <text:p>1/22/2013 10:2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1E+017">
            <text:p>293741000000000000</text:p>
          </table:table-cell>
          <table:table-cell office:value-type="float" office:value="47346306">
            <text:p>47346306</text:p>
          </table:table-cell>
          <table:table-cell office:value-type="float" office:value="-1">
            <text:p>-1</text:p>
          </table:table-cell>
          <table:table-cell office:value-type="string">
            <text:p>All those calling for new gun restrictions should watch this: http://t.co/DVIgf0aI #Sandy_Hook #guns #GunControlNow #Gunban #gunrights</text:p>
          </table:table-cell>
          <table:table-cell office:value-type="float" office:value="1">
            <text:p>1</text:p>
          </table:table-cell>
          <table:table-cell office:value-type="string">
            <text:p>http://t.co/DVIgf0aI</text:p>
          </table:table-cell>
          <table:table-cell table:style-name="ce2" office:value-type="date" office:date-value="2013-01-22T10:24:00">
            <text:p>1/22/2013 10:2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1E+017">
            <text:p>293741000000000000</text:p>
          </table:table-cell>
          <table:table-cell office:value-type="float" office:value="705312114">
            <text:p>705312114</text:p>
          </table:table-cell>
          <table:table-cell office:value-type="float" office:value="-1">
            <text:p>-1</text:p>
          </table:table-cell>
          <table:table-cell office:value-type="string">
            <text:p>@PlanandPrep Can U not see that the #Constitution is being eroded? #NDAA #GunRights being eroded. Congress &amp; Senate just going along w/ it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26:00">
            <text:p>1/22/2013 10:26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2E+017">
            <text:p>293742000000000000</text:p>
          </table:table-cell>
          <table:table-cell office:value-type="float" office:value="26179347">
            <text:p>26179347</text:p>
          </table:table-cell>
          <table:table-cell office:value-type="float" office:value="-1">
            <text:p>-1</text:p>
          </table:table-cell>
          <table:table-cell office:value-type="string">
            <text:p>55 million potential taxpayers killed since we went over first #fiscalcliff in 1973. We are reaping what we have sown. #tcot #tgdn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28:00">
            <text:p>1/22/2013 10:2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2E+017">
            <text:p>293742000000000000</text:p>
          </table:table-cell>
          <table:table-cell office:value-type="float" office:value="452579260">
            <text:p>452579260</text:p>
          </table:table-cell>
          <table:table-cell office:value-type="float" office:value="-1">
            <text:p>-1</text:p>
          </table:table-cell>
          <table:table-cell office:value-type="string">
            <text:p>@Jessie_Duff Thank you. Our society needs more strong, independent, successful women like you who stand for what they believe in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28:00">
            <text:p>1/22/2013 10:28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2E+017">
            <text:p>293742000000000000</text:p>
          </table:table-cell>
          <table:table-cell office:value-type="float" office:value="838399572">
            <text:p>838399572</text:p>
          </table:table-cell>
          <table:table-cell office:value-type="float" office:value="-1">
            <text:p>-1</text:p>
          </table:table-cell>
          <table:table-cell office:value-type="string">
            <text:p>Guns Stop Three Home Invasions, Store Robbery http://t.co/1ravIByi via @BreitbartNews #tcot #guns #gunrights #guncontrol #2ndamendment</text:p>
          </table:table-cell>
          <table:table-cell office:value-type="float" office:value="0">
            <text:p>0</text:p>
          </table:table-cell>
          <table:table-cell office:value-type="string">
            <text:p>http://t.co/1ravIByi</text:p>
          </table:table-cell>
          <table:table-cell table:style-name="ce2" office:value-type="date" office:date-value="2013-01-22T10:28:00">
            <text:p>1/22/2013 10:28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2E+017">
            <text:p>293742000000000000</text:p>
          </table:table-cell>
          <table:table-cell office:value-type="float" office:value="991710660">
            <text:p>991710660</text:p>
          </table:table-cell>
          <table:table-cell office:value-type="float" office:value="40533912">
            <text:p>40533912</text:p>
          </table:table-cell>
          <table:table-cell office:value-type="string">
            <text:p>RT @MSN_Money: Homeowners received two little-noticed gifts from the #fiscalcliff deal <text:s text:c="2"/>http://t.co/UcM3eUiP #taxes</text:p>
          </table:table-cell>
          <table:table-cell office:value-type="float" office:value="0">
            <text:p>0</text:p>
          </table:table-cell>
          <table:table-cell office:value-type="string">
            <text:p>http://t.co/UcM3eUiP</text:p>
          </table:table-cell>
          <table:table-cell table:style-name="ce2" office:value-type="date" office:date-value="2013-01-22T10:29:00">
            <text:p>1/22/2013 10:29</text:p>
          </table:table-cell>
          <table:table-cell office:value-type="string">
            <text:p>FiscalCliff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2E+017">
            <text:p>293742000000000000</text:p>
          </table:table-cell>
          <table:table-cell office:value-type="float" office:value="26179347">
            <text:p>26179347</text:p>
          </table:table-cell>
          <table:table-cell office:value-type="float" office:value="-1">
            <text:p>-1</text:p>
          </table:table-cell>
          <table:table-cell office:value-type="string">
            <text:p>55 million potential taxpayers killed since we went over first #fiscalcliff in 1973. We are reaping what we have sown. #tcot #tgdn #prolife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29:00">
            <text:p>1/22/2013 10:29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1" office:value-type="float" office:value="2.93742E+017">
            <text:p>293742000000000000</text:p>
          </table:table-cell>
          <table:table-cell office:value-type="float" office:value="472247128">
            <text:p>472247128</text:p>
          </table:table-cell>
          <table:table-cell office:value-type="float" office:value="-1">
            <text:p>-1</text:p>
          </table:table-cell>
          <table:table-cell table:style-name="ce3" office:value-type="string">
            <text:p>No Bargaining, No Negotiation and No Compromise Ð The Enemy is the Enemy #gunrights\</text:p>
            <text:p>http://t.co/poqmqZTz</text:p>
          </table:table-cell>
          <table:table-cell office:value-type="float" office:value="1">
            <text:p>1</text:p>
          </table:table-cell>
          <table:table-cell office:value-type="string">
            <text:p>http://t.co/poqmqZTz</text:p>
          </table:table-cell>
          <table:table-cell table:style-name="ce2" office:value-type="date" office:date-value="2013-01-22T10:30:00">
            <text:p>1/22/2013 10:30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2E+017">
            <text:p>293742000000000000</text:p>
          </table:table-cell>
          <table:table-cell office:value-type="float" office:value="104342107">
            <text:p>104342107</text:p>
          </table:table-cell>
          <table:table-cell office:value-type="float" office:value="-1">
            <text:p>-1</text:p>
          </table:table-cell>
          <table:table-cell office:value-type="string">
            <text:p>\RememberÐtyranny begins when citizens become disarmed.\" http://t.co/2WnQozUg Read my latest piece in @ccultured on #gunrights! #tcot"</text:p>
          </table:table-cell>
          <table:table-cell office:value-type="float" office:value="1">
            <text:p>1</text:p>
          </table:table-cell>
          <table:table-cell office:value-type="string">
            <text:p>http://t.co/2WnQozUg</text:p>
          </table:table-cell>
          <table:table-cell table:style-name="ce2" office:value-type="date" office:date-value="2013-01-22T10:30:00">
            <text:p>1/22/2013 10:30</text:p>
          </table:table-cell>
          <table:table-cell office:value-type="string">
            <text:p>gunrights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2E+017">
            <text:p>293742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Santorum: 'I Think We Should Stick To Our Guns' http://t.co/zTI6n5fH #gunrights #nra</text:p>
          </table:table-cell>
          <table:table-cell office:value-type="float" office:value="0">
            <text:p>0</text:p>
          </table:table-cell>
          <table:table-cell office:value-type="string">
            <text:p>http://t.co/zTI6n5fH</text:p>
          </table:table-cell>
          <table:table-cell table:style-name="ce2" office:value-type="date" office:date-value="2013-01-22T10:30:00">
            <text:p>1/22/2013 10:30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3E+017">
            <text:p>293743000000000000</text:p>
          </table:table-cell>
          <table:table-cell office:value-type="float" office:value="29767334">
            <text:p>29767334</text:p>
          </table:table-cell>
          <table:table-cell office:value-type="float" office:value="-1">
            <text:p>-1</text:p>
          </table:table-cell>
          <table:table-cell office:value-type="string">
            <text:p>Today, members of @KyleTexas Chamber will convene on the @plumcrkgolfclub pavilion to discuss the aftermath of the #fiscalcliff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0:31:00">
            <text:p>1/22/2013 10:3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3E+017">
            <text:p>293743000000000000</text:p>
          </table:table-cell>
          <table:table-cell office:value-type="float" office:value="404376790">
            <text:p>404376790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0:31:00">
            <text:p>1/22/2013 10:31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3E+017">
            <text:p>293743000000000000</text:p>
          </table:table-cell>
          <table:table-cell office:value-type="float" office:value="563395155">
            <text:p>563395155</text:p>
          </table:table-cell>
          <table:table-cell office:value-type="float" office:value="104342107">
            <text:p>104342107</text:p>
          </table:table-cell>
          <table:table-cell office:value-type="string">
            <text:p>RT @Gabby_Hoffman: Harvard Study: More Guns, Less Crime http://t.co/Ptl4S4B8 #gunrights</text:p>
          </table:table-cell>
          <table:table-cell office:value-type="float" office:value="0">
            <text:p>0</text:p>
          </table:table-cell>
          <table:table-cell office:value-type="string">
            <text:p>http://t.co/Ptl4S4B8</text:p>
          </table:table-cell>
          <table:table-cell table:style-name="ce2" office:value-type="date" office:date-value="2013-01-22T10:33:00">
            <text:p>1/22/2013 10:33</text:p>
          </table:table-cell>
          <table:table-cell office:value-type="string">
            <text:p>gunrights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3E+017">
            <text:p>293743000000000000</text:p>
          </table:table-cell>
          <table:table-cell office:value-type="float" office:value="370729020">
            <text:p>370729020</text:p>
          </table:table-cell>
          <table:table-cell office:value-type="float" office:value="-1">
            <text:p>-1</text:p>
          </table:table-cell>
          <table:table-cell office:value-type="string">
            <text:p>Should Mental Health Patients Have Gun Rights? #guncontrol #gunrights http://t.co/Xc4lWLt2</text:p>
          </table:table-cell>
          <table:table-cell office:value-type="float" office:value="0">
            <text:p>0</text:p>
          </table:table-cell>
          <table:table-cell office:value-type="string">
            <text:p>http://t.co/Xc4lWLt2</text:p>
          </table:table-cell>
          <table:table-cell table:style-name="ce2" office:value-type="date" office:date-value="2013-01-22T10:34:00">
            <text:p>1/22/2013 10:3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744E+017">
            <text:p>293744000000000000</text:p>
          </table:table-cell>
          <table:table-cell office:value-type="float" office:value="557960079">
            <text:p>557960079</text:p>
          </table:table-cell>
          <table:table-cell office:value-type="float" office:value="472247128">
            <text:p>472247128</text:p>
          </table:table-cell>
          <table:table-cell table:style-name="ce3" office:value-type="string">
            <text:p>RT @RIGHTRanter: No Bargaining, No Negotiation and No Compromise Ð The Enemy is the Enemy #gunrights\</text:p>
            <text:p>http://t.co/poqmqZTz</text:p>
          </table:table-cell>
          <table:table-cell office:value-type="float" office:value="1">
            <text:p>1</text:p>
          </table:table-cell>
          <table:table-cell office:value-type="string">
            <text:p>http://t.co/poqmqZTz</text:p>
          </table:table-cell>
          <table:table-cell table:style-name="ce2" office:value-type="date" office:date-value="2013-01-22T10:35:00">
            <text:p>1/22/2013 10:35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4E+017">
            <text:p>293744000000000000</text:p>
          </table:table-cell>
          <table:table-cell office:value-type="float" office:value="473279639">
            <text:p>473279639</text:p>
          </table:table-cell>
          <table:table-cell office:value-type="float" office:value="-1">
            <text:p>-1</text:p>
          </table:table-cell>
          <table:table-cell office:value-type="string">
            <text:p>Precedent Teaches Us The Left Really Wants ALL Our Guns | CNS News http://t.co/PVROmfoT #tgdn #2a #gunrights #resist44 #nobama #ccot #tcot</text:p>
          </table:table-cell>
          <table:table-cell office:value-type="float" office:value="0">
            <text:p>0</text:p>
          </table:table-cell>
          <table:table-cell office:value-type="string">
            <text:p>http://t.co/PVROmfoT</text:p>
          </table:table-cell>
          <table:table-cell table:style-name="ce2" office:value-type="date" office:date-value="2013-01-22T10:35:00">
            <text:p>1/22/2013 10:35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4E+017">
            <text:p>293744000000000000</text:p>
          </table:table-cell>
          <table:table-cell office:value-type="float" office:value="557960079">
            <text:p>557960079</text:p>
          </table:table-cell>
          <table:table-cell office:value-type="float" office:value="838399572">
            <text:p>838399572</text:p>
          </table:table-cell>
          <table:table-cell office:value-type="string">
            <text:p>RT @texasfreedom101: Guns Stop Three Home Invasions, Store Robbery http://t.co/1ravIByi via @BreitbartNews #tcot #guns #gunrights #gunco ...</text:p>
          </table:table-cell>
          <table:table-cell office:value-type="float" office:value="0">
            <text:p>0</text:p>
          </table:table-cell>
          <table:table-cell office:value-type="string">
            <text:p>http://t.co/1ravIByi</text:p>
          </table:table-cell>
          <table:table-cell table:style-name="ce2" office:value-type="date" office:date-value="2013-01-22T10:35:00">
            <text:p>1/22/2013 10:35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5E+017">
            <text:p>293745000000000000</text:p>
          </table:table-cell>
          <table:table-cell office:value-type="float" office:value="324259811">
            <text:p>324259811</text:p>
          </table:table-cell>
          <table:table-cell office:value-type="float" office:value="195889736">
            <text:p>195889736</text:p>
          </table:table-cell>
          <table:table-cell office:value-type="string">
            <text:p>RT @EY_Webcasts: #CapitalOptimization strategies to remain competitive in any #EconomicCycle. #FiscalCliff Join in 2hrs: http://t.co/vjl ...</text:p>
          </table:table-cell>
          <table:table-cell office:value-type="float" office:value="0">
            <text:p>0</text:p>
          </table:table-cell>
          <table:table-cell office:value-type="string">
            <text:p>http://t.co/vjl</text:p>
          </table:table-cell>
          <table:table-cell table:style-name="ce2" office:value-type="date" office:date-value="2013-01-22T10:38:00">
            <text:p>1/22/2013 10:3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5E+017">
            <text:p>293745000000000000</text:p>
          </table:table-cell>
          <table:table-cell office:value-type="float" office:value="23219627">
            <text:p>23219627</text:p>
          </table:table-cell>
          <table:table-cell office:value-type="float" office:value="-1">
            <text:p>-1</text:p>
          </table:table-cell>
          <table:table-cell office:value-type="string">
            <text:p>These Are The 13 Rules Of Gunfighting Everyone Should Know http://t.co/hm2S7GWh via @BI_Defense #NRA #GunRights #survival #tcot #tgdn</text:p>
          </table:table-cell>
          <table:table-cell office:value-type="float" office:value="0">
            <text:p>0</text:p>
          </table:table-cell>
          <table:table-cell office:value-type="string">
            <text:p>http://t.co/hm2S7GWh</text:p>
          </table:table-cell>
          <table:table-cell table:style-name="ce2" office:value-type="date" office:date-value="2013-01-22T10:39:00">
            <text:p>1/22/2013 10:3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5E+017">
            <text:p>293745000000000000</text:p>
          </table:table-cell>
          <table:table-cell office:value-type="float" office:value="36717618">
            <text:p>36717618</text:p>
          </table:table-cell>
          <table:table-cell office:value-type="float" office:value="300254302">
            <text:p>300254302</text:p>
          </table:table-cell>
          <table:table-cell office:value-type="string">
            <text:p>RT @_PatJohnson_: Ganado ISD Approves Teachers To Carry Guns On Campus http://t.co/wLLKFjhg #TGDN #CCOT #PJNET #Conservatives #GunRights ...</text:p>
          </table:table-cell>
          <table:table-cell office:value-type="float" office:value="0">
            <text:p>0</text:p>
          </table:table-cell>
          <table:table-cell office:value-type="string">
            <text:p>http://t.co/wLLKFjhg</text:p>
          </table:table-cell>
          <table:table-cell table:style-name="ce2" office:value-type="date" office:date-value="2013-01-22T10:40:00">
            <text:p>1/22/2013 10:40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5E+017">
            <text:p>293745000000000000</text:p>
          </table:table-cell>
          <table:table-cell office:value-type="float" office:value="36717618">
            <text:p>36717618</text:p>
          </table:table-cell>
          <table:table-cell office:value-type="float" office:value="1053453199">
            <text:p>1053453199</text:p>
          </table:table-cell>
          <table:table-cell office:value-type="string">
            <text:p>RT @MrLaozi: National Pro-Gun Protests Bring Thousands Out at New York State Capitol http://t.co/Qn2AY1X1 #gunrights #nra</text:p>
          </table:table-cell>
          <table:table-cell office:value-type="float" office:value="0">
            <text:p>0</text:p>
          </table:table-cell>
          <table:table-cell office:value-type="string">
            <text:p>http://t.co/Qn2AY1X1</text:p>
          </table:table-cell>
          <table:table-cell table:style-name="ce2" office:value-type="date" office:date-value="2013-01-22T10:41:00">
            <text:p>1/22/2013 10:41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5E+017">
            <text:p>293745000000000000</text:p>
          </table:table-cell>
          <table:table-cell office:value-type="float" office:value="36717618">
            <text:p>36717618</text:p>
          </table:table-cell>
          <table:table-cell office:value-type="float" office:value="705312114">
            <text:p>705312114</text:p>
          </table:table-cell>
          <table:table-cell office:value-type="string">
            <text:p>RT @JasonReinhardt7: @PlanandPrep Can U not see that the #Constitution is being eroded? #NDAA #GunRights being eroded. Congress &amp; Se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42:00">
            <text:p>1/22/2013 10:42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6E+017">
            <text:p>293746000000000000</text:p>
          </table:table-cell>
          <table:table-cell office:value-type="float" office:value="36717618">
            <text:p>36717618</text:p>
          </table:table-cell>
          <table:table-cell office:value-type="float" office:value="838399572">
            <text:p>838399572</text:p>
          </table:table-cell>
          <table:table-cell office:value-type="string">
            <text:p>RT @texasfreedom101: Guns Stop Three Home Invasions, Store Robbery http://t.co/1ravIByi via @BreitbartNews #tcot #guns #gunrights #gunco ...</text:p>
          </table:table-cell>
          <table:table-cell office:value-type="float" office:value="0">
            <text:p>0</text:p>
          </table:table-cell>
          <table:table-cell office:value-type="string">
            <text:p>http://t.co/1ravIByi</text:p>
          </table:table-cell>
          <table:table-cell table:style-name="ce2" office:value-type="date" office:date-value="2013-01-22T10:43:00">
            <text:p>1/22/2013 10:43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6E+017">
            <text:p>293746000000000000</text:p>
          </table:table-cell>
          <table:table-cell office:value-type="float" office:value="36717618">
            <text:p>36717618</text:p>
          </table:table-cell>
          <table:table-cell office:value-type="float" office:value="1053453199">
            <text:p>1053453199</text:p>
          </table:table-cell>
          <table:table-cell office:value-type="string">
            <text:p>RT @MrLaozi: Santorum: 'I Think We Should Stick To Our Guns' http://t.co/zTI6n5fH #gunrights #nra</text:p>
          </table:table-cell>
          <table:table-cell office:value-type="float" office:value="0">
            <text:p>0</text:p>
          </table:table-cell>
          <table:table-cell office:value-type="string">
            <text:p>http://t.co/zTI6n5fH</text:p>
          </table:table-cell>
          <table:table-cell table:style-name="ce2" office:value-type="date" office:date-value="2013-01-22T10:43:00">
            <text:p>1/22/2013 10:43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6E+017">
            <text:p>293746000000000000</text:p>
          </table:table-cell>
          <table:table-cell office:value-type="float" office:value="88071033">
            <text:p>88071033</text:p>
          </table:table-cell>
          <table:table-cell office:value-type="float" office:value="26179347">
            <text:p>26179347</text:p>
          </table:table-cell>
          <table:table-cell office:value-type="string">
            <text:p>RT @NarniaDad: 55 million potential taxpayers killed since we went over first #fiscalcliff in 1973. We are reaping what we have sown. #t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0:43:00">
            <text:p>1/22/2013 10:43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6E+017">
            <text:p>293746000000000000</text:p>
          </table:table-cell>
          <table:table-cell office:value-type="float" office:value="36717618">
            <text:p>36717618</text:p>
          </table:table-cell>
          <table:table-cell office:value-type="float" office:value="473279639">
            <text:p>473279639</text:p>
          </table:table-cell>
          <table:table-cell office:value-type="string">
            <text:p>RT @Rebel_Bill: Precedent Teaches Us The Left Really Wants ALL Our Guns | CNS News http://t.co/PVROmfoT #tgdn #2a #gunrights #resist44 # ...</text:p>
          </table:table-cell>
          <table:table-cell office:value-type="float" office:value="0">
            <text:p>0</text:p>
          </table:table-cell>
          <table:table-cell office:value-type="string">
            <text:p>http://t.co/PVROmfoT</text:p>
          </table:table-cell>
          <table:table-cell table:style-name="ce2" office:value-type="date" office:date-value="2013-01-22T10:44:00">
            <text:p>1/22/2013 10:44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6E+017">
            <text:p>293746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Exclusive: Mark Levin's Inaugural Day MessageÑ Fight! http://t.co/f8zgc6Kj #gunrights #nra</text:p>
          </table:table-cell>
          <table:table-cell office:value-type="float" office:value="0">
            <text:p>0</text:p>
          </table:table-cell>
          <table:table-cell office:value-type="string">
            <text:p>http://t.co/f8zgc6Kj</text:p>
          </table:table-cell>
          <table:table-cell table:style-name="ce2" office:value-type="date" office:date-value="2013-01-22T10:45:00">
            <text:p>1/22/2013 10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6E+017">
            <text:p>293746000000000000</text:p>
          </table:table-cell>
          <table:table-cell office:value-type="float" office:value="360207354">
            <text:p>360207354</text:p>
          </table:table-cell>
          <table:table-cell office:value-type="float" office:value="-1">
            <text:p>-1</text:p>
          </table:table-cell>
          <table:table-cell office:value-type="string">
            <text:p>Big Idea 2013: Fighting to Protect #Homeownership http://t.co/5pxoa8uK #taxes #fiscalcliff #realestate #homes</text:p>
          </table:table-cell>
          <table:table-cell office:value-type="float" office:value="0">
            <text:p>0</text:p>
          </table:table-cell>
          <table:table-cell office:value-type="string">
            <text:p>http://t.co/5pxoa8uK</text:p>
          </table:table-cell>
          <table:table-cell table:style-name="ce2" office:value-type="date" office:date-value="2013-01-22T10:45:00">
            <text:p>1/22/2013 10:4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6E+017">
            <text:p>293746000000000000</text:p>
          </table:table-cell>
          <table:table-cell office:value-type="float" office:value="26278305">
            <text:p>26278305</text:p>
          </table:table-cell>
          <table:table-cell office:value-type="float" office:value="838399572">
            <text:p>838399572</text:p>
          </table:table-cell>
          <table:table-cell office:value-type="string">
            <text:p>RT @texasfreedom101: Guns Stop Three Home Invasions, Store Robbery http://t.co/1ravIByi via @BreitbartNews #tcot #guns #gunrights #gunco ...</text:p>
          </table:table-cell>
          <table:table-cell office:value-type="float" office:value="0">
            <text:p>0</text:p>
          </table:table-cell>
          <table:table-cell office:value-type="string">
            <text:p>http://t.co/1ravIByi</text:p>
          </table:table-cell>
          <table:table-cell table:style-name="ce2" office:value-type="date" office:date-value="2013-01-22T10:46:00">
            <text:p>1/22/2013 10:46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7E+017">
            <text:p>293747000000000000</text:p>
          </table:table-cell>
          <table:table-cell office:value-type="float" office:value="384408332">
            <text:p>384408332</text:p>
          </table:table-cell>
          <table:table-cell office:value-type="float" office:value="473279639">
            <text:p>473279639</text:p>
          </table:table-cell>
          <table:table-cell office:value-type="string">
            <text:p>RT @Rebel_Bill: Precedent Teaches Us The Left Really Wants ALL Our Guns | CNS News http://t.co/PVROmfoT #tgdn #2a #gunrights #resist44 # ...</text:p>
          </table:table-cell>
          <table:table-cell office:value-type="float" office:value="0">
            <text:p>0</text:p>
          </table:table-cell>
          <table:table-cell office:value-type="string">
            <text:p>http://t.co/PVROmfoT</text:p>
          </table:table-cell>
          <table:table-cell table:style-name="ce2" office:value-type="date" office:date-value="2013-01-22T10:48:00">
            <text:p>1/22/2013 10:48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7E+017">
            <text:p>293747000000000000</text:p>
          </table:table-cell>
          <table:table-cell office:value-type="float" office:value="342902608">
            <text:p>342902608</text:p>
          </table:table-cell>
          <table:table-cell office:value-type="float" office:value="-1">
            <text:p>-1</text:p>
          </table:table-cell>
          <table:table-cell office:value-type="string">
            <text:p>Check out the latest StopTheLeakage blog which discusses an often overlooked #RAC provision of the #FiscalCliff http://t.co/mL4qIzCV</text:p>
          </table:table-cell>
          <table:table-cell office:value-type="float" office:value="1">
            <text:p>1</text:p>
          </table:table-cell>
          <table:table-cell office:value-type="string">
            <text:p>http://t.co/mL4qIzCV</text:p>
          </table:table-cell>
          <table:table-cell table:style-name="ce2" office:value-type="date" office:date-value="2013-01-22T10:48:00">
            <text:p>1/22/2013 10:4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7E+017">
            <text:p>293747000000000000</text:p>
          </table:table-cell>
          <table:table-cell office:value-type="float" office:value="104570561">
            <text:p>104570561</text:p>
          </table:table-cell>
          <table:table-cell office:value-type="float" office:value="-1">
            <text:p>-1</text:p>
          </table:table-cell>
          <table:table-cell office:value-type="string">
            <text:p>RT @ConservDaily Make Your Own Gun http://t.co/g97D6WJH #gunrights #videos #gunrights #guns #video</text:p>
          </table:table-cell>
          <table:table-cell office:value-type="float" office:value="0">
            <text:p>0</text:p>
          </table:table-cell>
          <table:table-cell office:value-type="string">
            <text:p>http://t.co/g97D6WJH</text:p>
          </table:table-cell>
          <table:table-cell table:style-name="ce2" office:value-type="date" office:date-value="2013-01-22T10:49:00">
            <text:p>1/22/2013 10:4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7E+017">
            <text:p>293747000000000000</text:p>
          </table:table-cell>
          <table:table-cell office:value-type="float" office:value="68758689">
            <text:p>68758689</text:p>
          </table:table-cell>
          <table:table-cell office:value-type="float" office:value="-1">
            <text:p>-1</text:p>
          </table:table-cell>
          <table:table-cell office:value-type="string">
            <text:p>Payroll tax holiday, 2% reduction in social security tax paid by workers/self-employed individuals, expires via #ATRA. #fiscalcliff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0:50:00">
            <text:p>1/22/2013 10:5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7E+017">
            <text:p>293747000000000000</text:p>
          </table:table-cell>
          <table:table-cell office:value-type="float" office:value="589181927">
            <text:p>589181927</text:p>
          </table:table-cell>
          <table:table-cell office:value-type="float" office:value="-1">
            <text:p>-1</text:p>
          </table:table-cell>
          <table:table-cell office:value-type="string">
            <text:p>RAWR! #GunControl is ugly. #GunRights are sexy. Don't be the ugly. http://t.co/fHsNT5t3</text:p>
          </table:table-cell>
          <table:table-cell office:value-type="float" office:value="1">
            <text:p>1</text:p>
          </table:table-cell>
          <table:table-cell office:value-type="string">
            <text:p>http://t.co/fHsNT5t3</text:p>
          </table:table-cell>
          <table:table-cell table:style-name="ce2" office:value-type="date" office:date-value="2013-01-22T10:50:00">
            <text:p>1/22/2013 10:50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8E+017">
            <text:p>293748000000000000</text:p>
          </table:table-cell>
          <table:table-cell office:value-type="float" office:value="341087665">
            <text:p>341087665</text:p>
          </table:table-cell>
          <table:table-cell office:value-type="float" office:value="111520488">
            <text:p>111520488</text:p>
          </table:table-cell>
          <table:table-cell office:value-type="string">
            <text:p>RT @PatriotActionNW: Americans Have Lost Faith in Their Government #tcot #teaparty #gop #fiscalcliff @speakerboehner #obama http://t.co/ ...</text:p>
          </table:table-cell>
          <table:table-cell office:value-type="float" office:value="0">
            <text:p>0</text:p>
          </table:table-cell>
          <table:table-cell office:value-type="string">
            <text:p>http://t.co/</text:p>
          </table:table-cell>
          <table:table-cell table:style-name="ce2" office:value-type="date" office:date-value="2013-01-22T10:53:00">
            <text:p>1/22/2013 10:53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9E+017">
            <text:p>293749000000000000</text:p>
          </table:table-cell>
          <table:table-cell office:value-type="float" office:value="514970022">
            <text:p>514970022</text:p>
          </table:table-cell>
          <table:table-cell office:value-type="float" office:value="-1">
            <text:p>-1</text:p>
          </table:table-cell>
          <table:table-cell office:value-type="string">
            <text:p>Q: If the opposite of pro is con, what's the opposite of progress? A: CONGRESS! #fiscalcliff #debtceiling #doddfrank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0:55:00">
            <text:p>1/22/2013 10:5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9E+017">
            <text:p>293749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NRA Executive Vice President &amp; CEO Wayne Lapierre Responds Live To The... http://t.co/tdbwZHbh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tdbwZHbh</text:p>
          </table:table-cell>
          <table:table-cell table:style-name="ce2" office:value-type="date" office:date-value="2013-01-22T10:55:00">
            <text:p>1/22/2013 10:5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49E+017">
            <text:p>293749000000000000</text:p>
          </table:table-cell>
          <table:table-cell office:value-type="float" office:value="18102933">
            <text:p>18102933</text:p>
          </table:table-cell>
          <table:table-cell office:value-type="float" office:value="-1">
            <text:p>-1</text:p>
          </table:table-cell>
          <table:table-cell office:value-type="string">
            <text:p>http://t.co/r7AqRUyX #obamacare #fiscalcliff #medicaid #healthinsurance #middleclass #taxes ObamaCare FISCAL CLIFF</text:p>
          </table:table-cell>
          <table:table-cell office:value-type="float" office:value="1">
            <text:p>1</text:p>
          </table:table-cell>
          <table:table-cell office:value-type="string">
            <text:p>http://t.co/r7AqRUyX</text:p>
          </table:table-cell>
          <table:table-cell table:style-name="ce2" office:value-type="date" office:date-value="2013-01-22T10:55:00">
            <text:p>1/22/2013 10:5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E+017">
            <text:p>293750000000000000</text:p>
          </table:table-cell>
          <table:table-cell office:value-type="float" office:value="24416890">
            <text:p>24416890</text:p>
          </table:table-cell>
          <table:table-cell office:value-type="float" office:value="-1">
            <text:p>-1</text:p>
          </table:table-cell>
          <table:table-cell office:value-type="string">
            <text:p>@ThomasSowell on gun control laws. Insightful and brilliant as always. #TGDN #tcot #tlot #gunrights #nra http://t.co/oUJbSZkT</text:p>
          </table:table-cell>
          <table:table-cell office:value-type="float" office:value="1">
            <text:p>1</text:p>
          </table:table-cell>
          <table:table-cell office:value-type="string">
            <text:p>http://t.co/oUJbSZkT</text:p>
          </table:table-cell>
          <table:table-cell table:style-name="ce2" office:value-type="date" office:date-value="2013-01-22T11:00:00">
            <text:p>1/22/2013 11:00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E+017">
            <text:p>293750000000000000</text:p>
          </table:table-cell>
          <table:table-cell office:value-type="float" office:value="503198165">
            <text:p>503198165</text:p>
          </table:table-cell>
          <table:table-cell office:value-type="float" office:value="26179347">
            <text:p>26179347</text:p>
          </table:table-cell>
          <table:table-cell office:value-type="string">
            <text:p>RT @NarniaDad: 55 million potential taxpayers killed since we went over first #fiscalcliff in 1973. We are reaping what we have sown. #t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1:01:00">
            <text:p>1/22/2013 11:01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E+017">
            <text:p>293750000000000000</text:p>
          </table:table-cell>
          <table:table-cell office:value-type="float" office:value="557960079">
            <text:p>557960079</text:p>
          </table:table-cell>
          <table:table-cell office:value-type="float" office:value="589181927">
            <text:p>589181927</text:p>
          </table:table-cell>
          <table:table-cell office:value-type="string">
            <text:p>RT @Revenant0202: RAWR! #GunControl is ugly. #GunRights are sexy. Don't be the ugly. http://t.co/fHsNT5t3</text:p>
          </table:table-cell>
          <table:table-cell office:value-type="float" office:value="1">
            <text:p>1</text:p>
          </table:table-cell>
          <table:table-cell office:value-type="string">
            <text:p>http://t.co/fHsNT5t3</text:p>
          </table:table-cell>
          <table:table-cell table:style-name="ce2" office:value-type="date" office:date-value="2013-01-22T11:02:00">
            <text:p>1/22/2013 11:02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1E+017">
            <text:p>293751000000000000</text:p>
          </table:table-cell>
          <table:table-cell office:value-type="float" office:value="497105532">
            <text:p>497105532</text:p>
          </table:table-cell>
          <table:table-cell office:value-type="float" office:value="-1">
            <text:p>-1</text:p>
          </table:table-cell>
          <table:table-cell office:value-type="string">
            <text:p>Top tags in politics http://t.co/yogQmO96 #tcot #p2 #inaug2013 #FiscalCliff #iserve #gop #teaparty #FF #TGDN #Obama</text:p>
          </table:table-cell>
          <table:table-cell office:value-type="float" office:value="0">
            <text:p>0</text:p>
          </table:table-cell>
          <table:table-cell office:value-type="string">
            <text:p>http://t.co/yogQmO96</text:p>
          </table:table-cell>
          <table:table-cell table:style-name="ce2" office:value-type="date" office:date-value="2013-01-22T11:02:00">
            <text:p>1/22/2013 11:0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1E+017">
            <text:p>293751000000000000</text:p>
          </table:table-cell>
          <table:table-cell office:value-type="float" office:value="557960079">
            <text:p>557960079</text:p>
          </table:table-cell>
          <table:table-cell office:value-type="float" office:value="-1">
            <text:p>-1</text:p>
          </table:table-cell>
          <table:table-cell office:value-type="string">
            <text:p>VERY IMPORTANT! LISTEN NOW, SHARE NOW!: http://t.co/DZkIVFC0 via @youtube #gunrights</text:p>
          </table:table-cell>
          <table:table-cell office:value-type="float" office:value="0">
            <text:p>0</text:p>
          </table:table-cell>
          <table:table-cell office:value-type="string">
            <text:p>http://t.co/DZkIVFC0</text:p>
          </table:table-cell>
          <table:table-cell table:style-name="ce2" office:value-type="date" office:date-value="2013-01-22T11:03:00">
            <text:p>1/22/2013 11:0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1E+017">
            <text:p>293751000000000000</text:p>
          </table:table-cell>
          <table:table-cell office:value-type="float" office:value="360161316">
            <text:p>360161316</text:p>
          </table:table-cell>
          <table:table-cell office:value-type="float" office:value="-1">
            <text:p>-1</text:p>
          </table:table-cell>
          <table:table-cell office:value-type="string">
            <text:p>#gunrights http://t.co/62wrUBQa</text:p>
          </table:table-cell>
          <table:table-cell office:value-type="float" office:value="0">
            <text:p>0</text:p>
          </table:table-cell>
          <table:table-cell office:value-type="string">
            <text:p>http://t.co/62wrUBQa</text:p>
          </table:table-cell>
          <table:table-cell table:style-name="ce2" office:value-type="date" office:date-value="2013-01-22T11:05:00">
            <text:p>1/22/2013 11:0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1E+017">
            <text:p>293751000000000000</text:p>
          </table:table-cell>
          <table:table-cell office:value-type="float" office:value="449027539">
            <text:p>449027539</text:p>
          </table:table-cell>
          <table:table-cell office:value-type="float" office:value="-1">
            <text:p>-1</text:p>
          </table:table-cell>
          <table:table-cell office:value-type="string">
            <text:p>Great read! #FiscalCliff Tax Deal Expected to Boost #CharitableGiving in 2013 http://t.co/7rnWZuR6</text:p>
          </table:table-cell>
          <table:table-cell office:value-type="float" office:value="0">
            <text:p>0</text:p>
          </table:table-cell>
          <table:table-cell office:value-type="string">
            <text:p>http://t.co/7rnWZuR6</text:p>
          </table:table-cell>
          <table:table-cell table:style-name="ce2" office:value-type="date" office:date-value="2013-01-22T11:05:00">
            <text:p>1/22/2013 11:05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2E+017">
            <text:p>293752000000000000</text:p>
          </table:table-cell>
          <table:table-cell office:value-type="float" office:value="314098811">
            <text:p>314098811</text:p>
          </table:table-cell>
          <table:table-cell office:value-type="float" office:value="-1">
            <text:p>-1</text:p>
          </table:table-cell>
          <table:table-cell office:value-type="string">
            <text:p>Existing Home Sales Fall, But Prices Climb For 10th Straight Month - http://t.co/zMoeXhZO - <text:s/>#fiscalcliff</text:p>
          </table:table-cell>
          <table:table-cell office:value-type="float" office:value="0">
            <text:p>0</text:p>
          </table:table-cell>
          <table:table-cell office:value-type="string">
            <text:p>http://t.co/zMoeXhZO</text:p>
          </table:table-cell>
          <table:table-cell table:style-name="ce2" office:value-type="date" office:date-value="2013-01-22T11:06:00">
            <text:p>1/22/2013 11:0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2E+017">
            <text:p>293752000000000000</text:p>
          </table:table-cell>
          <table:table-cell office:value-type="float" office:value="16364490">
            <text:p>16364490</text:p>
          </table:table-cell>
          <table:table-cell office:value-type="float" office:value="838399572">
            <text:p>838399572</text:p>
          </table:table-cell>
          <table:table-cell office:value-type="string">
            <text:p>RT @texasfreedom101: Guns Stop Three Home Invasions, Store Robbery http://t.co/1ravIByi via @BreitbartNews #tcot #guns #gunrights #gunco ...</text:p>
          </table:table-cell>
          <table:table-cell office:value-type="float" office:value="0">
            <text:p>0</text:p>
          </table:table-cell>
          <table:table-cell office:value-type="string">
            <text:p>http://t.co/1ravIByi</text:p>
          </table:table-cell>
          <table:table-cell table:style-name="ce2" office:value-type="date" office:date-value="2013-01-22T11:06:00">
            <text:p>1/22/2013 11:06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2E+017">
            <text:p>293752000000000000</text:p>
          </table:table-cell>
          <table:table-cell office:value-type="float" office:value="195889736">
            <text:p>195889736</text:p>
          </table:table-cell>
          <table:table-cell office:value-type="float" office:value="-1">
            <text:p>-1</text:p>
          </table:table-cell>
          <table:table-cell office:value-type="string">
            <text:p>Cameras rolling for rehearsal. Learn optimization strategies for the #FiscalCliff: http://t.co/vjl7wFCD #EY_FiscalCliff http://t.co/JP94lstL</text:p>
          </table:table-cell>
          <table:table-cell office:value-type="float" office:value="0">
            <text:p>0</text:p>
          </table:table-cell>
          <table:table-cell office:value-type="string">
            <text:p>http://t.co/vjl7wFCD</text:p>
          </table:table-cell>
          <table:table-cell table:style-name="ce2" office:value-type="date" office:date-value="2013-01-22T11:06:00">
            <text:p>1/22/2013 11:06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3E+017">
            <text:p>293753000000000000</text:p>
          </table:table-cell>
          <table:table-cell office:value-type="float" office:value="88861467">
            <text:p>88861467</text:p>
          </table:table-cell>
          <table:table-cell office:value-type="float" office:value="-1">
            <text:p>-1</text:p>
          </table:table-cell>
          <table:table-cell office:value-type="string">
            <text:p>RT@NarniaDad: 55 million potential taxpayers killed since we went over 1st #fiscalcliff in 1973.We are reaping what we have sown #tcot #tgdn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1:13:00">
            <text:p>1/22/2013 11:1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4E+017">
            <text:p>293754000000000000</text:p>
          </table:table-cell>
          <table:table-cell office:value-type="float" office:value="67703942">
            <text:p>67703942</text:p>
          </table:table-cell>
          <table:table-cell office:value-type="float" office:value="195889736">
            <text:p>195889736</text:p>
          </table:table-cell>
          <table:table-cell office:value-type="string">
            <text:p>RT @EY_Webcasts: Cameras rolling for rehearsal. Learn optimization strategies for the #FiscalCliff: http://t.co/vjl7wFCD #EY_FiscalCliff ...</text:p>
          </table:table-cell>
          <table:table-cell office:value-type="float" office:value="0">
            <text:p>0</text:p>
          </table:table-cell>
          <table:table-cell office:value-type="string">
            <text:p>http://t.co/vjl7wFCD</text:p>
          </table:table-cell>
          <table:table-cell table:style-name="ce2" office:value-type="date" office:date-value="2013-01-22T11:15:00">
            <text:p>1/22/2013 11:15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4E+017">
            <text:p>293754000000000000</text:p>
          </table:table-cell>
          <table:table-cell office:value-type="float" office:value="239902186">
            <text:p>239902186</text:p>
          </table:table-cell>
          <table:table-cell office:value-type="float" office:value="-1">
            <text:p>-1</text:p>
          </table:table-cell>
          <table:table-cell office:value-type="string">
            <text:p>Skilled nursing to face further Medicare cuts from #FiscalCliff deal http://t.co/Wyx05ut7 #SNF #LTC</text:p>
          </table:table-cell>
          <table:table-cell office:value-type="float" office:value="0">
            <text:p>0</text:p>
          </table:table-cell>
          <table:table-cell office:value-type="string">
            <text:p>http://t.co/Wyx05ut7</text:p>
          </table:table-cell>
          <table:table-cell table:style-name="ce2" office:value-type="date" office:date-value="2013-01-22T11:15:00">
            <text:p>1/22/2013 11:1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4E+017">
            <text:p>293754000000000000</text:p>
          </table:table-cell>
          <table:table-cell office:value-type="float" office:value="34141670">
            <text:p>34141670</text:p>
          </table:table-cell>
          <table:table-cell office:value-type="float" office:value="-1">
            <text:p>-1</text:p>
          </table:table-cell>
          <table:table-cell office:value-type="string">
            <text:p>Mass. high court to hear test to tough gun law #SecondAmendment #juvenilearrest #gunrights http://t.co/4l3CPN0b via @BostonDotCom</text:p>
          </table:table-cell>
          <table:table-cell office:value-type="float" office:value="0">
            <text:p>0</text:p>
          </table:table-cell>
          <table:table-cell office:value-type="string">
            <text:p>http://t.co/4l3CPN0b</text:p>
          </table:table-cell>
          <table:table-cell table:style-name="ce2" office:value-type="date" office:date-value="2013-01-22T11:15:00">
            <text:p>1/22/2013 11:1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4E+017">
            <text:p>293754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MILLER: Tax dollars for gun control http://t.co/MndlHjME #gunrights #nra</text:p>
          </table:table-cell>
          <table:table-cell office:value-type="float" office:value="0">
            <text:p>0</text:p>
          </table:table-cell>
          <table:table-cell office:value-type="string">
            <text:p>http://t.co/MndlHjME</text:p>
          </table:table-cell>
          <table:table-cell table:style-name="ce2" office:value-type="date" office:date-value="2013-01-22T11:15:00">
            <text:p>1/22/2013 11:1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4E+017">
            <text:p>293754000000000000</text:p>
          </table:table-cell>
          <table:table-cell office:value-type="float" office:value="226029800">
            <text:p>226029800</text:p>
          </table:table-cell>
          <table:table-cell office:value-type="float" office:value="-1">
            <text:p>-1</text:p>
          </table:table-cell>
          <table:table-cell office:value-type="string">
            <text:p>To see what your #paycheck will look like in 6 weeks, take a look at this! http://t.co/j1XfuecS #hr #fiscalcliff</text:p>
          </table:table-cell>
          <table:table-cell office:value-type="float" office:value="0">
            <text:p>0</text:p>
          </table:table-cell>
          <table:table-cell office:value-type="string">
            <text:p>http://t.co/j1XfuecS</text:p>
          </table:table-cell>
          <table:table-cell table:style-name="ce2" office:value-type="date" office:date-value="2013-01-22T11:15:00">
            <text:p>1/22/2013 11:1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4E+017">
            <text:p>293754000000000000</text:p>
          </table:table-cell>
          <table:table-cell office:value-type="float" office:value="199341130">
            <text:p>199341130</text:p>
          </table:table-cell>
          <table:table-cell office:value-type="float" office:value="342902608">
            <text:p>342902608</text:p>
          </table:table-cell>
          <table:table-cell office:value-type="string">
            <text:p>RT @StopTheLeakage: Check out the latest StopTheLeakage blog which discusses an often overlooked #RAC provision of the #FiscalCliff http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1:16:00">
            <text:p>1/22/2013 11:16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4E+017">
            <text:p>293754000000000000</text:p>
          </table:table-cell>
          <table:table-cell office:value-type="float" office:value="301416337">
            <text:p>301416337</text:p>
          </table:table-cell>
          <table:table-cell office:value-type="float" office:value="473279639">
            <text:p>473279639</text:p>
          </table:table-cell>
          <table:table-cell office:value-type="string">
            <text:p>RT @Rebel_Bill: Precedent Teaches Us The Left Really Wants ALL Our Guns | CNS News http://t.co/PVROmfoT #tgdn #2a #gunrights #resist44 # ...</text:p>
          </table:table-cell>
          <table:table-cell office:value-type="float" office:value="0">
            <text:p>0</text:p>
          </table:table-cell>
          <table:table-cell office:value-type="string">
            <text:p>http://t.co/PVROmfoT</text:p>
          </table:table-cell>
          <table:table-cell table:style-name="ce2" office:value-type="date" office:date-value="2013-01-22T11:17:00">
            <text:p>1/22/2013 11:17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1" office:value-type="float" office:value="2.93754E+017">
            <text:p>293754000000000000</text:p>
          </table:table-cell>
          <table:table-cell office:value-type="float" office:value="100276715">
            <text:p>100276715</text:p>
          </table:table-cell>
          <table:table-cell office:value-type="float" office:value="-1">
            <text:p>-1</text:p>
          </table:table-cell>
          <table:table-cell table:style-name="ce3" office:value-type="string">
            <text:p>Adoption Tax Credit info: http://t.co/WPeOdvH6 <text:s text:c="2"/>http://t.co/WjL2OxfM\</text:p>
            <text:p>#adoptiontaxcredit #fiscalcliff #adoption #tax</text:p>
          </table:table-cell>
          <table:table-cell office:value-type="float" office:value="0">
            <text:p>0</text:p>
          </table:table-cell>
          <table:table-cell office:value-type="string">
            <text:p>http://t.co/WPeOdvH6</text:p>
          </table:table-cell>
          <table:table-cell table:style-name="ce2" office:value-type="date" office:date-value="2013-01-22T11:17:00">
            <text:p>1/22/2013 11:17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4E+017">
            <text:p>293754000000000000</text:p>
          </table:table-cell>
          <table:table-cell office:value-type="float" office:value="446470029">
            <text:p>446470029</text:p>
          </table:table-cell>
          <table:table-cell office:value-type="float" office:value="589181927">
            <text:p>589181927</text:p>
          </table:table-cell>
          <table:table-cell office:value-type="string">
            <text:p>RT @Revenant0202: RAWR! #GunControl is ugly. #GunRights are sexy. Don't be the ugly. http://t.co/fHsNT5t3</text:p>
          </table:table-cell>
          <table:table-cell office:value-type="float" office:value="1">
            <text:p>1</text:p>
          </table:table-cell>
          <table:table-cell office:value-type="string">
            <text:p>http://t.co/fHsNT5t3</text:p>
          </table:table-cell>
          <table:table-cell table:style-name="ce2" office:value-type="date" office:date-value="2013-01-22T11:17:00">
            <text:p>1/22/2013 11:17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5E+017">
            <text:p>293755000000000000</text:p>
          </table:table-cell>
          <table:table-cell office:value-type="float" office:value="608476867">
            <text:p>608476867</text:p>
          </table:table-cell>
          <table:table-cell office:value-type="float" office:value="-1">
            <text:p>-1</text:p>
          </table:table-cell>
          <table:table-cell office:value-type="string">
            <text:p>The Fiscal Cliff Deal: What Happened and What is Yet to Come http://t.co/m8h9yOe0 by @GregMeyerCPA #FiscalCliff #Taxes</text:p>
          </table:table-cell>
          <table:table-cell office:value-type="float" office:value="0">
            <text:p>0</text:p>
          </table:table-cell>
          <table:table-cell office:value-type="string">
            <text:p>http://t.co/m8h9yOe0</text:p>
          </table:table-cell>
          <table:table-cell table:style-name="ce2" office:value-type="date" office:date-value="2013-01-22T11:20:00">
            <text:p>1/22/2013 11:2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5E+017">
            <text:p>293755000000000000</text:p>
          </table:table-cell>
          <table:table-cell office:value-type="float" office:value="195889736">
            <text:p>195889736</text:p>
          </table:table-cell>
          <table:table-cell office:value-type="float" office:value="-1">
            <text:p>-1</text:p>
          </table:table-cell>
          <table:table-cell office:value-type="string">
            <text:p>#FiscalCliff webcast starts in 30min, still time to register. http://t.co/vjl7wFCD #EY_FiscalCliff @EY_News @EY_Transactions @EY_Tax</text:p>
          </table:table-cell>
          <table:table-cell office:value-type="float" office:value="0">
            <text:p>0</text:p>
          </table:table-cell>
          <table:table-cell office:value-type="string">
            <text:p>http://t.co/vjl7wFCD</text:p>
          </table:table-cell>
          <table:table-cell table:style-name="ce2" office:value-type="date" office:date-value="2013-01-22T11:22:00">
            <text:p>1/22/2013 11:22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7E+017">
            <text:p>293757000000000000</text:p>
          </table:table-cell>
          <table:table-cell office:value-type="float" office:value="500710033">
            <text:p>500710033</text:p>
          </table:table-cell>
          <table:table-cell office:value-type="float" office:value="-1">
            <text:p>-1</text:p>
          </table:table-cell>
          <table:table-cell office:value-type="string">
            <text:p>#Maldives exPrezNasheed calls for caretaker administration as protesters take to streets #US #UK #Guncontrol #Gunrights http://t.co/bq4ACSpF</text:p>
          </table:table-cell>
          <table:table-cell office:value-type="float" office:value="0">
            <text:p>0</text:p>
          </table:table-cell>
          <table:table-cell office:value-type="string">
            <text:p>http://t.co/bq4ACSpF</text:p>
          </table:table-cell>
          <table:table-cell table:style-name="ce2" office:value-type="date" office:date-value="2013-01-22T11:27:00">
            <text:p>1/22/2013 11:27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7E+017">
            <text:p>293757000000000000</text:p>
          </table:table-cell>
          <table:table-cell office:value-type="float" office:value="57763376">
            <text:p>57763376</text:p>
          </table:table-cell>
          <table:table-cell office:value-type="float" office:value="-1">
            <text:p>-1</text:p>
          </table:table-cell>
          <table:table-cell office:value-type="string">
            <text:p>Gun control not as locked and loaded as White House thinks http://t.co/GhnRgXai #guncontrol #2a #gunrights</text:p>
          </table:table-cell>
          <table:table-cell office:value-type="float" office:value="0">
            <text:p>0</text:p>
          </table:table-cell>
          <table:table-cell office:value-type="string">
            <text:p>http://t.co/GhnRgXai</text:p>
          </table:table-cell>
          <table:table-cell table:style-name="ce2" office:value-type="date" office:date-value="2013-01-22T11:30:00">
            <text:p>1/22/2013 11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8E+017">
            <text:p>293758000000000000</text:p>
          </table:table-cell>
          <table:table-cell office:value-type="float" office:value="407963056">
            <text:p>407963056</text:p>
          </table:table-cell>
          <table:table-cell office:value-type="float" office:value="449027539">
            <text:p>449027539</text:p>
          </table:table-cell>
          <table:table-cell office:value-type="string">
            <text:p>RT @WaterStoneorg: Great read! #FiscalCliff Tax Deal Expected to Boost #CharitableGiving in 2013 http://t.co/7rnWZuR6</text:p>
          </table:table-cell>
          <table:table-cell office:value-type="float" office:value="1">
            <text:p>1</text:p>
          </table:table-cell>
          <table:table-cell office:value-type="string">
            <text:p>http://t.co/7rnWZuR6</text:p>
          </table:table-cell>
          <table:table-cell table:style-name="ce2" office:value-type="date" office:date-value="2013-01-22T11:32:00">
            <text:p>1/22/2013 11:32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8E+017">
            <text:p>293758000000000000</text:p>
          </table:table-cell>
          <table:table-cell office:value-type="float" office:value="330132776">
            <text:p>330132776</text:p>
          </table:table-cell>
          <table:table-cell office:value-type="float" office:value="-1">
            <text:p>-1</text:p>
          </table:table-cell>
          <table:table-cell office:value-type="string">
            <text:p>Ain't nobody taking my gun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1:32:00">
            <text:p>1/22/2013 11:3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9E+017">
            <text:p>293759000000000000</text:p>
          </table:table-cell>
          <table:table-cell office:value-type="float" office:value="22456513">
            <text:p>22456513</text:p>
          </table:table-cell>
          <table:table-cell office:value-type="float" office:value="-1">
            <text:p>-1</text:p>
          </table:table-cell>
          <table:table-cell office:value-type="string">
            <text:p>What's the matter with you?! #GunRights http://t.co/Q08wHqpr</text:p>
          </table:table-cell>
          <table:table-cell office:value-type="float" office:value="1">
            <text:p>1</text:p>
          </table:table-cell>
          <table:table-cell office:value-type="string">
            <text:p>http://t.co/Q08wHqpr</text:p>
          </table:table-cell>
          <table:table-cell table:style-name="ce2" office:value-type="date" office:date-value="2013-01-22T11:34:00">
            <text:p>1/22/2013 11:34</text:p>
          </table:table-cell>
          <table:table-cell office:value-type="string">
            <text:p>gunrights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59E+017">
            <text:p>293759000000000000</text:p>
          </table:table-cell>
          <table:table-cell office:value-type="float" office:value="481844398">
            <text:p>481844398</text:p>
          </table:table-cell>
          <table:table-cell office:value-type="float" office:value="22456513">
            <text:p>22456513</text:p>
          </table:table-cell>
          <table:table-cell office:value-type="string">
            <text:p>RT @WAGNERGIRLE: What's the matter with you?! #GunRights http://t.co/Q08wHqpr</text:p>
          </table:table-cell>
          <table:table-cell office:value-type="float" office:value="1">
            <text:p>1</text:p>
          </table:table-cell>
          <table:table-cell office:value-type="string">
            <text:p>http://t.co/Q08wHqpr</text:p>
          </table:table-cell>
          <table:table-cell table:style-name="ce2" office:value-type="date" office:date-value="2013-01-22T11:36:00">
            <text:p>1/22/2013 11:36</text:p>
          </table:table-cell>
          <table:table-cell office:value-type="string">
            <text:p>gunrights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E+017">
            <text:p>293760000000000000</text:p>
          </table:table-cell>
          <table:table-cell office:value-type="float" office:value="223719518">
            <text:p>223719518</text:p>
          </table:table-cell>
          <table:table-cell office:value-type="float" office:value="22456513">
            <text:p>22456513</text:p>
          </table:table-cell>
          <table:table-cell office:value-type="string">
            <text:p>RT @WAGNERGIRLE: What's the matter with you?! #GunRights http://t.co/Q08wHqpr</text:p>
          </table:table-cell>
          <table:table-cell office:value-type="float" office:value="1">
            <text:p>1</text:p>
          </table:table-cell>
          <table:table-cell office:value-type="string">
            <text:p>http://t.co/Q08wHqpr</text:p>
          </table:table-cell>
          <table:table-cell table:style-name="ce2" office:value-type="date" office:date-value="2013-01-22T11:38:00">
            <text:p>1/22/2013 11:38</text:p>
          </table:table-cell>
          <table:table-cell office:value-type="string">
            <text:p>gunrights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E+017">
            <text:p>293760000000000000</text:p>
          </table:table-cell>
          <table:table-cell office:value-type="float" office:value="230006909">
            <text:p>230006909</text:p>
          </table:table-cell>
          <table:table-cell office:value-type="float" office:value="22456513">
            <text:p>22456513</text:p>
          </table:table-cell>
          <table:table-cell office:value-type="string">
            <text:p>RT @WAGNERGIRLE: What's the matter with you?! #GunRights http://t.co/Q08wHqpr</text:p>
          </table:table-cell>
          <table:table-cell office:value-type="float" office:value="1">
            <text:p>1</text:p>
          </table:table-cell>
          <table:table-cell office:value-type="string">
            <text:p>http://t.co/Q08wHqpr</text:p>
          </table:table-cell>
          <table:table-cell table:style-name="ce2" office:value-type="date" office:date-value="2013-01-22T11:39:00">
            <text:p>1/22/2013 11:39</text:p>
          </table:table-cell>
          <table:table-cell office:value-type="string">
            <text:p>gunrights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E+017">
            <text:p>293760000000000000</text:p>
          </table:table-cell>
          <table:table-cell office:value-type="float" office:value="211595073">
            <text:p>211595073</text:p>
          </table:table-cell>
          <table:table-cell office:value-type="float" office:value="-1">
            <text:p>-1</text:p>
          </table:table-cell>
          <table:table-cell office:value-type="string">
            <text:p>Is it true?? <text:s/>#newtown #CTshooting #guncontrol #gunrights # 2ndAmendment # http://t.co/ofAQGtk7 via @youtube</text:p>
          </table:table-cell>
          <table:table-cell office:value-type="float" office:value="1">
            <text:p>1</text:p>
          </table:table-cell>
          <table:table-cell office:value-type="string">
            <text:p>http://t.co/ofAQGtk7</text:p>
          </table:table-cell>
          <table:table-cell table:style-name="ce2" office:value-type="date" office:date-value="2013-01-22T11:39:00">
            <text:p>1/22/2013 11:3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E+017">
            <text:p>293760000000000000</text:p>
          </table:table-cell>
          <table:table-cell office:value-type="float" office:value="70001932">
            <text:p>70001932</text:p>
          </table:table-cell>
          <table:table-cell office:value-type="float" office:value="195889736">
            <text:p>195889736</text:p>
          </table:table-cell>
          <table:table-cell office:value-type="string">
            <text:p>RT @EY_Webcasts: #FiscalCliff webcast starts in 30min, still time to register. http://t.co/vjl7wFCD #EY_FiscalCliff @EY_News @EY_Transac ...</text:p>
          </table:table-cell>
          <table:table-cell office:value-type="float" office:value="0">
            <text:p>0</text:p>
          </table:table-cell>
          <table:table-cell office:value-type="string">
            <text:p>http://t.co/vjl7wFCD</text:p>
          </table:table-cell>
          <table:table-cell table:style-name="ce2" office:value-type="date" office:date-value="2013-01-22T11:40:00">
            <text:p>1/22/2013 11:40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E+017">
            <text:p>293760000000000000</text:p>
          </table:table-cell>
          <table:table-cell office:value-type="float" office:value="41539918">
            <text:p>41539918</text:p>
          </table:table-cell>
          <table:table-cell office:value-type="float" office:value="-1">
            <text:p>-1</text:p>
          </table:table-cell>
          <table:table-cell office:value-type="string">
            <text:p>#economicforecast #fiscalcliff risks Euro zone, cyber attacks, :diasters from Lynn Reiser #plnu. Need 3. Budgets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1:42:00">
            <text:p>1/22/2013 11:4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1E+017">
            <text:p>293761000000000000</text:p>
          </table:table-cell>
          <table:table-cell office:value-type="float" office:value="814538592">
            <text:p>814538592</text:p>
          </table:table-cell>
          <table:table-cell office:value-type="float" office:value="195889736">
            <text:p>195889736</text:p>
          </table:table-cell>
          <table:table-cell office:value-type="string">
            <text:p>RT @EY_Webcasts: #FiscalCliff webcast starts in 30min, still time to register. http://t.co/vjl7wFCD #EY_FiscalCliff @EY_News @EY_Transac ...</text:p>
          </table:table-cell>
          <table:table-cell office:value-type="float" office:value="0">
            <text:p>0</text:p>
          </table:table-cell>
          <table:table-cell office:value-type="string">
            <text:p>http://t.co/vjl7wFCD</text:p>
          </table:table-cell>
          <table:table-cell table:style-name="ce2" office:value-type="date" office:date-value="2013-01-22T11:42:00">
            <text:p>1/22/2013 11:42</text:p>
          </table:table-cell>
          <table:table-cell office:value-type="string">
            <text:p>FiscalCliff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1E+017">
            <text:p>293761000000000000</text:p>
          </table:table-cell>
          <table:table-cell office:value-type="float" office:value="24643079">
            <text:p>24643079</text:p>
          </table:table-cell>
          <table:table-cell office:value-type="float" office:value="22456513">
            <text:p>22456513</text:p>
          </table:table-cell>
          <table:table-cell office:value-type="string">
            <text:p>RT @WAGNERGIRLE: What's the matter with you?! #GunRights http://t.co/Q08wHqpr</text:p>
          </table:table-cell>
          <table:table-cell office:value-type="float" office:value="1">
            <text:p>1</text:p>
          </table:table-cell>
          <table:table-cell office:value-type="string">
            <text:p>http://t.co/Q08wHqpr</text:p>
          </table:table-cell>
          <table:table-cell table:style-name="ce2" office:value-type="date" office:date-value="2013-01-22T11:43:00">
            <text:p>1/22/2013 11:43</text:p>
          </table:table-cell>
          <table:table-cell office:value-type="string">
            <text:p>gunrights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1" office:value-type="float" office:value="2.93761E+017">
            <text:p>293761000000000000</text:p>
          </table:table-cell>
          <table:table-cell office:value-type="float" office:value="275612770">
            <text:p>275612770</text:p>
          </table:table-cell>
          <table:table-cell office:value-type="float" office:value="-1">
            <text:p>-1</text:p>
          </table:table-cell>
          <table:table-cell table:style-name="ce3" office:value-type="string">
            <text:p>VERY sensible blog post --&gt;&gt; Epiphanies and gun rights. Great #selfdefense posters also\</text:p>
            <text:p>#guns #gunrights #2ndAmendment <text:s/>http://t.co/1baypmrs</text:p>
          </table:table-cell>
          <table:table-cell office:value-type="float" office:value="0">
            <text:p>0</text:p>
          </table:table-cell>
          <table:table-cell office:value-type="string">
            <text:p>http://t.co/1baypmrs</text:p>
          </table:table-cell>
          <table:table-cell table:style-name="ce2" office:value-type="date" office:date-value="2013-01-22T11:43:00">
            <text:p>1/22/2013 11:4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1E+017">
            <text:p>293761000000000000</text:p>
          </table:table-cell>
          <table:table-cell office:value-type="float" office:value="22503000">
            <text:p>22503000</text:p>
          </table:table-cell>
          <table:table-cell office:value-type="float" office:value="-1">
            <text:p>-1</text:p>
          </table:table-cell>
          <table:table-cell office:value-type="string">
            <text:p>RT @EYnews: RT @EY_Webcasts: #FiscalCliff webcast starts in 30min, still time to register. http://t.co/FQQku3wX #EY_FiscalCliff @EY_News</text:p>
          </table:table-cell>
          <table:table-cell office:value-type="float" office:value="0">
            <text:p>0</text:p>
          </table:table-cell>
          <table:table-cell office:value-type="string">
            <text:p>http://t.co/FQQku3wX</text:p>
          </table:table-cell>
          <table:table-cell table:style-name="ce2" office:value-type="date" office:date-value="2013-01-22T11:45:00">
            <text:p>1/22/2013 11:4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1E+017">
            <text:p>293761000000000000</text:p>
          </table:table-cell>
          <table:table-cell office:value-type="float" office:value="68758689">
            <text:p>68758689</text:p>
          </table:table-cell>
          <table:table-cell office:value-type="float" office:value="-1">
            <text:p>-1</text:p>
          </table:table-cell>
          <table:table-cell office:value-type="string">
            <text:p>Payroll #tax holiday expiration details: workers earning $50K pay additional $1K in 2013, workers earning $113,7000 pay $2,274 #fiscalcliff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1:45:00">
            <text:p>1/22/2013 11:4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1E+017">
            <text:p>293761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'Lefty' Phil Mickelson May Leave California Because of High Taxes http://t.co/kAaXPV4d #gunrights #nra</text:p>
          </table:table-cell>
          <table:table-cell office:value-type="float" office:value="0">
            <text:p>0</text:p>
          </table:table-cell>
          <table:table-cell office:value-type="string">
            <text:p>http://t.co/kAaXPV4d</text:p>
          </table:table-cell>
          <table:table-cell table:style-name="ce2" office:value-type="date" office:date-value="2013-01-22T11:45:00">
            <text:p>1/22/2013 11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2E+017">
            <text:p>293762000000000000</text:p>
          </table:table-cell>
          <table:table-cell office:value-type="float" office:value="573160725">
            <text:p>573160725</text:p>
          </table:table-cell>
          <table:table-cell office:value-type="float" office:value="-1">
            <text:p>-1</text:p>
          </table:table-cell>
          <table:table-cell office:value-type="string">
            <text:p>Ranking for the word of the year best top 5: #hashtag #YOLO #fiscalcliff #gangnumstyle #marriageequality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1:48:00">
            <text:p>1/22/2013 11:4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2E+017">
            <text:p>293762000000000000</text:p>
          </table:table-cell>
          <table:table-cell office:value-type="float" office:value="60987536">
            <text:p>60987536</text:p>
          </table:table-cell>
          <table:table-cell office:value-type="float" office:value="-1">
            <text:p>-1</text:p>
          </table:table-cell>
          <table:table-cell office:value-type="string">
            <text:p>Jan 28 - @CoalitiononHN (Coalition on Human Needs) hosts #fiscalcliff webinar (whatÕs next &amp; what you can do about it) http://t.co/nJP6QKwk</text:p>
          </table:table-cell>
          <table:table-cell office:value-type="float" office:value="0">
            <text:p>0</text:p>
          </table:table-cell>
          <table:table-cell office:value-type="string">
            <text:p>http://t.co/nJP6QKwk</text:p>
          </table:table-cell>
          <table:table-cell table:style-name="ce2" office:value-type="date" office:date-value="2013-01-22T11:49:00">
            <text:p>1/22/2013 11:49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3E+017">
            <text:p>293763000000000000</text:p>
          </table:table-cell>
          <table:table-cell office:value-type="float" office:value="195889736">
            <text:p>195889736</text:p>
          </table:table-cell>
          <table:table-cell office:value-type="float" office:value="-1">
            <text:p>-1</text:p>
          </table:table-cell>
          <table:table-cell office:value-type="string">
            <text:p>10min to live: Today we are discussing #FiscalCliff #CostAvoidance and #OperationalSynergies http://t.co/vjl7wFCD #EY_FiscalCliff @EY_Tax</text:p>
          </table:table-cell>
          <table:table-cell office:value-type="float" office:value="0">
            <text:p>0</text:p>
          </table:table-cell>
          <table:table-cell office:value-type="string">
            <text:p>http://t.co/vjl7wFCD</text:p>
          </table:table-cell>
          <table:table-cell table:style-name="ce2" office:value-type="date" office:date-value="2013-01-22T11:50:00">
            <text:p>1/22/2013 11:5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3E+017">
            <text:p>293763000000000000</text:p>
          </table:table-cell>
          <table:table-cell office:value-type="float" office:value="1106959898">
            <text:p>1106959898</text:p>
          </table:table-cell>
          <table:table-cell office:value-type="float" office:value="-1">
            <text:p>-1</text:p>
          </table:table-cell>
          <table:table-cell office:value-type="string">
            <text:p>A MUST WATCH: Keiser Report Threshold of Tyranny Has Passed - ft. Alex Jones: http://t.co/Vif1Jsv6 #NWO #Obama #Banks #America #GunRights</text:p>
          </table:table-cell>
          <table:table-cell office:value-type="float" office:value="0">
            <text:p>0</text:p>
          </table:table-cell>
          <table:table-cell office:value-type="string">
            <text:p>http://t.co/Vif1Jsv6</text:p>
          </table:table-cell>
          <table:table-cell table:style-name="ce2" office:value-type="date" office:date-value="2013-01-22T11:52:00">
            <text:p>1/22/2013 11:5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3E+017">
            <text:p>293763000000000000</text:p>
          </table:table-cell>
          <table:table-cell office:value-type="float" office:value="31502694">
            <text:p>31502694</text:p>
          </table:table-cell>
          <table:table-cell office:value-type="float" office:value="-1">
            <text:p>-1</text:p>
          </table:table-cell>
          <table:table-cell office:value-type="string">
            <text:p>A MUST WATCH: Keiser Report Threshold of Tyranny Has Passed - ft. Alex Jones: http://t.co/InjZeWRU #NWO #Obama #Banks #America #GunRights</text:p>
          </table:table-cell>
          <table:table-cell office:value-type="float" office:value="0">
            <text:p>0</text:p>
          </table:table-cell>
          <table:table-cell office:value-type="string">
            <text:p>http://t.co/InjZeWRU</text:p>
          </table:table-cell>
          <table:table-cell table:style-name="ce2" office:value-type="date" office:date-value="2013-01-22T11:54:00">
            <text:p>1/22/2013 11:54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4E+017">
            <text:p>293764000000000000</text:p>
          </table:table-cell>
          <table:table-cell office:value-type="float" office:value="917551794">
            <text:p>917551794</text:p>
          </table:table-cell>
          <table:table-cell office:value-type="float" office:value="-1">
            <text:p>-1</text:p>
          </table:table-cell>
          <table:table-cell office:value-type="string">
            <text:p>A MUST WATCH: Keiser Report Threshold of Tyranny Has Passed - ft. Alex Jones: http://t.co/0wRC9jiM #NWO #Obama #Banks #America #GunRights</text:p>
          </table:table-cell>
          <table:table-cell office:value-type="float" office:value="0">
            <text:p>0</text:p>
          </table:table-cell>
          <table:table-cell office:value-type="string">
            <text:p>http://t.co/0wRC9jiM</text:p>
          </table:table-cell>
          <table:table-cell table:style-name="ce2" office:value-type="date" office:date-value="2013-01-22T11:54:00">
            <text:p>1/22/2013 11:5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4E+017">
            <text:p>293764000000000000</text:p>
          </table:table-cell>
          <table:table-cell office:value-type="float" office:value="323221550">
            <text:p>323221550</text:p>
          </table:table-cell>
          <table:table-cell office:value-type="float" office:value="-1">
            <text:p>-1</text:p>
          </table:table-cell>
          <table:table-cell office:value-type="string">
            <text:p>Letting those ignorant of guns control gun policy is akin to letting the Cartels run the DEA &amp; Taliban run TSA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1:54:00">
            <text:p>1/22/2013 11:5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4E+017">
            <text:p>293764000000000000</text:p>
          </table:table-cell>
          <table:table-cell office:value-type="float" office:value="20022452">
            <text:p>20022452</text:p>
          </table:table-cell>
          <table:table-cell office:value-type="float" office:value="22456513">
            <text:p>22456513</text:p>
          </table:table-cell>
          <table:table-cell office:value-type="string">
            <text:p>RT @WAGNERGIRLE: What's the matter with you?! #GunRights http://t.co/Q08wHqpr</text:p>
          </table:table-cell>
          <table:table-cell office:value-type="float" office:value="1">
            <text:p>1</text:p>
          </table:table-cell>
          <table:table-cell office:value-type="string">
            <text:p>http://t.co/Q08wHqpr</text:p>
          </table:table-cell>
          <table:table-cell table:style-name="ce2" office:value-type="date" office:date-value="2013-01-22T11:55:00">
            <text:p>1/22/2013 11:55</text:p>
          </table:table-cell>
          <table:table-cell office:value-type="string">
            <text:p>gunrights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4E+017">
            <text:p>293764000000000000</text:p>
          </table:table-cell>
          <table:table-cell office:value-type="float" office:value="539406750">
            <text:p>539406750</text:p>
          </table:table-cell>
          <table:table-cell office:value-type="float" office:value="22456513">
            <text:p>22456513</text:p>
          </table:table-cell>
          <table:table-cell office:value-type="string">
            <text:p>RT @WAGNERGIRLE: What's the matter with you?! #GunRights http://t.co/Q08wHqpr</text:p>
          </table:table-cell>
          <table:table-cell office:value-type="float" office:value="1">
            <text:p>1</text:p>
          </table:table-cell>
          <table:table-cell office:value-type="string">
            <text:p>http://t.co/Q08wHqpr</text:p>
          </table:table-cell>
          <table:table-cell table:style-name="ce2" office:value-type="date" office:date-value="2013-01-22T11:56:00">
            <text:p>1/22/2013 11:56</text:p>
          </table:table-cell>
          <table:table-cell office:value-type="string">
            <text:p>gunrights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4E+017">
            <text:p>293764000000000000</text:p>
          </table:table-cell>
          <table:table-cell office:value-type="float" office:value="25998087">
            <text:p>25998087</text:p>
          </table:table-cell>
          <table:table-cell office:value-type="float" office:value="34796711">
            <text:p>34796711</text:p>
          </table:table-cell>
          <table:table-cell office:value-type="string">
            <text:p>RT @JeremyPearman: $170 Million Inauguration Total Cost. <text:s/>Same old, same old. <text:s/>#Deficit #FiscalCliff #Budget #Obama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1:57:00">
            <text:p>1/22/2013 11:57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4E+017">
            <text:p>293764000000000000</text:p>
          </table:table-cell>
          <table:table-cell office:value-type="float" office:value="22833711">
            <text:p>22833711</text:p>
          </table:table-cell>
          <table:table-cell office:value-type="float" office:value="26179347">
            <text:p>26179347</text:p>
          </table:table-cell>
          <table:table-cell office:value-type="string">
            <text:p>RT @NarniaDad: 55 million potential taxpayers killed since we went over first #fiscalcliff in 1973. We are reaping what we have sown. #t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1:57:00">
            <text:p>1/22/2013 11:57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4E+017">
            <text:p>293764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Gun Guy Radio Ð SHOT Show Round-Up http://t.co/R2zIuLxD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R2zIuLxD</text:p>
          </table:table-cell>
          <table:table-cell table:style-name="ce2" office:value-type="date" office:date-value="2013-01-22T11:58:00">
            <text:p>1/22/2013 11:5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4E+017">
            <text:p>293764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NRA News Report: Anti Gun Media Misinformation Bob Schieffer Ð CBS News http://t.co/KMLnCg93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KMLnCg93</text:p>
          </table:table-cell>
          <table:table-cell table:style-name="ce2" office:value-type="date" office:date-value="2013-01-22T11:58:00">
            <text:p>1/22/2013 11:58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4E+017">
            <text:p>293764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Democrats Vilify Guns While Owning Stock in Gun Companies http://t.co/rjQG4hqJ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rjQG4hqJ</text:p>
          </table:table-cell>
          <table:table-cell table:style-name="ce2" office:value-type="date" office:date-value="2013-01-22T11:58:00">
            <text:p>1/22/2013 11:5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5E+017">
            <text:p>293765000000000000</text:p>
          </table:table-cell>
          <table:table-cell office:value-type="float" office:value="195889736">
            <text:p>195889736</text:p>
          </table:table-cell>
          <table:table-cell office:value-type="float" office:value="-1">
            <text:p>-1</text:p>
          </table:table-cell>
          <table:table-cell office:value-type="string">
            <text:p>#OperationalEfficiencies #RiskManagement and #ImprovedGovernance for #FiscalCliff: http://t.co/vjl7wFCD #EY_FiscalCliff http://t.co/KlYknWfe</text:p>
          </table:table-cell>
          <table:table-cell office:value-type="float" office:value="0">
            <text:p>0</text:p>
          </table:table-cell>
          <table:table-cell office:value-type="string">
            <text:p>http://t.co/vjl7wFCD</text:p>
          </table:table-cell>
          <table:table-cell table:style-name="ce2" office:value-type="date" office:date-value="2013-01-22T11:58:00">
            <text:p>1/22/2013 11:5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5E+017">
            <text:p>293765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Bulgarian Gun Control Laws Fail to Prevent Assassination Attempt http://t.co/My96GdPG #gunrights #nra</text:p>
          </table:table-cell>
          <table:table-cell office:value-type="float" office:value="0">
            <text:p>0</text:p>
          </table:table-cell>
          <table:table-cell office:value-type="string">
            <text:p>http://t.co/My96GdPG</text:p>
          </table:table-cell>
          <table:table-cell table:style-name="ce2" office:value-type="date" office:date-value="2013-01-22T12:00:00">
            <text:p>1/22/2013 12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5E+017">
            <text:p>293765000000000000</text:p>
          </table:table-cell>
          <table:table-cell office:value-type="float" office:value="1042144717">
            <text:p>1042144717</text:p>
          </table:table-cell>
          <table:table-cell office:value-type="float" office:value="1051183267">
            <text:p>1051183267</text:p>
          </table:table-cell>
          <table:table-cell office:value-type="string">
            <text:p>RT @2ndamendment13: #gunrights #gungrab NRA News Report: Anti Gun Media Misinformation Bob Schieffer Ð CBS News http://t.co/KMLnCg93 #NR ...</text:p>
          </table:table-cell>
          <table:table-cell office:value-type="float" office:value="0">
            <text:p>0</text:p>
          </table:table-cell>
          <table:table-cell office:value-type="string">
            <text:p>http://t.co/KMLnCg93</text:p>
          </table:table-cell>
          <table:table-cell table:style-name="ce2" office:value-type="date" office:date-value="2013-01-22T12:00:00">
            <text:p>1/22/2013 12:00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5E+017">
            <text:p>293765000000000000</text:p>
          </table:table-cell>
          <table:table-cell office:value-type="float" office:value="88370617">
            <text:p>88370617</text:p>
          </table:table-cell>
          <table:table-cell office:value-type="float" office:value="1051183267">
            <text:p>1051183267</text:p>
          </table:table-cell>
          <table:table-cell office:value-type="string">
            <text:p>RT @2ndamendment13: #gunrights #gungrab NRA News Report: Anti Gun Media Misinformation Bob Schieffer Ð CBS News http://t.co/KMLnCg93 #NR ...</text:p>
          </table:table-cell>
          <table:table-cell office:value-type="float" office:value="0">
            <text:p>0</text:p>
          </table:table-cell>
          <table:table-cell office:value-type="string">
            <text:p>http://t.co/KMLnCg93</text:p>
          </table:table-cell>
          <table:table-cell table:style-name="ce2" office:value-type="date" office:date-value="2013-01-22T12:01:00">
            <text:p>1/22/2013 12:01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6E+017">
            <text:p>293766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Recent News: Why No One Invades Switzerland #tcot #gunrights #nra #armedcitizen http://t.co/fY43fz0N</text:p>
          </table:table-cell>
          <table:table-cell office:value-type="float" office:value="0">
            <text:p>0</text:p>
          </table:table-cell>
          <table:table-cell office:value-type="string">
            <text:p>http://t.co/fY43fz0N</text:p>
          </table:table-cell>
          <table:table-cell table:style-name="ce2" office:value-type="date" office:date-value="2013-01-22T12:04:00">
            <text:p>1/22/2013 12:0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6E+017">
            <text:p>293766000000000000</text:p>
          </table:table-cell>
          <table:table-cell office:value-type="float" office:value="479075592">
            <text:p>479075592</text:p>
          </table:table-cell>
          <table:table-cell office:value-type="float" office:value="22456513">
            <text:p>22456513</text:p>
          </table:table-cell>
          <table:table-cell office:value-type="string">
            <text:p>RT @WAGNERGIRLE: What's the matter with you?! #GunRights http://t.co/Q08wHqpr</text:p>
          </table:table-cell>
          <table:table-cell office:value-type="float" office:value="1">
            <text:p>1</text:p>
          </table:table-cell>
          <table:table-cell office:value-type="string">
            <text:p>http://t.co/Q08wHqpr</text:p>
          </table:table-cell>
          <table:table-cell table:style-name="ce2" office:value-type="date" office:date-value="2013-01-22T12:04:00">
            <text:p>1/22/2013 12:04</text:p>
          </table:table-cell>
          <table:table-cell office:value-type="string">
            <text:p>gunrights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7E+017">
            <text:p>293767000000000000</text:p>
          </table:table-cell>
          <table:table-cell office:value-type="float" office:value="66156215">
            <text:p>66156215</text:p>
          </table:table-cell>
          <table:table-cell office:value-type="float" office:value="112255972">
            <text:p>112255972</text:p>
          </table:table-cell>
          <table:table-cell office:value-type="string">
            <text:p>RT @TheOddDominion: Watch this quick before Rupert Murdoch finds out about it http://t.co/nqauPOJr #fiscalcliff</text:p>
          </table:table-cell>
          <table:table-cell office:value-type="float" office:value="0">
            <text:p>0</text:p>
          </table:table-cell>
          <table:table-cell office:value-type="string">
            <text:p>http://t.co/nqauPOJr</text:p>
          </table:table-cell>
          <table:table-cell table:style-name="ce2" office:value-type="date" office:date-value="2013-01-22T12:08:00">
            <text:p>1/22/2013 12:08</text:p>
          </table:table-cell>
          <table:table-cell office:value-type="string">
            <text:p>FiscalCliff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8E+017">
            <text:p>293768000000000000</text:p>
          </table:table-cell>
          <table:table-cell office:value-type="float" office:value="584325869">
            <text:p>584325869</text:p>
          </table:table-cell>
          <table:table-cell office:value-type="float" office:value="-1">
            <text:p>-1</text:p>
          </table:table-cell>
          <table:table-cell office:value-type="string">
            <text:p>An Ecard on AR-15 legislation. #lol #gunrights #2ndAmendment http://t.co/omCgLlhZ http://t.co/Q5gKGwGX</text:p>
          </table:table-cell>
          <table:table-cell office:value-type="float" office:value="0">
            <text:p>0</text:p>
          </table:table-cell>
          <table:table-cell office:value-type="string">
            <text:p>http://t.co/omCgLlhZ</text:p>
          </table:table-cell>
          <table:table-cell table:style-name="ce2" office:value-type="date" office:date-value="2013-01-22T12:11:00">
            <text:p>1/22/2013 12:1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68E+017">
            <text:p>293768000000000000</text:p>
          </table:table-cell>
          <table:table-cell office:value-type="float" office:value="16042210">
            <text:p>16042210</text:p>
          </table:table-cell>
          <table:table-cell office:value-type="float" office:value="-1">
            <text:p>-1</text:p>
          </table:table-cell>
          <table:table-cell office:value-type="string">
            <text:p>@HarryReid :You worked w/ur \buddy\" Mitch on #fiscalcliff! NOW you may not go for strong filibuster?Work for the people. FIX IT! #Filibuster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12:00">
            <text:p>1/22/2013 12:12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1" office:value-type="float" office:value="2.9377E+017">
            <text:p>293770000000000000</text:p>
          </table:table-cell>
          <table:table-cell office:value-type="float" office:value="273969039">
            <text:p>273969039</text:p>
          </table:table-cell>
          <table:table-cell office:value-type="float" office:value="100276715">
            <text:p>100276715</text:p>
          </table:table-cell>
          <table:table-cell table:style-name="ce3" office:value-type="string">
            <text:p>RT @AdoptionNetCle: Adoption Tax Credit info: http://t.co/WPeOdvH6 <text:s text:c="2"/>http://t.co/WjL2OxfM\</text:p>
            <text:p>#adoptiontaxcredit #fiscalcliff #adoption #tax</text:p>
          </table:table-cell>
          <table:table-cell office:value-type="float" office:value="0">
            <text:p>0</text:p>
          </table:table-cell>
          <table:table-cell office:value-type="string">
            <text:p>http://t.co/WPeOdvH6</text:p>
          </table:table-cell>
          <table:table-cell table:style-name="ce2" office:value-type="date" office:date-value="2013-01-22T12:18:00">
            <text:p>1/22/2013 12:1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E+017">
            <text:p>293770000000000000</text:p>
          </table:table-cell>
          <table:table-cell office:value-type="float" office:value="23094763">
            <text:p>23094763</text:p>
          </table:table-cell>
          <table:table-cell office:value-type="float" office:value="16042210">
            <text:p>16042210</text:p>
          </table:table-cell>
          <table:table-cell office:value-type="string">
            <text:p>RT @NoMoreTeaForMe: @HarryReid :You worked w/ur \buddy\" Mitch on #fiscalcliff! NOW you may not go for strong filibuster?Work for the peo ...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19:00">
            <text:p>1/22/2013 12:19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E+017">
            <text:p>293770000000000000</text:p>
          </table:table-cell>
          <table:table-cell office:value-type="float" office:value="62090283">
            <text:p>62090283</text:p>
          </table:table-cell>
          <table:table-cell office:value-type="float" office:value="-1">
            <text:p>-1</text:p>
          </table:table-cell>
          <table:table-cell office:value-type="string">
            <text:p>#free #infowars.com #bumperstickers #lasvegas #hookah #hiphop #like #onelove #nobama #gunrights #grassroots http://t.co/fViVjQjB</text:p>
          </table:table-cell>
          <table:table-cell office:value-type="float" office:value="1">
            <text:p>1</text:p>
          </table:table-cell>
          <table:table-cell office:value-type="string">
            <text:p>http://t.co/fViVjQjB</text:p>
          </table:table-cell>
          <table:table-cell table:style-name="ce2" office:value-type="date" office:date-value="2013-01-22T12:21:00">
            <text:p>1/22/2013 12:2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1E+017">
            <text:p>293771000000000000</text:p>
          </table:table-cell>
          <table:table-cell office:value-type="float" office:value="148400592">
            <text:p>148400592</text:p>
          </table:table-cell>
          <table:table-cell office:value-type="float" office:value="-1">
            <text:p>-1</text:p>
          </table:table-cell>
          <table:table-cell office:value-type="string">
            <text:p>US #fiscalcliff still looming, fiscal policy will remain tightening in 2013, weighing on growth http://t.co/YEcaC3TQ</text:p>
          </table:table-cell>
          <table:table-cell office:value-type="float" office:value="0">
            <text:p>0</text:p>
          </table:table-cell>
          <table:table-cell office:value-type="string">
            <text:p>http://t.co/YEcaC3TQ</text:p>
          </table:table-cell>
          <table:table-cell table:style-name="ce2" office:value-type="date" office:date-value="2013-01-22T12:22:00">
            <text:p>1/22/2013 12:2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1E+017">
            <text:p>293771000000000000</text:p>
          </table:table-cell>
          <table:table-cell office:value-type="float" office:value="26384444">
            <text:p>26384444</text:p>
          </table:table-cell>
          <table:table-cell office:value-type="float" office:value="-1">
            <text:p>-1</text:p>
          </table:table-cell>
          <table:table-cell office:value-type="string">
            <text:p>#NRA #GunRights http://t.co/39X3y3Xo</text:p>
          </table:table-cell>
          <table:table-cell office:value-type="float" office:value="0">
            <text:p>0</text:p>
          </table:table-cell>
          <table:table-cell office:value-type="string">
            <text:p>http://t.co/39X3y3Xo</text:p>
          </table:table-cell>
          <table:table-cell table:style-name="ce2" office:value-type="date" office:date-value="2013-01-22T12:23:00">
            <text:p>1/22/2013 12:2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2E+017">
            <text:p>293772000000000000</text:p>
          </table:table-cell>
          <table:table-cell office:value-type="float" office:value="390610130">
            <text:p>390610130</text:p>
          </table:table-cell>
          <table:table-cell office:value-type="float" office:value="-1">
            <text:p>-1</text:p>
          </table:table-cell>
          <table:table-cell office:value-type="string">
            <text:p>#US #fiscalcliff negotiation is equivalent to owing $375,000 credit debt, trying to feed kids, buying a 2nd home, and still using lay-a-way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27:00">
            <text:p>1/22/2013 12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2E+017">
            <text:p>293772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SandyAdams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27:00">
            <text:p>1/22/2013 12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2E+017">
            <text:p>293772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New This Week: Taran Butler and Mr. Flintlock on Impossible Shots http://t.co/kdkfXQmO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kdkfXQmO</text:p>
          </table:table-cell>
          <table:table-cell table:style-name="ce2" office:value-type="date" office:date-value="2013-01-22T12:29:00">
            <text:p>1/22/2013 12:2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4E+017">
            <text:p>293774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obert_Aderholt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37:00">
            <text:p>1/22/2013 12:3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5E+017">
            <text:p>293775000000000000</text:p>
          </table:table-cell>
          <table:table-cell office:value-type="float" office:value="309353434">
            <text:p>309353434</text:p>
          </table:table-cell>
          <table:table-cell office:value-type="float" office:value="-1">
            <text:p>-1</text:p>
          </table:table-cell>
          <table:table-cell office:value-type="string">
            <text:p>@NRANEWS Sen. Jay RockefellerÕs AR-15 #NRA #GUNRIGHTS http://t.co/WRKdaiyu</text:p>
          </table:table-cell>
          <table:table-cell office:value-type="float" office:value="0">
            <text:p>0</text:p>
          </table:table-cell>
          <table:table-cell office:value-type="string">
            <text:p>http://t.co/WRKdaiyu</text:p>
          </table:table-cell>
          <table:table-cell table:style-name="ce2" office:value-type="date" office:date-value="2013-01-22T12:41:00">
            <text:p>1/22/2013 12:4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5E+017">
            <text:p>293775000000000000</text:p>
          </table:table-cell>
          <table:table-cell office:value-type="float" office:value="252380127">
            <text:p>252380127</text:p>
          </table:table-cell>
          <table:table-cell office:value-type="float" office:value="-1">
            <text:p>-1</text:p>
          </table:table-cell>
          <table:table-cell office:value-type="string">
            <text:p>Congress mandated the Navy maintain its aging ships, but the #fiscalcliff debacle has prevented $$$ from materializing: http://t.co/ClLlaHFT</text:p>
          </table:table-cell>
          <table:table-cell office:value-type="float" office:value="0">
            <text:p>0</text:p>
          </table:table-cell>
          <table:table-cell office:value-type="string">
            <text:p>http://t.co/ClLlaHFT</text:p>
          </table:table-cell>
          <table:table-cell table:style-name="ce2" office:value-type="date" office:date-value="2013-01-22T12:41:00">
            <text:p>1/22/2013 12:4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6E+017">
            <text:p>293776000000000000</text:p>
          </table:table-cell>
          <table:table-cell office:value-type="float" office:value="132482991">
            <text:p>132482991</text:p>
          </table:table-cell>
          <table:table-cell office:value-type="float" office:value="-1">
            <text:p>-1</text:p>
          </table:table-cell>
          <table:table-cell office:value-type="string">
            <text:p>#BiPartisan #FiscalCliff #Reagan #Clinton #GlassSteagall .. I lived it, didn`t need to read it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41:00">
            <text:p>1/22/2013 12:41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6E+017">
            <text:p>293776000000000000</text:p>
          </table:table-cell>
          <table:table-cell office:value-type="float" office:value="179217602">
            <text:p>179217602</text:p>
          </table:table-cell>
          <table:table-cell office:value-type="float" office:value="-1">
            <text:p>-1</text:p>
          </table:table-cell>
          <table:table-cell office:value-type="string">
            <text:p>Complete list of #GunAppreciationDay shootings: http://t.co/q8pupRPR 34 dead, 65 wounded. Thank you, guns! #gunrights #guncontrol #NRA @NRA</text:p>
          </table:table-cell>
          <table:table-cell office:value-type="float" office:value="0">
            <text:p>0</text:p>
          </table:table-cell>
          <table:table-cell office:value-type="string">
            <text:p>http://t.co/q8pupRPR</text:p>
          </table:table-cell>
          <table:table-cell table:style-name="ce2" office:value-type="date" office:date-value="2013-01-22T12:42:00">
            <text:p>1/22/2013 12:4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6E+017">
            <text:p>293776000000000000</text:p>
          </table:table-cell>
          <table:table-cell office:value-type="float" office:value="264451340">
            <text:p>264451340</text:p>
          </table:table-cell>
          <table:table-cell office:value-type="float" office:value="132482991">
            <text:p>132482991</text:p>
          </table:table-cell>
          <table:table-cell office:value-type="string">
            <text:p>RT @NotAJoe: #BiPartisan #FiscalCliff #Reagan #Clinton #GlassSteagall .. I lived it, didn`t need to read it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44:00">
            <text:p>1/22/2013 12:44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6E+017">
            <text:p>293776000000000000</text:p>
          </table:table-cell>
          <table:table-cell office:value-type="float" office:value="710773">
            <text:p>710773</text:p>
          </table:table-cell>
          <table:table-cell office:value-type="float" office:value="-1">
            <text:p>-1</text:p>
          </table:table-cell>
          <table:table-cell office:value-type="string">
            <text:p>As the country draws near the next fiscal disaster, Americans ask: \Did Beyonce lip-sync the anthem?\" #fiscalcliff #BeyonceGate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44:00">
            <text:p>1/22/2013 12:4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6E+017">
            <text:p>293776000000000000</text:p>
          </table:table-cell>
          <table:table-cell office:value-type="float" office:value="241140071">
            <text:p>241140071</text:p>
          </table:table-cell>
          <table:table-cell office:value-type="float" office:value="-1">
            <text:p>-1</text:p>
          </table:table-cell>
          <table:table-cell office:value-type="string">
            <text:p>Sheriffs are key to protecting Americans from unconstitutional gun laws http://t.co/3W8SFWwP #tcot #gunrights #2A</text:p>
          </table:table-cell>
          <table:table-cell office:value-type="float" office:value="0">
            <text:p>0</text:p>
          </table:table-cell>
          <table:table-cell office:value-type="string">
            <text:p>http://t.co/3W8SFWwP</text:p>
          </table:table-cell>
          <table:table-cell table:style-name="ce2" office:value-type="date" office:date-value="2013-01-22T12:45:00">
            <text:p>1/22/2013 12:45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7E+017">
            <text:p>293777000000000000</text:p>
          </table:table-cell>
          <table:table-cell office:value-type="float" office:value="241140071">
            <text:p>241140071</text:p>
          </table:table-cell>
          <table:table-cell office:value-type="float" office:value="-1">
            <text:p>-1</text:p>
          </table:table-cell>
          <table:table-cell office:value-type="string">
            <text:p>#CNN 'Communist News Network' trying to shove #guncontrol down our throats http://t.co/oCC64Il7 #gunrights #tcot #nra #goa</text:p>
          </table:table-cell>
          <table:table-cell office:value-type="float" office:value="0">
            <text:p>0</text:p>
          </table:table-cell>
          <table:table-cell office:value-type="string">
            <text:p>http://t.co/oCC64Il7</text:p>
          </table:table-cell>
          <table:table-cell table:style-name="ce2" office:value-type="date" office:date-value="2013-01-22T12:45:00">
            <text:p>1/22/2013 12:45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7E+017">
            <text:p>293777000000000000</text:p>
          </table:table-cell>
          <table:table-cell office:value-type="float" office:value="500065554">
            <text:p>500065554</text:p>
          </table:table-cell>
          <table:table-cell office:value-type="float" office:value="241140071">
            <text:p>241140071</text:p>
          </table:table-cell>
          <table:table-cell office:value-type="string">
            <text:p>RT @LibertyPoet: #CNN 'Communist News Network' trying to shove #guncontrol down our throats http://t.co/oCC64Il7 #gunrights #tcot #nra #goa</text:p>
          </table:table-cell>
          <table:table-cell office:value-type="float" office:value="0">
            <text:p>0</text:p>
          </table:table-cell>
          <table:table-cell office:value-type="string">
            <text:p>http://t.co/oCC64Il7</text:p>
          </table:table-cell>
          <table:table-cell table:style-name="ce2" office:value-type="date" office:date-value="2013-01-22T12:47:00">
            <text:p>1/22/2013 12:47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7E+017">
            <text:p>293777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justinamash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47:00">
            <text:p>1/22/2013 12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7E+017">
            <text:p>293777000000000000</text:p>
          </table:table-cell>
          <table:table-cell office:value-type="float" office:value="352767092">
            <text:p>352767092</text:p>
          </table:table-cell>
          <table:table-cell office:value-type="float" office:value="241140071">
            <text:p>241140071</text:p>
          </table:table-cell>
          <table:table-cell office:value-type="string">
            <text:p>RT @LibertyPoet: Sheriffs are key to protecting Americans from unconstitutional gun laws http://t.co/3W8SFWwP #tcot #gunrights #2A</text:p>
          </table:table-cell>
          <table:table-cell office:value-type="float" office:value="0">
            <text:p>0</text:p>
          </table:table-cell>
          <table:table-cell office:value-type="string">
            <text:p>http://t.co/3W8SFWwP</text:p>
          </table:table-cell>
          <table:table-cell table:style-name="ce2" office:value-type="date" office:date-value="2013-01-22T12:48:00">
            <text:p>1/22/2013 12:48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7E+017">
            <text:p>293777000000000000</text:p>
          </table:table-cell>
          <table:table-cell office:value-type="float" office:value="22316626">
            <text:p>22316626</text:p>
          </table:table-cell>
          <table:table-cell office:value-type="float" office:value="-1">
            <text:p>-1</text:p>
          </table:table-cell>
          <table:table-cell office:value-type="string">
            <text:p>Because of the CEO position I have cancelled all relationships with @Groupon business &amp; personal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48:00">
            <text:p>1/22/2013 12:4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8E+017">
            <text:p>293778000000000000</text:p>
          </table:table-cell>
          <table:table-cell office:value-type="float" office:value="161619129">
            <text:p>161619129</text:p>
          </table:table-cell>
          <table:table-cell office:value-type="float" office:value="-1">
            <text:p>-1</text:p>
          </table:table-cell>
          <table:table-cell office:value-type="string">
            <text:p>The #fiscalcliff deal has been announced, and here are our thoughts... http://t.co/M2s2ynEh #UStaxpayers #FATCA</text:p>
          </table:table-cell>
          <table:table-cell office:value-type="float" office:value="1">
            <text:p>1</text:p>
          </table:table-cell>
          <table:table-cell office:value-type="string">
            <text:p>http://t.co/M2s2ynEh</text:p>
          </table:table-cell>
          <table:table-cell table:style-name="ce2" office:value-type="date" office:date-value="2013-01-22T12:50:00">
            <text:p>1/22/2013 12:5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9E+017">
            <text:p>293779000000000000</text:p>
          </table:table-cell>
          <table:table-cell office:value-type="float" office:value="16478130">
            <text:p>16478130</text:p>
          </table:table-cell>
          <table:table-cell office:value-type="float" office:value="23216903">
            <text:p>23216903</text:p>
          </table:table-cell>
          <table:table-cell office:value-type="string">
            <text:p>RT @welshman007: N.Y. gun owners vow to defy new gun laws http://t.co/oAbFR5tG #guns #gunrights #gunbans #guncontrol #SecondAmendment #2A</text:p>
          </table:table-cell>
          <table:table-cell office:value-type="float" office:value="0">
            <text:p>0</text:p>
          </table:table-cell>
          <table:table-cell office:value-type="string">
            <text:p>http://t.co/oAbFR5tG</text:p>
          </table:table-cell>
          <table:table-cell table:style-name="ce2" office:value-type="date" office:date-value="2013-01-22T12:54:00">
            <text:p>1/22/2013 12:54</text:p>
          </table:table-cell>
          <table:table-cell office:value-type="string">
            <text:p>gunrights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9E+017">
            <text:p>293779000000000000</text:p>
          </table:table-cell>
          <table:table-cell office:value-type="float" office:value="319206620">
            <text:p>319206620</text:p>
          </table:table-cell>
          <table:table-cell office:value-type="float" office:value="23216903">
            <text:p>23216903</text:p>
          </table:table-cell>
          <table:table-cell office:value-type="string">
            <text:p>RT @welshman007: N.Y. gun owners vow to defy new gun laws http://t.co/oAbFR5tG #guns #gunrights #gunbans #guncontrol #SecondAmendment #2A</text:p>
          </table:table-cell>
          <table:table-cell office:value-type="float" office:value="0">
            <text:p>0</text:p>
          </table:table-cell>
          <table:table-cell office:value-type="string">
            <text:p>http://t.co/oAbFR5tG</text:p>
          </table:table-cell>
          <table:table-cell table:style-name="ce2" office:value-type="date" office:date-value="2013-01-22T12:56:00">
            <text:p>1/22/2013 12:56</text:p>
          </table:table-cell>
          <table:table-cell office:value-type="string">
            <text:p>gunrights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9E+017">
            <text:p>293779000000000000</text:p>
          </table:table-cell>
          <table:table-cell office:value-type="float" office:value="385115425">
            <text:p>385115425</text:p>
          </table:table-cell>
          <table:table-cell office:value-type="float" office:value="16042210">
            <text:p>16042210</text:p>
          </table:table-cell>
          <table:table-cell office:value-type="string">
            <text:p>RT @NoMoreTeaForMe: @HarryReid :You worked w/ur \buddy\" Mitch on #fiscalcliff! NOW you may not go for strong filibuster?Work for the peo ...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56:00">
            <text:p>1/22/2013 12:56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9E+017">
            <text:p>293779000000000000</text:p>
          </table:table-cell>
          <table:table-cell office:value-type="float" office:value="377675048">
            <text:p>377675048</text:p>
          </table:table-cell>
          <table:table-cell office:value-type="float" office:value="-1">
            <text:p>-1</text:p>
          </table:table-cell>
          <table:table-cell office:value-type="string">
            <text:p>\you can't take my guns. i just read the federalist papers!\" so you're in 7th grade and you're too young for guns. #shutup #fiscalcliff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56:00">
            <text:p>1/22/2013 12:5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9E+017">
            <text:p>293779000000000000</text:p>
          </table:table-cell>
          <table:table-cell office:value-type="float" office:value="94681842">
            <text:p>94681842</text:p>
          </table:table-cell>
          <table:table-cell office:value-type="float" office:value="-1">
            <text:p>-1</text:p>
          </table:table-cell>
          <table:table-cell office:value-type="string">
            <text:p>Was just asked if I knew of any $1, yes $1, Super Bowl squares.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56:00">
            <text:p>1/22/2013 12:5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79E+017">
            <text:p>293779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MarkAmodeiNV2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57:00">
            <text:p>1/22/2013 12:5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E+017">
            <text:p>293780000000000000</text:p>
          </table:table-cell>
          <table:table-cell office:value-type="float" office:value="563827127">
            <text:p>563827127</text:p>
          </table:table-cell>
          <table:table-cell office:value-type="float" office:value="-1">
            <text:p>-1</text:p>
          </table:table-cell>
          <table:table-cell office:value-type="string">
            <text:p>Topics run by PressMedia to distract us from Gov Corruption -&gt; 1)#FiscalCliff 2) #Guns 3) #Abortion 4) #Inauguration #Celebs 5)#PrinceHarry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2:58:00">
            <text:p>1/22/2013 12:5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E+017">
            <text:p>293780000000000000</text:p>
          </table:table-cell>
          <table:table-cell office:value-type="float" office:value="72743334">
            <text:p>72743334</text:p>
          </table:table-cell>
          <table:table-cell office:value-type="float" office:value="23216903">
            <text:p>23216903</text:p>
          </table:table-cell>
          <table:table-cell office:value-type="string">
            <text:p>RT @welshman007: N.Y. gun owners vow to defy new gun laws http://t.co/oAbFR5tG #guns #gunrights #gunbans #guncontrol #SecondAmendment #2A</text:p>
          </table:table-cell>
          <table:table-cell office:value-type="float" office:value="0">
            <text:p>0</text:p>
          </table:table-cell>
          <table:table-cell office:value-type="string">
            <text:p>http://t.co/oAbFR5tG</text:p>
          </table:table-cell>
          <table:table-cell table:style-name="ce2" office:value-type="date" office:date-value="2013-01-22T12:58:00">
            <text:p>1/22/2013 12:58</text:p>
          </table:table-cell>
          <table:table-cell office:value-type="string">
            <text:p>gunrights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E+017">
            <text:p>293780000000000000</text:p>
          </table:table-cell>
          <table:table-cell office:value-type="float" office:value="31150336">
            <text:p>31150336</text:p>
          </table:table-cell>
          <table:table-cell office:value-type="float" office:value="241140071">
            <text:p>241140071</text:p>
          </table:table-cell>
          <table:table-cell office:value-type="string">
            <text:p>RT @LibertyPoet: Sheriffs are key to protecting Americans from unconstitutional gun laws http://t.co/3W8SFWwP #tcot #gunrights #2A</text:p>
          </table:table-cell>
          <table:table-cell office:value-type="float" office:value="0">
            <text:p>0</text:p>
          </table:table-cell>
          <table:table-cell office:value-type="string">
            <text:p>http://t.co/3W8SFWwP</text:p>
          </table:table-cell>
          <table:table-cell table:style-name="ce2" office:value-type="date" office:date-value="2013-01-22T12:59:00">
            <text:p>1/22/2013 12:59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E+017">
            <text:p>293780000000000000</text:p>
          </table:table-cell>
          <table:table-cell office:value-type="float" office:value="218027755">
            <text:p>218027755</text:p>
          </table:table-cell>
          <table:table-cell office:value-type="float" office:value="-1">
            <text:p>-1</text:p>
          </table:table-cell>
          <table:table-cell office:value-type="string">
            <text:p>Do #GunControl Laws Control Guns? by Thomas Sowell http://t.co/G5fAoASH #2A #GunRights #Teaparty</text:p>
          </table:table-cell>
          <table:table-cell office:value-type="float" office:value="0">
            <text:p>0</text:p>
          </table:table-cell>
          <table:table-cell office:value-type="string">
            <text:p>http://t.co/G5fAoASH</text:p>
          </table:table-cell>
          <table:table-cell table:style-name="ce2" office:value-type="date" office:date-value="2013-01-22T13:00:00">
            <text:p>1/22/2013 13:00</text:p>
          </table:table-cell>
          <table:table-cell office:value-type="string">
            <text:p>gunrights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E+017">
            <text:p>293780000000000000</text:p>
          </table:table-cell>
          <table:table-cell office:value-type="float" office:value="56693630">
            <text:p>56693630</text:p>
          </table:table-cell>
          <table:table-cell office:value-type="float" office:value="-1">
            <text:p>-1</text:p>
          </table:table-cell>
          <table:table-cell office:value-type="string">
            <text:p>Political falsehoods on entitlement spending revealed #debtceiling #fiscalcliff http://t.co/VlXjA2L0 via @POLITICO</text:p>
          </table:table-cell>
          <table:table-cell office:value-type="float" office:value="0">
            <text:p>0</text:p>
          </table:table-cell>
          <table:table-cell office:value-type="string">
            <text:p>http://t.co/VlXjA2L0</text:p>
          </table:table-cell>
          <table:table-cell table:style-name="ce2" office:value-type="date" office:date-value="2013-01-22T13:00:00">
            <text:p>1/22/2013 13:0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E+017">
            <text:p>293780000000000000</text:p>
          </table:table-cell>
          <table:table-cell office:value-type="float" office:value="72462691">
            <text:p>72462691</text:p>
          </table:table-cell>
          <table:table-cell office:value-type="float" office:value="-1">
            <text:p>-1</text:p>
          </table:table-cell>
          <table:table-cell office:value-type="string">
            <text:p>Note: the Second Amendment does not say \the right to keep and bear muskets\" #NRA #GunRights #tcot #TGDN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00:00">
            <text:p>1/22/2013 13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E+017">
            <text:p>293780000000000000</text:p>
          </table:table-cell>
          <table:table-cell office:value-type="float" office:value="248024430">
            <text:p>248024430</text:p>
          </table:table-cell>
          <table:table-cell office:value-type="float" office:value="241140071">
            <text:p>241140071</text:p>
          </table:table-cell>
          <table:table-cell office:value-type="string">
            <text:p>RT @LibertyPoet: #CNN 'Communist News Network' trying to shove #guncontrol down our throats http://t.co/oCC64Il7 #gunrights #tcot #nra #goa</text:p>
          </table:table-cell>
          <table:table-cell office:value-type="float" office:value="0">
            <text:p>0</text:p>
          </table:table-cell>
          <table:table-cell office:value-type="string">
            <text:p>http://t.co/oCC64Il7</text:p>
          </table:table-cell>
          <table:table-cell table:style-name="ce2" office:value-type="date" office:date-value="2013-01-22T13:00:00">
            <text:p>1/22/2013 13:00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E+017">
            <text:p>293780000000000000</text:p>
          </table:table-cell>
          <table:table-cell office:value-type="float" office:value="1030821134">
            <text:p>1030821134</text:p>
          </table:table-cell>
          <table:table-cell office:value-type="float" office:value="218027755">
            <text:p>218027755</text:p>
          </table:table-cell>
          <table:table-cell office:value-type="string">
            <text:p>RT @TheTeaParty_net: Do #GunControl Laws Control Guns? by Thomas Sowell http://t.co/G5fAoASH #2A #GunRights #Teaparty</text:p>
          </table:table-cell>
          <table:table-cell office:value-type="float" office:value="0">
            <text:p>0</text:p>
          </table:table-cell>
          <table:table-cell office:value-type="string">
            <text:p>http://t.co/G5fAoASH</text:p>
          </table:table-cell>
          <table:table-cell table:style-name="ce2" office:value-type="date" office:date-value="2013-01-22T13:01:00">
            <text:p>1/22/2013 13:01</text:p>
          </table:table-cell>
          <table:table-cell office:value-type="string">
            <text:p>gunrights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E+017">
            <text:p>293780000000000000</text:p>
          </table:table-cell>
          <table:table-cell office:value-type="float" office:value="103147829">
            <text:p>103147829</text:p>
          </table:table-cell>
          <table:table-cell office:value-type="float" office:value="-1">
            <text:p>-1</text:p>
          </table:table-cell>
          <table:table-cell office:value-type="string">
            <text:p>I wanna get a some accessories for my new pistol. #laser or #light . Any suggestions ?? #ShootingSport #GunRights #Succes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01:00">
            <text:p>1/22/2013 13:0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1E+017">
            <text:p>293781000000000000</text:p>
          </table:table-cell>
          <table:table-cell office:value-type="float" office:value="615924256">
            <text:p>615924256</text:p>
          </table:table-cell>
          <table:table-cell office:value-type="float" office:value="218027755">
            <text:p>218027755</text:p>
          </table:table-cell>
          <table:table-cell office:value-type="string">
            <text:p>RT @TheTeaParty_net: Do #GunControl Laws Control Guns? by Thomas Sowell http://t.co/G5fAoASH #2A #GunRights #Teaparty</text:p>
          </table:table-cell>
          <table:table-cell office:value-type="float" office:value="0">
            <text:p>0</text:p>
          </table:table-cell>
          <table:table-cell office:value-type="string">
            <text:p>http://t.co/G5fAoASH</text:p>
          </table:table-cell>
          <table:table-cell table:style-name="ce2" office:value-type="date" office:date-value="2013-01-22T13:02:00">
            <text:p>1/22/2013 13:02</text:p>
          </table:table-cell>
          <table:table-cell office:value-type="string">
            <text:p>gunrights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1E+017">
            <text:p>293781000000000000</text:p>
          </table:table-cell>
          <table:table-cell office:value-type="float" office:value="86498960">
            <text:p>86498960</text:p>
          </table:table-cell>
          <table:table-cell office:value-type="float" office:value="218027755">
            <text:p>218027755</text:p>
          </table:table-cell>
          <table:table-cell office:value-type="string">
            <text:p>RT @TheTeaParty_net: Do #GunControl Laws Control Guns? by Thomas Sowell http://t.co/G5fAoASH #2A #GunRights #Teaparty</text:p>
          </table:table-cell>
          <table:table-cell office:value-type="float" office:value="0">
            <text:p>0</text:p>
          </table:table-cell>
          <table:table-cell office:value-type="string">
            <text:p>http://t.co/G5fAoASH</text:p>
          </table:table-cell>
          <table:table-cell table:style-name="ce2" office:value-type="date" office:date-value="2013-01-22T13:02:00">
            <text:p>1/22/2013 13:02</text:p>
          </table:table-cell>
          <table:table-cell office:value-type="string">
            <text:p>gunrights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1E+017">
            <text:p>293781000000000000</text:p>
          </table:table-cell>
          <table:table-cell office:value-type="float" office:value="125425490">
            <text:p>125425490</text:p>
          </table:table-cell>
          <table:table-cell office:value-type="float" office:value="-1">
            <text:p>-1</text:p>
          </table:table-cell>
          <table:table-cell office:value-type="string">
            <text:p>WATCH THIS ---&gt; Veteran stands up for 2nd Amendment at Chicago anti-gun forum http://t.co/wVGsBRis #gunrights #guncontrolnow #tcot</text:p>
          </table:table-cell>
          <table:table-cell office:value-type="float" office:value="0">
            <text:p>0</text:p>
          </table:table-cell>
          <table:table-cell office:value-type="string">
            <text:p>http://t.co/wVGsBRis</text:p>
          </table:table-cell>
          <table:table-cell table:style-name="ce2" office:value-type="date" office:date-value="2013-01-22T13:03:00">
            <text:p>1/22/2013 13:03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1E+017">
            <text:p>293781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Ruger -Take Action Now! http://t.co/Ycq22EFk #2ndamendment #noguncontrol #gungrab #TGDN #tcot #ProGun #NRA #tiot <text:s/>#gunrights #teaparty</text:p>
          </table:table-cell>
          <table:table-cell office:value-type="float" office:value="0">
            <text:p>0</text:p>
          </table:table-cell>
          <table:table-cell office:value-type="string">
            <text:p>http://t.co/Ycq22EFk</text:p>
          </table:table-cell>
          <table:table-cell table:style-name="ce2" office:value-type="date" office:date-value="2013-01-22T13:03:00">
            <text:p>1/22/2013 13:0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1E+017">
            <text:p>293781000000000000</text:p>
          </table:table-cell>
          <table:table-cell office:value-type="float" office:value="163061873">
            <text:p>163061873</text:p>
          </table:table-cell>
          <table:table-cell office:value-type="float" office:value="-1">
            <text:p>-1</text:p>
          </table:table-cell>
          <table:table-cell office:value-type="string">
            <text:p>@DoubleDAthlete #fiscalCliff #sequestration #cutback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03:00">
            <text:p>1/22/2013 13:0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2E+017">
            <text:p>293782000000000000</text:p>
          </table:table-cell>
          <table:table-cell office:value-type="float" office:value="704263873">
            <text:p>704263873</text:p>
          </table:table-cell>
          <table:table-cell office:value-type="float" office:value="-1">
            <text:p>-1</text:p>
          </table:table-cell>
          <table:table-cell office:value-type="string">
            <text:p>NEEDS TO GO VIRAL: Think about what is going on in our country right now: God, Guns and Liberty http://t.co/bb8EoH0K É #NRA #TGDN #GUNRIGHTS</text:p>
          </table:table-cell>
          <table:table-cell office:value-type="float" office:value="0">
            <text:p>0</text:p>
          </table:table-cell>
          <table:table-cell office:value-type="string">
            <text:p>http://t.co/bb8EoH0K</text:p>
          </table:table-cell>
          <table:table-cell table:style-name="ce2" office:value-type="date" office:date-value="2013-01-22T13:06:00">
            <text:p>1/22/2013 13:0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2E+017">
            <text:p>293782000000000000</text:p>
          </table:table-cell>
          <table:table-cell office:value-type="float" office:value="384138122">
            <text:p>384138122</text:p>
          </table:table-cell>
          <table:table-cell office:value-type="float" office:value="-1">
            <text:p>-1</text:p>
          </table:table-cell>
          <table:table-cell office:value-type="string">
            <text:p>@DRUDGE_REPORT what's their definition of \high capacity\"? I'd say a beta mag? #GunControlNow #GunRights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06:00">
            <text:p>1/22/2013 13:0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2E+017">
            <text:p>293782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SteveAustria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07:00">
            <text:p>1/22/2013 13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2E+017">
            <text:p>293782000000000000</text:p>
          </table:table-cell>
          <table:table-cell office:value-type="float" office:value="974136662">
            <text:p>974136662</text:p>
          </table:table-cell>
          <table:table-cell office:value-type="float" office:value="-1">
            <text:p>-1</text:p>
          </table:table-cell>
          <table:table-cell office:value-type="string">
            <text:p>@SpeakersChair @tommartin89 no1 break usa love of #guns ,no2 #fiscalcliff ,governfor the 99% not the wealthy 1%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08:00">
            <text:p>1/22/2013 13:0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2E+017">
            <text:p>293782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Ruger -Take Action Now! http://t.co/Ycq22EFk #2ndamendment #noguncontrol #gungrab #TGDN #tcot #ProGun #guns #NRA #tiot #guns #gunrights</text:p>
          </table:table-cell>
          <table:table-cell office:value-type="float" office:value="1">
            <text:p>1</text:p>
          </table:table-cell>
          <table:table-cell office:value-type="string">
            <text:p>http://t.co/Ycq22EFk</text:p>
          </table:table-cell>
          <table:table-cell table:style-name="ce2" office:value-type="date" office:date-value="2013-01-22T13:09:00">
            <text:p>1/22/2013 13:0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2E+017">
            <text:p>293782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NRA-TenReasons http://t.co/GeDViWf7 <text:s/>#gungrab #TGDN #tcot #ProGun #guns #NRA @sharethis #2ndAmendment #patriot #liberty #tiot <text:s/>#gunrights</text:p>
          </table:table-cell>
          <table:table-cell office:value-type="float" office:value="0">
            <text:p>0</text:p>
          </table:table-cell>
          <table:table-cell office:value-type="string">
            <text:p>http://t.co/GeDViWf7</text:p>
          </table:table-cell>
          <table:table-cell table:style-name="ce2" office:value-type="date" office:date-value="2013-01-22T13:09:00">
            <text:p>1/22/2013 13:0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3E+017">
            <text:p>293783000000000000</text:p>
          </table:table-cell>
          <table:table-cell office:value-type="float" office:value="13705312">
            <text:p>13705312</text:p>
          </table:table-cell>
          <table:table-cell office:value-type="float" office:value="-1">
            <text:p>-1</text:p>
          </table:table-cell>
          <table:table-cell office:value-type="string">
            <text:p>@reidymr the grizz are hurting financially?????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10:00">
            <text:p>1/22/2013 13:1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3E+017">
            <text:p>293783000000000000</text:p>
          </table:table-cell>
          <table:table-cell office:value-type="float" office:value="885176024">
            <text:p>885176024</text:p>
          </table:table-cell>
          <table:table-cell office:value-type="float" office:value="1051183267">
            <text:p>1051183267</text:p>
          </table:table-cell>
          <table:table-cell office:value-type="string">
            <text:p>RT @2ndamendment13: #gunrights #gungrab NRA News Report: Anti Gun Media Misinformation Bob Schieffer Ð CBS News http://t.co/KMLnCg93 #NR ...</text:p>
          </table:table-cell>
          <table:table-cell office:value-type="float" office:value="0">
            <text:p>0</text:p>
          </table:table-cell>
          <table:table-cell office:value-type="string">
            <text:p>http://t.co/KMLnCg93</text:p>
          </table:table-cell>
          <table:table-cell table:style-name="ce2" office:value-type="date" office:date-value="2013-01-22T13:11:00">
            <text:p>1/22/2013 13:11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3E+017">
            <text:p>293783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NRA- #2ndAmendment Under Attack in the States http://t.co/jlSAUbDY <text:s/>#GunOwners #gungrab #nra #ProGun #tcot #GunRights #TGDN #righttobeararms</text:p>
          </table:table-cell>
          <table:table-cell office:value-type="float" office:value="0">
            <text:p>0</text:p>
          </table:table-cell>
          <table:table-cell office:value-type="string">
            <text:p>http://t.co/jlSAUbDY</text:p>
          </table:table-cell>
          <table:table-cell table:style-name="ce2" office:value-type="date" office:date-value="2013-01-22T13:12:00">
            <text:p>1/22/2013 13:1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3E+017">
            <text:p>293783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Stop the gun grabbers Now,join the NRA <text:s/>http://t.co/g8BrL1uX #GunRights #2ndAmendment #GunOwners #gungrab #nra #ProGun #tcot #guns #TGDN</text:p>
          </table:table-cell>
          <table:table-cell office:value-type="float" office:value="0">
            <text:p>0</text:p>
          </table:table-cell>
          <table:table-cell office:value-type="string">
            <text:p>http://t.co/g8BrL1uX</text:p>
          </table:table-cell>
          <table:table-cell table:style-name="ce2" office:value-type="date" office:date-value="2013-01-22T13:13:00">
            <text:p>1/22/2013 13:1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4E+017">
            <text:p>293784000000000000</text:p>
          </table:table-cell>
          <table:table-cell office:value-type="float" office:value="399662433">
            <text:p>399662433</text:p>
          </table:table-cell>
          <table:table-cell office:value-type="float" office:value="-1">
            <text:p>-1</text:p>
          </table:table-cell>
          <table:table-cell office:value-type="string">
            <text:p>#China is going to #crash soon down its own towering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14:00">
            <text:p>1/22/2013 13:1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4E+017">
            <text:p>293784000000000000</text:p>
          </table:table-cell>
          <table:table-cell office:value-type="float" office:value="211445666">
            <text:p>211445666</text:p>
          </table:table-cell>
          <table:table-cell office:value-type="float" office:value="-1">
            <text:p>-1</text:p>
          </table:table-cell>
          <table:table-cell office:value-type="string">
            <text:p>RT @paulojohncastro: Form your own conclusions. #guncontrol #NRA http://t.co/0XM2RLIf #tgdn #tcot #tlot #teaparty #gunrights #goa</text:p>
          </table:table-cell>
          <table:table-cell office:value-type="float" office:value="1">
            <text:p>1</text:p>
          </table:table-cell>
          <table:table-cell office:value-type="string">
            <text:p>http://t.co/0XM2RLIf</text:p>
          </table:table-cell>
          <table:table-cell table:style-name="ce2" office:value-type="date" office:date-value="2013-01-22T13:14:00">
            <text:p>1/22/2013 13:14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4E+017">
            <text:p>293784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Ray Lewis and Top 10 Sports Curtain Calls http://t.co/xW81fz4x #gunrights #nra</text:p>
          </table:table-cell>
          <table:table-cell office:value-type="float" office:value="0">
            <text:p>0</text:p>
          </table:table-cell>
          <table:table-cell office:value-type="string">
            <text:p>http://t.co/xW81fz4x</text:p>
          </table:table-cell>
          <table:table-cell table:style-name="ce2" office:value-type="date" office:date-value="2013-01-22T13:15:00">
            <text:p>1/22/2013 13:1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4E+017">
            <text:p>293784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MicheleBachmann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17:00">
            <text:p>1/22/2013 13:1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5E+017">
            <text:p>293785000000000000</text:p>
          </table:table-cell>
          <table:table-cell office:value-type="float" office:value="987267181">
            <text:p>987267181</text:p>
          </table:table-cell>
          <table:table-cell office:value-type="float" office:value="-1">
            <text:p>-1</text:p>
          </table:table-cell>
          <table:table-cell office:value-type="string">
            <text:p>@BarackObama We got tax increases on the rich. #fiscalcliff. Now it is time to cut 1Trillion from the budget. #deficit. A deal should pass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20:00">
            <text:p>1/22/2013 13:2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6E+017">
            <text:p>293786000000000000</text:p>
          </table:table-cell>
          <table:table-cell office:value-type="float" office:value="403739161">
            <text:p>403739161</text:p>
          </table:table-cell>
          <table:table-cell office:value-type="float" office:value="218027755">
            <text:p>218027755</text:p>
          </table:table-cell>
          <table:table-cell office:value-type="string">
            <text:p>RT @TheTeaParty_net: Do #GunControl Laws Control Guns? by Thomas Sowell http://t.co/G5fAoASH #2A #GunRights #Teaparty</text:p>
          </table:table-cell>
          <table:table-cell office:value-type="float" office:value="0">
            <text:p>0</text:p>
          </table:table-cell>
          <table:table-cell office:value-type="string">
            <text:p>http://t.co/G5fAoASH</text:p>
          </table:table-cell>
          <table:table-cell table:style-name="ce2" office:value-type="date" office:date-value="2013-01-22T13:22:00">
            <text:p>1/22/2013 13:22</text:p>
          </table:table-cell>
          <table:table-cell office:value-type="string">
            <text:p>gunrights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6E+017">
            <text:p>293786000000000000</text:p>
          </table:table-cell>
          <table:table-cell office:value-type="float" office:value="400951349">
            <text:p>400951349</text:p>
          </table:table-cell>
          <table:table-cell office:value-type="float" office:value="-1">
            <text:p>-1</text:p>
          </table:table-cell>
          <table:table-cell office:value-type="string">
            <text:p>Why don't we cut pay from billionaire POLITICIANS and CELEBRITIES instead of hardworking Americans!?! @cnnbrk #fiscalcliff #commonsense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23:00">
            <text:p>1/22/2013 13:2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7E+017">
            <text:p>293787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New post: Boycott Groupon #nra #gunrights #armcitizen #2nd http://t.co/tG4EsUdv</text:p>
          </table:table-cell>
          <table:table-cell office:value-type="float" office:value="0">
            <text:p>0</text:p>
          </table:table-cell>
          <table:table-cell office:value-type="string">
            <text:p>http://t.co/tG4EsUdv</text:p>
          </table:table-cell>
          <table:table-cell table:style-name="ce2" office:value-type="date" office:date-value="2013-01-22T13:26:00">
            <text:p>1/22/2013 13:2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7E+017">
            <text:p>293787000000000000</text:p>
          </table:table-cell>
          <table:table-cell office:value-type="float" office:value="17294762">
            <text:p>17294762</text:p>
          </table:table-cell>
          <table:table-cell office:value-type="float" office:value="-1">
            <text:p>-1</text:p>
          </table:table-cell>
          <table:table-cell office:value-type="string">
            <text:p>@mediaite @bretbaier who the hell cares, we have more important issues at hand. Such as the #NDAA #fiscalcliff #2A #ATT just to name a few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27:00">
            <text:p>1/22/2013 13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7E+017">
            <text:p>293787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BachusAL06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27:00">
            <text:p>1/22/2013 13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7E+017">
            <text:p>293787000000000000</text:p>
          </table:table-cell>
          <table:table-cell office:value-type="float" office:value="17294762">
            <text:p>17294762</text:p>
          </table:table-cell>
          <table:table-cell office:value-type="float" office:value="-1">
            <text:p>-1</text:p>
          </table:table-cell>
          <table:table-cell office:value-type="string">
            <text:p>@DLoesch regardless, who the hell cares? Bigger issues to worry about. #2A #ATT #NDAA #fiscalcliff etc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28:00">
            <text:p>1/22/2013 13:2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7E+017">
            <text:p>293787000000000000</text:p>
          </table:table-cell>
          <table:table-cell office:value-type="float" office:value="43354788">
            <text:p>43354788</text:p>
          </table:table-cell>
          <table:table-cell office:value-type="float" office:value="-1">
            <text:p>-1</text:p>
          </table:table-cell>
          <table:table-cell office:value-type="string">
            <text:p>Celebrities join boycott of outdoor show http://t.co/Jxox3kRe via @LancasterOnline #2ndAmendment #gunrights #guncontrol</text:p>
          </table:table-cell>
          <table:table-cell office:value-type="float" office:value="0">
            <text:p>0</text:p>
          </table:table-cell>
          <table:table-cell office:value-type="string">
            <text:p>http://t.co/Jxox3kRe</text:p>
          </table:table-cell>
          <table:table-cell table:style-name="ce2" office:value-type="date" office:date-value="2013-01-22T13:28:00">
            <text:p>1/22/2013 13:28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8E+017">
            <text:p>293788000000000000</text:p>
          </table:table-cell>
          <table:table-cell office:value-type="float" office:value="16981607">
            <text:p>16981607</text:p>
          </table:table-cell>
          <table:table-cell office:value-type="float" office:value="-1">
            <text:p>-1</text:p>
          </table:table-cell>
          <table:table-cell office:value-type="string">
            <text:p>Is U.S. income tax invalid because Ohio wasn't legally a state http://t.co/oi44G0ru #fiscalcliff #tax #irs #fed</text:p>
          </table:table-cell>
          <table:table-cell office:value-type="float" office:value="0">
            <text:p>0</text:p>
          </table:table-cell>
          <table:table-cell office:value-type="string">
            <text:p>http://t.co/oi44G0ru</text:p>
          </table:table-cell>
          <table:table-cell table:style-name="ce2" office:value-type="date" office:date-value="2013-01-22T13:30:00">
            <text:p>1/22/2013 13:3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8E+017">
            <text:p>293788000000000000</text:p>
          </table:table-cell>
          <table:table-cell office:value-type="float" office:value="90309830">
            <text:p>90309830</text:p>
          </table:table-cell>
          <table:table-cell office:value-type="float" office:value="-1">
            <text:p>-1</text:p>
          </table:table-cell>
          <table:table-cell office:value-type="string">
            <text:p>Drug maker uses influence to bury language in the #fiscalcliff that could cost the taxpayers millions http://t.co/mNlX5WYP #followthemoney</text:p>
          </table:table-cell>
          <table:table-cell office:value-type="float" office:value="0">
            <text:p>0</text:p>
          </table:table-cell>
          <table:table-cell office:value-type="string">
            <text:p>http://t.co/mNlX5WYP</text:p>
          </table:table-cell>
          <table:table-cell table:style-name="ce2" office:value-type="date" office:date-value="2013-01-22T13:32:00">
            <text:p>1/22/2013 13:32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8E+017">
            <text:p>293788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Shot Show Mobile App Draws Thousands To ArmaliteÕs Booth http://t.co/0vFlsdzO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0vFlsdzO</text:p>
          </table:table-cell>
          <table:table-cell table:style-name="ce2" office:value-type="date" office:date-value="2013-01-22T13:32:00">
            <text:p>1/22/2013 13:3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9E+017">
            <text:p>293789000000000000</text:p>
          </table:table-cell>
          <table:table-cell office:value-type="float" office:value="386541602">
            <text:p>386541602</text:p>
          </table:table-cell>
          <table:table-cell office:value-type="float" office:value="218027755">
            <text:p>218027755</text:p>
          </table:table-cell>
          <table:table-cell office:value-type="string">
            <text:p>RT @TheTeaParty_net: Do #GunControl Laws Control Guns? by Thomas Sowell http://t.co/G5fAoASH #2A #GunRights #Teaparty</text:p>
          </table:table-cell>
          <table:table-cell office:value-type="float" office:value="0">
            <text:p>0</text:p>
          </table:table-cell>
          <table:table-cell office:value-type="string">
            <text:p>http://t.co/G5fAoASH</text:p>
          </table:table-cell>
          <table:table-cell table:style-name="ce2" office:value-type="date" office:date-value="2013-01-22T13:36:00">
            <text:p>1/22/2013 13:36</text:p>
          </table:table-cell>
          <table:table-cell office:value-type="string">
            <text:p>gunrights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789E+017">
            <text:p>293789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johnbarrow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37:00">
            <text:p>1/22/2013 13:3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E+017">
            <text:p>293790000000000000</text:p>
          </table:table-cell>
          <table:table-cell office:value-type="float" office:value="204872686">
            <text:p>204872686</text:p>
          </table:table-cell>
          <table:table-cell office:value-type="float" office:value="43354788">
            <text:p>43354788</text:p>
          </table:table-cell>
          <table:table-cell office:value-type="string">
            <text:p>RT @angeliquerene: Celebrities join boycott of outdoor show http://t.co/Jxox3kRe via @LancasterOnline #2ndAmendment #gunrights #guncontrol</text:p>
          </table:table-cell>
          <table:table-cell office:value-type="float" office:value="0">
            <text:p>0</text:p>
          </table:table-cell>
          <table:table-cell office:value-type="string">
            <text:p>http://t.co/Jxox3kRe</text:p>
          </table:table-cell>
          <table:table-cell table:style-name="ce2" office:value-type="date" office:date-value="2013-01-22T13:40:00">
            <text:p>1/22/2013 13:40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E+017">
            <text:p>293790000000000000</text:p>
          </table:table-cell>
          <table:table-cell office:value-type="float" office:value="29748929">
            <text:p>29748929</text:p>
          </table:table-cell>
          <table:table-cell office:value-type="float" office:value="-1">
            <text:p>-1</text:p>
          </table:table-cell>
          <table:table-cell office:value-type="string">
            <text:p>Thanks @Charlie_Janssen for defending #gunrights. Introduces legislation making federal gun laws illegal in NE. <text:s/>http://t.co/yI8PWoua #nra</text:p>
          </table:table-cell>
          <table:table-cell office:value-type="float" office:value="0">
            <text:p>0</text:p>
          </table:table-cell>
          <table:table-cell office:value-type="string">
            <text:p>http://t.co/yI8PWoua</text:p>
          </table:table-cell>
          <table:table-cell table:style-name="ce2" office:value-type="date" office:date-value="2013-01-22T13:40:00">
            <text:p>1/22/2013 13:40</text:p>
          </table:table-cell>
          <table:table-cell office:value-type="string">
            <text:p>gunrights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2E+017">
            <text:p>293792000000000000</text:p>
          </table:table-cell>
          <table:table-cell office:value-type="float" office:value="304475591">
            <text:p>304475591</text:p>
          </table:table-cell>
          <table:table-cell office:value-type="float" office:value="22456513">
            <text:p>22456513</text:p>
          </table:table-cell>
          <table:table-cell office:value-type="string">
            <text:p>RT @WAGNERGIRLE: What's the matter with you?! #GunRights http://t.co/Q08wHqpr</text:p>
          </table:table-cell>
          <table:table-cell office:value-type="float" office:value="1">
            <text:p>1</text:p>
          </table:table-cell>
          <table:table-cell office:value-type="string">
            <text:p>http://t.co/Q08wHqpr</text:p>
          </table:table-cell>
          <table:table-cell table:style-name="ce2" office:value-type="date" office:date-value="2013-01-22T13:46:00">
            <text:p>1/22/2013 13:46</text:p>
          </table:table-cell>
          <table:table-cell office:value-type="string">
            <text:p>gunrights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2E+017">
            <text:p>293792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JoeBarton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47:00">
            <text:p>1/22/2013 13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2E+017">
            <text:p>293792000000000000</text:p>
          </table:table-cell>
          <table:table-cell office:value-type="float" office:value="53742103">
            <text:p>53742103</text:p>
          </table:table-cell>
          <table:table-cell office:value-type="float" office:value="-1">
            <text:p>-1</text:p>
          </table:table-cell>
          <table:table-cell office:value-type="string">
            <text:p>Drowning out my worries about #gunrights with reruns of #duckdynasty. @bosshogswife you and @williebosshog are definitely cheering me up!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49:00">
            <text:p>1/22/2013 13:4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3E+017">
            <text:p>293793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McConnell: Obama in 'Full Battle Mode' to 'Get Your Guns' #gunrights http://t.co/9tleNU0M</text:p>
          </table:table-cell>
          <table:table-cell office:value-type="float" office:value="0">
            <text:p>0</text:p>
          </table:table-cell>
          <table:table-cell office:value-type="string">
            <text:p>http://t.co/9tleNU0M</text:p>
          </table:table-cell>
          <table:table-cell table:style-name="ce2" office:value-type="date" office:date-value="2013-01-22T13:50:00">
            <text:p>1/22/2013 13:5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4E+017">
            <text:p>293794000000000000</text:p>
          </table:table-cell>
          <table:table-cell office:value-type="float" office:value="9755452">
            <text:p>9755452</text:p>
          </table:table-cell>
          <table:table-cell office:value-type="float" office:value="-1">
            <text:p>-1</text:p>
          </table:table-cell>
          <table:table-cell office:value-type="string">
            <text:p>$11 million, people. $11 Million. #fiscalcliff - Coca-Cola to Run Its Own Game During the Super Bowl http://t.co/IEuWkFk0</text:p>
          </table:table-cell>
          <table:table-cell office:value-type="float" office:value="0">
            <text:p>0</text:p>
          </table:table-cell>
          <table:table-cell office:value-type="string">
            <text:p>http://t.co/IEuWkFk0</text:p>
          </table:table-cell>
          <table:table-cell table:style-name="ce2" office:value-type="date" office:date-value="2013-01-22T13:55:00">
            <text:p>1/22/2013 13:5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4E+017">
            <text:p>293794000000000000</text:p>
          </table:table-cell>
          <table:table-cell office:value-type="float" office:value="62308634">
            <text:p>62308634</text:p>
          </table:table-cell>
          <table:table-cell office:value-type="float" office:value="-1">
            <text:p>-1</text:p>
          </table:table-cell>
          <table:table-cell office:value-type="string">
            <text:p>#2ndamendment #america #change #freedom #guncontrol #GunRights #guns #nobama #nra #rights @Reclaim_Promise http://t.co/SKjWenvl</text:p>
          </table:table-cell>
          <table:table-cell office:value-type="float" office:value="0">
            <text:p>0</text:p>
          </table:table-cell>
          <table:table-cell office:value-type="string">
            <text:p>http://t.co/SKjWenvl</text:p>
          </table:table-cell>
          <table:table-cell table:style-name="ce2" office:value-type="date" office:date-value="2013-01-22T13:55:00">
            <text:p>1/22/2013 13:5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4E+017">
            <text:p>293794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Becerra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57:00">
            <text:p>1/22/2013 13:5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5E+017">
            <text:p>293795000000000000</text:p>
          </table:table-cell>
          <table:table-cell office:value-type="float" office:value="452579260">
            <text:p>452579260</text:p>
          </table:table-cell>
          <table:table-cell office:value-type="float" office:value="-1">
            <text:p>-1</text:p>
          </table:table-cell>
          <table:table-cell office:value-type="string">
            <text:p>Shooting at community college in Houston, TX. Lets who see who wanted their 15min of fame as liberals use this against us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3:57:00">
            <text:p>1/22/2013 13:5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5E+017">
            <text:p>293795000000000000</text:p>
          </table:table-cell>
          <table:table-cell office:value-type="float" office:value="268525685">
            <text:p>268525685</text:p>
          </table:table-cell>
          <table:table-cell office:value-type="float" office:value="-1">
            <text:p>-1</text:p>
          </table:table-cell>
          <table:table-cell office:value-type="string">
            <text:p>Makes me think of all of my Texas friends with guns. #GUNRIGHTS http://t.co/8uMzXPmq</text:p>
          </table:table-cell>
          <table:table-cell office:value-type="float" office:value="0">
            <text:p>0</text:p>
          </table:table-cell>
          <table:table-cell office:value-type="string">
            <text:p>http://t.co/8uMzXPmq</text:p>
          </table:table-cell>
          <table:table-cell table:style-name="ce2" office:value-type="date" office:date-value="2013-01-22T13:59:00">
            <text:p>1/22/2013 13:5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5E+017">
            <text:p>293795000000000000</text:p>
          </table:table-cell>
          <table:table-cell office:value-type="float" office:value="461427197">
            <text:p>461427197</text:p>
          </table:table-cell>
          <table:table-cell office:value-type="float" office:value="-1">
            <text:p>-1</text:p>
          </table:table-cell>
          <table:table-cell office:value-type="string">
            <text:p>Global Investment and the Fiscal Cliff Ð The Markets Perspective http://t.co/VlV8PFwn via @DebtRoundUp #investing #investment #fiscalcliff</text:p>
          </table:table-cell>
          <table:table-cell office:value-type="float" office:value="0">
            <text:p>0</text:p>
          </table:table-cell>
          <table:table-cell office:value-type="string">
            <text:p>http://t.co/VlV8PFwn</text:p>
          </table:table-cell>
          <table:table-cell table:style-name="ce2" office:value-type="date" office:date-value="2013-01-22T14:00:00">
            <text:p>1/22/2013 14:0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5E+017">
            <text:p>293795000000000000</text:p>
          </table:table-cell>
          <table:table-cell office:value-type="float" office:value="16871748">
            <text:p>16871748</text:p>
          </table:table-cell>
          <table:table-cell office:value-type="float" office:value="-1">
            <text:p>-1</text:p>
          </table:table-cell>
          <table:table-cell office:value-type="string">
            <text:p>Read my Blog: Post #FiscalCliff: Go Green on Your Remodel http://t.co/NER8sZRL</text:p>
          </table:table-cell>
          <table:table-cell office:value-type="float" office:value="1">
            <text:p>1</text:p>
          </table:table-cell>
          <table:table-cell office:value-type="string">
            <text:p>http://t.co/NER8sZRL</text:p>
          </table:table-cell>
          <table:table-cell table:style-name="ce2" office:value-type="date" office:date-value="2013-01-22T14:00:00">
            <text:p>1/22/2013 14:0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6E+017">
            <text:p>293796000000000000</text:p>
          </table:table-cell>
          <table:table-cell office:value-type="float" office:value="490565515">
            <text:p>490565515</text:p>
          </table:table-cell>
          <table:table-cell office:value-type="float" office:value="-1">
            <text:p>-1</text:p>
          </table:table-cell>
          <table:table-cell office:value-type="string">
            <text:p>@jimcramer I'd say $EPD and the MLP space has recovered from the #fiscalcliffÉ ;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02:00">
            <text:p>1/22/2013 14:0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796E+017">
            <text:p>293796000000000000</text:p>
          </table:table-cell>
          <table:table-cell office:value-type="float" office:value="212712130">
            <text:p>212712130</text:p>
          </table:table-cell>
          <table:table-cell office:value-type="float" office:value="-1">
            <text:p>-1</text:p>
          </table:table-cell>
          <table:table-cell table:style-name="ce3" office:value-type="string">
            <text:p>Attend our FREE Tax Symposium on 1/31 from 4-5:30pm at the Hyatt Regency in SF. <text:s/>\</text:p>
            <text:p>Register athttp://bit.ly/10CtXJB #fiscalcliff @GGU #taxes</text:p>
          </table:table-cell>
          <table:table-cell office:value-type="float" office:value="0">
            <text:p>0</text:p>
          </table:table-cell>
          <table:table-cell office:value-type="string">
            <text:p>http://bit.ly/10CtXJB</text:p>
          </table:table-cell>
          <table:table-cell table:style-name="ce2" office:value-type="date" office:date-value="2013-01-22T14:04:00">
            <text:p>1/22/2013 14:04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1" office:value-type="float" office:value="2.93796E+017">
            <text:p>293796000000000000</text:p>
          </table:table-cell>
          <table:table-cell office:value-type="float" office:value="987243102">
            <text:p>987243102</text:p>
          </table:table-cell>
          <table:table-cell office:value-type="float" office:value="-1">
            <text:p>-1</text:p>
          </table:table-cell>
          <table:table-cell table:style-name="ce3" office:value-type="string">
            <text:p>Attend our FREE Tax Symposium on 1/31 from 4-5:30pm at the Hyatt Regency in SF. <text:s/>\</text:p>
            <text:p>Register athttp://bit.ly/10CtXJB #fiscalcliff @GGU #taxes</text:p>
          </table:table-cell>
          <table:table-cell office:value-type="float" office:value="0">
            <text:p>0</text:p>
          </table:table-cell>
          <table:table-cell office:value-type="string">
            <text:p>http://bit.ly/10CtXJB</text:p>
          </table:table-cell>
          <table:table-cell table:style-name="ce2" office:value-type="date" office:date-value="2013-01-22T14:04:00">
            <text:p>1/22/2013 14:04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6E+017">
            <text:p>293796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Recent News: Creeping Sharia + 2nd Amendment = NO Sharia in America #tcot #2nd #gunrights #nra <text:s/>http://t.co/gzX4ovyY</text:p>
          </table:table-cell>
          <table:table-cell office:value-type="float" office:value="0">
            <text:p>0</text:p>
          </table:table-cell>
          <table:table-cell office:value-type="string">
            <text:p>http://t.co/gzX4ovyY</text:p>
          </table:table-cell>
          <table:table-cell table:style-name="ce2" office:value-type="date" office:date-value="2013-01-22T14:05:00">
            <text:p>1/22/2013 14:05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1" office:value-type="float" office:value="2.93796E+017">
            <text:p>293796000000000000</text:p>
          </table:table-cell>
          <table:table-cell office:value-type="float" office:value="987148914">
            <text:p>987148914</text:p>
          </table:table-cell>
          <table:table-cell office:value-type="float" office:value="-1">
            <text:p>-1</text:p>
          </table:table-cell>
          <table:table-cell table:style-name="ce3" office:value-type="string">
            <text:p>Attend our FREE Tax Symposium on 1/31 from 4-5:30pm at the Hyatt Regency in SF. <text:s/>\</text:p>
            <text:p>Register athttp://bit.ly/10CtXJB #fiscalcliff @GGU #taxes</text:p>
          </table:table-cell>
          <table:table-cell office:value-type="float" office:value="0">
            <text:p>0</text:p>
          </table:table-cell>
          <table:table-cell office:value-type="string">
            <text:p>http://bit.ly/10CtXJB</text:p>
          </table:table-cell>
          <table:table-cell table:style-name="ce2" office:value-type="date" office:date-value="2013-01-22T14:05:00">
            <text:p>1/22/2013 14:05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7E+017">
            <text:p>293797000000000000</text:p>
          </table:table-cell>
          <table:table-cell office:value-type="float" office:value="349609430">
            <text:p>349609430</text:p>
          </table:table-cell>
          <table:table-cell office:value-type="float" office:value="-1">
            <text:p>-1</text:p>
          </table:table-cell>
          <table:table-cell office:value-type="string">
            <text:p>Harvard Study: More Guns, Less Crime http://t.co/2LQsI3mr #gunrights</text:p>
          </table:table-cell>
          <table:table-cell office:value-type="float" office:value="0">
            <text:p>0</text:p>
          </table:table-cell>
          <table:table-cell office:value-type="string">
            <text:p>http://t.co/2LQsI3mr</text:p>
          </table:table-cell>
          <table:table-cell table:style-name="ce2" office:value-type="date" office:date-value="2013-01-22T14:06:00">
            <text:p>1/22/2013 14:0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7E+017">
            <text:p>293797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RickBerg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07:00">
            <text:p>1/22/2013 14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8E+017">
            <text:p>293798000000000000</text:p>
          </table:table-cell>
          <table:table-cell office:value-type="float" office:value="464767923">
            <text:p>464767923</text:p>
          </table:table-cell>
          <table:table-cell office:value-type="float" office:value="-1">
            <text:p>-1</text:p>
          </table:table-cell>
          <table:table-cell office:value-type="string">
            <text:p>NRA President David Keene on the show this Saturday. Tweet me your questions. #NRA #tcot #TGDN #2ndAmd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09:00">
            <text:p>1/22/2013 14:0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8E+017">
            <text:p>293798000000000000</text:p>
          </table:table-cell>
          <table:table-cell office:value-type="float" office:value="487974116">
            <text:p>487974116</text:p>
          </table:table-cell>
          <table:table-cell office:value-type="float" office:value="-1">
            <text:p>-1</text:p>
          </table:table-cell>
          <table:table-cell office:value-type="string">
            <text:p>The reactionary #tyranny steams ahead in CT. Bans, confiscation, ammo taxes, limits &amp; regist!, more~&gt; http://t.co/f9AG4vdx #gunrights #amd2</text:p>
          </table:table-cell>
          <table:table-cell office:value-type="float" office:value="0">
            <text:p>0</text:p>
          </table:table-cell>
          <table:table-cell office:value-type="string">
            <text:p>http://t.co/f9AG4vdx</text:p>
          </table:table-cell>
          <table:table-cell table:style-name="ce2" office:value-type="date" office:date-value="2013-01-22T14:11:00">
            <text:p>1/22/2013 14:11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9E+017">
            <text:p>293799000000000000</text:p>
          </table:table-cell>
          <table:table-cell office:value-type="float" office:value="347896323">
            <text:p>347896323</text:p>
          </table:table-cell>
          <table:table-cell office:value-type="float" office:value="-1">
            <text:p>-1</text:p>
          </table:table-cell>
          <table:table-cell office:value-type="string">
            <text:p>When can you file your 2013 tax returns? http://t.co/xHj619Nu <text:s/>Plus tax services in #Urbandale if you need help. #IRS #Taxes #fiscalcliff</text:p>
          </table:table-cell>
          <table:table-cell office:value-type="float" office:value="0">
            <text:p>0</text:p>
          </table:table-cell>
          <table:table-cell office:value-type="string">
            <text:p>http://t.co/xHj619Nu</text:p>
          </table:table-cell>
          <table:table-cell table:style-name="ce2" office:value-type="date" office:date-value="2013-01-22T14:15:00">
            <text:p>1/22/2013 14:1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799E+017">
            <text:p>293799000000000000</text:p>
          </table:table-cell>
          <table:table-cell office:value-type="float" office:value="567225720">
            <text:p>567225720</text:p>
          </table:table-cell>
          <table:table-cell office:value-type="float" office:value="128360486">
            <text:p>128360486</text:p>
          </table:table-cell>
          <table:table-cell office:value-type="string">
            <text:p>RT @CultureKill: Recent News: Creeping Sharia + 2nd Amendment = NO Sharia in America #tcot #2nd #gunrights #nra <text:s/>http://t.co/gzX4ovyY</text:p>
          </table:table-cell>
          <table:table-cell office:value-type="float" office:value="0">
            <text:p>0</text:p>
          </table:table-cell>
          <table:table-cell office:value-type="string">
            <text:p>http://t.co/gzX4ovyY</text:p>
          </table:table-cell>
          <table:table-cell table:style-name="ce2" office:value-type="date" office:date-value="2013-01-22T14:15:00">
            <text:p>1/22/2013 14:15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E+017">
            <text:p>293800000000000000</text:p>
          </table:table-cell>
          <table:table-cell office:value-type="float" office:value="913138123">
            <text:p>913138123</text:p>
          </table:table-cell>
          <table:table-cell office:value-type="float" office:value="-1">
            <text:p>-1</text:p>
          </table:table-cell>
          <table:table-cell office:value-type="string">
            <text:p>CrimeProf GKleck FSU; says ~2.5M US cases self-D w/ #guns /yr; http://t.co/4WbZax2m #tcot #gunrights #2A #NRA #Lnyhbt #hhrs #obama #firearms</text:p>
          </table:table-cell>
          <table:table-cell office:value-type="float" office:value="0">
            <text:p>0</text:p>
          </table:table-cell>
          <table:table-cell office:value-type="string">
            <text:p>http://t.co/4WbZax2m</text:p>
          </table:table-cell>
          <table:table-cell table:style-name="ce2" office:value-type="date" office:date-value="2013-01-22T14:17:00">
            <text:p>1/22/2013 14:1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E+017">
            <text:p>29380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GusBilirakis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18:00">
            <text:p>1/22/2013 14:1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E+017">
            <text:p>293800000000000000</text:p>
          </table:table-cell>
          <table:table-cell office:value-type="float" office:value="38507478">
            <text:p>38507478</text:p>
          </table:table-cell>
          <table:table-cell office:value-type="float" office:value="-1">
            <text:p>-1</text:p>
          </table:table-cell>
          <table:table-cell office:value-type="string">
            <text:p>HereÕs how the March 1 #sequester would work: http://t.co/iLBbb9n4 #fiscalcliff</text:p>
          </table:table-cell>
          <table:table-cell office:value-type="float" office:value="0">
            <text:p>0</text:p>
          </table:table-cell>
          <table:table-cell office:value-type="string">
            <text:p>http://t.co/iLBbb9n4</text:p>
          </table:table-cell>
          <table:table-cell table:style-name="ce2" office:value-type="date" office:date-value="2013-01-22T14:18:00">
            <text:p>1/22/2013 14:18</text:p>
          </table:table-cell>
          <table:table-cell office:value-type="string">
            <text:p>FiscalCliff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8E+017">
            <text:p>293800000000000000</text:p>
          </table:table-cell>
          <table:table-cell office:value-type="float" office:value="16025963">
            <text:p>16025963</text:p>
          </table:table-cell>
          <table:table-cell office:value-type="float" office:value="38507478">
            <text:p>38507478</text:p>
          </table:table-cell>
          <table:table-cell office:value-type="string">
            <text:p>RT @CenterOnBudget: HereÕs how the March 1 #sequester would work: http://t.co/iLBbb9n4 #fiscalcliff</text:p>
          </table:table-cell>
          <table:table-cell office:value-type="float" office:value="0">
            <text:p>0</text:p>
          </table:table-cell>
          <table:table-cell office:value-type="string">
            <text:p>http://t.co/iLBbb9n4</text:p>
          </table:table-cell>
          <table:table-cell table:style-name="ce2" office:value-type="date" office:date-value="2013-01-22T14:19:00">
            <text:p>1/22/2013 14:19</text:p>
          </table:table-cell>
          <table:table-cell office:value-type="string">
            <text:p>FiscalCliff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8E+017">
            <text:p>293800000000000000</text:p>
          </table:table-cell>
          <table:table-cell office:value-type="float" office:value="303581537">
            <text:p>303581537</text:p>
          </table:table-cell>
          <table:table-cell office:value-type="float" office:value="-1">
            <text:p>-1</text:p>
          </table:table-cell>
          <table:table-cell office:value-type="string">
            <text:p>School Shootings are becoming as American as apple pie and baseball... <text:s/>#NRA #SchoolShooting #America #GunRights #WhenDoesItStop?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19:00">
            <text:p>1/22/2013 14:19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E+017">
            <text:p>293800000000000000</text:p>
          </table:table-cell>
          <table:table-cell office:value-type="float" office:value="66265121">
            <text:p>66265121</text:p>
          </table:table-cell>
          <table:table-cell office:value-type="float" office:value="-1">
            <text:p>-1</text:p>
          </table:table-cell>
          <table:table-cell office:value-type="string">
            <text:p>WHAT are Obama &amp; #Democrats HIDING &amp; WHY? @forgotten_man_ #TGDN #Ccot #tcot #NRA #2A #p2 #tlot #GunRights #GunControl #RedNationRising #GOP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19:00">
            <text:p>1/22/2013 14:1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E+017">
            <text:p>293800000000000000</text:p>
          </table:table-cell>
          <table:table-cell office:value-type="float" office:value="46531626">
            <text:p>46531626</text:p>
          </table:table-cell>
          <table:table-cell office:value-type="float" office:value="38507478">
            <text:p>38507478</text:p>
          </table:table-cell>
          <table:table-cell office:value-type="string">
            <text:p>RT @CenterOnBudget: HereÕs how the March 1 #sequester would work: http://t.co/iLBbb9n4 #fiscalcliff</text:p>
          </table:table-cell>
          <table:table-cell office:value-type="float" office:value="0">
            <text:p>0</text:p>
          </table:table-cell>
          <table:table-cell office:value-type="string">
            <text:p>http://t.co/iLBbb9n4</text:p>
          </table:table-cell>
          <table:table-cell table:style-name="ce2" office:value-type="date" office:date-value="2013-01-22T14:19:00">
            <text:p>1/22/2013 14:19</text:p>
          </table:table-cell>
          <table:table-cell office:value-type="string">
            <text:p>FiscalCliff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1E+017">
            <text:p>293801000000000000</text:p>
          </table:table-cell>
          <table:table-cell office:value-type="float" office:value="462303060">
            <text:p>462303060</text:p>
          </table:table-cell>
          <table:table-cell office:value-type="float" office:value="-1">
            <text:p>-1</text:p>
          </table:table-cell>
          <table:table-cell office:value-type="string">
            <text:p>If at first ya don't concede, try try again. #GOP #FiscalCliff #Budget #TaxCuts #tgdn #tcot #tiot #RushBabe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21:00">
            <text:p>1/22/2013 14:2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1E+017">
            <text:p>293801000000000000</text:p>
          </table:table-cell>
          <table:table-cell office:value-type="float" office:value="1097324256">
            <text:p>1097324256</text:p>
          </table:table-cell>
          <table:table-cell office:value-type="float" office:value="-1">
            <text:p>-1</text:p>
          </table:table-cell>
          <table:table-cell office:value-type="string">
            <text:p>Another school shooting. Sickening. Wonder when will Obama let us arm our teachers? #gunrights #nra #tco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21:00">
            <text:p>1/22/2013 14:2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1E+017">
            <text:p>293801000000000000</text:p>
          </table:table-cell>
          <table:table-cell office:value-type="float" office:value="20190577">
            <text:p>20190577</text:p>
          </table:table-cell>
          <table:table-cell office:value-type="float" office:value="-1">
            <text:p>-1</text:p>
          </table:table-cell>
          <table:table-cell office:value-type="string">
            <text:p>Special thanks to Alan Gura of @GuraPossLaw for sharing his views on the future of #gunrights at a CLE presentation this afternoon!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22:00">
            <text:p>1/22/2013 14:22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1E+017">
            <text:p>293801000000000000</text:p>
          </table:table-cell>
          <table:table-cell office:value-type="float" office:value="74008439">
            <text:p>74008439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4:22:00">
            <text:p>1/22/2013 14:22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1E+017">
            <text:p>293801000000000000</text:p>
          </table:table-cell>
          <table:table-cell office:value-type="float" office:value="238811952">
            <text:p>238811952</text:p>
          </table:table-cell>
          <table:table-cell office:value-type="float" office:value="-1">
            <text:p>-1</text:p>
          </table:table-cell>
          <table:table-cell office:value-type="string">
            <text:p>Another school shooting in a gun free zone? Hmmm. #gunrights #NRA #2dAmendmen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22:00">
            <text:p>1/22/2013 14:2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1E+017">
            <text:p>293801000000000000</text:p>
          </table:table-cell>
          <table:table-cell office:value-type="float" office:value="16374818">
            <text:p>16374818</text:p>
          </table:table-cell>
          <table:table-cell office:value-type="float" office:value="38507478">
            <text:p>38507478</text:p>
          </table:table-cell>
          <table:table-cell office:value-type="string">
            <text:p>RT @CenterOnBudget: HereÕs how the March 1 #sequester would work: http://t.co/iLBbb9n4 #fiscalcliff</text:p>
          </table:table-cell>
          <table:table-cell office:value-type="float" office:value="0">
            <text:p>0</text:p>
          </table:table-cell>
          <table:table-cell office:value-type="string">
            <text:p>http://t.co/iLBbb9n4</text:p>
          </table:table-cell>
          <table:table-cell table:style-name="ce2" office:value-type="date" office:date-value="2013-01-22T14:22:00">
            <text:p>1/22/2013 14:22</text:p>
          </table:table-cell>
          <table:table-cell office:value-type="string">
            <text:p>FiscalCliff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1E+017">
            <text:p>293801000000000000</text:p>
          </table:table-cell>
          <table:table-cell office:value-type="float" office:value="66265121">
            <text:p>66265121</text:p>
          </table:table-cell>
          <table:table-cell office:value-type="float" office:value="-1">
            <text:p>-1</text:p>
          </table:table-cell>
          <table:table-cell office:value-type="string">
            <text:p>Great Response! @YOURS101 @forgotten_man_ <text:s text:c="2"/>#TGDN #Ccot #tcot #NRA #2A #p2 #tlot #GunRights #GunControl #RedNationRising #GOP #EggConvention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23:00">
            <text:p>1/22/2013 14:2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1E+017">
            <text:p>293801000000000000</text:p>
          </table:table-cell>
          <table:table-cell office:value-type="float" office:value="236994654">
            <text:p>236994654</text:p>
          </table:table-cell>
          <table:table-cell office:value-type="float" office:value="218027755">
            <text:p>218027755</text:p>
          </table:table-cell>
          <table:table-cell office:value-type="string">
            <text:p>RT @TheTeaParty_net: Do #GunControl Laws Control Guns? by Thomas Sowell http://t.co/G5fAoASH #2A #GunRights #Teaparty</text:p>
          </table:table-cell>
          <table:table-cell office:value-type="float" office:value="0">
            <text:p>0</text:p>
          </table:table-cell>
          <table:table-cell office:value-type="string">
            <text:p>http://t.co/G5fAoASH</text:p>
          </table:table-cell>
          <table:table-cell table:style-name="ce2" office:value-type="date" office:date-value="2013-01-22T14:24:00">
            <text:p>1/22/2013 14:24</text:p>
          </table:table-cell>
          <table:table-cell office:value-type="string">
            <text:p>gunrights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1E+017">
            <text:p>293801000000000000</text:p>
          </table:table-cell>
          <table:table-cell office:value-type="float" office:value="701725963">
            <text:p>701725963</text:p>
          </table:table-cell>
          <table:table-cell office:value-type="float" office:value="-1">
            <text:p>-1</text:p>
          </table:table-cell>
          <table:table-cell office:value-type="string">
            <text:p>One Nation Under Guns. Watch @nowthisnews deconstruct the history of the rise &amp; rise of America's #GunRights movement: http://t.co/1hDQOFot</text:p>
          </table:table-cell>
          <table:table-cell office:value-type="float" office:value="0">
            <text:p>0</text:p>
          </table:table-cell>
          <table:table-cell office:value-type="string">
            <text:p>http://t.co/1hDQOFot</text:p>
          </table:table-cell>
          <table:table-cell table:style-name="ce2" office:value-type="date" office:date-value="2013-01-22T14:24:00">
            <text:p>1/22/2013 14:24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1E+017">
            <text:p>293801000000000000</text:p>
          </table:table-cell>
          <table:table-cell office:value-type="float" office:value="106184768">
            <text:p>106184768</text:p>
          </table:table-cell>
          <table:table-cell office:value-type="float" office:value="701725963">
            <text:p>701725963</text:p>
          </table:table-cell>
          <table:table-cell office:value-type="string">
            <text:p>RT @nowthisnews: One Nation Under Guns. Watch @nowthisnews deconstruct the history of the rise &amp; rise of America's #GunRights moveme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4:25:00">
            <text:p>1/22/2013 14:25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2E+017">
            <text:p>293802000000000000</text:p>
          </table:table-cell>
          <table:table-cell office:value-type="float" office:value="25261154">
            <text:p>25261154</text:p>
          </table:table-cell>
          <table:table-cell office:value-type="float" office:value="-1">
            <text:p>-1</text:p>
          </table:table-cell>
          <table:table-cell office:value-type="string">
            <text:p>Another shooting :/ MT @nowthisnews: We deconstruct the history of the rise &amp; rise of America's #GunRights movement: http://t.co/A3p4AdF9</text:p>
          </table:table-cell>
          <table:table-cell office:value-type="float" office:value="0">
            <text:p>0</text:p>
          </table:table-cell>
          <table:table-cell office:value-type="string">
            <text:p>http://t.co/A3p4AdF9</text:p>
          </table:table-cell>
          <table:table-cell table:style-name="ce2" office:value-type="date" office:date-value="2013-01-22T14:26:00">
            <text:p>1/22/2013 14:26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2E+017">
            <text:p>293802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RobBishop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27:00">
            <text:p>1/22/2013 14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2E+017">
            <text:p>293802000000000000</text:p>
          </table:table-cell>
          <table:table-cell office:value-type="float" office:value="268492598">
            <text:p>268492598</text:p>
          </table:table-cell>
          <table:table-cell office:value-type="float" office:value="25261154">
            <text:p>25261154</text:p>
          </table:table-cell>
          <table:table-cell office:value-type="string">
            <text:p>RT @skenigsberg: Another shooting :/ MT @nowthisnews: We deconstruct the history of the rise &amp; rise of America's #GunRights movement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4:27:00">
            <text:p>1/22/2013 14:27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2E+017">
            <text:p>293802000000000000</text:p>
          </table:table-cell>
          <table:table-cell office:value-type="float" office:value="241220025">
            <text:p>241220025</text:p>
          </table:table-cell>
          <table:table-cell office:value-type="float" office:value="-1">
            <text:p>-1</text:p>
          </table:table-cell>
          <table:table-cell office:value-type="string">
            <text:p>@foxnation STOP REPORTING THIS STORY! Stop sensationalizng mass shootings. It makes gun owners look bad! #2ndAmendment #NRA #TGDN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28:00">
            <text:p>1/22/2013 14:28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2E+017">
            <text:p>293802000000000000</text:p>
          </table:table-cell>
          <table:table-cell office:value-type="float" office:value="913138123">
            <text:p>913138123</text:p>
          </table:table-cell>
          <table:table-cell office:value-type="float" office:value="-1">
            <text:p>-1</text:p>
          </table:table-cell>
          <table:table-cell office:value-type="string">
            <text:p>@FoxNews shld talk w/ G. Kleck of FSU on self-defense w/ #guns; http://t.co/4WbZax2m @oreillyfactor @seanhannity @gretawire #tcot #gunrights</text:p>
          </table:table-cell>
          <table:table-cell office:value-type="float" office:value="0">
            <text:p>0</text:p>
          </table:table-cell>
          <table:table-cell office:value-type="string">
            <text:p>http://t.co/4WbZax2m</text:p>
          </table:table-cell>
          <table:table-cell table:style-name="ce2" office:value-type="date" office:date-value="2013-01-22T14:28:00">
            <text:p>1/22/2013 14:28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2E+017">
            <text:p>293802000000000000</text:p>
          </table:table-cell>
          <table:table-cell office:value-type="float" office:value="61621821">
            <text:p>61621821</text:p>
          </table:table-cell>
          <table:table-cell office:value-type="float" office:value="-1">
            <text:p>-1</text:p>
          </table:table-cell>
          <table:table-cell office:value-type="string">
            <text:p>A new post by my good friend Dan, a 23 YO medical student... A Note on Gun Rights http://t.co/6EWImzy8 #gunrights #secondamendment</text:p>
          </table:table-cell>
          <table:table-cell office:value-type="float" office:value="0">
            <text:p>0</text:p>
          </table:table-cell>
          <table:table-cell office:value-type="string">
            <text:p>http://t.co/6EWImzy8</text:p>
          </table:table-cell>
          <table:table-cell table:style-name="ce2" office:value-type="date" office:date-value="2013-01-22T14:29:00">
            <text:p>1/22/2013 14:2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3E+017">
            <text:p>293803000000000000</text:p>
          </table:table-cell>
          <table:table-cell office:value-type="float" office:value="820155283">
            <text:p>820155283</text:p>
          </table:table-cell>
          <table:table-cell office:value-type="float" office:value="701725963">
            <text:p>701725963</text:p>
          </table:table-cell>
          <table:table-cell office:value-type="string">
            <text:p>RT @nowthisnews: One Nation Under Guns. Watch @nowthisnews deconstruct the history of the rise &amp; rise of America's #GunRights moveme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4:29:00">
            <text:p>1/22/2013 14:29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3E+017">
            <text:p>293803000000000000</text:p>
          </table:table-cell>
          <table:table-cell office:value-type="float" office:value="353218496">
            <text:p>353218496</text:p>
          </table:table-cell>
          <table:table-cell office:value-type="float" office:value="-1">
            <text:p>-1</text:p>
          </table:table-cell>
          <table:table-cell office:value-type="string">
            <text:p>#guncontrol #gunrights http://t.co/WhUx061G</text:p>
          </table:table-cell>
          <table:table-cell office:value-type="float" office:value="0">
            <text:p>0</text:p>
          </table:table-cell>
          <table:table-cell office:value-type="string">
            <text:p>http://t.co/WhUx061G</text:p>
          </table:table-cell>
          <table:table-cell table:style-name="ce2" office:value-type="date" office:date-value="2013-01-22T14:29:00">
            <text:p>1/22/2013 14:2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3E+017">
            <text:p>293803000000000000</text:p>
          </table:table-cell>
          <table:table-cell office:value-type="float" office:value="976895119">
            <text:p>976895119</text:p>
          </table:table-cell>
          <table:table-cell office:value-type="float" office:value="-1">
            <text:p>-1</text:p>
          </table:table-cell>
          <table:table-cell office:value-type="string">
            <text:p>New Post: The #FiscalCliff and the Basics of Bookkeeping http://t.co/dohgd3Qh #thedimeco</text:p>
          </table:table-cell>
          <table:table-cell office:value-type="float" office:value="0">
            <text:p>0</text:p>
          </table:table-cell>
          <table:table-cell office:value-type="string">
            <text:p>http://t.co/dohgd3Qh</text:p>
          </table:table-cell>
          <table:table-cell table:style-name="ce2" office:value-type="date" office:date-value="2013-01-22T14:31:00">
            <text:p>1/22/2013 14:3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3E+017">
            <text:p>293803000000000000</text:p>
          </table:table-cell>
          <table:table-cell office:value-type="float" office:value="17768993">
            <text:p>17768993</text:p>
          </table:table-cell>
          <table:table-cell office:value-type="float" office:value="-1">
            <text:p>-1</text:p>
          </table:table-cell>
          <table:table-cell office:value-type="string">
            <text:p>You're more worried about your guns than you are about children not being given a quality education, so spare me your whining abt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31:00">
            <text:p>1/22/2013 14:3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3E+017">
            <text:p>293803000000000000</text:p>
          </table:table-cell>
          <table:table-cell office:value-type="float" office:value="313952006">
            <text:p>313952006</text:p>
          </table:table-cell>
          <table:table-cell office:value-type="float" office:value="38507478">
            <text:p>38507478</text:p>
          </table:table-cell>
          <table:table-cell office:value-type="string">
            <text:p>RT @CenterOnBudget: HereÕs how the March 1 #sequester would work: http://t.co/iLBbb9n4 #fiscalcliff</text:p>
          </table:table-cell>
          <table:table-cell office:value-type="float" office:value="0">
            <text:p>0</text:p>
          </table:table-cell>
          <table:table-cell office:value-type="string">
            <text:p>http://t.co/iLBbb9n4</text:p>
          </table:table-cell>
          <table:table-cell table:style-name="ce2" office:value-type="date" office:date-value="2013-01-22T14:31:00">
            <text:p>1/22/2013 14:31</text:p>
          </table:table-cell>
          <table:table-cell office:value-type="string">
            <text:p>FiscalCliff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292470652">
            <text:p>292470652</text:p>
          </table:table-cell>
          <table:table-cell office:value-type="float" office:value="-1">
            <text:p>-1</text:p>
          </table:table-cell>
          <table:table-cell office:value-type="string">
            <text:p>#LOL ÒAGreesÉThe NewsicalÓ #FiscalCliff Starring Olivia Newton-John Boehner #FUNNY dark #Tshirts #humor #musicals http://t.co/D4M8S127</text:p>
          </table:table-cell>
          <table:table-cell office:value-type="float" office:value="0">
            <text:p>0</text:p>
          </table:table-cell>
          <table:table-cell office:value-type="string">
            <text:p>http://t.co/D4M8S127</text:p>
          </table:table-cell>
          <table:table-cell table:style-name="ce2" office:value-type="date" office:date-value="2013-01-22T14:33:00">
            <text:p>1/22/2013 14:3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69484146">
            <text:p>69484146</text:p>
          </table:table-cell>
          <table:table-cell office:value-type="float" office:value="-1">
            <text:p>-1</text:p>
          </table:table-cell>
          <table:table-cell office:value-type="string">
            <text:p>#LOL ÒAGreesÉThe NewsicalÓ #FiscalCliff Starring Olivia Newton-John Boehner #FUNNY dark #Tshirts #humor #musicals http://t.co/uT2XQ64a</text:p>
          </table:table-cell>
          <table:table-cell office:value-type="float" office:value="0">
            <text:p>0</text:p>
          </table:table-cell>
          <table:table-cell office:value-type="string">
            <text:p>http://t.co/uT2XQ64a</text:p>
          </table:table-cell>
          <table:table-cell table:style-name="ce2" office:value-type="date" office:date-value="2013-01-22T14:33:00">
            <text:p>1/22/2013 14:3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332254979">
            <text:p>332254979</text:p>
          </table:table-cell>
          <table:table-cell office:value-type="float" office:value="-1">
            <text:p>-1</text:p>
          </table:table-cell>
          <table:table-cell office:value-type="string">
            <text:p>#LOL ÒAGreesÉThe NewsicalÓ #FiscalCliff Starring Olivia Newton-John Boehner #FUNNY dark #Tshirts #humor #musicals http://t.co/F7lGkWRV</text:p>
          </table:table-cell>
          <table:table-cell office:value-type="float" office:value="0">
            <text:p>0</text:p>
          </table:table-cell>
          <table:table-cell office:value-type="string">
            <text:p>http://t.co/F7lGkWRV</text:p>
          </table:table-cell>
          <table:table-cell table:style-name="ce2" office:value-type="date" office:date-value="2013-01-22T14:33:00">
            <text:p>1/22/2013 14:3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442307093">
            <text:p>442307093</text:p>
          </table:table-cell>
          <table:table-cell office:value-type="float" office:value="-1">
            <text:p>-1</text:p>
          </table:table-cell>
          <table:table-cell office:value-type="string">
            <text:p>#LOL ÒAGreesÉThe NewsicalÓ #FiscalCliff Starring Olivia Newton-John Boehner #FUNNY dark #Tshirts #humor #musicals http://t.co/WFDFvLjy</text:p>
          </table:table-cell>
          <table:table-cell office:value-type="float" office:value="0">
            <text:p>0</text:p>
          </table:table-cell>
          <table:table-cell office:value-type="string">
            <text:p>http://t.co/WFDFvLjy</text:p>
          </table:table-cell>
          <table:table-cell table:style-name="ce2" office:value-type="date" office:date-value="2013-01-22T14:33:00">
            <text:p>1/22/2013 14:3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463168090">
            <text:p>463168090</text:p>
          </table:table-cell>
          <table:table-cell office:value-type="float" office:value="-1">
            <text:p>-1</text:p>
          </table:table-cell>
          <table:table-cell office:value-type="string">
            <text:p>#LOL ÒAGreesÉThe NewsicalÓ #FiscalCliff Starring Olivia Newton-John Boehner #FUNNY dark #Tshirts #humor #musicals http://t.co/541dtY4A</text:p>
          </table:table-cell>
          <table:table-cell office:value-type="float" office:value="0">
            <text:p>0</text:p>
          </table:table-cell>
          <table:table-cell office:value-type="string">
            <text:p>http://t.co/541dtY4A</text:p>
          </table:table-cell>
          <table:table-cell table:style-name="ce2" office:value-type="date" office:date-value="2013-01-22T14:33:00">
            <text:p>1/22/2013 14:3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23723263">
            <text:p>23723263</text:p>
          </table:table-cell>
          <table:table-cell office:value-type="float" office:value="29748929">
            <text:p>29748929</text:p>
          </table:table-cell>
          <table:table-cell office:value-type="string">
            <text:p>RT @johnworr: Thanks @Charlie_Janssen for defending #gunrights. Introduces legislation making federal gun laws illegal in NE. <text:s/>http://t.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4:33:00">
            <text:p>1/22/2013 14:33</text:p>
          </table:table-cell>
          <table:table-cell office:value-type="string">
            <text:p>gunrights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328207546">
            <text:p>328207546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4:33:00">
            <text:p>1/22/2013 14:33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Silencerco / SWR Introduces The 7.62 SPECWAR At The 2013 Shot Show http://t.co/i22yPgM2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i22yPgM2</text:p>
          </table:table-cell>
          <table:table-cell table:style-name="ce2" office:value-type="date" office:date-value="2013-01-22T14:35:00">
            <text:p>1/22/2013 14:3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20529924">
            <text:p>20529924</text:p>
          </table:table-cell>
          <table:table-cell office:value-type="float" office:value="-1">
            <text:p>-1</text:p>
          </table:table-cell>
          <table:table-cell office:value-type="string">
            <text:p>RT @centeronbudget: HereÕs how the March 1 #sequester would work: http://t.co/ku8WSNEL #fiscalcliff</text:p>
          </table:table-cell>
          <table:table-cell office:value-type="float" office:value="0">
            <text:p>0</text:p>
          </table:table-cell>
          <table:table-cell office:value-type="string">
            <text:p>http://t.co/ku8WSNEL</text:p>
          </table:table-cell>
          <table:table-cell table:style-name="ce2" office:value-type="date" office:date-value="2013-01-22T14:35:00">
            <text:p>1/22/2013 14:3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108395705">
            <text:p>108395705</text:p>
          </table:table-cell>
          <table:table-cell office:value-type="float" office:value="-1">
            <text:p>-1</text:p>
          </table:table-cell>
          <table:table-cell office:value-type="string">
            <text:p>A provision buried in the #fiscalcliff bill gives drugmaker Amgen 2 yrs to sell dialysis drugs without price restraints http://t.co/mLtMCMWX</text:p>
          </table:table-cell>
          <table:table-cell office:value-type="float" office:value="0">
            <text:p>0</text:p>
          </table:table-cell>
          <table:table-cell office:value-type="string">
            <text:p>http://t.co/mLtMCMWX</text:p>
          </table:table-cell>
          <table:table-cell table:style-name="ce2" office:value-type="date" office:date-value="2013-01-22T14:35:00">
            <text:p>1/22/2013 14:3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876068221">
            <text:p>876068221</text:p>
          </table:table-cell>
          <table:table-cell office:value-type="float" office:value="-1">
            <text:p>-1</text:p>
          </table:table-cell>
          <table:table-cell office:value-type="string">
            <text:p>The #fiscalcliff deal did not help you and me. http://t.co/wivfrB8H #colorado #coloradosprings</text:p>
          </table:table-cell>
          <table:table-cell office:value-type="float" office:value="0">
            <text:p>0</text:p>
          </table:table-cell>
          <table:table-cell office:value-type="string">
            <text:p>http://t.co/wivfrB8H</text:p>
          </table:table-cell>
          <table:table-cell table:style-name="ce2" office:value-type="date" office:date-value="2013-01-22T14:35:00">
            <text:p>1/22/2013 14:3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4E+017">
            <text:p>293804000000000000</text:p>
          </table:table-cell>
          <table:table-cell office:value-type="float" office:value="913138123">
            <text:p>913138123</text:p>
          </table:table-cell>
          <table:table-cell office:value-type="float" office:value="-1">
            <text:p>-1</text:p>
          </table:table-cell>
          <table:table-cell office:value-type="string">
            <text:p>#Breaking Shots fired &amp; students injured at TX college; check @FoxNews #tcot #gunrights #2A #NRA #Lnyhbt #hhrs #obama #firearms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4:35:00">
            <text:p>1/22/2013 14:3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5E+017">
            <text:p>29380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DianeBlack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37:00">
            <text:p>1/22/2013 14:3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5E+017">
            <text:p>293805000000000000</text:p>
          </table:table-cell>
          <table:table-cell office:value-type="float" office:value="37854963">
            <text:p>37854963</text:p>
          </table:table-cell>
          <table:table-cell office:value-type="float" office:value="-1">
            <text:p>-1</text:p>
          </table:table-cell>
          <table:table-cell office:value-type="string">
            <text:p>#reagan #gunrights #government #dictatorship #obama #democrats #DoNotDisarmMe http://t.co/SkFPDqDO</text:p>
          </table:table-cell>
          <table:table-cell office:value-type="float" office:value="0">
            <text:p>0</text:p>
          </table:table-cell>
          <table:table-cell office:value-type="string">
            <text:p>http://t.co/SkFPDqDO</text:p>
          </table:table-cell>
          <table:table-cell table:style-name="ce2" office:value-type="date" office:date-value="2013-01-22T14:38:00">
            <text:p>1/22/2013 14:38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6E+017">
            <text:p>293806000000000000</text:p>
          </table:table-cell>
          <table:table-cell office:value-type="float" office:value="20318742">
            <text:p>20318742</text:p>
          </table:table-cell>
          <table:table-cell office:value-type="float" office:value="-1">
            <text:p>-1</text:p>
          </table:table-cell>
          <table:table-cell office:value-type="string">
            <text:p>@BBCNewsUS &amp; some Americans are crazy about their #gunrights, they loose all sense of reason. How many more school shootings gun deaths #nra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43:00">
            <text:p>1/22/2013 14:4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6E+017">
            <text:p>293806000000000000</text:p>
          </table:table-cell>
          <table:table-cell office:value-type="float" office:value="362202832">
            <text:p>362202832</text:p>
          </table:table-cell>
          <table:table-cell office:value-type="float" office:value="-1">
            <text:p>-1</text:p>
          </table:table-cell>
          <table:table-cell office:value-type="string">
            <text:p>THE LIST OF PATRIOTS GROWS: MISSOURI SHERIFFS pledge to ignore Obama's gun control directives &gt;&gt; http://t.co/1XAQC65F #2A #GunRights</text:p>
          </table:table-cell>
          <table:table-cell office:value-type="float" office:value="0">
            <text:p>0</text:p>
          </table:table-cell>
          <table:table-cell office:value-type="string">
            <text:p>http://t.co/1XAQC65F</text:p>
          </table:table-cell>
          <table:table-cell table:style-name="ce2" office:value-type="date" office:date-value="2013-01-22T14:44:00">
            <text:p>1/22/2013 14:4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6E+017">
            <text:p>293806000000000000</text:p>
          </table:table-cell>
          <table:table-cell office:value-type="float" office:value="552848796">
            <text:p>552848796</text:p>
          </table:table-cell>
          <table:table-cell office:value-type="float" office:value="-1">
            <text:p>-1</text:p>
          </table:table-cell>
          <table:table-cell office:value-type="string">
            <text:p>Why over regulating law-abiding citizens doesn't work! Where do criminals get their guns? http://t.co/Ko9pTg6N #2ndAmendment #GunRights #NRA</text:p>
          </table:table-cell>
          <table:table-cell office:value-type="float" office:value="0">
            <text:p>0</text:p>
          </table:table-cell>
          <table:table-cell office:value-type="string">
            <text:p>http://t.co/Ko9pTg6N</text:p>
          </table:table-cell>
          <table:table-cell table:style-name="ce2" office:value-type="date" office:date-value="2013-01-22T14:44:00">
            <text:p>1/22/2013 14:44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7E+017">
            <text:p>293807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MarshaBlackburn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47:00">
            <text:p>1/22/2013 14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7E+017">
            <text:p>293807000000000000</text:p>
          </table:table-cell>
          <table:table-cell office:value-type="float" office:value="17710543">
            <text:p>17710543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4:47:00">
            <text:p>1/22/2013 14:47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7E+017">
            <text:p>293807000000000000</text:p>
          </table:table-cell>
          <table:table-cell office:value-type="float" office:value="715609225">
            <text:p>715609225</text:p>
          </table:table-cell>
          <table:table-cell office:value-type="float" office:value="-1">
            <text:p>-1</text:p>
          </table:table-cell>
          <table:table-cell office:value-type="string">
            <text:p>@_RolexGoldChain money will be to the ceiling ...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48:00">
            <text:p>1/22/2013 14:4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8E+017">
            <text:p>293808000000000000</text:p>
          </table:table-cell>
          <table:table-cell office:value-type="float" office:value="263552533">
            <text:p>263552533</text:p>
          </table:table-cell>
          <table:table-cell office:value-type="float" office:value="715609225">
            <text:p>715609225</text:p>
          </table:table-cell>
          <table:table-cell office:value-type="string">
            <text:p>RT @Tysosa007: @_RolexGoldChain money will be to the ceiling ...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49:00">
            <text:p>1/22/2013 14:49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8E+017">
            <text:p>293808000000000000</text:p>
          </table:table-cell>
          <table:table-cell office:value-type="float" office:value="1108024219">
            <text:p>1108024219</text:p>
          </table:table-cell>
          <table:table-cell office:value-type="float" office:value="-1">
            <text:p>-1</text:p>
          </table:table-cell>
          <table:table-cell office:value-type="string">
            <text:p>If #guns killl people thsn cars make people drive drunk and pencils mis spe words and spoons made rosy o donald fat #gunrights #2ndamendmen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50:00">
            <text:p>1/22/2013 14:5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9E+017">
            <text:p>293809000000000000</text:p>
          </table:table-cell>
          <table:table-cell office:value-type="float" office:value="50836292">
            <text:p>50836292</text:p>
          </table:table-cell>
          <table:table-cell office:value-type="float" office:value="-1">
            <text:p>-1</text:p>
          </table:table-cell>
          <table:table-cell office:value-type="string">
            <text:p>#CCOT Why ÒMental IllnessÓ is the Avenue to Gun Confiscation http://t.co/VVnpxnKO #MentalHealth #NAMI #APA #NRA #GunRights #Guns #Tcot #tlot</text:p>
          </table:table-cell>
          <table:table-cell office:value-type="float" office:value="0">
            <text:p>0</text:p>
          </table:table-cell>
          <table:table-cell office:value-type="string">
            <text:p>http://t.co/VVnpxnKO</text:p>
          </table:table-cell>
          <table:table-cell table:style-name="ce2" office:value-type="date" office:date-value="2013-01-22T14:53:00">
            <text:p>1/22/2013 14:5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9E+017">
            <text:p>293809000000000000</text:p>
          </table:table-cell>
          <table:table-cell office:value-type="float" office:value="479673202">
            <text:p>479673202</text:p>
          </table:table-cell>
          <table:table-cell office:value-type="float" office:value="-1">
            <text:p>-1</text:p>
          </table:table-cell>
          <table:table-cell office:value-type="string">
            <text:p>@TheFix Very impressed with @JoeBiden's work on #fiscalcliff and #gunlaws. Straight talkers who keep their word are rare among politician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53:00">
            <text:p>1/22/2013 14:5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9E+017">
            <text:p>293809000000000000</text:p>
          </table:table-cell>
          <table:table-cell office:value-type="float" office:value="135970567">
            <text:p>135970567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4:54:00">
            <text:p>1/22/2013 14:54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9E+017">
            <text:p>293809000000000000</text:p>
          </table:table-cell>
          <table:table-cell office:value-type="float" office:value="33065195">
            <text:p>33065195</text:p>
          </table:table-cell>
          <table:table-cell office:value-type="float" office:value="-1">
            <text:p>-1</text:p>
          </table:table-cell>
          <table:table-cell office:value-type="string">
            <text:p>I think it is time for another protest by students with CCW permits on college campuses. Drew positive attn last time. #NRA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54:00">
            <text:p>1/22/2013 14:5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9E+017">
            <text:p>293809000000000000</text:p>
          </table:table-cell>
          <table:table-cell office:value-type="float" office:value="16981607">
            <text:p>16981607</text:p>
          </table:table-cell>
          <table:table-cell office:value-type="float" office:value="-1">
            <text:p>-1</text:p>
          </table:table-cell>
          <table:table-cell office:value-type="string">
            <text:p>SOME STATES DID NOT LEGALLY RATIFY THE 16TH AMENDMENT http://t.co/ovHTfnwS <text:s/>#fiscalcliff #tax #irs #fed</text:p>
          </table:table-cell>
          <table:table-cell office:value-type="float" office:value="0">
            <text:p>0</text:p>
          </table:table-cell>
          <table:table-cell office:value-type="string">
            <text:p>http://t.co/ovHTfnwS</text:p>
          </table:table-cell>
          <table:table-cell table:style-name="ce2" office:value-type="date" office:date-value="2013-01-22T14:54:00">
            <text:p>1/22/2013 14:5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9E+017">
            <text:p>293809000000000000</text:p>
          </table:table-cell>
          <table:table-cell office:value-type="float" office:value="1108024219">
            <text:p>1108024219</text:p>
          </table:table-cell>
          <table:table-cell office:value-type="float" office:value="-1">
            <text:p>-1</text:p>
          </table:table-cell>
          <table:table-cell office:value-type="string">
            <text:p>with all thats fucked up in this world the <text:s/>idea is to take away guns Guess what guns isnt the problem the people holding then r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55:00">
            <text:p>1/22/2013 14:5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9E+017">
            <text:p>293809000000000000</text:p>
          </table:table-cell>
          <table:table-cell office:value-type="float" office:value="271248112">
            <text:p>271248112</text:p>
          </table:table-cell>
          <table:table-cell office:value-type="float" office:value="-1">
            <text:p>-1</text:p>
          </table:table-cell>
          <table:table-cell office:value-type="string">
            <text:p>Ppl dont kill ppl guns do haha damn hippies need to take a bath haha #GunRights Not #GunWrong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56:00">
            <text:p>1/22/2013 14:5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09E+017">
            <text:p>293809000000000000</text:p>
          </table:table-cell>
          <table:table-cell office:value-type="float" office:value="66265121">
            <text:p>66265121</text:p>
          </table:table-cell>
          <table:table-cell office:value-type="float" office:value="-1">
            <text:p>-1</text:p>
          </table:table-cell>
          <table:table-cell office:value-type="string">
            <text:p>Ah-Em! I say EGGsACTLY! :) @Love_Chihuahua @YOURS101 @forgotten_man_ #TGDN #Ccot #tcot #tlot #WAR #NRA #2A #GunRights #LNYHBT #EggConvention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56:00">
            <text:p>1/22/2013 14:5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E+017">
            <text:p>293810000000000000</text:p>
          </table:table-cell>
          <table:table-cell office:value-type="float" office:value="102835795">
            <text:p>102835795</text:p>
          </table:table-cell>
          <table:table-cell office:value-type="float" office:value="701725963">
            <text:p>701725963</text:p>
          </table:table-cell>
          <table:table-cell office:value-type="string">
            <text:p>RT @nowthisnews: One Nation Under Guns. Watch @nowthisnews deconstruct the history of the rise &amp; rise of America's #GunRights moveme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4:57:00">
            <text:p>1/22/2013 14:57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E+017">
            <text:p>29381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BlumenauerMedia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4:57:00">
            <text:p>1/22/2013 14:5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E+017">
            <text:p>293810000000000000</text:p>
          </table:table-cell>
          <table:table-cell office:value-type="float" office:value="242849061">
            <text:p>242849061</text:p>
          </table:table-cell>
          <table:table-cell office:value-type="float" office:value="-1">
            <text:p>-1</text:p>
          </table:table-cell>
          <table:table-cell office:value-type="string">
            <text:p>\Save the 2nd\" Amendment wristbands http://t.co/t63EldEZ #2ndAmendment #NRA #progun #gunrights http://t.co/g6fcdWqP"</text:p>
          </table:table-cell>
          <table:table-cell office:value-type="float" office:value="0">
            <text:p>0</text:p>
          </table:table-cell>
          <table:table-cell office:value-type="string">
            <text:p>http://t.co/t63EldEZ</text:p>
          </table:table-cell>
          <table:table-cell table:style-name="ce2" office:value-type="date" office:date-value="2013-01-22T15:00:00">
            <text:p>1/22/2013 15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1E+017">
            <text:p>293811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Rep. Israel Says He's After the Result of 3D Printed Weapons, Not 3D Printing Itself http://t.co/RLeZETWK #gunrights #nra</text:p>
          </table:table-cell>
          <table:table-cell office:value-type="float" office:value="0">
            <text:p>0</text:p>
          </table:table-cell>
          <table:table-cell office:value-type="string">
            <text:p>http://t.co/RLeZETWK</text:p>
          </table:table-cell>
          <table:table-cell table:style-name="ce2" office:value-type="date" office:date-value="2013-01-22T15:01:00">
            <text:p>1/22/2013 15:0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1E+017">
            <text:p>293811000000000000</text:p>
          </table:table-cell>
          <table:table-cell office:value-type="float" office:value="526461094">
            <text:p>526461094</text:p>
          </table:table-cell>
          <table:table-cell office:value-type="float" office:value="-1">
            <text:p>-1</text:p>
          </table:table-cell>
          <table:table-cell office:value-type="string">
            <text:p>1/22/13 Ð They DidnÕt Blink #debtceiling #blinking #fiscalcliff http://t.co/zIrSNcN6</text:p>
          </table:table-cell>
          <table:table-cell office:value-type="float" office:value="0">
            <text:p>0</text:p>
          </table:table-cell>
          <table:table-cell office:value-type="string">
            <text:p>http://t.co/zIrSNcN6</text:p>
          </table:table-cell>
          <table:table-cell table:style-name="ce2" office:value-type="date" office:date-value="2013-01-22T15:04:00">
            <text:p>1/22/2013 15:0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2E+017">
            <text:p>293812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JoBonner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07:00">
            <text:p>1/22/2013 15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2E+017">
            <text:p>293812000000000000</text:p>
          </table:table-cell>
          <table:table-cell office:value-type="float" office:value="18149302">
            <text:p>18149302</text:p>
          </table:table-cell>
          <table:table-cell office:value-type="float" office:value="-1">
            <text:p>-1</text:p>
          </table:table-cell>
          <table:table-cell office:value-type="string">
            <text:p>Yeah, AlgeriaÕs Gun Laws ... http://t.co/2pViGFLB #cartoon #gunrights #algeria #Hostages #islamic #jihadists #terrorists #guns via @cariwho</text:p>
          </table:table-cell>
          <table:table-cell office:value-type="float" office:value="0">
            <text:p>0</text:p>
          </table:table-cell>
          <table:table-cell office:value-type="string">
            <text:p>http://t.co/2pViGFLB</text:p>
          </table:table-cell>
          <table:table-cell table:style-name="ce2" office:value-type="date" office:date-value="2013-01-22T15:08:00">
            <text:p>1/22/2013 15:08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2E+017">
            <text:p>293812000000000000</text:p>
          </table:table-cell>
          <table:table-cell office:value-type="float" office:value="113512134">
            <text:p>113512134</text:p>
          </table:table-cell>
          <table:table-cell office:value-type="float" office:value="-1">
            <text:p>-1</text:p>
          </table:table-cell>
          <table:table-cell office:value-type="string">
            <text:p>Acronym of the day S.W.A.T. - Special Weapons And Tactics - FOUR campus shootings in 3 weeks and a day - #GunRights v.s. #GunControl #NRA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08:00">
            <text:p>1/22/2013 15:0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3E+017">
            <text:p>293813000000000000</text:p>
          </table:table-cell>
          <table:table-cell office:value-type="float" office:value="121700084">
            <text:p>121700084</text:p>
          </table:table-cell>
          <table:table-cell office:value-type="float" office:value="18149302">
            <text:p>18149302</text:p>
          </table:table-cell>
          <table:table-cell office:value-type="string">
            <text:p>RT @CariWho: Yeah, AlgeriaÕs Gun Laws ... http://t.co/2pViGFLB #cartoon #gunrights #algeria #Hostages #islamic #jihadists #terrorists #g ...</text:p>
          </table:table-cell>
          <table:table-cell office:value-type="float" office:value="0">
            <text:p>0</text:p>
          </table:table-cell>
          <table:table-cell office:value-type="string">
            <text:p>http://t.co/2pViGFLB</text:p>
          </table:table-cell>
          <table:table-cell table:style-name="ce2" office:value-type="date" office:date-value="2013-01-22T15:12:00">
            <text:p>1/22/2013 15:12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3E+017">
            <text:p>293813000000000000</text:p>
          </table:table-cell>
          <table:table-cell office:value-type="float" office:value="45220111">
            <text:p>45220111</text:p>
          </table:table-cell>
          <table:table-cell office:value-type="float" office:value="-1">
            <text:p>-1</text:p>
          </table:table-cell>
          <table:table-cell office:value-type="string">
            <text:p>Stop blaming the gun and punish the gunmen. #tcot #guncontrol #GunRights http://t.co/Q1PheF39</text:p>
          </table:table-cell>
          <table:table-cell office:value-type="float" office:value="0">
            <text:p>0</text:p>
          </table:table-cell>
          <table:table-cell office:value-type="string">
            <text:p>http://t.co/Q1PheF39</text:p>
          </table:table-cell>
          <table:table-cell table:style-name="ce2" office:value-type="date" office:date-value="2013-01-22T15:12:00">
            <text:p>1/22/2013 15:1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4E+017">
            <text:p>293814000000000000</text:p>
          </table:table-cell>
          <table:table-cell office:value-type="float" office:value="217531979">
            <text:p>217531979</text:p>
          </table:table-cell>
          <table:table-cell office:value-type="float" office:value="-1">
            <text:p>-1</text:p>
          </table:table-cell>
          <table:table-cell office:value-type="string">
            <text:p>@JerryWebman explains how the 11th hour #fiscalcliff deal may impact the mkt and your investments: http://t.co/3TzEI4RU</text:p>
          </table:table-cell>
          <table:table-cell office:value-type="float" office:value="0">
            <text:p>0</text:p>
          </table:table-cell>
          <table:table-cell office:value-type="string">
            <text:p>http://t.co/3TzEI4RU</text:p>
          </table:table-cell>
          <table:table-cell table:style-name="ce2" office:value-type="date" office:date-value="2013-01-22T15:13:00">
            <text:p>1/22/2013 15:1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4E+017">
            <text:p>293814000000000000</text:p>
          </table:table-cell>
          <table:table-cell office:value-type="float" office:value="253366440">
            <text:p>253366440</text:p>
          </table:table-cell>
          <table:table-cell office:value-type="float" office:value="303581537">
            <text:p>303581537</text:p>
          </table:table-cell>
          <table:table-cell office:value-type="string">
            <text:p>RT @Self__Aware: School Shootings are becoming as American as apple pie and baseball... <text:s/>#NRA #SchoolShooting #America #GunRights #WhenD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15:00">
            <text:p>1/22/2013 15:15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5E+017">
            <text:p>29381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Boustany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17:00">
            <text:p>1/22/2013 15:1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5E+017">
            <text:p>293815000000000000</text:p>
          </table:table-cell>
          <table:table-cell office:value-type="float" office:value="14216123">
            <text:p>14216123</text:p>
          </table:table-cell>
          <table:table-cell office:value-type="float" office:value="-1">
            <text:p>-1</text:p>
          </table:table-cell>
          <table:table-cell office:value-type="string">
            <text:p>RT @DAD7519: @jimcramer I'd say $EPD and the MLP space has recovered from the #fiscalcliffÉ ;) j whole group has moved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18:00">
            <text:p>1/22/2013 15:18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5E+017">
            <text:p>293815000000000000</text:p>
          </table:table-cell>
          <table:table-cell office:value-type="float" office:value="61544318">
            <text:p>61544318</text:p>
          </table:table-cell>
          <table:table-cell office:value-type="float" office:value="-1">
            <text:p>-1</text:p>
          </table:table-cell>
          <table:table-cell office:value-type="string">
            <text:p>It isn't America unless there is a mass shooting everyday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18:00">
            <text:p>1/22/2013 15:1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5E+017">
            <text:p>293815000000000000</text:p>
          </table:table-cell>
          <table:table-cell office:value-type="float" office:value="819725184">
            <text:p>819725184</text:p>
          </table:table-cell>
          <table:table-cell office:value-type="float" office:value="-1">
            <text:p>-1</text:p>
          </table:table-cell>
          <table:table-cell office:value-type="string">
            <text:p>#fiscalcliff the socialist dictaiter (#obama) wants us to pay more taxes but his henchmen tim geithner owes almost $1million in back taxes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19:00">
            <text:p>1/22/2013 15:19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7E+017">
            <text:p>293817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MoBrooks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27:00">
            <text:p>1/22/2013 15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" office:value-type="float" office:value="2.93817E+017">
            <text:p>293817000000000000</text:p>
          </table:table-cell>
          <table:table-cell office:value-type="float" office:value="344589047">
            <text:p>344589047</text:p>
          </table:table-cell>
          <table:table-cell office:value-type="float" office:value="-1">
            <text:p>-1</text:p>
          </table:table-cell>
          <table:table-cell table:style-name="ce3" office:value-type="string">
            <text:p>#GunRights Vs. #DroneStrikes\</text:p>
            <text:p>\</text:p>
            <text:p>http://t.co/d2mPLooy</text:p>
          </table:table-cell>
          <table:table-cell office:value-type="float" office:value="0">
            <text:p>0</text:p>
          </table:table-cell>
          <table:table-cell office:value-type="string">
            <text:p>http://t.co/d2mPLooy</text:p>
          </table:table-cell>
          <table:table-cell table:style-name="ce2" office:value-type="date" office:date-value="2013-01-22T15:27:00">
            <text:p>1/22/2013 15:2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7E+017">
            <text:p>293817000000000000</text:p>
          </table:table-cell>
          <table:table-cell office:value-type="float" office:value="25740720">
            <text:p>25740720</text:p>
          </table:table-cell>
          <table:table-cell office:value-type="float" office:value="-1">
            <text:p>-1</text:p>
          </table:table-cell>
          <table:table-cell office:value-type="string">
            <text:p>Another school shooting? Hope the @NRA is happy. #gunrights #guns #idiots #tragedy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28:00">
            <text:p>1/22/2013 15:2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7E+017">
            <text:p>293817000000000000</text:p>
          </table:table-cell>
          <table:table-cell office:value-type="float" office:value="23177299">
            <text:p>23177299</text:p>
          </table:table-cell>
          <table:table-cell office:value-type="float" office:value="-1">
            <text:p>-1</text:p>
          </table:table-cell>
          <table:table-cell office:value-type="string">
            <text:p>Another #fiscalcliff means clean air, water &amp; public health face major threats. Stand up to Congress now https://t.co/hOURCYUV (from @NRDC)</text:p>
          </table:table-cell>
          <table:table-cell office:value-type="float" office:value="0">
            <text:p>0</text:p>
          </table:table-cell>
          <table:table-cell office:value-type="string">
            <text:p>https://t.co/hOURCYUV</text:p>
          </table:table-cell>
          <table:table-cell table:style-name="ce2" office:value-type="date" office:date-value="2013-01-22T15:28:00">
            <text:p>1/22/2013 15:2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7E+017">
            <text:p>293817000000000000</text:p>
          </table:table-cell>
          <table:table-cell office:value-type="float" office:value="302007035">
            <text:p>302007035</text:p>
          </table:table-cell>
          <table:table-cell office:value-type="float" office:value="-1">
            <text:p>-1</text:p>
          </table:table-cell>
          <table:table-cell office:value-type="string">
            <text:p>Florida PolitiChick Talks Gun Rights at Rally http://t.co/eIru94l3 via @ThePolitiChicks #gunrights #secondamendment</text:p>
          </table:table-cell>
          <table:table-cell office:value-type="float" office:value="0">
            <text:p>0</text:p>
          </table:table-cell>
          <table:table-cell office:value-type="string">
            <text:p>http://t.co/eIru94l3</text:p>
          </table:table-cell>
          <table:table-cell table:style-name="ce2" office:value-type="date" office:date-value="2013-01-22T15:28:00">
            <text:p>1/22/2013 15:2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8E+017">
            <text:p>293818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Anti-Gun Group Edits Quote To Remove Reference To Stopping a Lynching With a Pistol http://t.co/BXb74W0e #gunrights #nra</text:p>
          </table:table-cell>
          <table:table-cell office:value-type="float" office:value="0">
            <text:p>0</text:p>
          </table:table-cell>
          <table:table-cell office:value-type="string">
            <text:p>http://t.co/BXb74W0e</text:p>
          </table:table-cell>
          <table:table-cell table:style-name="ce2" office:value-type="date" office:date-value="2013-01-22T15:30:00">
            <text:p>1/22/2013 15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8E+017">
            <text:p>293818000000000000</text:p>
          </table:table-cell>
          <table:table-cell office:value-type="float" office:value="83146330">
            <text:p>83146330</text:p>
          </table:table-cell>
          <table:table-cell office:value-type="float" office:value="-1">
            <text:p>-1</text:p>
          </table:table-cell>
          <table:table-cell office:value-type="string">
            <text:p>This guy has a new take on how to stop mass shootings. http://t.co/svBwSnuk #video #gunrights #guncontrol</text:p>
          </table:table-cell>
          <table:table-cell office:value-type="float" office:value="0">
            <text:p>0</text:p>
          </table:table-cell>
          <table:table-cell office:value-type="string">
            <text:p>http://t.co/svBwSnuk</text:p>
          </table:table-cell>
          <table:table-cell table:style-name="ce2" office:value-type="date" office:date-value="2013-01-22T15:30:00">
            <text:p>1/22/2013 15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8E+017">
            <text:p>293818000000000000</text:p>
          </table:table-cell>
          <table:table-cell office:value-type="float" office:value="241140071">
            <text:p>241140071</text:p>
          </table:table-cell>
          <table:table-cell office:value-type="float" office:value="-1">
            <text:p>-1</text:p>
          </table:table-cell>
          <table:table-cell office:value-type="string">
            <text:p>Somebody picked the wrong girl (video) http://t.co/o7zrNl6U via @dailypaul #tcot #gunrights #2A</text:p>
          </table:table-cell>
          <table:table-cell office:value-type="float" office:value="0">
            <text:p>0</text:p>
          </table:table-cell>
          <table:table-cell office:value-type="string">
            <text:p>http://t.co/o7zrNl6U</text:p>
          </table:table-cell>
          <table:table-cell table:style-name="ce2" office:value-type="date" office:date-value="2013-01-22T15:31:00">
            <text:p>1/22/2013 15:3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8E+017">
            <text:p>293818000000000000</text:p>
          </table:table-cell>
          <table:table-cell office:value-type="float" office:value="116850607">
            <text:p>116850607</text:p>
          </table:table-cell>
          <table:table-cell office:value-type="float" office:value="38507478">
            <text:p>38507478</text:p>
          </table:table-cell>
          <table:table-cell office:value-type="string">
            <text:p>RT @CenterOnBudget: HereÕs how the March 1 #sequester would work: http://t.co/iLBbb9n4 #fiscalcliff</text:p>
          </table:table-cell>
          <table:table-cell office:value-type="float" office:value="0">
            <text:p>0</text:p>
          </table:table-cell>
          <table:table-cell office:value-type="string">
            <text:p>http://t.co/iLBbb9n4</text:p>
          </table:table-cell>
          <table:table-cell table:style-name="ce2" office:value-type="date" office:date-value="2013-01-22T15:31:00">
            <text:p>1/22/2013 15:31</text:p>
          </table:table-cell>
          <table:table-cell office:value-type="string">
            <text:p>FiscalCliff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9E+017">
            <text:p>293819000000000000</text:p>
          </table:table-cell>
          <table:table-cell office:value-type="float" office:value="825569804">
            <text:p>825569804</text:p>
          </table:table-cell>
          <table:table-cell office:value-type="float" office:value="218027755">
            <text:p>218027755</text:p>
          </table:table-cell>
          <table:table-cell office:value-type="string">
            <text:p>RT @TheTeaParty_net: Do #GunControl Laws Control Guns? by Thomas Sowell http://t.co/G5fAoASH #2A #GunRights #Teaparty</text:p>
          </table:table-cell>
          <table:table-cell office:value-type="float" office:value="0">
            <text:p>0</text:p>
          </table:table-cell>
          <table:table-cell office:value-type="string">
            <text:p>http://t.co/G5fAoASH</text:p>
          </table:table-cell>
          <table:table-cell table:style-name="ce2" office:value-type="date" office:date-value="2013-01-22T15:33:00">
            <text:p>1/22/2013 15:33</text:p>
          </table:table-cell>
          <table:table-cell office:value-type="string">
            <text:p>gunrights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9E+017">
            <text:p>293819000000000000</text:p>
          </table:table-cell>
          <table:table-cell office:value-type="float" office:value="521479958">
            <text:p>521479958</text:p>
          </table:table-cell>
          <table:table-cell office:value-type="float" office:value="655093">
            <text:p>655093</text:p>
          </table:table-cell>
          <table:table-cell office:value-type="string">
            <text:p>RT @god: Obama knock-knock photo. #FiscalCliff http://t.co/zucJxAkB</text:p>
          </table:table-cell>
          <table:table-cell office:value-type="float" office:value="0">
            <text:p>0</text:p>
          </table:table-cell>
          <table:table-cell office:value-type="string">
            <text:p>http://t.co/zucJxAkB</text:p>
          </table:table-cell>
          <table:table-cell table:style-name="ce2" office:value-type="date" office:date-value="2013-01-22T15:34:00">
            <text:p>1/22/2013 15:34</text:p>
          </table:table-cell>
          <table:table-cell office:value-type="string">
            <text:p>FiscalCliff</text:p>
          </table:table-cell>
          <table:table-cell office:value-type="float" office:value="407">
            <text:p>40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9E+017">
            <text:p>293819000000000000</text:p>
          </table:table-cell>
          <table:table-cell office:value-type="float" office:value="302427739">
            <text:p>302427739</text:p>
          </table:table-cell>
          <table:table-cell office:value-type="float" office:value="-1">
            <text:p>-1</text:p>
          </table:table-cell>
          <table:table-cell office:value-type="string">
            <text:p>Patriots, it's time to arm yourselves! <text:s/>#tcot #ccot #2a @ma_beacham @BrennanKvarta #GunRights #RedNationRising #SecondAmendment #tgdn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35:00">
            <text:p>1/22/2013 15:35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9E+017">
            <text:p>293819000000000000</text:p>
          </table:table-cell>
          <table:table-cell office:value-type="float" office:value="68758689">
            <text:p>68758689</text:p>
          </table:table-cell>
          <table:table-cell office:value-type="float" office:value="-1">
            <text:p>-1</text:p>
          </table:table-cell>
          <table:table-cell office:value-type="string">
            <text:p>Expired business provision extended via #ATRA: credit for increasing R&amp;D activities extended thru 2013.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35:00">
            <text:p>1/22/2013 15:3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19E+017">
            <text:p>293819000000000000</text:p>
          </table:table-cell>
          <table:table-cell office:value-type="float" office:value="85630907">
            <text:p>85630907</text:p>
          </table:table-cell>
          <table:table-cell office:value-type="float" office:value="933336938">
            <text:p>933336938</text:p>
          </table:table-cell>
          <table:table-cell office:value-type="string">
            <text:p>RT @UnitedCStruggle: The only thing now protecting us from the government is the 2nd amendment. We MUST defend it. #GunRights #tco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35:00">
            <text:p>1/22/2013 15:35</text:p>
          </table:table-cell>
          <table:table-cell office:value-type="string">
            <text:p>gunrights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E+017">
            <text:p>293820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Anti Gun Democrat in VA Lost 2 Weapons Owned by State, Law License Revoked,... http://t.co/RPazRUbd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RPazRUbd</text:p>
          </table:table-cell>
          <table:table-cell table:style-name="ce2" office:value-type="date" office:date-value="2013-01-22T15:37:00">
            <text:p>1/22/2013 15:37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E+017">
            <text:p>29382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PaulBrounMD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37:00">
            <text:p>1/22/2013 15:3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E+017">
            <text:p>293820000000000000</text:p>
          </table:table-cell>
          <table:table-cell office:value-type="float" office:value="465061564">
            <text:p>465061564</text:p>
          </table:table-cell>
          <table:table-cell office:value-type="float" office:value="302427739">
            <text:p>302427739</text:p>
          </table:table-cell>
          <table:table-cell office:value-type="string">
            <text:p>RT @TheAdam2014: Patriots, it's time to arm yourselves! <text:s/>#tcot #ccot #2a @ma_beacham @BrennanKvarta #GunRights #RedNationRising #SecondA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38:00">
            <text:p>1/22/2013 15:38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E+017">
            <text:p>293820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Knife Rights Bill Filed in Kansas Ð Indiana Bill Advances http://t.co/iHY8Ezgw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iHY8Ezgw</text:p>
          </table:table-cell>
          <table:table-cell table:style-name="ce2" office:value-type="date" office:date-value="2013-01-22T15:40:00">
            <text:p>1/22/2013 15:4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E+017">
            <text:p>293820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Smith &amp; Wesson Withdraws from Eastern Sports and Outdoor Show http://t.co/lBMQXI6X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lBMQXI6X</text:p>
          </table:table-cell>
          <table:table-cell table:style-name="ce2" office:value-type="date" office:date-value="2013-01-22T15:40:00">
            <text:p>1/22/2013 15:4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E+017">
            <text:p>293820000000000000</text:p>
          </table:table-cell>
          <table:table-cell office:value-type="float" office:value="43705125">
            <text:p>43705125</text:p>
          </table:table-cell>
          <table:table-cell office:value-type="float" office:value="-1">
            <text:p>-1</text:p>
          </table:table-cell>
          <table:table-cell office:value-type="string">
            <text:p>HR block saying the IRS postponed filing. No u dumb ass muthafuckers the fuckin republicans delayed shit cuz they were salty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40:00">
            <text:p>1/22/2013 15:4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E+017">
            <text:p>293820000000000000</text:p>
          </table:table-cell>
          <table:table-cell office:value-type="float" office:value="19605981">
            <text:p>19605981</text:p>
          </table:table-cell>
          <table:table-cell office:value-type="float" office:value="-1">
            <text:p>-1</text:p>
          </table:table-cell>
          <table:table-cell office:value-type="string">
            <text:p>Fiscal Footnote: Big Senate Gift to Drug Maker http://t.co/8CrJdUKw @ksacknyt @EricLiptonNYT #FiscalCliff #Medicare #BigPharma</text:p>
          </table:table-cell>
          <table:table-cell office:value-type="float" office:value="0">
            <text:p>0</text:p>
          </table:table-cell>
          <table:table-cell office:value-type="string">
            <text:p>http://t.co/8CrJdUKw</text:p>
          </table:table-cell>
          <table:table-cell table:style-name="ce2" office:value-type="date" office:date-value="2013-01-22T15:40:00">
            <text:p>1/22/2013 15:40</text:p>
          </table:table-cell>
          <table:table-cell office:value-type="string">
            <text:p>FiscalCliff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E+017">
            <text:p>293820000000000000</text:p>
          </table:table-cell>
          <table:table-cell office:value-type="float" office:value="1029040100">
            <text:p>1029040100</text:p>
          </table:table-cell>
          <table:table-cell office:value-type="float" office:value="19605981">
            <text:p>19605981</text:p>
          </table:table-cell>
          <table:table-cell office:value-type="string">
            <text:p>RT @truthout: Fiscal Footnote: Big Senate Gift to Drug Maker http://t.co/8CrJdUKw @ksacknyt @EricLiptonNYT #FiscalCliff #Medicare #BigPharma</text:p>
          </table:table-cell>
          <table:table-cell office:value-type="float" office:value="0">
            <text:p>0</text:p>
          </table:table-cell>
          <table:table-cell office:value-type="string">
            <text:p>http://t.co/8CrJdUKw</text:p>
          </table:table-cell>
          <table:table-cell table:style-name="ce2" office:value-type="date" office:date-value="2013-01-22T15:40:00">
            <text:p>1/22/2013 15:40</text:p>
          </table:table-cell>
          <table:table-cell office:value-type="string">
            <text:p>FiscalCliff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1E+017">
            <text:p>293821000000000000</text:p>
          </table:table-cell>
          <table:table-cell office:value-type="float" office:value="353916497">
            <text:p>353916497</text:p>
          </table:table-cell>
          <table:table-cell office:value-type="float" office:value="14216123">
            <text:p>14216123</text:p>
          </table:table-cell>
          <table:table-cell office:value-type="string">
            <text:p>RT @jimcramer: RT @DAD7519: @jimcramer I'd say $EPD and the MLP space has recovered from the #fiscalcliffÉ ;) j whole group has moved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40:00">
            <text:p>1/22/2013 15:40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1E+017">
            <text:p>293821000000000000</text:p>
          </table:table-cell>
          <table:table-cell office:value-type="float" office:value="829735580">
            <text:p>829735580</text:p>
          </table:table-cell>
          <table:table-cell office:value-type="float" office:value="302427739">
            <text:p>302427739</text:p>
          </table:table-cell>
          <table:table-cell office:value-type="string">
            <text:p>RT @TheAdam2014: Patriots, it's time to arm yourselves! <text:s/>#tcot #ccot #2a @ma_beacham @BrennanKvarta #GunRights #RedNationRising #SecondA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41:00">
            <text:p>1/22/2013 15:41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1E+017">
            <text:p>293821000000000000</text:p>
          </table:table-cell>
          <table:table-cell office:value-type="float" office:value="104570561">
            <text:p>104570561</text:p>
          </table:table-cell>
          <table:table-cell office:value-type="float" office:value="-1">
            <text:p>-1</text:p>
          </table:table-cell>
          <table:table-cell office:value-type="string">
            <text:p>RT @ConservDaily #BBC Video: Understanding the US &amp; Guns http://t.co/hkETpz8h #participate #gunrights #2ndamendment</text:p>
          </table:table-cell>
          <table:table-cell office:value-type="float" office:value="0">
            <text:p>0</text:p>
          </table:table-cell>
          <table:table-cell office:value-type="string">
            <text:p>http://t.co/hkETpz8h</text:p>
          </table:table-cell>
          <table:table-cell table:style-name="ce2" office:value-type="date" office:date-value="2013-01-22T15:41:00">
            <text:p>1/22/2013 15:4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1E+017">
            <text:p>293821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What you should ask, @Bro_Is_Sam is why they're suddenly happening now while Obama attacks #GunRights to disarm citizens with #GunControl!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41:00">
            <text:p>1/22/2013 15:4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1E+017">
            <text:p>293821000000000000</text:p>
          </table:table-cell>
          <table:table-cell office:value-type="float" office:value="8473242">
            <text:p>8473242</text:p>
          </table:table-cell>
          <table:table-cell office:value-type="float" office:value="19605981">
            <text:p>19605981</text:p>
          </table:table-cell>
          <table:table-cell office:value-type="string">
            <text:p>RT @truthout: Fiscal Footnote: Big Senate Gift to Drug Maker http://t.co/8CrJdUKw @ksacknyt @EricLiptonNYT #FiscalCliff #Medicare #BigPharma</text:p>
          </table:table-cell>
          <table:table-cell office:value-type="float" office:value="0">
            <text:p>0</text:p>
          </table:table-cell>
          <table:table-cell office:value-type="string">
            <text:p>http://t.co/8CrJdUKw</text:p>
          </table:table-cell>
          <table:table-cell table:style-name="ce2" office:value-type="date" office:date-value="2013-01-22T15:44:00">
            <text:p>1/22/2013 15:44</text:p>
          </table:table-cell>
          <table:table-cell office:value-type="string">
            <text:p>FiscalCliff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2E+017">
            <text:p>293822000000000000</text:p>
          </table:table-cell>
          <table:table-cell office:value-type="float" office:value="349023921">
            <text:p>349023921</text:p>
          </table:table-cell>
          <table:table-cell office:value-type="float" office:value="-1">
            <text:p>-1</text:p>
          </table:table-cell>
          <table:table-cell office:value-type="string">
            <text:p>I'm seriously concerned about Americans losing their gun rights, and so is #JustinBieber it turns out. #bullets4bieber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45:00">
            <text:p>1/22/2013 15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2E+017">
            <text:p>293822000000000000</text:p>
          </table:table-cell>
          <table:table-cell office:value-type="float" office:value="51480896">
            <text:p>51480896</text:p>
          </table:table-cell>
          <table:table-cell office:value-type="float" office:value="-1">
            <text:p>-1</text:p>
          </table:table-cell>
          <table:table-cell office:value-type="string">
            <text:p>What we look like to the rest of the world #USA #Murica #Gunrights #SecondAmendment http://t.co/69LSzRmM</text:p>
          </table:table-cell>
          <table:table-cell office:value-type="float" office:value="0">
            <text:p>0</text:p>
          </table:table-cell>
          <table:table-cell office:value-type="string">
            <text:p>http://t.co/69LSzRmM</text:p>
          </table:table-cell>
          <table:table-cell table:style-name="ce2" office:value-type="date" office:date-value="2013-01-22T15:45:00">
            <text:p>1/22/2013 15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2E+017">
            <text:p>293822000000000000</text:p>
          </table:table-cell>
          <table:table-cell office:value-type="float" office:value="379498878">
            <text:p>379498878</text:p>
          </table:table-cell>
          <table:table-cell office:value-type="float" office:value="37854963">
            <text:p>37854963</text:p>
          </table:table-cell>
          <table:table-cell office:value-type="string">
            <text:p>RT @IntoPINK: #reagan #gunrights #government #dictatorship #obama #democrats #DoNotDisarmMe http://t.co/SkFPDqDO</text:p>
          </table:table-cell>
          <table:table-cell office:value-type="float" office:value="0">
            <text:p>0</text:p>
          </table:table-cell>
          <table:table-cell office:value-type="string">
            <text:p>http://t.co/SkFPDqDO</text:p>
          </table:table-cell>
          <table:table-cell table:style-name="ce2" office:value-type="date" office:date-value="2013-01-22T15:46:00">
            <text:p>1/22/2013 15:46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2E+017">
            <text:p>293822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LarryBucshon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48:00">
            <text:p>1/22/2013 15:4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3E+017">
            <text:p>293823000000000000</text:p>
          </table:table-cell>
          <table:table-cell office:value-type="float" office:value="211345057">
            <text:p>211345057</text:p>
          </table:table-cell>
          <table:table-cell office:value-type="float" office:value="-1">
            <text:p>-1</text:p>
          </table:table-cell>
          <table:table-cell office:value-type="string">
            <text:p>Another #fiscalcliff means clean air, water &amp; public health face major threats. Stand up to Congress now https://t.co/VHtYgnuD (from @NRDC)</text:p>
          </table:table-cell>
          <table:table-cell office:value-type="float" office:value="0">
            <text:p>0</text:p>
          </table:table-cell>
          <table:table-cell office:value-type="string">
            <text:p>https://t.co/VHtYgnuD</text:p>
          </table:table-cell>
          <table:table-cell table:style-name="ce2" office:value-type="date" office:date-value="2013-01-22T15:49:00">
            <text:p>1/22/2013 15:49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3E+017">
            <text:p>293823000000000000</text:p>
          </table:table-cell>
          <table:table-cell office:value-type="float" office:value="35101793">
            <text:p>35101793</text:p>
          </table:table-cell>
          <table:table-cell office:value-type="float" office:value="-1">
            <text:p>-1</text:p>
          </table:table-cell>
          <table:table-cell office:value-type="string">
            <text:p>Pewpewpew(: #pistol #cute #charm #gun #gunrights http://t.co/ay8UyC2t</text:p>
          </table:table-cell>
          <table:table-cell office:value-type="float" office:value="0">
            <text:p>0</text:p>
          </table:table-cell>
          <table:table-cell office:value-type="string">
            <text:p>http://t.co/ay8UyC2t</text:p>
          </table:table-cell>
          <table:table-cell table:style-name="ce2" office:value-type="date" office:date-value="2013-01-22T15:49:00">
            <text:p>1/22/2013 15:4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3E+017">
            <text:p>293823000000000000</text:p>
          </table:table-cell>
          <table:table-cell office:value-type="float" office:value="107114546">
            <text:p>107114546</text:p>
          </table:table-cell>
          <table:table-cell office:value-type="float" office:value="1051183267">
            <text:p>1051183267</text:p>
          </table:table-cell>
          <table:table-cell office:value-type="string">
            <text:p>RT @2ndamendment13: #gunrights #gungrab Anti Gun Democrat in VA Lost 2 Weapons Owned by State, Law License Revoked,... http://t.co/RPazR ...</text:p>
          </table:table-cell>
          <table:table-cell office:value-type="float" office:value="0">
            <text:p>0</text:p>
          </table:table-cell>
          <table:table-cell office:value-type="string">
            <text:p>http://t.co/RPazR</text:p>
          </table:table-cell>
          <table:table-cell table:style-name="ce2" office:value-type="date" office:date-value="2013-01-22T15:50:00">
            <text:p>1/22/2013 15:50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3E+017">
            <text:p>293823000000000000</text:p>
          </table:table-cell>
          <table:table-cell office:value-type="float" office:value="14882554">
            <text:p>14882554</text:p>
          </table:table-cell>
          <table:table-cell office:value-type="float" office:value="-1">
            <text:p>-1</text:p>
          </table:table-cell>
          <table:table-cell office:value-type="string">
            <text:p>The #fiscalcliff's gift to special-interest groups [CHART] @veroderugy @TPCarney http://t.co/vJvgBTaO</text:p>
          </table:table-cell>
          <table:table-cell office:value-type="float" office:value="0">
            <text:p>0</text:p>
          </table:table-cell>
          <table:table-cell office:value-type="string">
            <text:p>http://t.co/vJvgBTaO</text:p>
          </table:table-cell>
          <table:table-cell table:style-name="ce2" office:value-type="date" office:date-value="2013-01-22T15:50:00">
            <text:p>1/22/2013 15:50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3E+017">
            <text:p>293823000000000000</text:p>
          </table:table-cell>
          <table:table-cell office:value-type="float" office:value="67215899">
            <text:p>67215899</text:p>
          </table:table-cell>
          <table:table-cell office:value-type="float" office:value="-1">
            <text:p>-1</text:p>
          </table:table-cell>
          <table:table-cell office:value-type="string">
            <text:p>What Would Mr. Feeny Say About the #FiscalCliff Deal?: http://t.co/jxsUS3NU #GirlMeetsWorld #BoyMeetsWord</text:p>
          </table:table-cell>
          <table:table-cell office:value-type="float" office:value="0">
            <text:p>0</text:p>
          </table:table-cell>
          <table:table-cell office:value-type="string">
            <text:p>http://t.co/jxsUS3NU</text:p>
          </table:table-cell>
          <table:table-cell table:style-name="ce2" office:value-type="date" office:date-value="2013-01-22T15:52:00">
            <text:p>1/22/2013 15:5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23E+017">
            <text:p>293823000000000000</text:p>
          </table:table-cell>
          <table:table-cell office:value-type="float" office:value="704263873">
            <text:p>704263873</text:p>
          </table:table-cell>
          <table:table-cell office:value-type="float" office:value="-1">
            <text:p>-1</text:p>
          </table:table-cell>
          <table:table-cell table:style-name="ce3" office:value-type="string">
            <text:p>Patriot Kentucky Sheriff: I Will Not Enforce Federal Gun Grabbing Laws\</text:p>
            <text:p>http://t.co/jRriQAvh #GUNRIGHTS</text:p>
          </table:table-cell>
          <table:table-cell office:value-type="float" office:value="0">
            <text:p>0</text:p>
          </table:table-cell>
          <table:table-cell office:value-type="string">
            <text:p>http://t.co/jRriQAvh</text:p>
          </table:table-cell>
          <table:table-cell table:style-name="ce2" office:value-type="date" office:date-value="2013-01-22T15:52:00">
            <text:p>1/22/2013 15:5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4E+017">
            <text:p>293824000000000000</text:p>
          </table:table-cell>
          <table:table-cell office:value-type="float" office:value="16981607">
            <text:p>16981607</text:p>
          </table:table-cell>
          <table:table-cell office:value-type="float" office:value="-1">
            <text:p>-1</text:p>
          </table:table-cell>
          <table:table-cell office:value-type="string">
            <text:p>This Is How The Banksters Took Control Of You!!! <text:s/>http://t.co/qf1N79YS <text:s/>#fiscalcliff #tax #irs #fed</text:p>
          </table:table-cell>
          <table:table-cell office:value-type="float" office:value="0">
            <text:p>0</text:p>
          </table:table-cell>
          <table:table-cell office:value-type="string">
            <text:p>http://t.co/qf1N79YS</text:p>
          </table:table-cell>
          <table:table-cell table:style-name="ce2" office:value-type="date" office:date-value="2013-01-22T15:52:00">
            <text:p>1/22/2013 15:5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4E+017">
            <text:p>293824000000000000</text:p>
          </table:table-cell>
          <table:table-cell office:value-type="float" office:value="802335416">
            <text:p>802335416</text:p>
          </table:table-cell>
          <table:table-cell office:value-type="float" office:value="-1">
            <text:p>-1</text:p>
          </table:table-cell>
          <table:table-cell office:value-type="string">
            <text:p>This was suppose to be my intimidating face... #fail #guns #gunrights #girlwithgun http://t.co/AP1HHMAh</text:p>
          </table:table-cell>
          <table:table-cell office:value-type="float" office:value="0">
            <text:p>0</text:p>
          </table:table-cell>
          <table:table-cell office:value-type="string">
            <text:p>http://t.co/AP1HHMAh</text:p>
          </table:table-cell>
          <table:table-cell table:style-name="ce2" office:value-type="date" office:date-value="2013-01-22T15:53:00">
            <text:p>1/22/2013 15:5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4E+017">
            <text:p>293824000000000000</text:p>
          </table:table-cell>
          <table:table-cell office:value-type="float" office:value="802335416">
            <text:p>802335416</text:p>
          </table:table-cell>
          <table:table-cell office:value-type="float" office:value="-1">
            <text:p>-1</text:p>
          </table:table-cell>
          <table:table-cell office:value-type="string">
            <text:p>Boom baby! #guns #gunrights #girlwithgun http://t.co/EMvWpOZZ</text:p>
          </table:table-cell>
          <table:table-cell office:value-type="float" office:value="0">
            <text:p>0</text:p>
          </table:table-cell>
          <table:table-cell office:value-type="string">
            <text:p>http://t.co/EMvWpOZZ</text:p>
          </table:table-cell>
          <table:table-cell table:style-name="ce2" office:value-type="date" office:date-value="2013-01-22T15:54:00">
            <text:p>1/22/2013 15:5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4E+017">
            <text:p>293824000000000000</text:p>
          </table:table-cell>
          <table:table-cell office:value-type="float" office:value="802335416">
            <text:p>802335416</text:p>
          </table:table-cell>
          <table:table-cell office:value-type="float" office:value="-1">
            <text:p>-1</text:p>
          </table:table-cell>
          <table:table-cell office:value-type="string">
            <text:p>Did good! Poor universal target man :( #guns #gunrights #girlwithgun http://t.co/S8FKcMjJ</text:p>
          </table:table-cell>
          <table:table-cell office:value-type="float" office:value="0">
            <text:p>0</text:p>
          </table:table-cell>
          <table:table-cell office:value-type="string">
            <text:p>http://t.co/S8FKcMjJ</text:p>
          </table:table-cell>
          <table:table-cell table:style-name="ce2" office:value-type="date" office:date-value="2013-01-22T15:55:00">
            <text:p>1/22/2013 15:5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4E+017">
            <text:p>293824000000000000</text:p>
          </table:table-cell>
          <table:table-cell office:value-type="float" office:value="7214092">
            <text:p>7214092</text:p>
          </table:table-cell>
          <table:table-cell office:value-type="float" office:value="-1">
            <text:p>-1</text:p>
          </table:table-cell>
          <table:table-cell office:value-type="string">
            <text:p>Great Glock ad \Wrong Girl\" <text:s/>http://t.co/sSAyglsO #2a #gunrights"</text:p>
          </table:table-cell>
          <table:table-cell office:value-type="float" office:value="0">
            <text:p>0</text:p>
          </table:table-cell>
          <table:table-cell office:value-type="string">
            <text:p>http://t.co/sSAyglsO</text:p>
          </table:table-cell>
          <table:table-cell table:style-name="ce2" office:value-type="date" office:date-value="2013-01-22T15:55:00">
            <text:p>1/22/2013 15:5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5E+017">
            <text:p>29382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michaelcburgess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5:57:00">
            <text:p>1/22/2013 15:5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5E+017">
            <text:p>293825000000000000</text:p>
          </table:table-cell>
          <table:table-cell office:value-type="float" office:value="862694370">
            <text:p>862694370</text:p>
          </table:table-cell>
          <table:table-cell office:value-type="float" office:value="37854963">
            <text:p>37854963</text:p>
          </table:table-cell>
          <table:table-cell office:value-type="string">
            <text:p>RT @IntoPINK: #reagan #gunrights #government #dictatorship #obama #democrats #DoNotDisarmMe http://t.co/SkFPDqDO</text:p>
          </table:table-cell>
          <table:table-cell office:value-type="float" office:value="0">
            <text:p>0</text:p>
          </table:table-cell>
          <table:table-cell office:value-type="string">
            <text:p>http://t.co/SkFPDqDO</text:p>
          </table:table-cell>
          <table:table-cell table:style-name="ce2" office:value-type="date" office:date-value="2013-01-22T15:59:00">
            <text:p>1/22/2013 15:59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5E+017">
            <text:p>293825000000000000</text:p>
          </table:table-cell>
          <table:table-cell office:value-type="float" office:value="19611642">
            <text:p>19611642</text:p>
          </table:table-cell>
          <table:table-cell office:value-type="float" office:value="37854963">
            <text:p>37854963</text:p>
          </table:table-cell>
          <table:table-cell office:value-type="string">
            <text:p>RT @IntoPINK: #reagan #gunrights #government #dictatorship #obama #democrats #DoNotDisarmMe http://t.co/SkFPDqDO</text:p>
          </table:table-cell>
          <table:table-cell office:value-type="float" office:value="0">
            <text:p>0</text:p>
          </table:table-cell>
          <table:table-cell office:value-type="string">
            <text:p>http://t.co/SkFPDqDO</text:p>
          </table:table-cell>
          <table:table-cell table:style-name="ce2" office:value-type="date" office:date-value="2013-01-22T16:00:00">
            <text:p>1/22/2013 16:00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6E+017">
            <text:p>293826000000000000</text:p>
          </table:table-cell>
          <table:table-cell office:value-type="float" office:value="806871344">
            <text:p>806871344</text:p>
          </table:table-cell>
          <table:table-cell office:value-type="float" office:value="19605981">
            <text:p>19605981</text:p>
          </table:table-cell>
          <table:table-cell office:value-type="string">
            <text:p>RT @truthout: Fiscal Footnote: Big Senate Gift to Drug Maker http://t.co/8CrJdUKw @ksacknyt @EricLiptonNYT #FiscalCliff #Medicare #BigPharma</text:p>
          </table:table-cell>
          <table:table-cell office:value-type="float" office:value="0">
            <text:p>0</text:p>
          </table:table-cell>
          <table:table-cell office:value-type="string">
            <text:p>http://t.co/8CrJdUKw</text:p>
          </table:table-cell>
          <table:table-cell table:style-name="ce2" office:value-type="date" office:date-value="2013-01-22T16:01:00">
            <text:p>1/22/2013 16:01</text:p>
          </table:table-cell>
          <table:table-cell office:value-type="string">
            <text:p>FiscalCliff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6E+017">
            <text:p>293826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New York: Newspaper takes down map listing gun permits http://t.co/etMTg90I #gunrights</text:p>
          </table:table-cell>
          <table:table-cell office:value-type="float" office:value="0">
            <text:p>0</text:p>
          </table:table-cell>
          <table:table-cell office:value-type="string">
            <text:p>http://t.co/etMTg90I</text:p>
          </table:table-cell>
          <table:table-cell table:style-name="ce2" office:value-type="date" office:date-value="2013-01-22T16:01:00">
            <text:p>1/22/2013 16:0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6E+017">
            <text:p>293826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California: S.F., state move to restrict guns http://t.co/UIs24eKy #gunrights</text:p>
          </table:table-cell>
          <table:table-cell office:value-type="float" office:value="0">
            <text:p>0</text:p>
          </table:table-cell>
          <table:table-cell office:value-type="string">
            <text:p>http://t.co/UIs24eKy</text:p>
          </table:table-cell>
          <table:table-cell table:style-name="ce2" office:value-type="date" office:date-value="2013-01-22T16:01:00">
            <text:p>1/22/2013 16:0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6E+017">
            <text:p>293826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Clinton: DonÕt trivialize gun culture http://t.co/4RVug4je #gunrights</text:p>
          </table:table-cell>
          <table:table-cell office:value-type="float" office:value="0">
            <text:p>0</text:p>
          </table:table-cell>
          <table:table-cell office:value-type="string">
            <text:p>http://t.co/4RVug4je</text:p>
          </table:table-cell>
          <table:table-cell table:style-name="ce2" office:value-type="date" office:date-value="2013-01-22T16:01:00">
            <text:p>1/22/2013 16:0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6E+017">
            <text:p>293826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Vermont: Senator withdraws bill to ban semi-autos http://t.co/ncEhM8qY #gunrights</text:p>
          </table:table-cell>
          <table:table-cell office:value-type="float" office:value="0">
            <text:p>0</text:p>
          </table:table-cell>
          <table:table-cell office:value-type="string">
            <text:p>http://t.co/ncEhM8qY</text:p>
          </table:table-cell>
          <table:table-cell table:style-name="ce2" office:value-type="date" office:date-value="2013-01-22T16:01:00">
            <text:p>1/22/2013 16:0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6E+017">
            <text:p>293826000000000000</text:p>
          </table:table-cell>
          <table:table-cell office:value-type="float" office:value="361872364">
            <text:p>361872364</text:p>
          </table:table-cell>
          <table:table-cell office:value-type="float" office:value="-1">
            <text:p>-1</text:p>
          </table:table-cell>
          <table:table-cell office:value-type="string">
            <text:p>Huge cuts to #SNAP-Ed earlier this month. http://t.co/MJ8aSOVB http://t.co/YgrVYI4t http://t.co/fa0hPQmn <text:s/>@DrCLF #fiscalcliff #FARMbill</text:p>
          </table:table-cell>
          <table:table-cell office:value-type="float" office:value="0">
            <text:p>0</text:p>
          </table:table-cell>
          <table:table-cell office:value-type="string">
            <text:p>http://t.co/MJ8aSOVB</text:p>
          </table:table-cell>
          <table:table-cell table:style-name="ce2" office:value-type="date" office:date-value="2013-01-22T16:04:00">
            <text:p>1/22/2013 16:04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7E+017">
            <text:p>293827000000000000</text:p>
          </table:table-cell>
          <table:table-cell office:value-type="float" office:value="17121424">
            <text:p>17121424</text:p>
          </table:table-cell>
          <table:table-cell office:value-type="float" office:value="24416890">
            <text:p>24416890</text:p>
          </table:table-cell>
          <table:table-cell office:value-type="string">
            <text:p>RT @Victoriam31: @ThomasSowell on gun control laws. Insightful and brilliant as always. #TGDN #tcot #tlot #gunrights #nra http://t.co/oU ...</text:p>
          </table:table-cell>
          <table:table-cell office:value-type="float" office:value="0">
            <text:p>0</text:p>
          </table:table-cell>
          <table:table-cell office:value-type="string">
            <text:p>http://t.co/oU</text:p>
          </table:table-cell>
          <table:table-cell table:style-name="ce2" office:value-type="date" office:date-value="2013-01-22T16:05:00">
            <text:p>1/22/2013 16:05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7E+017">
            <text:p>293827000000000000</text:p>
          </table:table-cell>
          <table:table-cell office:value-type="float" office:value="36717618">
            <text:p>36717618</text:p>
          </table:table-cell>
          <table:table-cell office:value-type="float" office:value="-1">
            <text:p>-1</text:p>
          </table:table-cell>
          <table:table-cell office:value-type="string">
            <text:p>There's over 80,000,000 Gun owners in America, #GunControl only disarms ones who obey laws, Wonder how that turns out? I Like, #GunRights!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06:00">
            <text:p>1/22/2013 16:0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7E+017">
            <text:p>293827000000000000</text:p>
          </table:table-cell>
          <table:table-cell office:value-type="float" office:value="27084076">
            <text:p>27084076</text:p>
          </table:table-cell>
          <table:table-cell office:value-type="float" office:value="-1">
            <text:p>-1</text:p>
          </table:table-cell>
          <table:table-cell office:value-type="string">
            <text:p>#Budget <text:s/>#FecalCliff <text:s text:c="2"/>#FiscalCliff <text:s/>#America . House of Representatives sets up Constitutional Crisis over paycheck withhld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06:00">
            <text:p>1/22/2013 16:0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7E+017">
            <text:p>293827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Recent News: America's Gun Debate - Media Bias #tcot #gunrights #nra #armedcitizen http://t.co/jSa8Shvo</text:p>
          </table:table-cell>
          <table:table-cell office:value-type="float" office:value="0">
            <text:p>0</text:p>
          </table:table-cell>
          <table:table-cell office:value-type="string">
            <text:p>http://t.co/jSa8Shvo</text:p>
          </table:table-cell>
          <table:table-cell table:style-name="ce2" office:value-type="date" office:date-value="2013-01-22T16:07:00">
            <text:p>1/22/2013 16:0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7E+017">
            <text:p>293827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JohnCampbell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07:00">
            <text:p>1/22/2013 16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7E+017">
            <text:p>293827000000000000</text:p>
          </table:table-cell>
          <table:table-cell office:value-type="float" office:value="323645696">
            <text:p>323645696</text:p>
          </table:table-cell>
          <table:table-cell office:value-type="float" office:value="-1">
            <text:p>-1</text:p>
          </table:table-cell>
          <table:table-cell office:value-type="string">
            <text:p>Rushing every fraternity possible to avoid eating dinner at Dfo for the rest of the week #resourceful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07:00">
            <text:p>1/22/2013 16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7E+017">
            <text:p>293827000000000000</text:p>
          </table:table-cell>
          <table:table-cell office:value-type="float" office:value="27084076">
            <text:p>27084076</text:p>
          </table:table-cell>
          <table:table-cell office:value-type="float" office:value="-1">
            <text:p>-1</text:p>
          </table:table-cell>
          <table:table-cell office:value-type="string">
            <text:p>#Budget <text:s text:c="2"/>#FecalCliff <text:s/>#FiscalCliff #crisis . Obama wants to support Middle Class. Boehner working hard for Super Rich, tax cuts, wasteful 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08:00">
            <text:p>1/22/2013 16:0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8E+017">
            <text:p>293828000000000000</text:p>
          </table:table-cell>
          <table:table-cell office:value-type="float" office:value="167862232">
            <text:p>167862232</text:p>
          </table:table-cell>
          <table:table-cell office:value-type="float" office:value="37854963">
            <text:p>37854963</text:p>
          </table:table-cell>
          <table:table-cell office:value-type="string">
            <text:p>RT @IntoPINK: #reagan #gunrights #government #dictatorship #obama #democrats #DoNotDisarmMe http://t.co/SkFPDqDO</text:p>
          </table:table-cell>
          <table:table-cell office:value-type="float" office:value="0">
            <text:p>0</text:p>
          </table:table-cell>
          <table:table-cell office:value-type="string">
            <text:p>http://t.co/SkFPDqDO</text:p>
          </table:table-cell>
          <table:table-cell table:style-name="ce2" office:value-type="date" office:date-value="2013-01-22T16:08:00">
            <text:p>1/22/2013 16:08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8E+017">
            <text:p>293828000000000000</text:p>
          </table:table-cell>
          <table:table-cell office:value-type="float" office:value="32518818">
            <text:p>32518818</text:p>
          </table:table-cell>
          <table:table-cell office:value-type="float" office:value="-1">
            <text:p>-1</text:p>
          </table:table-cell>
          <table:table-cell office:value-type="string">
            <text:p>A new @UrbanInstitute report that looks on the impact of #FiscalCliff on nonprofits. Results may surprise you: http://t.co/Jfc12UBS</text:p>
          </table:table-cell>
          <table:table-cell office:value-type="float" office:value="0">
            <text:p>0</text:p>
          </table:table-cell>
          <table:table-cell office:value-type="string">
            <text:p>http://t.co/Jfc12UBS</text:p>
          </table:table-cell>
          <table:table-cell table:style-name="ce2" office:value-type="date" office:date-value="2013-01-22T16:10:00">
            <text:p>1/22/2013 16:1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8E+017">
            <text:p>293828000000000000</text:p>
          </table:table-cell>
          <table:table-cell office:value-type="float" office:value="240499875">
            <text:p>240499875</text:p>
          </table:table-cell>
          <table:table-cell office:value-type="float" office:value="-1">
            <text:p>-1</text:p>
          </table:table-cell>
          <table:table-cell office:value-type="string">
            <text:p>Shooting Reported at Texas College - Sheila Jackson Lee D - TX Her District #JustSayin #NRA #GunControl #GunRights #2ndamendmen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11:00">
            <text:p>1/22/2013 16:1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9E+017">
            <text:p>293829000000000000</text:p>
          </table:table-cell>
          <table:table-cell office:value-type="float" office:value="27084076">
            <text:p>27084076</text:p>
          </table:table-cell>
          <table:table-cell office:value-type="float" office:value="-1">
            <text:p>-1</text:p>
          </table:table-cell>
          <table:table-cell office:value-type="string">
            <text:p>#Budget <text:s text:c="2"/>#FecalCliff <text:s text:c="2"/>#FiscalCliff #America . House Leadership using inauguration speech to attack Middle Class. While they spend, spend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14:00">
            <text:p>1/22/2013 16:1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29E+017">
            <text:p>293829000000000000</text:p>
          </table:table-cell>
          <table:table-cell office:value-type="float" office:value="531912928">
            <text:p>531912928</text:p>
          </table:table-cell>
          <table:table-cell office:value-type="float" office:value="-1">
            <text:p>-1</text:p>
          </table:table-cell>
          <table:table-cell office:value-type="string">
            <text:p>RT @vppartners: A new @urbaninstitute report on the impact of #FiscalCliff on nonprofits. Results may surprise you: http://t.co/Y39zkti7</text:p>
          </table:table-cell>
          <table:table-cell office:value-type="float" office:value="0">
            <text:p>0</text:p>
          </table:table-cell>
          <table:table-cell office:value-type="string">
            <text:p>http://t.co/Y39zkti7</text:p>
          </table:table-cell>
          <table:table-cell table:style-name="ce2" office:value-type="date" office:date-value="2013-01-22T16:16:00">
            <text:p>1/22/2013 16:1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E+017">
            <text:p>29383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Canseco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17:00">
            <text:p>1/22/2013 16:1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E+017">
            <text:p>293830000000000000</text:p>
          </table:table-cell>
          <table:table-cell office:value-type="float" office:value="25393191">
            <text:p>25393191</text:p>
          </table:table-cell>
          <table:table-cell office:value-type="float" office:value="-1">
            <text:p>-1</text:p>
          </table:table-cell>
          <table:table-cell office:value-type="string">
            <text:p>Another #fiscalcliff means clean air, water &amp; public health face major threats. Stand up to Congress now https://t.co/Ieya50Q4 (from @NRDC)</text:p>
          </table:table-cell>
          <table:table-cell office:value-type="float" office:value="0">
            <text:p>0</text:p>
          </table:table-cell>
          <table:table-cell office:value-type="string">
            <text:p>https://t.co/Ieya50Q4</text:p>
          </table:table-cell>
          <table:table-cell table:style-name="ce2" office:value-type="date" office:date-value="2013-01-22T16:19:00">
            <text:p>1/22/2013 16:19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E+017">
            <text:p>293830000000000000</text:p>
          </table:table-cell>
          <table:table-cell office:value-type="float" office:value="819725184">
            <text:p>819725184</text:p>
          </table:table-cell>
          <table:table-cell office:value-type="float" office:value="-1">
            <text:p>-1</text:p>
          </table:table-cell>
          <table:table-cell office:value-type="string">
            <text:p>#fiscalcliff by law congress has to pass a budget but harry reid will not allow the senate to vote on one. why has reid not been impeached?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20:00">
            <text:p>1/22/2013 16:2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2E+017">
            <text:p>293832000000000000</text:p>
          </table:table-cell>
          <table:table-cell office:value-type="float" office:value="246961114">
            <text:p>246961114</text:p>
          </table:table-cell>
          <table:table-cell office:value-type="float" office:value="-1">
            <text:p>-1</text:p>
          </table:table-cell>
          <table:table-cell office:value-type="string">
            <text:p>Payoffs 2 #Baucus #McConnell etc buy #Amgen #Sensipar price shield in #fiscalcliff bill http://t.co/sHUXQn1b #pharma $AMGN <text:s/>HT @FiercePharma</text:p>
          </table:table-cell>
          <table:table-cell office:value-type="float" office:value="0">
            <text:p>0</text:p>
          </table:table-cell>
          <table:table-cell office:value-type="string">
            <text:p>http://t.co/sHUXQn1b</text:p>
          </table:table-cell>
          <table:table-cell table:style-name="ce2" office:value-type="date" office:date-value="2013-01-22T16:24:00">
            <text:p>1/22/2013 16:2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2E+017">
            <text:p>293832000000000000</text:p>
          </table:table-cell>
          <table:table-cell office:value-type="float" office:value="68758689">
            <text:p>68758689</text:p>
          </table:table-cell>
          <table:table-cell office:value-type="float" office:value="-1">
            <text:p>-1</text:p>
          </table:table-cell>
          <table:table-cell office:value-type="string">
            <text:p>Expired business provision extended via #ATRA: enhanced Section 179 small business expensing election extended thru 2013 #fiscalcliff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6:25:00">
            <text:p>1/22/2013 16:2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2E+017">
            <text:p>293832000000000000</text:p>
          </table:table-cell>
          <table:table-cell office:value-type="float" office:value="500710033">
            <text:p>500710033</text:p>
          </table:table-cell>
          <table:table-cell office:value-type="float" office:value="-1">
            <text:p>-1</text:p>
          </table:table-cell>
          <table:table-cell office:value-type="string">
            <text:p>2 #Pakistan nationals with fake passports arrested in #Maldives #Travel #DelhiGangRape #Guncontrol #GunRights #mvcoup http://t.co/Te5Fq8RD</text:p>
          </table:table-cell>
          <table:table-cell office:value-type="float" office:value="0">
            <text:p>0</text:p>
          </table:table-cell>
          <table:table-cell office:value-type="string">
            <text:p>http://t.co/Te5Fq8RD</text:p>
          </table:table-cell>
          <table:table-cell table:style-name="ce2" office:value-type="date" office:date-value="2013-01-22T16:25:00">
            <text:p>1/22/2013 16:25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2E+017">
            <text:p>293832000000000000</text:p>
          </table:table-cell>
          <table:table-cell office:value-type="float" office:value="489257337">
            <text:p>489257337</text:p>
          </table:table-cell>
          <table:table-cell office:value-type="float" office:value="500710033">
            <text:p>500710033</text:p>
          </table:table-cell>
          <table:table-cell office:value-type="string">
            <text:p>RT @AlamMaldives: 2 #Pakistan nationals with fake passports arrested in #Maldives #Travel #DelhiGangRape #Guncontrol #GunRights #mvcoup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6:26:00">
            <text:p>1/22/2013 16:26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2E+017">
            <text:p>293832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GOPLeader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27:00">
            <text:p>1/22/2013 16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2E+017">
            <text:p>293832000000000000</text:p>
          </table:table-cell>
          <table:table-cell office:value-type="float" office:value="1106959898">
            <text:p>1106959898</text:p>
          </table:table-cell>
          <table:table-cell office:value-type="float" office:value="-1">
            <text:p>-1</text:p>
          </table:table-cell>
          <table:table-cell office:value-type="string">
            <text:p>BREAKING: College Shooting, Houston Texas - MSM Coverage - 22/01/13: http://t.co/21xI3AFi #Texas #GunRights #MSM #News #NWO #USA</text:p>
          </table:table-cell>
          <table:table-cell office:value-type="float" office:value="0">
            <text:p>0</text:p>
          </table:table-cell>
          <table:table-cell office:value-type="string">
            <text:p>http://t.co/21xI3AFi</text:p>
          </table:table-cell>
          <table:table-cell table:style-name="ce2" office:value-type="date" office:date-value="2013-01-22T16:27:00">
            <text:p>1/22/2013 16:2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3E+017">
            <text:p>293833000000000000</text:p>
          </table:table-cell>
          <table:table-cell office:value-type="float" office:value="31502694">
            <text:p>31502694</text:p>
          </table:table-cell>
          <table:table-cell office:value-type="float" office:value="-1">
            <text:p>-1</text:p>
          </table:table-cell>
          <table:table-cell office:value-type="string">
            <text:p>BREAKING: College Shooting, Houston Texas - MSM Coverage - 22/01/13: http://t.co/cfJjG6Hq #Texas #GunRights #MSM #News #NWO #USA</text:p>
          </table:table-cell>
          <table:table-cell office:value-type="float" office:value="0">
            <text:p>0</text:p>
          </table:table-cell>
          <table:table-cell office:value-type="string">
            <text:p>http://t.co/cfJjG6Hq</text:p>
          </table:table-cell>
          <table:table-cell table:style-name="ce2" office:value-type="date" office:date-value="2013-01-22T16:28:00">
            <text:p>1/22/2013 16:28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3E+017">
            <text:p>293833000000000000</text:p>
          </table:table-cell>
          <table:table-cell office:value-type="float" office:value="327069791">
            <text:p>327069791</text:p>
          </table:table-cell>
          <table:table-cell office:value-type="float" office:value="-1">
            <text:p>-1</text:p>
          </table:table-cell>
          <table:table-cell office:value-type="string">
            <text:p>MT @vppartners: A new @urbaninstitute report that looks on impact of #FiscalCliff on nonprofits. Results may surprise: http://t.co/OnlQzmSP</text:p>
          </table:table-cell>
          <table:table-cell office:value-type="float" office:value="0">
            <text:p>0</text:p>
          </table:table-cell>
          <table:table-cell office:value-type="string">
            <text:p>http://t.co/OnlQzmSP</text:p>
          </table:table-cell>
          <table:table-cell table:style-name="ce2" office:value-type="date" office:date-value="2013-01-22T16:29:00">
            <text:p>1/22/2013 16:29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3E+017">
            <text:p>293833000000000000</text:p>
          </table:table-cell>
          <table:table-cell office:value-type="float" office:value="917551794">
            <text:p>917551794</text:p>
          </table:table-cell>
          <table:table-cell office:value-type="float" office:value="-1">
            <text:p>-1</text:p>
          </table:table-cell>
          <table:table-cell office:value-type="string">
            <text:p>BREAKING: College Shooting, Houston Texas - MSM Coverage - 22/01/13: http://t.co/BWzlZSuk #Texas #GunRights #MSM #News #NWO #USA</text:p>
          </table:table-cell>
          <table:table-cell office:value-type="float" office:value="0">
            <text:p>0</text:p>
          </table:table-cell>
          <table:table-cell office:value-type="string">
            <text:p>http://t.co/BWzlZSuk</text:p>
          </table:table-cell>
          <table:table-cell table:style-name="ce2" office:value-type="date" office:date-value="2013-01-22T16:29:00">
            <text:p>1/22/2013 16:2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3E+017">
            <text:p>293833000000000000</text:p>
          </table:table-cell>
          <table:table-cell office:value-type="float" office:value="278940186">
            <text:p>278940186</text:p>
          </table:table-cell>
          <table:table-cell office:value-type="float" office:value="-1">
            <text:p>-1</text:p>
          </table:table-cell>
          <table:table-cell office:value-type="string">
            <text:p>40 years past Roe V Wade ...As a \#Prolife\" person I still have to ask why there's a call to change the laws of the land? #fiscalcliff #Gop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31:00">
            <text:p>1/22/2013 16:3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3E+017">
            <text:p>293833000000000000</text:p>
          </table:table-cell>
          <table:table-cell office:value-type="float" office:value="1002208032">
            <text:p>1002208032</text:p>
          </table:table-cell>
          <table:table-cell office:value-type="float" office:value="-1">
            <text:p>-1</text:p>
          </table:table-cell>
          <table:table-cell office:value-type="string">
            <text:p>City apartment market hit year-end fever as #fiscalcliff fears approached http://t.co/i0wPKt1T</text:p>
          </table:table-cell>
          <table:table-cell office:value-type="float" office:value="0">
            <text:p>0</text:p>
          </table:table-cell>
          <table:table-cell office:value-type="string">
            <text:p>http://t.co/i0wPKt1T</text:p>
          </table:table-cell>
          <table:table-cell table:style-name="ce2" office:value-type="date" office:date-value="2013-01-22T16:31:00">
            <text:p>1/22/2013 16:3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4E+017">
            <text:p>293834000000000000</text:p>
          </table:table-cell>
          <table:table-cell office:value-type="float" office:value="18297948">
            <text:p>18297948</text:p>
          </table:table-cell>
          <table:table-cell office:value-type="float" office:value="-1">
            <text:p>-1</text:p>
          </table:table-cell>
          <table:table-cell office:value-type="string">
            <text:p>Want To Save On #Taxes? Get A #Divorce. - Forbes http://t.co/1o77KU1a #marriage #penalty #fiscalcliff</text:p>
          </table:table-cell>
          <table:table-cell office:value-type="float" office:value="0">
            <text:p>0</text:p>
          </table:table-cell>
          <table:table-cell office:value-type="string">
            <text:p>http://t.co/1o77KU1a</text:p>
          </table:table-cell>
          <table:table-cell table:style-name="ce2" office:value-type="date" office:date-value="2013-01-22T16:33:00">
            <text:p>1/22/2013 16:3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5E+017">
            <text:p>293835000000000000</text:p>
          </table:table-cell>
          <table:table-cell office:value-type="float" office:value="50836292">
            <text:p>50836292</text:p>
          </table:table-cell>
          <table:table-cell office:value-type="float" office:value="-1">
            <text:p>-1</text:p>
          </table:table-cell>
          <table:table-cell office:value-type="string">
            <text:p>#CCOT Homeland Security hoarding #ammo, depriving police http://t.co/znKTBvYK <text:s/>#Sheriffs #Police #Cops #Lawenforcement #DHS #NRA #GunRights</text:p>
          </table:table-cell>
          <table:table-cell office:value-type="float" office:value="0">
            <text:p>0</text:p>
          </table:table-cell>
          <table:table-cell office:value-type="string">
            <text:p>http://t.co/znKTBvYK</text:p>
          </table:table-cell>
          <table:table-cell table:style-name="ce2" office:value-type="date" office:date-value="2013-01-22T16:36:00">
            <text:p>1/22/2013 16:36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5E+017">
            <text:p>293835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Massachusetts: Lawmakers propose mandatory liability insurance http://t.co/Cu2A2Q1Y #gunrights</text:p>
          </table:table-cell>
          <table:table-cell office:value-type="float" office:value="0">
            <text:p>0</text:p>
          </table:table-cell>
          <table:table-cell office:value-type="string">
            <text:p>http://t.co/Cu2A2Q1Y</text:p>
          </table:table-cell>
          <table:table-cell table:style-name="ce2" office:value-type="date" office:date-value="2013-01-22T16:36:00">
            <text:p>1/22/2013 16:3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5E+017">
            <text:p>29383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JudgeCarter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37:00">
            <text:p>1/22/2013 16:3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5E+017">
            <text:p>293835000000000000</text:p>
          </table:table-cell>
          <table:table-cell office:value-type="float" office:value="278940186">
            <text:p>278940186</text:p>
          </table:table-cell>
          <table:table-cell office:value-type="float" office:value="-1">
            <text:p>-1</text:p>
          </table:table-cell>
          <table:table-cell office:value-type="string">
            <text:p>@BruceBourgoine I can agree with him. How is it the House can pass a #Budget, and yet the Senate can't vote it down.#Mepolitics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38:00">
            <text:p>1/22/2013 16:3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5E+017">
            <text:p>293835000000000000</text:p>
          </table:table-cell>
          <table:table-cell office:value-type="float" office:value="10224122">
            <text:p>10224122</text:p>
          </table:table-cell>
          <table:table-cell office:value-type="float" office:value="-1">
            <text:p>-1</text:p>
          </table:table-cell>
          <table:table-cell office:value-type="string">
            <text:p>Between the #FiscalCliff deal &amp; Hurricane Sandy, #SmallBiz owners should lookout for big changes in 2013 http://t.co/jvBtaELr @BreeDriscoll</text:p>
          </table:table-cell>
          <table:table-cell office:value-type="float" office:value="0">
            <text:p>0</text:p>
          </table:table-cell>
          <table:table-cell office:value-type="string">
            <text:p>http://t.co/jvBtaELr</text:p>
          </table:table-cell>
          <table:table-cell table:style-name="ce2" office:value-type="date" office:date-value="2013-01-22T16:40:00">
            <text:p>1/22/2013 16:40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6E+017">
            <text:p>293836000000000000</text:p>
          </table:table-cell>
          <table:table-cell office:value-type="float" office:value="63277398">
            <text:p>63277398</text:p>
          </table:table-cell>
          <table:table-cell office:value-type="float" office:value="-1">
            <text:p>-1</text:p>
          </table:table-cell>
          <table:table-cell office:value-type="string">
            <text:p>I can see 2014 from that gun show http://t.co/dj0X2hd3 via @sharethis #guncontrol #dontTreadOnMe #Gunrights #nowaynra</text:p>
          </table:table-cell>
          <table:table-cell office:value-type="float" office:value="0">
            <text:p>0</text:p>
          </table:table-cell>
          <table:table-cell office:value-type="string">
            <text:p>http://t.co/dj0X2hd3</text:p>
          </table:table-cell>
          <table:table-cell table:style-name="ce2" office:value-type="date" office:date-value="2013-01-22T16:42:00">
            <text:p>1/22/2013 16:4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6E+017">
            <text:p>293836000000000000</text:p>
          </table:table-cell>
          <table:table-cell office:value-type="float" office:value="23216903">
            <text:p>23216903</text:p>
          </table:table-cell>
          <table:table-cell office:value-type="float" office:value="-1">
            <text:p>-1</text:p>
          </table:table-cell>
          <table:table-cell office:value-type="string">
            <text:p>Sheriffs warn Obama of deadly war over guns <text:s/>http://t.co/DNFywVrA #oathkeepers #tweetcongress #twisters #TGDN #WAR #guns #gunrights #gunbans</text:p>
          </table:table-cell>
          <table:table-cell office:value-type="float" office:value="0">
            <text:p>0</text:p>
          </table:table-cell>
          <table:table-cell office:value-type="string">
            <text:p>http://t.co/DNFywVrA</text:p>
          </table:table-cell>
          <table:table-cell table:style-name="ce2" office:value-type="date" office:date-value="2013-01-22T16:42:00">
            <text:p>1/22/2013 16:42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6E+017">
            <text:p>293836000000000000</text:p>
          </table:table-cell>
          <table:table-cell office:value-type="float" office:value="893754613">
            <text:p>893754613</text:p>
          </table:table-cell>
          <table:table-cell office:value-type="float" office:value="19739126">
            <text:p>19739126</text:p>
          </table:table-cell>
          <table:table-cell office:value-type="string">
            <text:p>RT @GOPWhip: LindaÕs Story: How POTUSÕ #SmallBiz tax hike hurts middle class Americans (video) http://t.co/nuWZ0tDm #FiscalCliff</text:p>
          </table:table-cell>
          <table:table-cell office:value-type="float" office:value="0">
            <text:p>0</text:p>
          </table:table-cell>
          <table:table-cell office:value-type="string">
            <text:p>http://t.co/nuWZ0tDm</text:p>
          </table:table-cell>
          <table:table-cell table:style-name="ce2" office:value-type="date" office:date-value="2013-01-22T16:43:00">
            <text:p>1/22/2013 16:43</text:p>
          </table:table-cell>
          <table:table-cell office:value-type="string">
            <text:p>FiscalCliff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6E+017">
            <text:p>293836000000000000</text:p>
          </table:table-cell>
          <table:table-cell office:value-type="float" office:value="283326645">
            <text:p>283326645</text:p>
          </table:table-cell>
          <table:table-cell office:value-type="float" office:value="327069791">
            <text:p>327069791</text:p>
          </table:table-cell>
          <table:table-cell office:value-type="string">
            <text:p>RT @darinmckeever: MT @vppartners: A new @urbaninstitute report that looks on impact of #FiscalCliff on nonprofits. Results may surprise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6:43:00">
            <text:p>1/22/2013 16:43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7E+017">
            <text:p>293837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Gun Clubs at School http://t.co/Li9Y3Jdq #gunrights #nra</text:p>
          </table:table-cell>
          <table:table-cell office:value-type="float" office:value="0">
            <text:p>0</text:p>
          </table:table-cell>
          <table:table-cell office:value-type="string">
            <text:p>http://t.co/Li9Y3Jdq</text:p>
          </table:table-cell>
          <table:table-cell table:style-name="ce2" office:value-type="date" office:date-value="2013-01-22T16:45:00">
            <text:p>1/22/2013 16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7E+017">
            <text:p>293837000000000000</text:p>
          </table:table-cell>
          <table:table-cell office:value-type="float" office:value="291545734">
            <text:p>291545734</text:p>
          </table:table-cell>
          <table:table-cell office:value-type="float" office:value="-1">
            <text:p>-1</text:p>
          </table:table-cell>
          <table:table-cell office:value-type="string">
            <text:p>The #Debt #Limit Explained: http://t.co/w5CDJgMr #economy #stocks #debtceiling #fiscalcliff</text:p>
          </table:table-cell>
          <table:table-cell office:value-type="float" office:value="0">
            <text:p>0</text:p>
          </table:table-cell>
          <table:table-cell office:value-type="string">
            <text:p>http://t.co/w5CDJgMr</text:p>
          </table:table-cell>
          <table:table-cell table:style-name="ce2" office:value-type="date" office:date-value="2013-01-22T16:45:00">
            <text:p>1/22/2013 16:4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7E+017">
            <text:p>293837000000000000</text:p>
          </table:table-cell>
          <table:table-cell office:value-type="float" office:value="267392037">
            <text:p>267392037</text:p>
          </table:table-cell>
          <table:table-cell office:value-type="float" office:value="-1">
            <text:p>-1</text:p>
          </table:table-cell>
          <table:table-cell office:value-type="string">
            <text:p>Dear government teacher why are you always yelling? #TAXES! #OBAMA! #FISCALCLIFF! #plzquietdownsir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47:00">
            <text:p>1/22/2013 16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7E+017">
            <text:p>293837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SteveChabot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47:00">
            <text:p>1/22/2013 16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7E+017">
            <text:p>293837000000000000</text:p>
          </table:table-cell>
          <table:table-cell office:value-type="float" office:value="1102205815">
            <text:p>1102205815</text:p>
          </table:table-cell>
          <table:table-cell office:value-type="float" office:value="-1">
            <text:p>-1</text:p>
          </table:table-cell>
          <table:table-cell office:value-type="string">
            <text:p>We will be launching the official http://t.co/2UNzicwT <text:s/>this week! Stay tuned! #gunrights #gunrightsnow #2ndamendment</text:p>
          </table:table-cell>
          <table:table-cell office:value-type="float" office:value="0">
            <text:p>0</text:p>
          </table:table-cell>
          <table:table-cell office:value-type="string">
            <text:p>http://t.co/2UNzicwT</text:p>
          </table:table-cell>
          <table:table-cell table:style-name="ce2" office:value-type="date" office:date-value="2013-01-22T16:47:00">
            <text:p>1/22/2013 16:47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7E+017">
            <text:p>293837000000000000</text:p>
          </table:table-cell>
          <table:table-cell office:value-type="float" office:value="15008659">
            <text:p>15008659</text:p>
          </table:table-cell>
          <table:table-cell office:value-type="float" office:value="-1">
            <text:p>-1</text:p>
          </table:table-cell>
          <table:table-cell office:value-type="string">
            <text:p>Of course the @whitehouse won't block a debt limit increase. All this #bullshit talk about #FiscalCliff and etc is just a show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48:00">
            <text:p>1/22/2013 16:4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8E+017">
            <text:p>293838000000000000</text:p>
          </table:table-cell>
          <table:table-cell office:value-type="float" office:value="576518185">
            <text:p>576518185</text:p>
          </table:table-cell>
          <table:table-cell office:value-type="float" office:value="-1">
            <text:p>-1</text:p>
          </table:table-cell>
          <table:table-cell office:value-type="string">
            <text:p>@usdafsa announces sign up for #FarmBill programs extended under the HR 8 #Fiscalcliff bill. http://t.co/hoC9SOel #Agriculture #Ag</text:p>
          </table:table-cell>
          <table:table-cell office:value-type="float" office:value="0">
            <text:p>0</text:p>
          </table:table-cell>
          <table:table-cell office:value-type="string">
            <text:p>http://t.co/hoC9SOel</text:p>
          </table:table-cell>
          <table:table-cell table:style-name="ce2" office:value-type="date" office:date-value="2013-01-22T16:48:00">
            <text:p>1/22/2013 16:48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8E+017">
            <text:p>293838000000000000</text:p>
          </table:table-cell>
          <table:table-cell office:value-type="float" office:value="278940186">
            <text:p>278940186</text:p>
          </table:table-cell>
          <table:table-cell office:value-type="float" office:value="576518185">
            <text:p>576518185</text:p>
          </table:table-cell>
          <table:table-cell office:value-type="string">
            <text:p>RT @NickatAA: @usdafsa announces sign up for #FarmBill programs extended under the HR 8 #Fiscalcliff bill. http://t.co/hoC9SOel #Agricul ...</text:p>
          </table:table-cell>
          <table:table-cell office:value-type="float" office:value="0">
            <text:p>0</text:p>
          </table:table-cell>
          <table:table-cell office:value-type="string">
            <text:p>http://t.co/hoC9SOel</text:p>
          </table:table-cell>
          <table:table-cell table:style-name="ce2" office:value-type="date" office:date-value="2013-01-22T16:49:00">
            <text:p>1/22/2013 16:49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8E+017">
            <text:p>293838000000000000</text:p>
          </table:table-cell>
          <table:table-cell office:value-type="float" office:value="1110395377">
            <text:p>1110395377</text:p>
          </table:table-cell>
          <table:table-cell office:value-type="float" office:value="-1">
            <text:p>-1</text:p>
          </table:table-cell>
          <table:table-cell office:value-type="string">
            <text:p>Anti-Gun Democrat Lost 2 Weapons Owned by State, Law License... http://t.co/wdOB5siA #GunRights #antigun #gunrights #guns #JosephMorrissey</text:p>
          </table:table-cell>
          <table:table-cell office:value-type="float" office:value="0">
            <text:p>0</text:p>
          </table:table-cell>
          <table:table-cell office:value-type="string">
            <text:p>http://t.co/wdOB5siA</text:p>
          </table:table-cell>
          <table:table-cell table:style-name="ce2" office:value-type="date" office:date-value="2013-01-22T16:51:00">
            <text:p>1/22/2013 16:51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8E+017">
            <text:p>293838000000000000</text:p>
          </table:table-cell>
          <table:table-cell office:value-type="float" office:value="365686717">
            <text:p>365686717</text:p>
          </table:table-cell>
          <table:table-cell office:value-type="float" office:value="-1">
            <text:p>-1</text:p>
          </table:table-cell>
          <table:table-cell office:value-type="string">
            <text:p>Nullification Speech at Albany, NY Gun Rights Rally @rqui #2ndAmendment #GunRights #DemandAPlan #GunControl #SandyHook http://t.co/wOKVlyCz</text:p>
          </table:table-cell>
          <table:table-cell office:value-type="float" office:value="0">
            <text:p>0</text:p>
          </table:table-cell>
          <table:table-cell office:value-type="string">
            <text:p>http://t.co/wOKVlyCz</text:p>
          </table:table-cell>
          <table:table-cell table:style-name="ce2" office:value-type="date" office:date-value="2013-01-22T16:51:00">
            <text:p>1/22/2013 16:5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39E+017">
            <text:p>293839000000000000</text:p>
          </table:table-cell>
          <table:table-cell office:value-type="float" office:value="7214092">
            <text:p>7214092</text:p>
          </table:table-cell>
          <table:table-cell office:value-type="float" office:value="-1">
            <text:p>-1</text:p>
          </table:table-cell>
          <table:table-cell office:value-type="string">
            <text:p>James Taylor on Guns: 'We Need to Make Some Sacrifice[s] To Our Freedoms' | <text:s/>http://t.co/e07nUraO #2a #gunrights</text:p>
          </table:table-cell>
          <table:table-cell office:value-type="float" office:value="0">
            <text:p>0</text:p>
          </table:table-cell>
          <table:table-cell office:value-type="string">
            <text:p>http://t.co/e07nUraO</text:p>
          </table:table-cell>
          <table:table-cell table:style-name="ce2" office:value-type="date" office:date-value="2013-01-22T16:53:00">
            <text:p>1/22/2013 16:5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E+017">
            <text:p>29384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jasoninthehouse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57:00">
            <text:p>1/22/2013 16:5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E+017">
            <text:p>293840000000000000</text:p>
          </table:table-cell>
          <table:table-cell office:value-type="float" office:value="337709386">
            <text:p>337709386</text:p>
          </table:table-cell>
          <table:table-cell office:value-type="float" office:value="-1">
            <text:p>-1</text:p>
          </table:table-cell>
          <table:table-cell office:value-type="string">
            <text:p>Another school shooting #texas #smallproblemslinkedtobigissues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6:58:00">
            <text:p>1/22/2013 16:5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E+017">
            <text:p>293840000000000000</text:p>
          </table:table-cell>
          <table:table-cell office:value-type="float" office:value="755768396">
            <text:p>755768396</text:p>
          </table:table-cell>
          <table:table-cell office:value-type="float" office:value="-1">
            <text:p>-1</text:p>
          </table:table-cell>
          <table:table-cell office:value-type="string">
            <text:p>I just discovered that my U.S. Senator impression is indistinguishable from my Foghorn Leghorn imitation. I say, I say! #Senate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00:00">
            <text:p>1/22/2013 17:00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1E+017">
            <text:p>293841000000000000</text:p>
          </table:table-cell>
          <table:table-cell office:value-type="float" office:value="481238939">
            <text:p>481238939</text:p>
          </table:table-cell>
          <table:table-cell office:value-type="float" office:value="-1">
            <text:p>-1</text:p>
          </table:table-cell>
          <table:table-cell office:value-type="string">
            <text:p>Do Gun Control Laws Control Guns? - Thomas Sowell - [page] http://t.co/toc6djMd via @townhallcom #guncontrol #gunrights #tcot #tlot #nra</text:p>
          </table:table-cell>
          <table:table-cell office:value-type="float" office:value="0">
            <text:p>0</text:p>
          </table:table-cell>
          <table:table-cell office:value-type="string">
            <text:p>http://t.co/toc6djMd</text:p>
          </table:table-cell>
          <table:table-cell table:style-name="ce2" office:value-type="date" office:date-value="2013-01-22T17:00:00">
            <text:p>1/22/2013 17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1E+017">
            <text:p>293841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On Inauguration Day, Joe Scarborough Continues Assault on NRA and Their 'Big Lie' http://t.co/DyZmuMk4 #gunrights #nra</text:p>
          </table:table-cell>
          <table:table-cell office:value-type="float" office:value="0">
            <text:p>0</text:p>
          </table:table-cell>
          <table:table-cell office:value-type="string">
            <text:p>http://t.co/DyZmuMk4</text:p>
          </table:table-cell>
          <table:table-cell table:style-name="ce2" office:value-type="date" office:date-value="2013-01-22T17:00:00">
            <text:p>1/22/2013 17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1E+017">
            <text:p>293841000000000000</text:p>
          </table:table-cell>
          <table:table-cell office:value-type="float" office:value="400015919">
            <text:p>400015919</text:p>
          </table:table-cell>
          <table:table-cell office:value-type="float" office:value="-1">
            <text:p>-1</text:p>
          </table:table-cell>
          <table:table-cell office:value-type="string">
            <text:p>Nearly 33% of small businesses said they invested less toward the end of 2012 because of #economicuncertainty &amp; #fiscalcliff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7:00:00">
            <text:p>1/22/2013 17:0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1E+017">
            <text:p>293841000000000000</text:p>
          </table:table-cell>
          <table:table-cell office:value-type="float" office:value="577434930">
            <text:p>577434930</text:p>
          </table:table-cell>
          <table:table-cell office:value-type="float" office:value="-1">
            <text:p>-1</text:p>
          </table:table-cell>
          <table:table-cell office:value-type="string">
            <text:p>Little girl has bigger balls than @PiersMorgan - shoots home invader http://t.co/1oVt2lok #tcot #gunrights #2a #guncontrol #2ndAmendment</text:p>
          </table:table-cell>
          <table:table-cell office:value-type="float" office:value="0">
            <text:p>0</text:p>
          </table:table-cell>
          <table:table-cell office:value-type="string">
            <text:p>http://t.co/1oVt2lok</text:p>
          </table:table-cell>
          <table:table-cell table:style-name="ce2" office:value-type="date" office:date-value="2013-01-22T17:00:00">
            <text:p>1/22/2013 17:00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1E+017">
            <text:p>293841000000000000</text:p>
          </table:table-cell>
          <table:table-cell office:value-type="float" office:value="35603124">
            <text:p>35603124</text:p>
          </table:table-cell>
          <table:table-cell office:value-type="float" office:value="577434930">
            <text:p>577434930</text:p>
          </table:table-cell>
          <table:table-cell office:value-type="string">
            <text:p>RT @JohnDanneskjold: Little girl has bigger balls than @PiersMorgan - shoots home invader http://t.co/1oVt2lok #tcot #gunrights #2a #gun ...</text:p>
          </table:table-cell>
          <table:table-cell office:value-type="float" office:value="0">
            <text:p>0</text:p>
          </table:table-cell>
          <table:table-cell office:value-type="string">
            <text:p>http://t.co/1oVt2lok</text:p>
          </table:table-cell>
          <table:table-cell table:style-name="ce2" office:value-type="date" office:date-value="2013-01-22T17:02:00">
            <text:p>1/22/2013 17:02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1E+017">
            <text:p>293841000000000000</text:p>
          </table:table-cell>
          <table:table-cell office:value-type="float" office:value="59491108">
            <text:p>59491108</text:p>
          </table:table-cell>
          <table:table-cell office:value-type="float" office:value="577434930">
            <text:p>577434930</text:p>
          </table:table-cell>
          <table:table-cell office:value-type="string">
            <text:p>RT @JohnDanneskjold: Little girl has bigger balls than @PiersMorgan - shoots home invader http://t.co/1oVt2lok #tcot #gunrights #2a #gun ...</text:p>
          </table:table-cell>
          <table:table-cell office:value-type="float" office:value="0">
            <text:p>0</text:p>
          </table:table-cell>
          <table:table-cell office:value-type="string">
            <text:p>http://t.co/1oVt2lok</text:p>
          </table:table-cell>
          <table:table-cell table:style-name="ce2" office:value-type="date" office:date-value="2013-01-22T17:02:00">
            <text:p>1/22/2013 17:02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1E+017">
            <text:p>293841000000000000</text:p>
          </table:table-cell>
          <table:table-cell office:value-type="float" office:value="24877167">
            <text:p>24877167</text:p>
          </table:table-cell>
          <table:table-cell office:value-type="float" office:value="-1">
            <text:p>-1</text:p>
          </table:table-cell>
          <table:table-cell office:value-type="string">
            <text:p>Considering the track record of governments, how can any thinking person advocate making the balance of power even more lopsided?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02:00">
            <text:p>1/22/2013 17:0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41E+017">
            <text:p>293841000000000000</text:p>
          </table:table-cell>
          <table:table-cell office:value-type="float" office:value="795680612">
            <text:p>795680612</text:p>
          </table:table-cell>
          <table:table-cell office:value-type="float" office:value="-1">
            <text:p>-1</text:p>
          </table:table-cell>
          <table:table-cell table:style-name="ce3" office:value-type="string">
            <text:p>NO GOOD COMES FROM GUN BANS - \</text:p>
            <text:p>#nra #2ndAmendment #gunrights http://t.co/CGYXGxK4</text:p>
          </table:table-cell>
          <table:table-cell office:value-type="float" office:value="0">
            <text:p>0</text:p>
          </table:table-cell>
          <table:table-cell office:value-type="string">
            <text:p>http://t.co/CGYXGxK4</text:p>
          </table:table-cell>
          <table:table-cell table:style-name="ce2" office:value-type="date" office:date-value="2013-01-22T17:02:00">
            <text:p>1/22/2013 17:02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1E+017">
            <text:p>293841000000000000</text:p>
          </table:table-cell>
          <table:table-cell office:value-type="float" office:value="118514067">
            <text:p>118514067</text:p>
          </table:table-cell>
          <table:table-cell office:value-type="float" office:value="-1">
            <text:p>-1</text:p>
          </table:table-cell>
          <table:table-cell office:value-type="string">
            <text:p>#schoolshooting in #texas today: #gunrights debate/verbal masturbation Round 2...FIGHT!!!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03:00">
            <text:p>1/22/2013 17:0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2E+017">
            <text:p>293842000000000000</text:p>
          </table:table-cell>
          <table:table-cell office:value-type="float" office:value="500710033">
            <text:p>500710033</text:p>
          </table:table-cell>
          <table:table-cell office:value-type="float" office:value="-1">
            <text:p>-1</text:p>
          </table:table-cell>
          <table:table-cell office:value-type="string">
            <text:p>Mystery flight from Mali to Gan Island #Maldives landed in Port Moresby last Thursday #GunControl #Gunrights #SriLanka http://t.co/kyTQLqIm</text:p>
          </table:table-cell>
          <table:table-cell office:value-type="float" office:value="0">
            <text:p>0</text:p>
          </table:table-cell>
          <table:table-cell office:value-type="string">
            <text:p>http://t.co/kyTQLqIm</text:p>
          </table:table-cell>
          <table:table-cell table:style-name="ce2" office:value-type="date" office:date-value="2013-01-22T17:04:00">
            <text:p>1/22/2013 17:0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2E+017">
            <text:p>293842000000000000</text:p>
          </table:table-cell>
          <table:table-cell office:value-type="float" office:value="22368424">
            <text:p>22368424</text:p>
          </table:table-cell>
          <table:table-cell office:value-type="float" office:value="-1">
            <text:p>-1</text:p>
          </table:table-cell>
          <table:table-cell office:value-type="string">
            <text:p>YES, someone who gets it! - Guns are different for #women in the West http://t.co/3CSbb1wL via @highcountrynews #gunrights #guncontrol</text:p>
          </table:table-cell>
          <table:table-cell office:value-type="float" office:value="0">
            <text:p>0</text:p>
          </table:table-cell>
          <table:table-cell office:value-type="string">
            <text:p>http://t.co/3CSbb1wL</text:p>
          </table:table-cell>
          <table:table-cell table:style-name="ce2" office:value-type="date" office:date-value="2013-01-22T17:04:00">
            <text:p>1/22/2013 17:04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2E+017">
            <text:p>293842000000000000</text:p>
          </table:table-cell>
          <table:table-cell office:value-type="float" office:value="345551240">
            <text:p>345551240</text:p>
          </table:table-cell>
          <table:table-cell office:value-type="float" office:value="577434930">
            <text:p>577434930</text:p>
          </table:table-cell>
          <table:table-cell office:value-type="string">
            <text:p>RT @JohnDanneskjold: Little girl has bigger balls than @PiersMorgan - shoots home invader http://t.co/1oVt2lok #tcot #gunrights #2a #gun ...</text:p>
          </table:table-cell>
          <table:table-cell office:value-type="float" office:value="0">
            <text:p>0</text:p>
          </table:table-cell>
          <table:table-cell office:value-type="string">
            <text:p>http://t.co/1oVt2lok</text:p>
          </table:table-cell>
          <table:table-cell table:style-name="ce2" office:value-type="date" office:date-value="2013-01-22T17:05:00">
            <text:p>1/22/2013 17:05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2E+017">
            <text:p>293842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MikeCoffman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07:00">
            <text:p>1/22/2013 17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42E+017">
            <text:p>293842000000000000</text:p>
          </table:table-cell>
          <table:table-cell office:value-type="float" office:value="223719518">
            <text:p>223719518</text:p>
          </table:table-cell>
          <table:table-cell office:value-type="float" office:value="795680612">
            <text:p>795680612</text:p>
          </table:table-cell>
          <table:table-cell table:style-name="ce3" office:value-type="string">
            <text:p>RT @Alexs1776: NO GOOD COMES FROM GUN BANS - \</text:p>
            <text:p>#nra #2ndAmendment #gunrights http://t.co/CGYXGxK4</text:p>
          </table:table-cell>
          <table:table-cell office:value-type="float" office:value="0">
            <text:p>0</text:p>
          </table:table-cell>
          <table:table-cell office:value-type="string">
            <text:p>http://t.co/CGYXGxK4</text:p>
          </table:table-cell>
          <table:table-cell table:style-name="ce2" office:value-type="date" office:date-value="2013-01-22T17:07:00">
            <text:p>1/22/2013 17:07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3E+017">
            <text:p>293843000000000000</text:p>
          </table:table-cell>
          <table:table-cell office:value-type="float" office:value="24877167">
            <text:p>24877167</text:p>
          </table:table-cell>
          <table:table-cell office:value-type="float" office:value="-1">
            <text:p>-1</text:p>
          </table:table-cell>
          <table:table-cell office:value-type="string">
            <text:p>Draconian ban on gun magazines introduced in Congress http://t.co/Lcb30tkK #NRA #RKBA #Guns #GunRights #ResistFederalTyranny #WaterTheTree</text:p>
          </table:table-cell>
          <table:table-cell office:value-type="float" office:value="0">
            <text:p>0</text:p>
          </table:table-cell>
          <table:table-cell office:value-type="string">
            <text:p>http://t.co/Lcb30tkK</text:p>
          </table:table-cell>
          <table:table-cell table:style-name="ce2" office:value-type="date" office:date-value="2013-01-22T17:09:00">
            <text:p>1/22/2013 17:0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43E+017">
            <text:p>293843000000000000</text:p>
          </table:table-cell>
          <table:table-cell office:value-type="float" office:value="722713742">
            <text:p>722713742</text:p>
          </table:table-cell>
          <table:table-cell office:value-type="float" office:value="795680612">
            <text:p>795680612</text:p>
          </table:table-cell>
          <table:table-cell table:style-name="ce3" office:value-type="string">
            <text:p>RT @Alexs1776: NO GOOD COMES FROM GUN BANS - \</text:p>
            <text:p>#nra #2ndAmendment #gunrights http://t.co/CGYXGxK4</text:p>
          </table:table-cell>
          <table:table-cell office:value-type="float" office:value="0">
            <text:p>0</text:p>
          </table:table-cell>
          <table:table-cell office:value-type="string">
            <text:p>http://t.co/CGYXGxK4</text:p>
          </table:table-cell>
          <table:table-cell table:style-name="ce2" office:value-type="date" office:date-value="2013-01-22T17:09:00">
            <text:p>1/22/2013 17:09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3E+017">
            <text:p>293843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Oklahoma lawmakers push to respect gun rights http://t.co/kFCCED6n #gunrights</text:p>
          </table:table-cell>
          <table:table-cell office:value-type="float" office:value="0">
            <text:p>0</text:p>
          </table:table-cell>
          <table:table-cell office:value-type="string">
            <text:p>http://t.co/kFCCED6n</text:p>
          </table:table-cell>
          <table:table-cell table:style-name="ce2" office:value-type="date" office:date-value="2013-01-22T17:11:00">
            <text:p>1/22/2013 17:1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43E+017">
            <text:p>293843000000000000</text:p>
          </table:table-cell>
          <table:table-cell office:value-type="float" office:value="288880878">
            <text:p>288880878</text:p>
          </table:table-cell>
          <table:table-cell office:value-type="float" office:value="795680612">
            <text:p>795680612</text:p>
          </table:table-cell>
          <table:table-cell table:style-name="ce3" office:value-type="string">
            <text:p>RT @Alexs1776: NO GOOD COMES FROM GUN BANS - \</text:p>
            <text:p>#nra #2ndAmendment #gunrights http://t.co/CGYXGxK4</text:p>
          </table:table-cell>
          <table:table-cell office:value-type="float" office:value="0">
            <text:p>0</text:p>
          </table:table-cell>
          <table:table-cell office:value-type="string">
            <text:p>http://t.co/CGYXGxK4</text:p>
          </table:table-cell>
          <table:table-cell table:style-name="ce2" office:value-type="date" office:date-value="2013-01-22T17:11:00">
            <text:p>1/22/2013 17:11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3E+017">
            <text:p>293843000000000000</text:p>
          </table:table-cell>
          <table:table-cell office:value-type="float" office:value="50836292">
            <text:p>50836292</text:p>
          </table:table-cell>
          <table:table-cell office:value-type="float" office:value="-1">
            <text:p>-1</text:p>
          </table:table-cell>
          <table:table-cell office:value-type="string">
            <text:p>#CCOT Why ÒMental IllnessÓ is the Avenue to Gun Confiscation http://t.co/VVnpxnKO #MentalHealth #NAMI #APA #NRA #GunRights #Guns #Tcot #tlot</text:p>
          </table:table-cell>
          <table:table-cell office:value-type="float" office:value="0">
            <text:p>0</text:p>
          </table:table-cell>
          <table:table-cell office:value-type="string">
            <text:p>http://t.co/VVnpxnKO</text:p>
          </table:table-cell>
          <table:table-cell table:style-name="ce2" office:value-type="date" office:date-value="2013-01-22T17:11:00">
            <text:p>1/22/2013 17:1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3E+017">
            <text:p>293843000000000000</text:p>
          </table:table-cell>
          <table:table-cell office:value-type="float" office:value="552119099">
            <text:p>552119099</text:p>
          </table:table-cell>
          <table:table-cell office:value-type="float" office:value="14882554">
            <text:p>14882554</text:p>
          </table:table-cell>
          <table:table-cell office:value-type="string">
            <text:p>RT @mercatus: The #fiscalcliff's gift to special-interest groups [CHART] @veroderugy @TPCarney http://t.co/vJvgBTaO</text:p>
          </table:table-cell>
          <table:table-cell office:value-type="float" office:value="0">
            <text:p>0</text:p>
          </table:table-cell>
          <table:table-cell office:value-type="string">
            <text:p>http://t.co/vJvgBTaO</text:p>
          </table:table-cell>
          <table:table-cell table:style-name="ce2" office:value-type="date" office:date-value="2013-01-22T17:11:00">
            <text:p>1/22/2013 17:11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1" office:value-type="float" office:value="2.93844E+017">
            <text:p>293844000000000000</text:p>
          </table:table-cell>
          <table:table-cell office:value-type="float" office:value="157445403">
            <text:p>157445403</text:p>
          </table:table-cell>
          <table:table-cell office:value-type="float" office:value="-1">
            <text:p>-1</text:p>
          </table:table-cell>
          <table:table-cell table:style-name="ce3" office:value-type="string">
            <text:p>Chuck Schumer is anti-gun...except for his.\</text:p>
            <text:p>#GunControl #GunRights #2ndAmendment http://t.co/zcCZ9EbL</text:p>
          </table:table-cell>
          <table:table-cell office:value-type="float" office:value="0">
            <text:p>0</text:p>
          </table:table-cell>
          <table:table-cell office:value-type="string">
            <text:p>http://t.co/zcCZ9EbL</text:p>
          </table:table-cell>
          <table:table-cell table:style-name="ce2" office:value-type="date" office:date-value="2013-01-22T17:13:00">
            <text:p>1/22/2013 17:1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4E+017">
            <text:p>293844000000000000</text:p>
          </table:table-cell>
          <table:table-cell office:value-type="float" office:value="226675993">
            <text:p>226675993</text:p>
          </table:table-cell>
          <table:table-cell office:value-type="float" office:value="-1">
            <text:p>-1</text:p>
          </table:table-cell>
          <table:table-cell office:value-type="string">
            <text:p>Won't happen today. Feinstein pushes back debut of her bill to Thursday. http://t.co/3PuN3FwC #guncontrol #gunrights #2ndamendment</text:p>
          </table:table-cell>
          <table:table-cell office:value-type="float" office:value="0">
            <text:p>0</text:p>
          </table:table-cell>
          <table:table-cell office:value-type="string">
            <text:p>http://t.co/3PuN3FwC</text:p>
          </table:table-cell>
          <table:table-cell table:style-name="ce2" office:value-type="date" office:date-value="2013-01-22T17:14:00">
            <text:p>1/22/2013 17:1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4E+017">
            <text:p>293844000000000000</text:p>
          </table:table-cell>
          <table:table-cell office:value-type="float" office:value="38883330">
            <text:p>38883330</text:p>
          </table:table-cell>
          <table:table-cell office:value-type="float" office:value="-1">
            <text:p>-1</text:p>
          </table:table-cell>
          <table:table-cell office:value-type="string">
            <text:p>#SamuelLJackson #quote #gunrights #SouthernLifestyle man I honestly was surprised to see this. Makes me more http://t.co/CqblFaG7</text:p>
          </table:table-cell>
          <table:table-cell office:value-type="float" office:value="0">
            <text:p>0</text:p>
          </table:table-cell>
          <table:table-cell office:value-type="string">
            <text:p>http://t.co/CqblFaG7</text:p>
          </table:table-cell>
          <table:table-cell table:style-name="ce2" office:value-type="date" office:date-value="2013-01-22T17:15:00">
            <text:p>1/22/2013 17:1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4E+017">
            <text:p>293844000000000000</text:p>
          </table:table-cell>
          <table:table-cell office:value-type="float" office:value="33986746">
            <text:p>33986746</text:p>
          </table:table-cell>
          <table:table-cell office:value-type="float" office:value="-1">
            <text:p>-1</text:p>
          </table:table-cell>
          <table:table-cell office:value-type="string">
            <text:p>Free #Maryland Rountable Breakfast Event on 1/29. Learn about 2013 issues...#FiscalCliff, Health Care Reform &amp; #Taxes. http://t.co/d8AIx93U</text:p>
          </table:table-cell>
          <table:table-cell office:value-type="float" office:value="0">
            <text:p>0</text:p>
          </table:table-cell>
          <table:table-cell office:value-type="string">
            <text:p>http://t.co/d8AIx93U</text:p>
          </table:table-cell>
          <table:table-cell table:style-name="ce2" office:value-type="date" office:date-value="2013-01-22T17:15:00">
            <text:p>1/22/2013 17:1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44E+017">
            <text:p>293844000000000000</text:p>
          </table:table-cell>
          <table:table-cell office:value-type="float" office:value="24086385">
            <text:p>24086385</text:p>
          </table:table-cell>
          <table:table-cell office:value-type="float" office:value="795680612">
            <text:p>795680612</text:p>
          </table:table-cell>
          <table:table-cell table:style-name="ce3" office:value-type="string">
            <text:p>RT @Alexs1776: NO GOOD COMES FROM GUN BANS - \</text:p>
            <text:p>#nra #2ndAmendment #gunrights http://t.co/CGYXGxK4</text:p>
          </table:table-cell>
          <table:table-cell office:value-type="float" office:value="0">
            <text:p>0</text:p>
          </table:table-cell>
          <table:table-cell office:value-type="string">
            <text:p>http://t.co/CGYXGxK4</text:p>
          </table:table-cell>
          <table:table-cell table:style-name="ce2" office:value-type="date" office:date-value="2013-01-22T17:15:00">
            <text:p>1/22/2013 17:15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4E+017">
            <text:p>293844000000000000</text:p>
          </table:table-cell>
          <table:table-cell office:value-type="float" office:value="577434930">
            <text:p>577434930</text:p>
          </table:table-cell>
          <table:table-cell office:value-type="float" office:value="-1">
            <text:p>-1</text:p>
          </table:table-cell>
          <table:table-cell office:value-type="string">
            <text:p>If guns were banned, what would have happened to this 12-year old girl? http://t.co/1oVt2lok #tcot #guncontrol #gunrights #2a</text:p>
          </table:table-cell>
          <table:table-cell office:value-type="float" office:value="0">
            <text:p>0</text:p>
          </table:table-cell>
          <table:table-cell office:value-type="string">
            <text:p>http://t.co/1oVt2lok</text:p>
          </table:table-cell>
          <table:table-cell table:style-name="ce2" office:value-type="date" office:date-value="2013-01-22T17:15:00">
            <text:p>1/22/2013 17:1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5E+017">
            <text:p>293845000000000000</text:p>
          </table:table-cell>
          <table:table-cell office:value-type="float" office:value="281643599">
            <text:p>281643599</text:p>
          </table:table-cell>
          <table:table-cell office:value-type="float" office:value="-1">
            <text:p>-1</text:p>
          </table:table-cell>
          <table:table-cell office:value-type="string">
            <text:p>MT @cowgirljesse: YES,someone who gets it!Guns r different 4 #women in the West http://t.co/r5oD97O3 via @highcountrynews #gunrights...</text:p>
          </table:table-cell>
          <table:table-cell office:value-type="float" office:value="0">
            <text:p>0</text:p>
          </table:table-cell>
          <table:table-cell office:value-type="string">
            <text:p>http://t.co/r5oD97O3</text:p>
          </table:table-cell>
          <table:table-cell table:style-name="ce2" office:value-type="date" office:date-value="2013-01-22T17:17:00">
            <text:p>1/22/2013 17:1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5E+017">
            <text:p>29384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ConawayTX11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17:00">
            <text:p>1/22/2013 17:1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style-name="ce1" office:value-type="float" office:value="2.93845E+017">
            <text:p>293845000000000000</text:p>
          </table:table-cell>
          <table:table-cell office:value-type="float" office:value="575442354">
            <text:p>575442354</text:p>
          </table:table-cell>
          <table:table-cell office:value-type="float" office:value="-1">
            <text:p>-1</text:p>
          </table:table-cell>
          <table:table-cell table:style-name="ce3" office:value-type="string">
            <text:p>Ò@christiannetag: Love this!!!! http://t.co/MImhHjMNÓ\</text:p>
            <text:p>\</text:p>
            <text:p>RIGHT ON!!!\</text:p>
            <text:p>#2ndAmendment #gunrights #guns #NRA</text:p>
          </table:table-cell>
          <table:table-cell office:value-type="float" office:value="0">
            <text:p>0</text:p>
          </table:table-cell>
          <table:table-cell office:value-type="string">
            <text:p>http://t.co/MImhHjMN</text:p>
          </table:table-cell>
          <table:table-cell table:style-name="ce2" office:value-type="date" office:date-value="2013-01-22T17:18:00">
            <text:p>1/22/2013 17:1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5E+017">
            <text:p>293845000000000000</text:p>
          </table:table-cell>
          <table:table-cell office:value-type="float" office:value="66265121">
            <text:p>66265121</text:p>
          </table:table-cell>
          <table:table-cell office:value-type="float" office:value="-1">
            <text:p>-1</text:p>
          </table:table-cell>
          <table:table-cell office:value-type="string">
            <text:p>I Pray NOT! Must KEEP the Faith! Thank you for the Encouragement! @mite72 #TGDN #Ccot #tcot #NRA #WAR #GunRights #RedNationRising #LNYHB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19:00">
            <text:p>1/22/2013 17:19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6E+017">
            <text:p>293846000000000000</text:p>
          </table:table-cell>
          <table:table-cell office:value-type="float" office:value="33336675">
            <text:p>33336675</text:p>
          </table:table-cell>
          <table:table-cell office:value-type="float" office:value="-1">
            <text:p>-1</text:p>
          </table:table-cell>
          <table:table-cell office:value-type="string">
            <text:p>Second Amendment; A Political Right; Historic Context; Not about Hunting...: http://t.co/jebAQPH6 #HumanRight #GunRights</text:p>
          </table:table-cell>
          <table:table-cell office:value-type="float" office:value="0">
            <text:p>0</text:p>
          </table:table-cell>
          <table:table-cell office:value-type="string">
            <text:p>http://t.co/jebAQPH6</text:p>
          </table:table-cell>
          <table:table-cell table:style-name="ce2" office:value-type="date" office:date-value="2013-01-22T17:20:00">
            <text:p>1/22/2013 17:20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6E+017">
            <text:p>293846000000000000</text:p>
          </table:table-cell>
          <table:table-cell office:value-type="float" office:value="345551240">
            <text:p>345551240</text:p>
          </table:table-cell>
          <table:table-cell office:value-type="float" office:value="33336675">
            <text:p>33336675</text:p>
          </table:table-cell>
          <table:table-cell office:value-type="string">
            <text:p>RT @WretchedManIam: Second Amendment; A Political Right; Historic Context; Not about Hunting...: http://t.co/jebAQPH6 #HumanRight #GunRights</text:p>
          </table:table-cell>
          <table:table-cell office:value-type="float" office:value="0">
            <text:p>0</text:p>
          </table:table-cell>
          <table:table-cell office:value-type="string">
            <text:p>http://t.co/jebAQPH6</text:p>
          </table:table-cell>
          <table:table-cell table:style-name="ce2" office:value-type="date" office:date-value="2013-01-22T17:20:00">
            <text:p>1/22/2013 17:20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6E+017">
            <text:p>293846000000000000</text:p>
          </table:table-cell>
          <table:table-cell office:value-type="float" office:value="16981607">
            <text:p>16981607</text:p>
          </table:table-cell>
          <table:table-cell office:value-type="float" office:value="-1">
            <text:p>-1</text:p>
          </table:table-cell>
          <table:table-cell office:value-type="string">
            <text:p>IRS Insider Joe Banister Exposes Federal Reserve Coup and IRS Fraud http://t.co/PHLjDdnc #fiscalcliff #tax #irs #fed</text:p>
          </table:table-cell>
          <table:table-cell office:value-type="float" office:value="0">
            <text:p>0</text:p>
          </table:table-cell>
          <table:table-cell office:value-type="string">
            <text:p>http://t.co/PHLjDdnc</text:p>
          </table:table-cell>
          <table:table-cell table:style-name="ce2" office:value-type="date" office:date-value="2013-01-22T17:20:00">
            <text:p>1/22/2013 17:2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6E+017">
            <text:p>293846000000000000</text:p>
          </table:table-cell>
          <table:table-cell office:value-type="float" office:value="300501326">
            <text:p>300501326</text:p>
          </table:table-cell>
          <table:table-cell office:value-type="float" office:value="33336675">
            <text:p>33336675</text:p>
          </table:table-cell>
          <table:table-cell office:value-type="string">
            <text:p>RT @WretchedManIam: Second Amendment; A Political Right; Historic Context; Not about Hunting...: http://t.co/jebAQPH6 #HumanRight #GunRights</text:p>
          </table:table-cell>
          <table:table-cell office:value-type="float" office:value="0">
            <text:p>0</text:p>
          </table:table-cell>
          <table:table-cell office:value-type="string">
            <text:p>http://t.co/jebAQPH6</text:p>
          </table:table-cell>
          <table:table-cell table:style-name="ce2" office:value-type="date" office:date-value="2013-01-22T17:21:00">
            <text:p>1/22/2013 17:21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6E+017">
            <text:p>293846000000000000</text:p>
          </table:table-cell>
          <table:table-cell office:value-type="float" office:value="1110395377">
            <text:p>1110395377</text:p>
          </table:table-cell>
          <table:table-cell office:value-type="float" office:value="-1">
            <text:p>-1</text:p>
          </table:table-cell>
          <table:table-cell office:value-type="string">
            <text:p>Stevie Wonder Wants A GunÉ To Prove How ÔCrazyÕ Gun Laws Are http://t.co/ER9ns77D #GunRights #guncontrol #gunrights #StevieWonder #video</text:p>
          </table:table-cell>
          <table:table-cell office:value-type="float" office:value="0">
            <text:p>0</text:p>
          </table:table-cell>
          <table:table-cell office:value-type="string">
            <text:p>http://t.co/ER9ns77D</text:p>
          </table:table-cell>
          <table:table-cell table:style-name="ce2" office:value-type="date" office:date-value="2013-01-22T17:22:00">
            <text:p>1/22/2013 17:22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6E+017">
            <text:p>293846000000000000</text:p>
          </table:table-cell>
          <table:table-cell office:value-type="float" office:value="66265121">
            <text:p>66265121</text:p>
          </table:table-cell>
          <table:table-cell office:value-type="float" office:value="-1">
            <text:p>-1</text:p>
          </table:table-cell>
          <table:table-cell office:value-type="string">
            <text:p>It WAS #VoterFraud! See http://t.co/hyJLwROT! @DesertRiver <text:s/>#TGDN #Ccot #tcot #p2 #tlot #Dems #NRA #2A #GunRights #GunControl #WAR #OpSlam</text:p>
          </table:table-cell>
          <table:table-cell office:value-type="float" office:value="0">
            <text:p>0</text:p>
          </table:table-cell>
          <table:table-cell office:value-type="string">
            <text:p>http://t.co/hyJLwROT</text:p>
          </table:table-cell>
          <table:table-cell table:style-name="ce2" office:value-type="date" office:date-value="2013-01-22T17:22:00">
            <text:p>1/22/2013 17:22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6E+017">
            <text:p>293846000000000000</text:p>
          </table:table-cell>
          <table:table-cell office:value-type="float" office:value="195204332">
            <text:p>195204332</text:p>
          </table:table-cell>
          <table:table-cell office:value-type="float" office:value="327069791">
            <text:p>327069791</text:p>
          </table:table-cell>
          <table:table-cell office:value-type="string">
            <text:p>RT @darinmckeever: MT @vppartners: A new @urbaninstitute report that looks on impact of #FiscalCliff on nonprofits. Results may surprise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7:23:00">
            <text:p>1/22/2013 17:23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6E+017">
            <text:p>293846000000000000</text:p>
          </table:table-cell>
          <table:table-cell office:value-type="float" office:value="38776084">
            <text:p>38776084</text:p>
          </table:table-cell>
          <table:table-cell office:value-type="float" office:value="-1">
            <text:p>-1</text:p>
          </table:table-cell>
          <table:table-cell office:value-type="string">
            <text:p>\@Bamafan_93: Ò@christiannetag: Love this!!!! http://t.co/ItLnp8pKÓ RIGHT ON!!! #2ndAmendment #gunrights #guns #NRA\" amen!"</text:p>
          </table:table-cell>
          <table:table-cell office:value-type="float" office:value="0">
            <text:p>0</text:p>
          </table:table-cell>
          <table:table-cell office:value-type="string">
            <text:p>http://t.co/ItLnp8pK</text:p>
          </table:table-cell>
          <table:table-cell table:style-name="ce2" office:value-type="date" office:date-value="2013-01-22T17:23:00">
            <text:p>1/22/2013 17:23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7E+017">
            <text:p>293847000000000000</text:p>
          </table:table-cell>
          <table:table-cell office:value-type="float" office:value="362202832">
            <text:p>362202832</text:p>
          </table:table-cell>
          <table:table-cell office:value-type="float" office:value="-1">
            <text:p>-1</text:p>
          </table:table-cell>
          <table:table-cell office:value-type="string">
            <text:p>ALL THAT'S RIGHT and ALL THAT'S WRONG in 2:19 [video] http://t.co/m0r1vtmM #2A #GunRights #RKBA</text:p>
          </table:table-cell>
          <table:table-cell office:value-type="float" office:value="0">
            <text:p>0</text:p>
          </table:table-cell>
          <table:table-cell office:value-type="string">
            <text:p>http://t.co/m0r1vtmM</text:p>
          </table:table-cell>
          <table:table-cell table:style-name="ce2" office:value-type="date" office:date-value="2013-01-22T17:25:00">
            <text:p>1/22/2013 17:25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1" office:value-type="float" office:value="2.93847E+017">
            <text:p>293847000000000000</text:p>
          </table:table-cell>
          <table:table-cell office:value-type="float" office:value="575442354">
            <text:p>575442354</text:p>
          </table:table-cell>
          <table:table-cell office:value-type="float" office:value="-1">
            <text:p>-1</text:p>
          </table:table-cell>
          <table:table-cell table:style-name="ce3" office:value-type="string">
            <text:p>RT @reneew43 ...... Hell yes !\</text:p>
            <text:p>#2ndAmendment #NRA #gunrights #tcot #guns #gun http://t.co/YxcdmxKv</text:p>
          </table:table-cell>
          <table:table-cell office:value-type="float" office:value="0">
            <text:p>0</text:p>
          </table:table-cell>
          <table:table-cell office:value-type="string">
            <text:p>http://t.co/YxcdmxKv</text:p>
          </table:table-cell>
          <table:table-cell table:style-name="ce2" office:value-type="date" office:date-value="2013-01-22T17:25:00">
            <text:p>1/22/2013 17:2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7E+017">
            <text:p>293847000000000000</text:p>
          </table:table-cell>
          <table:table-cell office:value-type="float" office:value="339220504">
            <text:p>339220504</text:p>
          </table:table-cell>
          <table:table-cell office:value-type="float" office:value="38776084">
            <text:p>38776084</text:p>
          </table:table-cell>
          <table:table-cell office:value-type="string">
            <text:p>RT @christiannetag: \@Bamafan_93: Ò@christiannetag: Love this!!!! http://t.co/ItLnp8pKÓ RIGHT ON!!! #2ndAmendment #gunrights #guns #NRA\" ..."</text:p>
          </table:table-cell>
          <table:table-cell office:value-type="float" office:value="0">
            <text:p>0</text:p>
          </table:table-cell>
          <table:table-cell office:value-type="string">
            <text:p>http://t.co/ItLnp8pK</text:p>
          </table:table-cell>
          <table:table-cell table:style-name="ce2" office:value-type="date" office:date-value="2013-01-22T17:25:00">
            <text:p>1/22/2013 17:25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7E+017">
            <text:p>293847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Ruger -Take Action Now! http://t.co/Ycq22EFk #2ndamendment #noguncontrol #gungrab #TGDN #tcot #ProGun #NRA #tiot <text:s/>#gunrights #teaparty</text:p>
          </table:table-cell>
          <table:table-cell office:value-type="float" office:value="0">
            <text:p>0</text:p>
          </table:table-cell>
          <table:table-cell office:value-type="string">
            <text:p>http://t.co/Ycq22EFk</text:p>
          </table:table-cell>
          <table:table-cell table:style-name="ce2" office:value-type="date" office:date-value="2013-01-22T17:26:00">
            <text:p>1/22/2013 17:2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7E+017">
            <text:p>293847000000000000</text:p>
          </table:table-cell>
          <table:table-cell office:value-type="float" office:value="1112527514">
            <text:p>1112527514</text:p>
          </table:table-cell>
          <table:table-cell office:value-type="float" office:value="-1">
            <text:p>-1</text:p>
          </table:table-cell>
          <table:table-cell office:value-type="string">
            <text:p>7 things you need to know about the #fiscalcliff deal: http://t.co/NX8lwq4S http://t.co/KOJAjrTx\",http://t.co/NX8lwq4S"</text:p>
          </table:table-cell>
          <table:table-cell office:value-type="float" office:value="0">
            <text:p>0</text:p>
          </table:table-cell>
          <table:table-cell table:style-name="ce2" office:value-type="date" office:date-value="2013-01-22T17:26:00">
            <text:p>1/22/2013 17:2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7E+017">
            <text:p>293847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jimcooper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27:00">
            <text:p>1/22/2013 17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8E+017">
            <text:p>293848000000000000</text:p>
          </table:table-cell>
          <table:table-cell office:value-type="float" office:value="461262566">
            <text:p>461262566</text:p>
          </table:table-cell>
          <table:table-cell office:value-type="float" office:value="29748929">
            <text:p>29748929</text:p>
          </table:table-cell>
          <table:table-cell office:value-type="string">
            <text:p>RT @johnworr: Thanks @Charlie_Janssen for defending #gunrights. Introduces legislation making federal gun laws illegal in NE. <text:s/>http://t.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29:00">
            <text:p>1/22/2013 17:29</text:p>
          </table:table-cell>
          <table:table-cell office:value-type="string">
            <text:p>gunrights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8E+017">
            <text:p>293848000000000000</text:p>
          </table:table-cell>
          <table:table-cell office:value-type="float" office:value="88071033">
            <text:p>88071033</text:p>
          </table:table-cell>
          <table:table-cell office:value-type="float" office:value="66265121">
            <text:p>66265121</text:p>
          </table:table-cell>
          <table:table-cell office:value-type="string">
            <text:p>RT @Marble300: It WAS #VoterFraud! See http://t.co/hyJLwROT! @DesertRiver <text:s/>#TGDN #Ccot #tcot #p2 #tlot #Dems #NRA #2A #GunRights #GunCon ...</text:p>
          </table:table-cell>
          <table:table-cell office:value-type="float" office:value="0">
            <text:p>0</text:p>
          </table:table-cell>
          <table:table-cell office:value-type="string">
            <text:p>http://t.co/hyJLwROT</text:p>
          </table:table-cell>
          <table:table-cell table:style-name="ce2" office:value-type="date" office:date-value="2013-01-22T17:30:00">
            <text:p>1/22/2013 17:30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8E+017">
            <text:p>293848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Dems and Their Gun Money http://t.co/shKhssB9 #gunrights #nra</text:p>
          </table:table-cell>
          <table:table-cell office:value-type="float" office:value="0">
            <text:p>0</text:p>
          </table:table-cell>
          <table:table-cell office:value-type="string">
            <text:p>http://t.co/shKhssB9</text:p>
          </table:table-cell>
          <table:table-cell table:style-name="ce2" office:value-type="date" office:date-value="2013-01-22T17:30:00">
            <text:p>1/22/2013 17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8E+017">
            <text:p>293848000000000000</text:p>
          </table:table-cell>
          <table:table-cell office:value-type="float" office:value="933120872">
            <text:p>933120872</text:p>
          </table:table-cell>
          <table:table-cell office:value-type="float" office:value="-1">
            <text:p>-1</text:p>
          </table:table-cell>
          <table:table-cell office:value-type="string">
            <text:p>RT @johnworr: Thanks @Charlie_Janssen for defending #gunrights. Introduces legislation making federal gun laws illegal in NE.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30:00">
            <text:p>1/22/2013 17:30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8E+017">
            <text:p>293848000000000000</text:p>
          </table:table-cell>
          <table:table-cell office:value-type="float" office:value="1084382034">
            <text:p>1084382034</text:p>
          </table:table-cell>
          <table:table-cell office:value-type="float" office:value="-1">
            <text:p>-1</text:p>
          </table:table-cell>
          <table:table-cell office:value-type="string">
            <text:p>RT @johnworr: Thanks @Charlie_Janssen for defending #gunrights. Introduces legislation making federal gun laws illegal in NE.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30:00">
            <text:p>1/22/2013 17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8E+017">
            <text:p>293848000000000000</text:p>
          </table:table-cell>
          <table:table-cell office:value-type="float" office:value="78693274">
            <text:p>78693274</text:p>
          </table:table-cell>
          <table:table-cell office:value-type="float" office:value="-1">
            <text:p>-1</text:p>
          </table:table-cell>
          <table:table-cell office:value-type="string">
            <text:p>#FiscalCliff Webinar: What Happened&amp;What Comes Next on1/28.Very informative RSVP 2day: http://t.co/mrPb2gOW #TalkPoverty @CoalitionHN @nwlc</text:p>
          </table:table-cell>
          <table:table-cell office:value-type="float" office:value="0">
            <text:p>0</text:p>
          </table:table-cell>
          <table:table-cell office:value-type="string">
            <text:p>http://t.co/mrPb2gOW</text:p>
          </table:table-cell>
          <table:table-cell table:style-name="ce2" office:value-type="date" office:date-value="2013-01-22T17:30:00">
            <text:p>1/22/2013 17:30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8E+017">
            <text:p>293848000000000000</text:p>
          </table:table-cell>
          <table:table-cell office:value-type="float" office:value="577434930">
            <text:p>577434930</text:p>
          </table:table-cell>
          <table:table-cell office:value-type="float" office:value="-1">
            <text:p>-1</text:p>
          </table:table-cell>
          <table:table-cell office:value-type="string">
            <text:p>Another public schools = parental malpractice article http://t.co/S01Eyor5 #2a #tcot #gunrights #2ndAmendment</text:p>
          </table:table-cell>
          <table:table-cell office:value-type="float" office:value="0">
            <text:p>0</text:p>
          </table:table-cell>
          <table:table-cell office:value-type="string">
            <text:p>http://t.co/S01Eyor5</text:p>
          </table:table-cell>
          <table:table-cell table:style-name="ce2" office:value-type="date" office:date-value="2013-01-22T17:31:00">
            <text:p>1/22/2013 17:3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9E+017">
            <text:p>293849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Ruger -Take Action Now! http://t.co/Ycq22EFk #2ndamendment #noguncontrol #gungrab #TGDN #tcot #ProGun #guns #NRA #tiot #guns #gunrights</text:p>
          </table:table-cell>
          <table:table-cell office:value-type="float" office:value="1">
            <text:p>1</text:p>
          </table:table-cell>
          <table:table-cell office:value-type="string">
            <text:p>http://t.co/Ycq22EFk</text:p>
          </table:table-cell>
          <table:table-cell table:style-name="ce2" office:value-type="date" office:date-value="2013-01-22T17:32:00">
            <text:p>1/22/2013 17:32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9E+017">
            <text:p>293849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NRA-TenReasons http://t.co/GeDViWf7 <text:s/>#gungrab #TGDN #tcot #ProGun #guns #NRA @sharethis #2ndAmendment #patriot #liberty #tiot <text:s/>#gunrights</text:p>
          </table:table-cell>
          <table:table-cell office:value-type="float" office:value="0">
            <text:p>0</text:p>
          </table:table-cell>
          <table:table-cell office:value-type="string">
            <text:p>http://t.co/GeDViWf7</text:p>
          </table:table-cell>
          <table:table-cell table:style-name="ce2" office:value-type="date" office:date-value="2013-01-22T17:33:00">
            <text:p>1/22/2013 17:3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49E+017">
            <text:p>293849000000000000</text:p>
          </table:table-cell>
          <table:table-cell office:value-type="float" office:value="930448232">
            <text:p>930448232</text:p>
          </table:table-cell>
          <table:table-cell office:value-type="float" office:value="-1">
            <text:p>-1</text:p>
          </table:table-cell>
          <table:table-cell office:value-type="string">
            <text:p>Is the $VIX the only thing that fell off a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34:00">
            <text:p>1/22/2013 17:3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E+017">
            <text:p>293850000000000000</text:p>
          </table:table-cell>
          <table:table-cell office:value-type="float" office:value="19365750">
            <text:p>19365750</text:p>
          </table:table-cell>
          <table:table-cell office:value-type="float" office:value="-1">
            <text:p>-1</text:p>
          </table:table-cell>
          <table:table-cell office:value-type="string">
            <text:p>Stop the gun grabbers Now,join the NRA <text:s/>http://t.co/g8BrL1uX #GunRights #2ndAmendment #GunOwners #gungrab #nra #ProGun #tcot #guns #TGDN</text:p>
          </table:table-cell>
          <table:table-cell office:value-type="float" office:value="0">
            <text:p>0</text:p>
          </table:table-cell>
          <table:table-cell office:value-type="string">
            <text:p>http://t.co/g8BrL1uX</text:p>
          </table:table-cell>
          <table:table-cell table:style-name="ce2" office:value-type="date" office:date-value="2013-01-22T17:36:00">
            <text:p>1/22/2013 17:3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E+017">
            <text:p>29385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ChipCravaack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37:00">
            <text:p>1/22/2013 17:3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1E+017">
            <text:p>293851000000000000</text:p>
          </table:table-cell>
          <table:table-cell office:value-type="float" office:value="46679858">
            <text:p>46679858</text:p>
          </table:table-cell>
          <table:table-cell office:value-type="float" office:value="125425490">
            <text:p>125425490</text:p>
          </table:table-cell>
          <table:table-cell office:value-type="string">
            <text:p>RT @BryanJacoutot: WATCH THIS ---&gt; Veteran stands up for 2nd Amendment at Chicago anti-gun forum http://t.co/wVGsBRis #gunrights #gun ...</text:p>
          </table:table-cell>
          <table:table-cell office:value-type="float" office:value="0">
            <text:p>0</text:p>
          </table:table-cell>
          <table:table-cell office:value-type="string">
            <text:p>http://t.co/wVGsBRis</text:p>
          </table:table-cell>
          <table:table-cell table:style-name="ce2" office:value-type="date" office:date-value="2013-01-22T17:40:00">
            <text:p>1/22/2013 17:40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1E+017">
            <text:p>293851000000000000</text:p>
          </table:table-cell>
          <table:table-cell office:value-type="float" office:value="187181497">
            <text:p>187181497</text:p>
          </table:table-cell>
          <table:table-cell office:value-type="float" office:value="270412323">
            <text:p>270412323</text:p>
          </table:table-cell>
          <table:table-cell office:value-type="string">
            <text:p>RT @MarkSteynOnline: America not paying its fair share #FiscalCliff http://t.co/672eab0Q</text:p>
          </table:table-cell>
          <table:table-cell office:value-type="float" office:value="0">
            <text:p>0</text:p>
          </table:table-cell>
          <table:table-cell office:value-type="string">
            <text:p>http://t.co/672eab0Q</text:p>
          </table:table-cell>
          <table:table-cell table:style-name="ce2" office:value-type="date" office:date-value="2013-01-22T17:41:00">
            <text:p>1/22/2013 17:41</text:p>
          </table:table-cell>
          <table:table-cell office:value-type="string">
            <text:p>FiscalCliff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1E+017">
            <text:p>293851000000000000</text:p>
          </table:table-cell>
          <table:table-cell office:value-type="float" office:value="23443117">
            <text:p>23443117</text:p>
          </table:table-cell>
          <table:table-cell office:value-type="float" office:value="-1">
            <text:p>-1</text:p>
          </table:table-cell>
          <table:table-cell office:value-type="string">
            <text:p>How will the #ACA and recent #fiscalcliff deal affect #nurses? Co-founder Diane Omdahl shares her insight: http://t.co/Rd7Ku76t</text:p>
          </table:table-cell>
          <table:table-cell office:value-type="float" office:value="0">
            <text:p>0</text:p>
          </table:table-cell>
          <table:table-cell office:value-type="string">
            <text:p>http://t.co/Rd7Ku76t</text:p>
          </table:table-cell>
          <table:table-cell table:style-name="ce2" office:value-type="date" office:date-value="2013-01-22T17:42:00">
            <text:p>1/22/2013 17:4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1E+017">
            <text:p>293851000000000000</text:p>
          </table:table-cell>
          <table:table-cell office:value-type="float" office:value="104073407">
            <text:p>104073407</text:p>
          </table:table-cell>
          <table:table-cell office:value-type="float" office:value="-1">
            <text:p>-1</text:p>
          </table:table-cell>
          <table:table-cell office:value-type="string">
            <text:p>#fiscalcliff talks are ridiculous because they should never happen. If the #senate would pass a freaking budget and stick to it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43:00">
            <text:p>1/22/2013 17:4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2E+017">
            <text:p>293852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Mississippi: Bills would remove gun permits from public records http://t.co/DgKTr32m #gunrights</text:p>
          </table:table-cell>
          <table:table-cell office:value-type="float" office:value="0">
            <text:p>0</text:p>
          </table:table-cell>
          <table:table-cell office:value-type="string">
            <text:p>http://t.co/DgKTr32m</text:p>
          </table:table-cell>
          <table:table-cell table:style-name="ce2" office:value-type="date" office:date-value="2013-01-22T17:44:00">
            <text:p>1/22/2013 17:4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2E+017">
            <text:p>293852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Founding Fathers Battle Gun Grabbers From the Grave: Special Report http://t.co/42ZTOS76 #gunrights</text:p>
          </table:table-cell>
          <table:table-cell office:value-type="float" office:value="0">
            <text:p>0</text:p>
          </table:table-cell>
          <table:table-cell office:value-type="string">
            <text:p>http://t.co/42ZTOS76</text:p>
          </table:table-cell>
          <table:table-cell table:style-name="ce2" office:value-type="date" office:date-value="2013-01-22T17:44:00">
            <text:p>1/22/2013 17:4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2E+017">
            <text:p>293852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Nobel Peace Prize Nominee: Obama Asks Military Leaders If They Will ÒFire On US CitizensÓ http://t.co/oTFB08yx #gunrights</text:p>
          </table:table-cell>
          <table:table-cell office:value-type="float" office:value="0">
            <text:p>0</text:p>
          </table:table-cell>
          <table:table-cell office:value-type="string">
            <text:p>http://t.co/oTFB08yx</text:p>
          </table:table-cell>
          <table:table-cell table:style-name="ce2" office:value-type="date" office:date-value="2013-01-22T17:44:00">
            <text:p>1/22/2013 17:44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2E+017">
            <text:p>293852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Piers Morgan: Use Machine Guns to ÒTake OutÓ Critics http://t.co/MWhszuXK #gunrights</text:p>
          </table:table-cell>
          <table:table-cell office:value-type="float" office:value="0">
            <text:p>0</text:p>
          </table:table-cell>
          <table:table-cell office:value-type="string">
            <text:p>http://t.co/MWhszuXK</text:p>
          </table:table-cell>
          <table:table-cell table:style-name="ce2" office:value-type="date" office:date-value="2013-01-22T17:44:00">
            <text:p>1/22/2013 17:44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2E+017">
            <text:p>293852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South Carolina Right-to-Carry permit applications soaring http://t.co/evH6ZIAC #gunrights</text:p>
          </table:table-cell>
          <table:table-cell office:value-type="float" office:value="0">
            <text:p>0</text:p>
          </table:table-cell>
          <table:table-cell office:value-type="string">
            <text:p>http://t.co/evH6ZIAC</text:p>
          </table:table-cell>
          <table:table-cell table:style-name="ce2" office:value-type="date" office:date-value="2013-01-22T17:44:00">
            <text:p>1/22/2013 17:44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2E+017">
            <text:p>293852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Dems Wary of Gun Control http://t.co/QaSyrkWJ #gunrights #nra</text:p>
          </table:table-cell>
          <table:table-cell office:value-type="float" office:value="0">
            <text:p>0</text:p>
          </table:table-cell>
          <table:table-cell office:value-type="string">
            <text:p>http://t.co/QaSyrkWJ</text:p>
          </table:table-cell>
          <table:table-cell table:style-name="ce2" office:value-type="date" office:date-value="2013-01-22T17:45:00">
            <text:p>1/22/2013 17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2E+017">
            <text:p>293852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WomenÕs Outdoor News Launches ÔHot Caliber HuntressÕ Series with Julie Golob http://t.co/HXJ2psLd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HXJ2psLd</text:p>
          </table:table-cell>
          <table:table-cell table:style-name="ce2" office:value-type="date" office:date-value="2013-01-22T17:46:00">
            <text:p>1/22/2013 17:4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2E+017">
            <text:p>293852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RickCrawford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47:00">
            <text:p>1/22/2013 17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3E+017">
            <text:p>293853000000000000</text:p>
          </table:table-cell>
          <table:table-cell office:value-type="float" office:value="787879004">
            <text:p>787879004</text:p>
          </table:table-cell>
          <table:table-cell office:value-type="float" office:value="-1">
            <text:p>-1</text:p>
          </table:table-cell>
          <table:table-cell office:value-type="string">
            <text:p>The Fiscal Cliff: What Just Happened? http://t.co/OLOJcgd3 #fiscalcliff #usa</text:p>
          </table:table-cell>
          <table:table-cell office:value-type="float" office:value="0">
            <text:p>0</text:p>
          </table:table-cell>
          <table:table-cell office:value-type="string">
            <text:p>http://t.co/OLOJcgd3</text:p>
          </table:table-cell>
          <table:table-cell table:style-name="ce2" office:value-type="date" office:date-value="2013-01-22T17:48:00">
            <text:p>1/22/2013 17:4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3E+017">
            <text:p>293853000000000000</text:p>
          </table:table-cell>
          <table:table-cell office:value-type="float" office:value="767036004">
            <text:p>767036004</text:p>
          </table:table-cell>
          <table:table-cell office:value-type="float" office:value="14606079">
            <text:p>14606079</text:p>
          </table:table-cell>
          <table:table-cell office:value-type="string">
            <text:p>RT @ProPublica: A provision buried in the #fiscalcliff bill gives drugmaker Amgen 2 yrs to sell dialysis drugs without price restraints <text:s/>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7:50:00">
            <text:p>1/22/2013 17:50</text:p>
          </table:table-cell>
          <table:table-cell office:value-type="string">
            <text:p>FiscalCliff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4E+017">
            <text:p>293854000000000000</text:p>
          </table:table-cell>
          <table:table-cell office:value-type="float" office:value="767036004">
            <text:p>767036004</text:p>
          </table:table-cell>
          <table:table-cell office:value-type="float" office:value="-1">
            <text:p>-1</text:p>
          </table:table-cell>
          <table:table-cell office:value-type="string">
            <text:p>A provision buried in #fiscalcliff bill gives drugmaker #Amgen 2yrs to sell dialysis drugs w/o $ restraints http://t.co/uDNapMpD #tcot #p2</text:p>
          </table:table-cell>
          <table:table-cell office:value-type="float" office:value="0">
            <text:p>0</text:p>
          </table:table-cell>
          <table:table-cell office:value-type="string">
            <text:p>http://t.co/uDNapMpD</text:p>
          </table:table-cell>
          <table:table-cell table:style-name="ce2" office:value-type="date" office:date-value="2013-01-22T17:51:00">
            <text:p>1/22/2013 17:5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4E+017">
            <text:p>293854000000000000</text:p>
          </table:table-cell>
          <table:table-cell office:value-type="float" office:value="767036004">
            <text:p>767036004</text:p>
          </table:table-cell>
          <table:table-cell office:value-type="float" office:value="-1">
            <text:p>-1</text:p>
          </table:table-cell>
          <table:table-cell office:value-type="string">
            <text:p>A provision buried in #fiscalcliff bill gives drugmaker #Amgen 2yrs to sell dialysis drugs w/o $ restraints http://t.co/uDNapMpD #teaparty</text:p>
          </table:table-cell>
          <table:table-cell office:value-type="float" office:value="0">
            <text:p>0</text:p>
          </table:table-cell>
          <table:table-cell office:value-type="string">
            <text:p>http://t.co/uDNapMpD</text:p>
          </table:table-cell>
          <table:table-cell table:style-name="ce2" office:value-type="date" office:date-value="2013-01-22T17:52:00">
            <text:p>1/22/2013 17:5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4E+017">
            <text:p>293854000000000000</text:p>
          </table:table-cell>
          <table:table-cell office:value-type="float" office:value="767036004">
            <text:p>767036004</text:p>
          </table:table-cell>
          <table:table-cell office:value-type="float" office:value="-1">
            <text:p>-1</text:p>
          </table:table-cell>
          <table:table-cell office:value-type="string">
            <text:p>A provision buried in #fiscalcliff bill gives drugmaker #Amgen 2yrs to sell dialysis drugs w/o $ restraints http://t.co/uDNapMpD #gop2012</text:p>
          </table:table-cell>
          <table:table-cell office:value-type="float" office:value="0">
            <text:p>0</text:p>
          </table:table-cell>
          <table:table-cell office:value-type="string">
            <text:p>http://t.co/uDNapMpD</text:p>
          </table:table-cell>
          <table:table-cell table:style-name="ce2" office:value-type="date" office:date-value="2013-01-22T17:52:00">
            <text:p>1/22/2013 17:5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4E+017">
            <text:p>293854000000000000</text:p>
          </table:table-cell>
          <table:table-cell office:value-type="float" office:value="767036004">
            <text:p>767036004</text:p>
          </table:table-cell>
          <table:table-cell office:value-type="float" office:value="-1">
            <text:p>-1</text:p>
          </table:table-cell>
          <table:table-cell office:value-type="string">
            <text:p>A provision buried in #fiscalcliff bill gives drugmaker #Amgen 2yrs to sell dialysis drugs w/o $ restraints http://t.co/uDNapMpD #foxnews</text:p>
          </table:table-cell>
          <table:table-cell office:value-type="float" office:value="0">
            <text:p>0</text:p>
          </table:table-cell>
          <table:table-cell office:value-type="string">
            <text:p>http://t.co/uDNapMpD</text:p>
          </table:table-cell>
          <table:table-cell table:style-name="ce2" office:value-type="date" office:date-value="2013-01-22T17:52:00">
            <text:p>1/22/2013 17:52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4E+017">
            <text:p>293854000000000000</text:p>
          </table:table-cell>
          <table:table-cell office:value-type="float" office:value="128360486">
            <text:p>128360486</text:p>
          </table:table-cell>
          <table:table-cell office:value-type="float" office:value="1026653502">
            <text:p>1026653502</text:p>
          </table:table-cell>
          <table:table-cell office:value-type="string">
            <text:p>RT @USAGUNBAN: Piers Morgan: Use Machine Guns to ÒTake OutÓ Critics http://t.co/MWhszuXK #gunrights</text:p>
          </table:table-cell>
          <table:table-cell office:value-type="float" office:value="0">
            <text:p>0</text:p>
          </table:table-cell>
          <table:table-cell office:value-type="string">
            <text:p>http://t.co/MWhszuXK</text:p>
          </table:table-cell>
          <table:table-cell table:style-name="ce2" office:value-type="date" office:date-value="2013-01-22T17:53:00">
            <text:p>1/22/2013 17:53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4E+017">
            <text:p>293854000000000000</text:p>
          </table:table-cell>
          <table:table-cell office:value-type="float" office:value="14976838">
            <text:p>14976838</text:p>
          </table:table-cell>
          <table:table-cell office:value-type="float" office:value="-1">
            <text:p>-1</text:p>
          </table:table-cell>
          <table:table-cell office:value-type="string">
            <text:p>Tell @BarackObama @SenatorReid and @NancyPelosi: Defend the social safety net. #fiscalcliff http://t.co/mgCqm4XV via @colorofchange</text:p>
          </table:table-cell>
          <table:table-cell office:value-type="float" office:value="0">
            <text:p>0</text:p>
          </table:table-cell>
          <table:table-cell office:value-type="string">
            <text:p>http://t.co/mgCqm4XV</text:p>
          </table:table-cell>
          <table:table-cell table:style-name="ce2" office:value-type="date" office:date-value="2013-01-22T17:53:00">
            <text:p>1/22/2013 17:5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4E+017">
            <text:p>293854000000000000</text:p>
          </table:table-cell>
          <table:table-cell office:value-type="float" office:value="188760974">
            <text:p>188760974</text:p>
          </table:table-cell>
          <table:table-cell office:value-type="float" office:value="-1">
            <text:p>-1</text:p>
          </table:table-cell>
          <table:table-cell office:value-type="string">
            <text:p>Why I Need S0-Called \Assault\" Weapons http://t.co/8iD716Ny @SaveUsChuck @chuckwoolery #tcot #p2 #gunrights #progun #2ndamendment #jobs"</text:p>
          </table:table-cell>
          <table:table-cell office:value-type="float" office:value="0">
            <text:p>0</text:p>
          </table:table-cell>
          <table:table-cell office:value-type="string">
            <text:p>http://t.co/8iD716Ny</text:p>
          </table:table-cell>
          <table:table-cell table:style-name="ce2" office:value-type="date" office:date-value="2013-01-22T17:53:00">
            <text:p>1/22/2013 17:5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4E+017">
            <text:p>293854000000000000</text:p>
          </table:table-cell>
          <table:table-cell office:value-type="float" office:value="1110395377">
            <text:p>1110395377</text:p>
          </table:table-cell>
          <table:table-cell office:value-type="float" office:value="-1">
            <text:p>-1</text:p>
          </table:table-cell>
          <table:table-cell office:value-type="string">
            <text:p>The New America: Hunting Tradeshow Bans the Display of Guns http://t.co/3UqHy8iQ #GunRights #guncontrol #gunrights #guns</text:p>
          </table:table-cell>
          <table:table-cell office:value-type="float" office:value="0">
            <text:p>0</text:p>
          </table:table-cell>
          <table:table-cell office:value-type="string">
            <text:p>http://t.co/3UqHy8iQ</text:p>
          </table:table-cell>
          <table:table-cell table:style-name="ce2" office:value-type="date" office:date-value="2013-01-22T17:54:00">
            <text:p>1/22/2013 17:54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5E+017">
            <text:p>29385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PeterDeFazio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7:57:00">
            <text:p>1/22/2013 17:5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55E+017">
            <text:p>293855000000000000</text:p>
          </table:table-cell>
          <table:table-cell office:value-type="float" office:value="107980048">
            <text:p>107980048</text:p>
          </table:table-cell>
          <table:table-cell office:value-type="float" office:value="-1">
            <text:p>-1</text:p>
          </table:table-cell>
          <table:table-cell table:style-name="ce3" office:value-type="string">
            <text:p>#Texas Sheriff Says He WonÕt Enforce Dems Unconstitutional Gun LawsÉ http://t.co/H6rWJVyC\</text:p>
            <text:p>#nra #gunrights http://t.co/YigC45b9</text:p>
          </table:table-cell>
          <table:table-cell office:value-type="float" office:value="0">
            <text:p>0</text:p>
          </table:table-cell>
          <table:table-cell office:value-type="string">
            <text:p>http://t.co/H6rWJVyC</text:p>
          </table:table-cell>
          <table:table-cell table:style-name="ce2" office:value-type="date" office:date-value="2013-01-22T17:57:00">
            <text:p>1/22/2013 17:57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5E+017">
            <text:p>293855000000000000</text:p>
          </table:table-cell>
          <table:table-cell office:value-type="float" office:value="415198831">
            <text:p>415198831</text:p>
          </table:table-cell>
          <table:table-cell office:value-type="float" office:value="-1">
            <text:p>-1</text:p>
          </table:table-cell>
          <table:table-cell office:value-type="string">
            <text:p>#NH #Dems doing a bang-up job of firing up #GOP base by ending #GunRights http://t.co/EgcvL6CP #nhpolitics #WhatHappenedToJobsAndEconomy?</text:p>
          </table:table-cell>
          <table:table-cell office:value-type="float" office:value="0">
            <text:p>0</text:p>
          </table:table-cell>
          <table:table-cell office:value-type="string">
            <text:p>http://t.co/EgcvL6CP</text:p>
          </table:table-cell>
          <table:table-cell table:style-name="ce2" office:value-type="date" office:date-value="2013-01-22T17:58:00">
            <text:p>1/22/2013 17:5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5E+017">
            <text:p>293855000000000000</text:p>
          </table:table-cell>
          <table:table-cell office:value-type="float" office:value="632419541">
            <text:p>632419541</text:p>
          </table:table-cell>
          <table:table-cell office:value-type="float" office:value="362202832">
            <text:p>362202832</text:p>
          </table:table-cell>
          <table:table-cell office:value-type="string">
            <text:p>RT @Lion_of_Gray: ALL THAT'S RIGHT and ALL THAT'S WRONG in 2:19 [video] http://t.co/m0r1vtmM #2A #GunRights #RKBA</text:p>
          </table:table-cell>
          <table:table-cell office:value-type="float" office:value="0">
            <text:p>0</text:p>
          </table:table-cell>
          <table:table-cell office:value-type="string">
            <text:p>http://t.co/m0r1vtmM</text:p>
          </table:table-cell>
          <table:table-cell table:style-name="ce2" office:value-type="date" office:date-value="2013-01-22T17:59:00">
            <text:p>1/22/2013 17:59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" office:value-type="float" office:value="2.93856E+017">
            <text:p>293856000000000000</text:p>
          </table:table-cell>
          <table:table-cell office:value-type="float" office:value="107980048">
            <text:p>107980048</text:p>
          </table:table-cell>
          <table:table-cell office:value-type="float" office:value="-1">
            <text:p>-1</text:p>
          </table:table-cell>
          <table:table-cell table:style-name="ce3" office:value-type="string">
            <text:p>Biden: The NRA Is ÒOverreactingÓ Because They Are ÒVulnerableÓÉ \</text:p>
            <text:p>#nra #gunrights \</text:p>
            <text:p>http://t.co/KhLq9PLx</text:p>
          </table:table-cell>
          <table:table-cell office:value-type="float" office:value="0">
            <text:p>0</text:p>
          </table:table-cell>
          <table:table-cell office:value-type="string">
            <text:p>http://t.co/KhLq9PLx</text:p>
          </table:table-cell>
          <table:table-cell table:style-name="ce2" office:value-type="date" office:date-value="2013-01-22T18:00:00">
            <text:p>1/22/2013 18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56E+017">
            <text:p>293856000000000000</text:p>
          </table:table-cell>
          <table:table-cell office:value-type="float" office:value="107980048">
            <text:p>107980048</text:p>
          </table:table-cell>
          <table:table-cell office:value-type="float" office:value="-1">
            <text:p>-1</text:p>
          </table:table-cell>
          <table:table-cell table:style-name="ce3" office:value-type="string">
            <text:p>When the US economy Collapses... <text:s/>You'll wish you had this.\</text:p>
            <text:p>#Obamafail #nra #gunrights #PJNET #TCOT http://t.co/7kGSX0tP</text:p>
          </table:table-cell>
          <table:table-cell office:value-type="float" office:value="0">
            <text:p>0</text:p>
          </table:table-cell>
          <table:table-cell office:value-type="string">
            <text:p>http://t.co/7kGSX0tP</text:p>
          </table:table-cell>
          <table:table-cell table:style-name="ce2" office:value-type="date" office:date-value="2013-01-22T18:02:00">
            <text:p>1/22/2013 18:02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6E+017">
            <text:p>293856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Anti-Gun Bills Shot Down in Virginia Legislature #nra #gunrights <text:s/>http://t.co/uetubEdB</text:p>
          </table:table-cell>
          <table:table-cell office:value-type="float" office:value="0">
            <text:p>0</text:p>
          </table:table-cell>
          <table:table-cell office:value-type="string">
            <text:p>http://t.co/uetubEdB</text:p>
          </table:table-cell>
          <table:table-cell table:style-name="ce2" office:value-type="date" office:date-value="2013-01-22T18:03:00">
            <text:p>1/22/2013 18:0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6E+017">
            <text:p>293856000000000000</text:p>
          </table:table-cell>
          <table:table-cell office:value-type="float" office:value="180039330">
            <text:p>180039330</text:p>
          </table:table-cell>
          <table:table-cell office:value-type="float" office:value="66265121">
            <text:p>66265121</text:p>
          </table:table-cell>
          <table:table-cell office:value-type="string">
            <text:p>RT @Marble300: I Pray NOT! Must KEEP the Faith! Thank you for the Encouragement! @mite72 #TGDN #Ccot #tcot #NRA #WAR #GunRights #RedNati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8:03:00">
            <text:p>1/22/2013 18:03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7E+017">
            <text:p>293857000000000000</text:p>
          </table:table-cell>
          <table:table-cell office:value-type="float" office:value="257959346">
            <text:p>257959346</text:p>
          </table:table-cell>
          <table:table-cell office:value-type="float" office:value="-1">
            <text:p>-1</text:p>
          </table:table-cell>
          <table:table-cell office:value-type="string">
            <text:p>This Is Not What MLK Would Have Wanted http://t.co/kWnuStTR #FiscalCliff #inaug2013 #politics</text:p>
          </table:table-cell>
          <table:table-cell office:value-type="float" office:value="0">
            <text:p>0</text:p>
          </table:table-cell>
          <table:table-cell office:value-type="string">
            <text:p>http://t.co/kWnuStTR</text:p>
          </table:table-cell>
          <table:table-cell table:style-name="ce2" office:value-type="date" office:date-value="2013-01-22T18:05:00">
            <text:p>1/22/2013 18:05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7E+017">
            <text:p>293857000000000000</text:p>
          </table:table-cell>
          <table:table-cell office:value-type="float" office:value="917551794">
            <text:p>917551794</text:p>
          </table:table-cell>
          <table:table-cell office:value-type="float" office:value="31502694">
            <text:p>31502694</text:p>
          </table:table-cell>
          <table:table-cell office:value-type="string">
            <text:p>RT @jasonlreeve: BREAKING: College Shooting, Houston Texas - MSM Coverage - 22/01/13: http://t.co/cfJjG6Hq #Texas #GunRights #MSM #News <text:s/>...</text:p>
          </table:table-cell>
          <table:table-cell office:value-type="float" office:value="0">
            <text:p>0</text:p>
          </table:table-cell>
          <table:table-cell office:value-type="string">
            <text:p>http://t.co/cfJjG6Hq</text:p>
          </table:table-cell>
          <table:table-cell table:style-name="ce2" office:value-type="date" office:date-value="2013-01-22T18:06:00">
            <text:p>1/22/2013 18:06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7E+017">
            <text:p>293857000000000000</text:p>
          </table:table-cell>
          <table:table-cell office:value-type="float" office:value="1106959898">
            <text:p>1106959898</text:p>
          </table:table-cell>
          <table:table-cell office:value-type="float" office:value="31502694">
            <text:p>31502694</text:p>
          </table:table-cell>
          <table:table-cell office:value-type="string">
            <text:p>RT @jasonlreeve: BREAKING: College Shooting, Houston Texas - MSM Coverage - 22/01/13: http://t.co/cfJjG6Hq #Texas #GunRights #MSM #News <text:s/>...</text:p>
          </table:table-cell>
          <table:table-cell office:value-type="float" office:value="0">
            <text:p>0</text:p>
          </table:table-cell>
          <table:table-cell office:value-type="string">
            <text:p>http://t.co/cfJjG6Hq</text:p>
          </table:table-cell>
          <table:table-cell table:style-name="ce2" office:value-type="date" office:date-value="2013-01-22T18:06:00">
            <text:p>1/22/2013 18:06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7E+017">
            <text:p>293857000000000000</text:p>
          </table:table-cell>
          <table:table-cell office:value-type="float" office:value="391683433">
            <text:p>391683433</text:p>
          </table:table-cell>
          <table:table-cell office:value-type="float" office:value="767036004">
            <text:p>767036004</text:p>
          </table:table-cell>
          <table:table-cell office:value-type="string">
            <text:p>RT @upayr: A provision buried in #fiscalcliff bill gives drugmaker #Amgen 2yrs to sell dialysis drugs w/o $ restraints http://t.co/uDNap ...</text:p>
          </table:table-cell>
          <table:table-cell office:value-type="float" office:value="0">
            <text:p>0</text:p>
          </table:table-cell>
          <table:table-cell office:value-type="string">
            <text:p>http://t.co/uDNap</text:p>
          </table:table-cell>
          <table:table-cell table:style-name="ce2" office:value-type="date" office:date-value="2013-01-22T18:06:00">
            <text:p>1/22/2013 18:06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7E+017">
            <text:p>293857000000000000</text:p>
          </table:table-cell>
          <table:table-cell office:value-type="float" office:value="280804362">
            <text:p>280804362</text:p>
          </table:table-cell>
          <table:table-cell office:value-type="float" office:value="31502694">
            <text:p>31502694</text:p>
          </table:table-cell>
          <table:table-cell office:value-type="string">
            <text:p>RT @jasonlreeve: BREAKING: College Shooting, Houston Texas - MSM Coverage - 22/01/13: http://t.co/cfJjG6Hq #Texas #GunRights #MSM #News <text:s/>...</text:p>
          </table:table-cell>
          <table:table-cell office:value-type="float" office:value="0">
            <text:p>0</text:p>
          </table:table-cell>
          <table:table-cell office:value-type="string">
            <text:p>http://t.co/cfJjG6Hq</text:p>
          </table:table-cell>
          <table:table-cell table:style-name="ce2" office:value-type="date" office:date-value="2013-01-22T18:07:00">
            <text:p>1/22/2013 18:07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7E+017">
            <text:p>293857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osadelauro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8:07:00">
            <text:p>1/22/2013 18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" office:value-type="float" office:value="2.93858E+017">
            <text:p>293858000000000000</text:p>
          </table:table-cell>
          <table:table-cell office:value-type="float" office:value="271692243">
            <text:p>271692243</text:p>
          </table:table-cell>
          <table:table-cell office:value-type="float" office:value="-1">
            <text:p>-1</text:p>
          </table:table-cell>
          <table:table-cell table:style-name="ce3" office:value-type="string">
            <text:p>The right to a tree stand wired for DishNetwork. \</text:p>
            <text:p>\</text:p>
            <text:p>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8:08:00">
            <text:p>1/22/2013 18:0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8E+017">
            <text:p>293858000000000000</text:p>
          </table:table-cell>
          <table:table-cell office:value-type="float" office:value="1099223744">
            <text:p>1099223744</text:p>
          </table:table-cell>
          <table:table-cell office:value-type="float" office:value="-1">
            <text:p>-1</text:p>
          </table:table-cell>
          <table:table-cell office:value-type="string">
            <text:p>@KateBolduan The HONEYMOON IS OVER!!! FROM MY COLD DEAD HANDS, Baby!!! #Gunrights :D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8:09:00">
            <text:p>1/22/2013 18:0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8E+017">
            <text:p>293858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Recent News: The ATTACK of Law Abiding Gun Owners begin.... #tcot #nra #gunrights #2A http://t.co/e2XbqCa5</text:p>
          </table:table-cell>
          <table:table-cell office:value-type="float" office:value="0">
            <text:p>0</text:p>
          </table:table-cell>
          <table:table-cell office:value-type="string">
            <text:p>http://t.co/e2XbqCa5</text:p>
          </table:table-cell>
          <table:table-cell table:style-name="ce2" office:value-type="date" office:date-value="2013-01-22T18:11:00">
            <text:p>1/22/2013 18:11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9E+017">
            <text:p>293859000000000000</text:p>
          </table:table-cell>
          <table:table-cell office:value-type="float" office:value="621220320">
            <text:p>621220320</text:p>
          </table:table-cell>
          <table:table-cell office:value-type="float" office:value="31502694">
            <text:p>31502694</text:p>
          </table:table-cell>
          <table:table-cell office:value-type="string">
            <text:p>RT @jasonlreeve: BREAKING: College Shooting, Houston Texas - MSM Coverage - 22/01/13: http://t.co/cfJjG6Hq #Texas #GunRights #MSM #News <text:s/>...</text:p>
          </table:table-cell>
          <table:table-cell office:value-type="float" office:value="0">
            <text:p>0</text:p>
          </table:table-cell>
          <table:table-cell office:value-type="string">
            <text:p>http://t.co/cfJjG6Hq</text:p>
          </table:table-cell>
          <table:table-cell table:style-name="ce2" office:value-type="date" office:date-value="2013-01-22T18:12:00">
            <text:p>1/22/2013 18:12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59E+017">
            <text:p>293859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Five Shot in Gun-Free Zone in New Orleans http://t.co/ek6wyfTw #gunrights #nra</text:p>
          </table:table-cell>
          <table:table-cell office:value-type="float" office:value="0">
            <text:p>0</text:p>
          </table:table-cell>
          <table:table-cell office:value-type="string">
            <text:p>http://t.co/ek6wyfTw</text:p>
          </table:table-cell>
          <table:table-cell table:style-name="ce2" office:value-type="date" office:date-value="2013-01-22T18:15:00">
            <text:p>1/22/2013 18:1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E+017">
            <text:p>293860000000000000</text:p>
          </table:table-cell>
          <table:table-cell office:value-type="float" office:value="46372096">
            <text:p>46372096</text:p>
          </table:table-cell>
          <table:table-cell office:value-type="float" office:value="-1">
            <text:p>-1</text:p>
          </table:table-cell>
          <table:table-cell office:value-type="string">
            <text:p>The latest insights from Dr Shane Oliver from AMP on the US #fiscalcliff, #debtceiling and economic outlook:... http://t.co/Bv8J791a</text:p>
          </table:table-cell>
          <table:table-cell office:value-type="float" office:value="0">
            <text:p>0</text:p>
          </table:table-cell>
          <table:table-cell office:value-type="string">
            <text:p>http://t.co/Bv8J791a</text:p>
          </table:table-cell>
          <table:table-cell table:style-name="ce2" office:value-type="date" office:date-value="2013-01-22T18:16:00">
            <text:p>1/22/2013 18:1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E+017">
            <text:p>29386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DesJarlaisTN04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8:17:00">
            <text:p>1/22/2013 18:1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E+017">
            <text:p>293860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Watch NRAÕs Wayne LaPierre Tonight Ð Live Feed at AmmoLand Shooting Sports News http://t.co/uAnLFRVC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uAnLFRVC</text:p>
          </table:table-cell>
          <table:table-cell table:style-name="ce2" office:value-type="date" office:date-value="2013-01-22T18:17:00">
            <text:p>1/22/2013 18:1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E+017">
            <text:p>293860000000000000</text:p>
          </table:table-cell>
          <table:table-cell office:value-type="float" office:value="261915900">
            <text:p>261915900</text:p>
          </table:table-cell>
          <table:table-cell office:value-type="float" office:value="-1">
            <text:p>-1</text:p>
          </table:table-cell>
          <table:table-cell office:value-type="string">
            <text:p>RT Ò@AlieNicole7: Molon Labe <text:s text:c="2"/>#nra #TGDN #tcot #twisters http://t.co/rNraQtWQÓ #gunrights #guncontrol</text:p>
          </table:table-cell>
          <table:table-cell office:value-type="float" office:value="0">
            <text:p>0</text:p>
          </table:table-cell>
          <table:table-cell office:value-type="string">
            <text:p>http://t.co/rNraQtWQ</text:p>
          </table:table-cell>
          <table:table-cell table:style-name="ce2" office:value-type="date" office:date-value="2013-01-22T18:17:00">
            <text:p>1/22/2013 18:1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1E+017">
            <text:p>293861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More and more Floridians enjoy Right-to-Carry http://t.co/BVGhhXLx #gunrights</text:p>
          </table:table-cell>
          <table:table-cell office:value-type="float" office:value="0">
            <text:p>0</text:p>
          </table:table-cell>
          <table:table-cell office:value-type="string">
            <text:p>http://t.co/BVGhhXLx</text:p>
          </table:table-cell>
          <table:table-cell table:style-name="ce2" office:value-type="date" office:date-value="2013-01-22T18:19:00">
            <text:p>1/22/2013 18:1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1E+017">
            <text:p>293861000000000000</text:p>
          </table:table-cell>
          <table:table-cell office:value-type="float" office:value="27818124">
            <text:p>27818124</text:p>
          </table:table-cell>
          <table:table-cell office:value-type="float" office:value="257959346">
            <text:p>257959346</text:p>
          </table:table-cell>
          <table:table-cell office:value-type="string">
            <text:p>RT @LawyersComm: This Is Not What MLK Would Have Wanted http://t.co/kWnuStTR #FiscalCliff #inaug2013 #politics</text:p>
          </table:table-cell>
          <table:table-cell office:value-type="float" office:value="0">
            <text:p>0</text:p>
          </table:table-cell>
          <table:table-cell office:value-type="string">
            <text:p>http://t.co/kWnuStTR</text:p>
          </table:table-cell>
          <table:table-cell table:style-name="ce2" office:value-type="date" office:date-value="2013-01-22T18:20:00">
            <text:p>1/22/2013 18:20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1E+017">
            <text:p>293861000000000000</text:p>
          </table:table-cell>
          <table:table-cell office:value-type="float" office:value="26714962">
            <text:p>26714962</text:p>
          </table:table-cell>
          <table:table-cell office:value-type="float" office:value="128360486">
            <text:p>128360486</text:p>
          </table:table-cell>
          <table:table-cell office:value-type="string">
            <text:p>RT @CultureKill: Recent News: The ATTACK of Law Abiding Gun Owners begin.... #tcot #nra #gunrights #2A http://t.co/e2XbqCa5</text:p>
          </table:table-cell>
          <table:table-cell office:value-type="float" office:value="0">
            <text:p>0</text:p>
          </table:table-cell>
          <table:table-cell office:value-type="string">
            <text:p>http://t.co/e2XbqCa5</text:p>
          </table:table-cell>
          <table:table-cell table:style-name="ce2" office:value-type="date" office:date-value="2013-01-22T18:21:00">
            <text:p>1/22/2013 18:21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2E+017">
            <text:p>293862000000000000</text:p>
          </table:table-cell>
          <table:table-cell office:value-type="float" office:value="285288150">
            <text:p>285288150</text:p>
          </table:table-cell>
          <table:table-cell office:value-type="float" office:value="-1">
            <text:p>-1</text:p>
          </table:table-cell>
          <table:table-cell office:value-type="string">
            <text:p>Ways to save money around the home if your paycheck took a smack down from the #FiscalCliff: http://t.co/I9TZgGk4 (via @BrightNest)</text:p>
          </table:table-cell>
          <table:table-cell office:value-type="float" office:value="0">
            <text:p>0</text:p>
          </table:table-cell>
          <table:table-cell office:value-type="string">
            <text:p>http://t.co/I9TZgGk4</text:p>
          </table:table-cell>
          <table:table-cell table:style-name="ce2" office:value-type="date" office:date-value="2013-01-22T18:25:00">
            <text:p>1/22/2013 18:2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2E+017">
            <text:p>293862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SeanDuffy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8:27:00">
            <text:p>1/22/2013 18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3E+017">
            <text:p>293863000000000000</text:p>
          </table:table-cell>
          <table:table-cell office:value-type="float" office:value="24948626">
            <text:p>24948626</text:p>
          </table:table-cell>
          <table:table-cell office:value-type="float" office:value="-1">
            <text:p>-1</text:p>
          </table:table-cell>
          <table:table-cell office:value-type="string">
            <text:p>#nobudgetnopay = Hey media, go bug the Senate 4 a budget, we've taken a few beatings this month (#fiscalcliff, #sandy) and need a breather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8:27:00">
            <text:p>1/22/2013 18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3E+017">
            <text:p>293863000000000000</text:p>
          </table:table-cell>
          <table:table-cell office:value-type="float" office:value="21768343">
            <text:p>21768343</text:p>
          </table:table-cell>
          <table:table-cell office:value-type="float" office:value="14882554">
            <text:p>14882554</text:p>
          </table:table-cell>
          <table:table-cell office:value-type="string">
            <text:p>RT @mercatus: The #fiscalcliff's gift to special-interest groups [CHART] @veroderugy @TPCarney http://t.co/vJvgBTaO</text:p>
          </table:table-cell>
          <table:table-cell office:value-type="float" office:value="0">
            <text:p>0</text:p>
          </table:table-cell>
          <table:table-cell office:value-type="string">
            <text:p>http://t.co/vJvgBTaO</text:p>
          </table:table-cell>
          <table:table-cell table:style-name="ce2" office:value-type="date" office:date-value="2013-01-22T18:27:00">
            <text:p>1/22/2013 18:27</text:p>
          </table:table-cell>
          <table:table-cell office:value-type="string">
            <text:p>FiscalCliff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1" office:value-type="float" office:value="2.93863E+017">
            <text:p>293863000000000000</text:p>
          </table:table-cell>
          <table:table-cell office:value-type="float" office:value="107980048">
            <text:p>107980048</text:p>
          </table:table-cell>
          <table:table-cell office:value-type="float" office:value="-1">
            <text:p>-1</text:p>
          </table:table-cell>
          <table:table-cell table:style-name="ce3" office:value-type="string">
            <text:p>Assault-rifle owners statewide are organizing a mass boycott of #Cuomo new law #nra #gunrights \</text:p>
            <text:p>http://t.co/5kC7jw3V http://t.co/AsZZKOnM</text:p>
          </table:table-cell>
          <table:table-cell office:value-type="float" office:value="0">
            <text:p>0</text:p>
          </table:table-cell>
          <table:table-cell office:value-type="string">
            <text:p>http://t.co/5kC7jw3V</text:p>
          </table:table-cell>
          <table:table-cell table:style-name="ce2" office:value-type="date" office:date-value="2013-01-22T18:29:00">
            <text:p>1/22/2013 18:2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3E+017">
            <text:p>293863000000000000</text:p>
          </table:table-cell>
          <table:table-cell office:value-type="float" office:value="301786338">
            <text:p>301786338</text:p>
          </table:table-cell>
          <table:table-cell office:value-type="float" office:value="-1">
            <text:p>-1</text:p>
          </table:table-cell>
          <table:table-cell office:value-type="string">
            <text:p>Haha #FoRealDoe #Guns #2ndamendment #GunRights #PeopleKillPeople #RightToBareArms #FireArms #Classic #hah #comics http://t.co/JqiTmRd2</text:p>
          </table:table-cell>
          <table:table-cell office:value-type="float" office:value="0">
            <text:p>0</text:p>
          </table:table-cell>
          <table:table-cell office:value-type="string">
            <text:p>http://t.co/JqiTmRd2</text:p>
          </table:table-cell>
          <table:table-cell table:style-name="ce2" office:value-type="date" office:date-value="2013-01-22T18:30:00">
            <text:p>1/22/2013 18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5E+017">
            <text:p>29386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JeffDuncan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8:37:00">
            <text:p>1/22/2013 18:3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5E+017">
            <text:p>293865000000000000</text:p>
          </table:table-cell>
          <table:table-cell office:value-type="float" office:value="627865229">
            <text:p>627865229</text:p>
          </table:table-cell>
          <table:table-cell office:value-type="float" office:value="128360486">
            <text:p>128360486</text:p>
          </table:table-cell>
          <table:table-cell office:value-type="string">
            <text:p>RT @CultureKill: Recent News: The ATTACK of Law Abiding Gun Owners begin.... #tcot #nra #gunrights #2A http://t.co/e2XbqCa5</text:p>
          </table:table-cell>
          <table:table-cell office:value-type="float" office:value="0">
            <text:p>0</text:p>
          </table:table-cell>
          <table:table-cell office:value-type="string">
            <text:p>http://t.co/e2XbqCa5</text:p>
          </table:table-cell>
          <table:table-cell table:style-name="ce2" office:value-type="date" office:date-value="2013-01-22T18:37:00">
            <text:p>1/22/2013 18:37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1" office:value-type="float" office:value="2.93866E+017">
            <text:p>293866000000000000</text:p>
          </table:table-cell>
          <table:table-cell office:value-type="float" office:value="863569338">
            <text:p>863569338</text:p>
          </table:table-cell>
          <table:table-cell office:value-type="float" office:value="107980048">
            <text:p>107980048</text:p>
          </table:table-cell>
          <table:table-cell table:style-name="ce3" office:value-type="string">
            <text:p>RT @aqv21: When the US economy Collapses... <text:s/>You'll wish you had this.\</text:p>
            <text:p>#Obamafail #nra #gunrights #PJNET #TCOT http://t.co/7kGSX0tP</text:p>
          </table:table-cell>
          <table:table-cell office:value-type="float" office:value="0">
            <text:p>0</text:p>
          </table:table-cell>
          <table:table-cell office:value-type="string">
            <text:p>http://t.co/7kGSX0tP</text:p>
          </table:table-cell>
          <table:table-cell table:style-name="ce2" office:value-type="date" office:date-value="2013-01-22T18:41:00">
            <text:p>1/22/2013 18:41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1" office:value-type="float" office:value="2.93866E+017">
            <text:p>293866000000000000</text:p>
          </table:table-cell>
          <table:table-cell office:value-type="float" office:value="39609732">
            <text:p>39609732</text:p>
          </table:table-cell>
          <table:table-cell office:value-type="float" office:value="-1">
            <text:p>-1</text:p>
          </table:table-cell>
          <table:table-cell table:style-name="ce3" office:value-type="string">
            <text:p>Gun Sociopath RT @aqv21: When the US economy Collapses...You'll wish you had this.\</text:p>
            <text:p>#Obamafail #nra #gunrights <text:s/>http://t.co/7l4UyuZI</text:p>
          </table:table-cell>
          <table:table-cell office:value-type="float" office:value="0">
            <text:p>0</text:p>
          </table:table-cell>
          <table:table-cell office:value-type="string">
            <text:p>http://t.co/7l4UyuZI</text:p>
          </table:table-cell>
          <table:table-cell table:style-name="ce2" office:value-type="date" office:date-value="2013-01-22T18:42:00">
            <text:p>1/22/2013 18:42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66E+017">
            <text:p>293866000000000000</text:p>
          </table:table-cell>
          <table:table-cell office:value-type="float" office:value="18133797">
            <text:p>18133797</text:p>
          </table:table-cell>
          <table:table-cell office:value-type="float" office:value="39609732">
            <text:p>39609732</text:p>
          </table:table-cell>
          <table:table-cell table:style-name="ce3" office:value-type="string">
            <text:p>RT @JeffersonObama: Gun Sociopath RT @aqv21: When the US economy Collapses...You'll wish you had this.\</text:p>
            <text:p>#Obamafail #nra #gunrights <text:s/>http: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8:42:00">
            <text:p>1/22/2013 18:42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7E+017">
            <text:p>293867000000000000</text:p>
          </table:table-cell>
          <table:table-cell office:value-type="float" office:value="16981607">
            <text:p>16981607</text:p>
          </table:table-cell>
          <table:table-cell office:value-type="float" office:value="-1">
            <text:p>-1</text:p>
          </table:table-cell>
          <table:table-cell office:value-type="string">
            <text:p>America : Freedom to Fascism <text:s/>http://t.co/04Ng1XHV <text:s/>#fiscalcliff #tax #irs #fed</text:p>
          </table:table-cell>
          <table:table-cell office:value-type="float" office:value="0">
            <text:p>0</text:p>
          </table:table-cell>
          <table:table-cell office:value-type="string">
            <text:p>http://t.co/04Ng1XHV</text:p>
          </table:table-cell>
          <table:table-cell table:style-name="ce2" office:value-type="date" office:date-value="2013-01-22T18:43:00">
            <text:p>1/22/2013 18:4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67E+017">
            <text:p>293867000000000000</text:p>
          </table:table-cell>
          <table:table-cell office:value-type="float" office:value="53861909">
            <text:p>53861909</text:p>
          </table:table-cell>
          <table:table-cell office:value-type="float" office:value="39609732">
            <text:p>39609732</text:p>
          </table:table-cell>
          <table:table-cell table:style-name="ce3" office:value-type="string">
            <text:p>RT @JeffersonObama: Gun Sociopath RT @aqv21: When the US economy Collapses...You'll wish you had this.\</text:p>
            <text:p>#Obamafail #nra #gunrights <text:s/>http: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8:43:00">
            <text:p>1/22/2013 18:43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67E+017">
            <text:p>293867000000000000</text:p>
          </table:table-cell>
          <table:table-cell office:value-type="float" office:value="29509060">
            <text:p>29509060</text:p>
          </table:table-cell>
          <table:table-cell office:value-type="float" office:value="39609732">
            <text:p>39609732</text:p>
          </table:table-cell>
          <table:table-cell table:style-name="ce3" office:value-type="string">
            <text:p>RT @JeffersonObama: Gun Sociopath RT @aqv21: When the US economy Collapses...You'll wish you had this.\</text:p>
            <text:p>#Obamafail #nra #gunrights <text:s/>http: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8:44:00">
            <text:p>1/22/2013 18:44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67E+017">
            <text:p>293867000000000000</text:p>
          </table:table-cell>
          <table:table-cell office:value-type="float" office:value="33855204">
            <text:p>33855204</text:p>
          </table:table-cell>
          <table:table-cell office:value-type="float" office:value="39609732">
            <text:p>39609732</text:p>
          </table:table-cell>
          <table:table-cell table:style-name="ce3" office:value-type="string">
            <text:p>RT @JeffersonObama: Gun Sociopath RT @aqv21: When the US economy Collapses...You'll wish you had this.\</text:p>
            <text:p>#Obamafail #nra #gunrights <text:s/>http: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8:44:00">
            <text:p>1/22/2013 18:44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67E+017">
            <text:p>293867000000000000</text:p>
          </table:table-cell>
          <table:table-cell office:value-type="float" office:value="19954013">
            <text:p>19954013</text:p>
          </table:table-cell>
          <table:table-cell office:value-type="float" office:value="39609732">
            <text:p>39609732</text:p>
          </table:table-cell>
          <table:table-cell table:style-name="ce3" office:value-type="string">
            <text:p>RT @JeffersonObama: Gun Sociopath RT @aqv21: When the US economy Collapses...You'll wish you had this.\</text:p>
            <text:p>#Obamafail #nra #gunrights <text:s/>http: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8:44:00">
            <text:p>1/22/2013 18:44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7E+017">
            <text:p>293867000000000000</text:p>
          </table:table-cell>
          <table:table-cell office:value-type="float" office:value="379962842">
            <text:p>379962842</text:p>
          </table:table-cell>
          <table:table-cell office:value-type="float" office:value="-1">
            <text:p>-1</text:p>
          </table:table-cell>
          <table:table-cell office:value-type="string">
            <text:p>Poll: Americans want gun law enforcement, not new gun laws http://t.co/bT4tDBrd #gunrights #tcot</text:p>
          </table:table-cell>
          <table:table-cell office:value-type="float" office:value="0">
            <text:p>0</text:p>
          </table:table-cell>
          <table:table-cell office:value-type="string">
            <text:p>http://t.co/bT4tDBrd</text:p>
          </table:table-cell>
          <table:table-cell table:style-name="ce2" office:value-type="date" office:date-value="2013-01-22T18:45:00">
            <text:p>1/22/2013 18:45</text:p>
          </table:table-cell>
          <table:table-cell office:value-type="string">
            <text:p>gunrights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7E+017">
            <text:p>293867000000000000</text:p>
          </table:table-cell>
          <table:table-cell office:value-type="float" office:value="491780520">
            <text:p>491780520</text:p>
          </table:table-cell>
          <table:table-cell office:value-type="float" office:value="-1">
            <text:p>-1</text:p>
          </table:table-cell>
          <table:table-cell office:value-type="string">
            <text:p>... then they're talkin bout #FiscalCliff. G'way with your rass claat Fiscal 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8:46:00">
            <text:p>1/22/2013 18:4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7E+017">
            <text:p>293867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ReneeEllmers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8:47:00">
            <text:p>1/22/2013 18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7E+017">
            <text:p>293867000000000000</text:p>
          </table:table-cell>
          <table:table-cell office:value-type="float" office:value="118717877">
            <text:p>118717877</text:p>
          </table:table-cell>
          <table:table-cell office:value-type="float" office:value="379962842">
            <text:p>379962842</text:p>
          </table:table-cell>
          <table:table-cell office:value-type="string">
            <text:p>RT @billpostmus: Poll: Americans want gun law enforcement, not new gun laws http://t.co/bT4tDBrd #gunrights #tcot</text:p>
          </table:table-cell>
          <table:table-cell office:value-type="float" office:value="0">
            <text:p>0</text:p>
          </table:table-cell>
          <table:table-cell office:value-type="string">
            <text:p>http://t.co/bT4tDBrd</text:p>
          </table:table-cell>
          <table:table-cell table:style-name="ce2" office:value-type="date" office:date-value="2013-01-22T18:47:00">
            <text:p>1/22/2013 18:47</text:p>
          </table:table-cell>
          <table:table-cell office:value-type="string">
            <text:p>gunrights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1" office:value-type="float" office:value="2.93868E+017">
            <text:p>293868000000000000</text:p>
          </table:table-cell>
          <table:table-cell office:value-type="float" office:value="399352443">
            <text:p>399352443</text:p>
          </table:table-cell>
          <table:table-cell office:value-type="float" office:value="39609732">
            <text:p>39609732</text:p>
          </table:table-cell>
          <table:table-cell table:style-name="ce3" office:value-type="string">
            <text:p>RT @JeffersonObama: Gun Sociopath RT @aqv21: When the US economy Collapses...You'll wish you had this.\</text:p>
            <text:p>#Obamafail #nra #gunrights <text:s/>http: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8:50:00">
            <text:p>1/22/2013 18:50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68E+017">
            <text:p>293868000000000000</text:p>
          </table:table-cell>
          <table:table-cell office:value-type="float" office:value="340996426">
            <text:p>340996426</text:p>
          </table:table-cell>
          <table:table-cell office:value-type="float" office:value="39609732">
            <text:p>39609732</text:p>
          </table:table-cell>
          <table:table-cell table:style-name="ce3" office:value-type="string">
            <text:p>RT @JeffersonObama: Gun Sociopath RT @aqv21: When the US economy Collapses...You'll wish you had this.\</text:p>
            <text:p>#Obamafail #nra #gunrights <text:s/>http: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8:50:00">
            <text:p>1/22/2013 18:50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8E+017">
            <text:p>293868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National Rifle Association gearing up for a fight!!!!!!!! #2A #2nd #gunrights #NRA #GOA #SAF http://t.co/XhLp1XFh</text:p>
          </table:table-cell>
          <table:table-cell office:value-type="float" office:value="0">
            <text:p>0</text:p>
          </table:table-cell>
          <table:table-cell office:value-type="string">
            <text:p>http://t.co/XhLp1XFh</text:p>
          </table:table-cell>
          <table:table-cell table:style-name="ce2" office:value-type="date" office:date-value="2013-01-22T18:51:00">
            <text:p>1/22/2013 18:5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" office:value-type="float" office:value="2.93869E+017">
            <text:p>293869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table:style-name="ce3" office:value-type="string">
            <text:p>Vice President Joe Biteme \</text:p>
            <text:p>Says President May Issue Executive Order on Guns #2A #2nd #gunrights #NRA #GOA #SAF \</text:p>
            <text:p>http://t.co/kS5RC8nc</text:p>
          </table:table-cell>
          <table:table-cell office:value-type="float" office:value="0">
            <text:p>0</text:p>
          </table:table-cell>
          <table:table-cell office:value-type="string">
            <text:p>http://t.co/kS5RC8nc</text:p>
          </table:table-cell>
          <table:table-cell table:style-name="ce2" office:value-type="date" office:date-value="2013-01-22T18:52:00">
            <text:p>1/22/2013 18:5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9E+017">
            <text:p>293869000000000000</text:p>
          </table:table-cell>
          <table:table-cell office:value-type="float" office:value="539406750">
            <text:p>539406750</text:p>
          </table:table-cell>
          <table:table-cell office:value-type="float" office:value="125425490">
            <text:p>125425490</text:p>
          </table:table-cell>
          <table:table-cell office:value-type="string">
            <text:p>RT @BryanJacoutot: WATCH THIS ---&gt; Veteran stands up for 2nd Amendment at Chicago anti-gun forum http://t.co/wVGsBRis #gunrights #gun ...</text:p>
          </table:table-cell>
          <table:table-cell office:value-type="float" office:value="0">
            <text:p>0</text:p>
          </table:table-cell>
          <table:table-cell office:value-type="string">
            <text:p>http://t.co/wVGsBRis</text:p>
          </table:table-cell>
          <table:table-cell table:style-name="ce2" office:value-type="date" office:date-value="2013-01-22T18:53:00">
            <text:p>1/22/2013 18:53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9E+017">
            <text:p>293869000000000000</text:p>
          </table:table-cell>
          <table:table-cell office:value-type="float" office:value="1026653502">
            <text:p>1026653502</text:p>
          </table:table-cell>
          <table:table-cell office:value-type="float" office:value="-1">
            <text:p>-1</text:p>
          </table:table-cell>
          <table:table-cell office:value-type="string">
            <text:p>Maryland: OÕMalley details gun control proposals http://t.co/Jdwa9BBn #gunrights</text:p>
          </table:table-cell>
          <table:table-cell office:value-type="float" office:value="0">
            <text:p>0</text:p>
          </table:table-cell>
          <table:table-cell office:value-type="string">
            <text:p>http://t.co/Jdwa9BBn</text:p>
          </table:table-cell>
          <table:table-cell table:style-name="ce2" office:value-type="date" office:date-value="2013-01-22T18:54:00">
            <text:p>1/22/2013 18:5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9E+017">
            <text:p>293869000000000000</text:p>
          </table:table-cell>
          <table:table-cell office:value-type="float" office:value="1107690794">
            <text:p>1107690794</text:p>
          </table:table-cell>
          <table:table-cell office:value-type="float" office:value="-1">
            <text:p>-1</text:p>
          </table:table-cell>
          <table:table-cell office:value-type="string">
            <text:p>JPFO Alert: The Child Shields #JPFO #GunRights #Guns #GunControl #2A #2ndA #2ndAmendment <text:s/>http://t.co/2Zzvsn6p</text:p>
          </table:table-cell>
          <table:table-cell office:value-type="float" office:value="0">
            <text:p>0</text:p>
          </table:table-cell>
          <table:table-cell office:value-type="string">
            <text:p>http://t.co/2Zzvsn6p</text:p>
          </table:table-cell>
          <table:table-cell table:style-name="ce2" office:value-type="date" office:date-value="2013-01-22T18:54:00">
            <text:p>1/22/2013 18:54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69E+017">
            <text:p>293869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Oregon CCW Holder Confronted Gunman And Stopped Clackamas Town Center Mall Shooting #2A #2nd #gunrights #NRA #GOA #SAF http://t.co/7XFLyeHr</text:p>
          </table:table-cell>
          <table:table-cell office:value-type="float" office:value="0">
            <text:p>0</text:p>
          </table:table-cell>
          <table:table-cell office:value-type="string">
            <text:p>http://t.co/7XFLyeHr</text:p>
          </table:table-cell>
          <table:table-cell table:style-name="ce2" office:value-type="date" office:date-value="2013-01-22T18:54:00">
            <text:p>1/22/2013 18:5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E+017">
            <text:p>293870000000000000</text:p>
          </table:table-cell>
          <table:table-cell office:value-type="float" office:value="534903573">
            <text:p>534903573</text:p>
          </table:table-cell>
          <table:table-cell office:value-type="float" office:value="379962842">
            <text:p>379962842</text:p>
          </table:table-cell>
          <table:table-cell office:value-type="string">
            <text:p>RT @billpostmus: Poll: Americans want gun law enforcement, not new gun laws http://t.co/bT4tDBrd #gunrights #tcot</text:p>
          </table:table-cell>
          <table:table-cell office:value-type="float" office:value="0">
            <text:p>0</text:p>
          </table:table-cell>
          <table:table-cell office:value-type="string">
            <text:p>http://t.co/bT4tDBrd</text:p>
          </table:table-cell>
          <table:table-cell table:style-name="ce2" office:value-type="date" office:date-value="2013-01-22T18:56:00">
            <text:p>1/22/2013 18:56</text:p>
          </table:table-cell>
          <table:table-cell office:value-type="string">
            <text:p>gunrights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E+017">
            <text:p>293870000000000000</text:p>
          </table:table-cell>
          <table:table-cell office:value-type="float" office:value="23408068">
            <text:p>23408068</text:p>
          </table:table-cell>
          <table:table-cell office:value-type="float" office:value="-1">
            <text:p>-1</text:p>
          </table:table-cell>
          <table:table-cell office:value-type="string">
            <text:p>RT @JPFOAlert JPFO Alert: The Child Shields #JPFO #GunRights #Guns #GunControl #2A #2ndA #2ndAmendment <text:s/>http://t.co/1Z4yKhHT</text:p>
          </table:table-cell>
          <table:table-cell office:value-type="float" office:value="0">
            <text:p>0</text:p>
          </table:table-cell>
          <table:table-cell office:value-type="string">
            <text:p>http://t.co/1Z4yKhHT</text:p>
          </table:table-cell>
          <table:table-cell table:style-name="ce2" office:value-type="date" office:date-value="2013-01-22T18:56:00">
            <text:p>1/22/2013 18:5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E+017">
            <text:p>29387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farenthold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8:57:00">
            <text:p>1/22/2013 18:5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E+017">
            <text:p>293870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White House gun plan: An end run around the NRA #2A #2nd #gunrights #NRA #GOA http://t.co/jGA9dLdp</text:p>
          </table:table-cell>
          <table:table-cell office:value-type="float" office:value="0">
            <text:p>0</text:p>
          </table:table-cell>
          <table:table-cell office:value-type="string">
            <text:p>http://t.co/jGA9dLdp</text:p>
          </table:table-cell>
          <table:table-cell table:style-name="ce2" office:value-type="date" office:date-value="2013-01-22T18:57:00">
            <text:p>1/22/2013 18:5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1E+017">
            <text:p>293871000000000000</text:p>
          </table:table-cell>
          <table:table-cell office:value-type="float" office:value="910700474">
            <text:p>910700474</text:p>
          </table:table-cell>
          <table:table-cell office:value-type="float" office:value="-1">
            <text:p>-1</text:p>
          </table:table-cell>
          <table:table-cell office:value-type="string">
            <text:p>Social Security Tax gaps check out poster \ @VFW_Vet It's time to remove this cap http://t.co/7BU0YcIn \"\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FiscalCliff #DoNothingCongress"</text:p>
          </table:table-cell>
          <table:table-cell office:value-type="string">
            <text:p>http://t.co/7BU0YcIn</text:p>
          </table:table-cell>
          <table:table-cell table:style-name="ce2" office:value-type="date" office:date-value="2013-01-22T18:59:00">
            <text:p>1/22/2013 18:59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.93871E+017">
            <text:p>293871000000000000</text:p>
          </table:table-cell>
          <table:table-cell office:value-type="float" office:value="79348238">
            <text:p>79348238</text:p>
          </table:table-cell>
          <table:table-cell office:value-type="float" office:value="-1">
            <text:p>-1</text:p>
          </table:table-cell>
          <table:table-cell office:value-type="string">
            <text:p>Groupon stops any deal involving firearms, ranges, or ammo... Bye bye Groupon. #gunrights #groupon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00:00">
            <text:p>1/22/2013 19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1E+017">
            <text:p>293871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What Is An \Assault Rifle\"? - You've Probably Been Lied To #2A #2nd #gunrights #NRA #GOA http://t.co/ej5w5Jbb"</text:p>
          </table:table-cell>
          <table:table-cell office:value-type="float" office:value="0">
            <text:p>0</text:p>
          </table:table-cell>
          <table:table-cell office:value-type="string">
            <text:p>http://t.co/ej5w5Jbb</text:p>
          </table:table-cell>
          <table:table-cell table:style-name="ce2" office:value-type="date" office:date-value="2013-01-22T19:01:00">
            <text:p>1/22/2013 19:0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2E+017">
            <text:p>293872000000000000</text:p>
          </table:table-cell>
          <table:table-cell office:value-type="float" office:value="861847706">
            <text:p>861847706</text:p>
          </table:table-cell>
          <table:table-cell office:value-type="float" office:value="-1">
            <text:p>-1</text:p>
          </table:table-cell>
          <table:table-cell office:value-type="string">
            <text:p>Gun control made so simple, even a liberal could understand it. #tcot #progun #guns #gunrights http://t.co/lTP9N9H3</text:p>
          </table:table-cell>
          <table:table-cell office:value-type="float" office:value="0">
            <text:p>0</text:p>
          </table:table-cell>
          <table:table-cell office:value-type="string">
            <text:p>http://t.co/lTP9N9H3</text:p>
          </table:table-cell>
          <table:table-cell table:style-name="ce2" office:value-type="date" office:date-value="2013-01-22T19:04:00">
            <text:p>1/22/2013 19:04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2E+017">
            <text:p>293872000000000000</text:p>
          </table:table-cell>
          <table:table-cell office:value-type="float" office:value="284369887">
            <text:p>284369887</text:p>
          </table:table-cell>
          <table:table-cell office:value-type="float" office:value="861847706">
            <text:p>861847706</text:p>
          </table:table-cell>
          <table:table-cell office:value-type="string">
            <text:p>RT @repubvoice2012: Gun control made so simple, even a liberal could understand it. #tcot #progun #guns #gunrights http://t.co/lTP9N9H3</text:p>
          </table:table-cell>
          <table:table-cell office:value-type="float" office:value="0">
            <text:p>0</text:p>
          </table:table-cell>
          <table:table-cell office:value-type="string">
            <text:p>http://t.co/lTP9N9H3</text:p>
          </table:table-cell>
          <table:table-cell table:style-name="ce2" office:value-type="date" office:date-value="2013-01-22T19:05:00">
            <text:p>1/22/2013 19:05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2E+017">
            <text:p>293872000000000000</text:p>
          </table:table-cell>
          <table:table-cell office:value-type="float" office:value="251306650">
            <text:p>251306650</text:p>
          </table:table-cell>
          <table:table-cell office:value-type="float" office:value="-1">
            <text:p>-1</text:p>
          </table:table-cell>
          <table:table-cell office:value-type="string">
            <text:p>@tpear @katharriswrites @PeacockNBC I'm afraid that might lead to #WaterTowerTalk overload - way more disastrous than a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05:00">
            <text:p>1/22/2013 19:0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2E+017">
            <text:p>293872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This perfectly illustrates the outrageous hypocrisy of the ruling class. #2A #2nd #gunrights #NRA #GOA <text:s/>https://t.co/HxhEAN8q</text:p>
          </table:table-cell>
          <table:table-cell office:value-type="float" office:value="0">
            <text:p>0</text:p>
          </table:table-cell>
          <table:table-cell office:value-type="string">
            <text:p>https://t.co/HxhEAN8q</text:p>
          </table:table-cell>
          <table:table-cell table:style-name="ce2" office:value-type="date" office:date-value="2013-01-22T19:05:00">
            <text:p>1/22/2013 19:0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2E+017">
            <text:p>293872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FincherTN08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07:00">
            <text:p>1/22/2013 19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3E+017">
            <text:p>293873000000000000</text:p>
          </table:table-cell>
          <table:table-cell office:value-type="float" office:value="811871622">
            <text:p>811871622</text:p>
          </table:table-cell>
          <table:table-cell office:value-type="float" office:value="-1">
            <text:p>-1</text:p>
          </table:table-cell>
          <table:table-cell office:value-type="string">
            <text:p>#InMyCity we carry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07:00">
            <text:p>1/22/2013 19:0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73E+017">
            <text:p>293873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table:style-name="ce3" office:value-type="string">
            <text:p>Oliver North: \</text:p>
            <text:p>Preserving the Second Amendment #2A #2nd #gunrights #NRA #GOA http://t.co/zTgQSbmB</text:p>
          </table:table-cell>
          <table:table-cell office:value-type="float" office:value="0">
            <text:p>0</text:p>
          </table:table-cell>
          <table:table-cell office:value-type="string">
            <text:p>http://t.co/zTgQSbmB</text:p>
          </table:table-cell>
          <table:table-cell table:style-name="ce2" office:value-type="date" office:date-value="2013-01-22T19:08:00">
            <text:p>1/22/2013 19:0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3E+017">
            <text:p>293873000000000000</text:p>
          </table:table-cell>
          <table:table-cell office:value-type="float" office:value="888939594">
            <text:p>888939594</text:p>
          </table:table-cell>
          <table:table-cell office:value-type="float" office:value="-1">
            <text:p>-1</text:p>
          </table:table-cell>
          <table:table-cell office:value-type="string">
            <text:p>There is no turning back the government growth and spending frenzy #politics #fiscalcliff http://t.co/KJGCxJyZ</text:p>
          </table:table-cell>
          <table:table-cell office:value-type="float" office:value="0">
            <text:p>0</text:p>
          </table:table-cell>
          <table:table-cell office:value-type="string">
            <text:p>http://t.co/KJGCxJyZ</text:p>
          </table:table-cell>
          <table:table-cell table:style-name="ce2" office:value-type="date" office:date-value="2013-01-22T19:09:00">
            <text:p>1/22/2013 19:09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73E+017">
            <text:p>293873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table:style-name="ce3" office:value-type="string">
            <text:p>New York: Second Amendment and Legislative Process Assaulted in Albany #2A #2ND #gunrights #NRA #GOA \</text:p>
            <text:p>http://t.co/MffX7ljd</text:p>
          </table:table-cell>
          <table:table-cell office:value-type="float" office:value="0">
            <text:p>0</text:p>
          </table:table-cell>
          <table:table-cell office:value-type="string">
            <text:p>http://t.co/MffX7ljd</text:p>
          </table:table-cell>
          <table:table-cell table:style-name="ce2" office:value-type="date" office:date-value="2013-01-22T19:09:00">
            <text:p>1/22/2013 19:0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3E+017">
            <text:p>293873000000000000</text:p>
          </table:table-cell>
          <table:table-cell office:value-type="float" office:value="574203272">
            <text:p>574203272</text:p>
          </table:table-cell>
          <table:table-cell office:value-type="float" office:value="-1">
            <text:p>-1</text:p>
          </table:table-cell>
          <table:table-cell office:value-type="string">
            <text:p>Well Played! #gunrights #antiguncontrol down with #guncontrol don't leave criminals being the only armed citizens. http://t.co/5PBujY0v</text:p>
          </table:table-cell>
          <table:table-cell office:value-type="float" office:value="0">
            <text:p>0</text:p>
          </table:table-cell>
          <table:table-cell office:value-type="string">
            <text:p>http://t.co/5PBujY0v</text:p>
          </table:table-cell>
          <table:table-cell table:style-name="ce2" office:value-type="date" office:date-value="2013-01-22T19:10:00">
            <text:p>1/22/2013 19:1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74E+017">
            <text:p>293874000000000000</text:p>
          </table:table-cell>
          <table:table-cell office:value-type="float" office:value="805313478">
            <text:p>805313478</text:p>
          </table:table-cell>
          <table:table-cell office:value-type="float" office:value="39609732">
            <text:p>39609732</text:p>
          </table:table-cell>
          <table:table-cell table:style-name="ce3" office:value-type="string">
            <text:p>RT @JeffersonObama: Gun Sociopath RT @aqv21: When the US economy Collapses...You'll wish you had this.\</text:p>
            <text:p>#Obamafail #nra #gunrights <text:s/>http: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19:12:00">
            <text:p>1/22/2013 19:12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4E+017">
            <text:p>293874000000000000</text:p>
          </table:table-cell>
          <table:table-cell office:value-type="float" office:value="795680612">
            <text:p>795680612</text:p>
          </table:table-cell>
          <table:table-cell office:value-type="float" office:value="-1">
            <text:p>-1</text:p>
          </table:table-cell>
          <table:table-cell office:value-type="string">
            <text:p>#Benghazi #FastAndFurious #gunrights http://t.co/XEweZYUz</text:p>
          </table:table-cell>
          <table:table-cell office:value-type="float" office:value="0">
            <text:p>0</text:p>
          </table:table-cell>
          <table:table-cell office:value-type="string">
            <text:p>http://t.co/XEweZYUz</text:p>
          </table:table-cell>
          <table:table-cell table:style-name="ce2" office:value-type="date" office:date-value="2013-01-22T19:14:00">
            <text:p>1/22/2013 19:14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4E+017">
            <text:p>293874000000000000</text:p>
          </table:table-cell>
          <table:table-cell office:value-type="float" office:value="17970958">
            <text:p>17970958</text:p>
          </table:table-cell>
          <table:table-cell office:value-type="float" office:value="795680612">
            <text:p>795680612</text:p>
          </table:table-cell>
          <table:table-cell office:value-type="string">
            <text:p>RT @Alexs1776: #Benghazi #FastAndFurious #gunrights http://t.co/XEweZYUz</text:p>
          </table:table-cell>
          <table:table-cell office:value-type="float" office:value="0">
            <text:p>0</text:p>
          </table:table-cell>
          <table:table-cell office:value-type="string">
            <text:p>http://t.co/XEweZYUz</text:p>
          </table:table-cell>
          <table:table-cell table:style-name="ce2" office:value-type="date" office:date-value="2013-01-22T19:14:00">
            <text:p>1/22/2013 19:14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5E+017">
            <text:p>293875000000000000</text:p>
          </table:table-cell>
          <table:table-cell office:value-type="float" office:value="279858496">
            <text:p>279858496</text:p>
          </table:table-cell>
          <table:table-cell office:value-type="float" office:value="933336938">
            <text:p>933336938</text:p>
          </table:table-cell>
          <table:table-cell office:value-type="string">
            <text:p>RT @UnitedCStruggle: The only thing now protecting us from the government is the 2nd amendment. We MUST defend it. #GunRights #tco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15:00">
            <text:p>1/22/2013 19:15</text:p>
          </table:table-cell>
          <table:table-cell office:value-type="string">
            <text:p>gunrights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5E+017">
            <text:p>293875000000000000</text:p>
          </table:table-cell>
          <table:table-cell office:value-type="float" office:value="107980048">
            <text:p>107980048</text:p>
          </table:table-cell>
          <table:table-cell office:value-type="float" office:value="-1">
            <text:p>-1</text:p>
          </table:table-cell>
          <table:table-cell office:value-type="string">
            <text:p>#gunrights #FastAndFurious #nra http://t.co/eRh9ej07</text:p>
          </table:table-cell>
          <table:table-cell office:value-type="float" office:value="0">
            <text:p>0</text:p>
          </table:table-cell>
          <table:table-cell office:value-type="string">
            <text:p>http://t.co/eRh9ej07</text:p>
          </table:table-cell>
          <table:table-cell table:style-name="ce2" office:value-type="date" office:date-value="2013-01-22T19:15:00">
            <text:p>1/22/2013 19:1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5E+017">
            <text:p>293875000000000000</text:p>
          </table:table-cell>
          <table:table-cell office:value-type="float" office:value="118793005">
            <text:p>118793005</text:p>
          </table:table-cell>
          <table:table-cell office:value-type="float" office:value="-1">
            <text:p>-1</text:p>
          </table:table-cell>
          <table:table-cell office:value-type="string">
            <text:p>that and I'm trying to wait to get a new phone.. but this #fiscalcliff bs is not helping my situation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15:00">
            <text:p>1/22/2013 19:1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5E+017">
            <text:p>29387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JeffFlake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17:00">
            <text:p>1/22/2013 19:1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5E+017">
            <text:p>293875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Find and contact your Representatives http://t.co/Id8f4iJa and Contact your Senators http://t.co/G7ydwBT9 #2A #2nd #gunrights #NRA #GOA</text:p>
          </table:table-cell>
          <table:table-cell office:value-type="float" office:value="0">
            <text:p>0</text:p>
          </table:table-cell>
          <table:table-cell office:value-type="string">
            <text:p>http://t.co/Id8f4iJa</text:p>
          </table:table-cell>
          <table:table-cell table:style-name="ce2" office:value-type="date" office:date-value="2013-01-22T19:18:00">
            <text:p>1/22/2013 19:1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5E+017">
            <text:p>293875000000000000</text:p>
          </table:table-cell>
          <table:table-cell office:value-type="float" office:value="71629676">
            <text:p>71629676</text:p>
          </table:table-cell>
          <table:table-cell office:value-type="float" office:value="-1">
            <text:p>-1</text:p>
          </table:table-cell>
          <table:table-cell office:value-type="string">
            <text:p>CBO deficit report are giving indisputable facts. <text:s/>The #FiscalCliff deal did nothing to stop the deficit. <text:s/>More work needs done-big time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18:00">
            <text:p>1/22/2013 19:1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6E+017">
            <text:p>293876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Midwayusa Foundation Receives $76,585.04 Donation From Browning/Winchester http://t.co/xZHvTaqo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xZHvTaqo</text:p>
          </table:table-cell>
          <table:table-cell table:style-name="ce2" office:value-type="date" office:date-value="2013-01-22T19:20:00">
            <text:p>1/22/2013 19:2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6E+017">
            <text:p>293876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Craig Morgan Honored With Humanitarian Award http://t.co/ChRdn3SI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ChRdn3SI</text:p>
          </table:table-cell>
          <table:table-cell table:style-name="ce2" office:value-type="date" office:date-value="2013-01-22T19:20:00">
            <text:p>1/22/2013 19:2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6E+017">
            <text:p>293876000000000000</text:p>
          </table:table-cell>
          <table:table-cell office:value-type="float" office:value="478383774">
            <text:p>478383774</text:p>
          </table:table-cell>
          <table:table-cell office:value-type="float" office:value="-1">
            <text:p>-1</text:p>
          </table:table-cell>
          <table:table-cell office:value-type="string">
            <text:p>From now on I am referring to @groupon as \PoopOn\".Thanx PoopOn for bowing to #Tyranny. <text:s/>#gunrights #2A @nra #tcot #war #tgdn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20:00">
            <text:p>1/22/2013 19:20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7E+017">
            <text:p>293877000000000000</text:p>
          </table:table-cell>
          <table:table-cell office:value-type="float" office:value="8546472">
            <text:p>8546472</text:p>
          </table:table-cell>
          <table:table-cell office:value-type="float" office:value="-1">
            <text:p>-1</text:p>
          </table:table-cell>
          <table:table-cell office:value-type="string">
            <text:p>.@Groupon has joined the PC mob that equates #gunrights folks w/ Òarmed monsters that occasionally make headlines.Ó <text:s/>http://t.co/iYKCcDM5</text:p>
          </table:table-cell>
          <table:table-cell office:value-type="float" office:value="0">
            <text:p>0</text:p>
          </table:table-cell>
          <table:table-cell office:value-type="string">
            <text:p>http://t.co/iYKCcDM5</text:p>
          </table:table-cell>
          <table:table-cell table:style-name="ce2" office:value-type="date" office:date-value="2013-01-22T19:23:00">
            <text:p>1/22/2013 19:2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7E+017">
            <text:p>293877000000000000</text:p>
          </table:table-cell>
          <table:table-cell office:value-type="float" office:value="478383774">
            <text:p>478383774</text:p>
          </table:table-cell>
          <table:table-cell office:value-type="float" office:value="-1">
            <text:p>-1</text:p>
          </table:table-cell>
          <table:table-cell office:value-type="string">
            <text:p>Anti-Gun Bills Shot Down in Virginia Legislature http://t.co/wV1SlkBm via @BreitbartNews #epicfail #2A #tcot #gunrights #teaparty</text:p>
          </table:table-cell>
          <table:table-cell office:value-type="float" office:value="0">
            <text:p>0</text:p>
          </table:table-cell>
          <table:table-cell office:value-type="string">
            <text:p>http://t.co/wV1SlkBm</text:p>
          </table:table-cell>
          <table:table-cell table:style-name="ce2" office:value-type="date" office:date-value="2013-01-22T19:23:00">
            <text:p>1/22/2013 19:23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7E+017">
            <text:p>293877000000000000</text:p>
          </table:table-cell>
          <table:table-cell office:value-type="float" office:value="108640531">
            <text:p>108640531</text:p>
          </table:table-cell>
          <table:table-cell office:value-type="float" office:value="15745368">
            <text:p>15745368</text:p>
          </table:table-cell>
          <table:table-cell office:value-type="string">
            <text:p>RT @marcorubio: raising #taxes on anyone bad enough.But latest Dem #fiscalcliff offer is #taxincrease not to reduce #debt, but for $600 <text:s/>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25:00">
            <text:p>1/22/2013 19:25</text:p>
          </table:table-cell>
          <table:table-cell office:value-type="string">
            <text:p>FiscalCliff</text:p>
          </table:table-cell>
          <table:table-cell office:value-type="float" office:value="548">
            <text:p>548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8E+017">
            <text:p>293878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Chuck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27:00">
            <text:p>1/22/2013 19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8E+017">
            <text:p>293878000000000000</text:p>
          </table:table-cell>
          <table:table-cell office:value-type="float" office:value="888148344">
            <text:p>888148344</text:p>
          </table:table-cell>
          <table:table-cell office:value-type="float" office:value="478383774">
            <text:p>478383774</text:p>
          </table:table-cell>
          <table:table-cell office:value-type="string">
            <text:p>RT @CzarZellem: Anti-Gun Bills Shot Down in Virginia Legislature http://t.co/wV1SlkBm via @BreitbartNews #epicfail #2A #tcot #gunrights <text:s/>...</text:p>
          </table:table-cell>
          <table:table-cell office:value-type="float" office:value="0">
            <text:p>0</text:p>
          </table:table-cell>
          <table:table-cell office:value-type="string">
            <text:p>http://t.co/wV1SlkBm</text:p>
          </table:table-cell>
          <table:table-cell table:style-name="ce2" office:value-type="date" office:date-value="2013-01-22T19:29:00">
            <text:p>1/22/2013 19:29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8E+017">
            <text:p>293878000000000000</text:p>
          </table:table-cell>
          <table:table-cell office:value-type="float" office:value="976895119">
            <text:p>976895119</text:p>
          </table:table-cell>
          <table:table-cell office:value-type="float" office:value="-1">
            <text:p>-1</text:p>
          </table:table-cell>
          <table:table-cell office:value-type="string">
            <text:p>ICYMI - The #FiscalCliff and the Basics of Bookkeeping http://t.co/OU7YBUD5 #thedimeco</text:p>
          </table:table-cell>
          <table:table-cell office:value-type="float" office:value="0">
            <text:p>0</text:p>
          </table:table-cell>
          <table:table-cell office:value-type="string">
            <text:p>http://t.co/OU7YBUD5</text:p>
          </table:table-cell>
          <table:table-cell table:style-name="ce2" office:value-type="date" office:date-value="2013-01-22T19:30:00">
            <text:p>1/22/2013 19:3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79E+017">
            <text:p>293879000000000000</text:p>
          </table:table-cell>
          <table:table-cell office:value-type="float" office:value="196232325">
            <text:p>196232325</text:p>
          </table:table-cell>
          <table:table-cell office:value-type="float" office:value="-1">
            <text:p>-1</text:p>
          </table:table-cell>
          <table:table-cell office:value-type="string">
            <text:p>Ò@billpostmus: Poll: Americans want gun law enforcement, not new gun laws http://t.co/tz1G1Hkh #gunrights #tcotÓ Enforce and crime goes down</text:p>
          </table:table-cell>
          <table:table-cell office:value-type="float" office:value="0">
            <text:p>0</text:p>
          </table:table-cell>
          <table:table-cell office:value-type="string">
            <text:p>http://t.co/tz1G1Hkh</text:p>
          </table:table-cell>
          <table:table-cell table:style-name="ce2" office:value-type="date" office:date-value="2013-01-22T19:31:00">
            <text:p>1/22/2013 19:3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E+017">
            <text:p>293880000000000000</text:p>
          </table:table-cell>
          <table:table-cell office:value-type="float" office:value="478383774">
            <text:p>478383774</text:p>
          </table:table-cell>
          <table:table-cell office:value-type="float" office:value="-1">
            <text:p>-1</text:p>
          </table:table-cell>
          <table:table-cell office:value-type="string">
            <text:p>Groupon panders on guns; Second Amendment supporters walk away http://t.co/oKmTJ8GY via @TwitchyTeam #epicfail #tcot #2a #gunrights #nra</text:p>
          </table:table-cell>
          <table:table-cell office:value-type="float" office:value="0">
            <text:p>0</text:p>
          </table:table-cell>
          <table:table-cell office:value-type="string">
            <text:p>http://t.co/oKmTJ8GY</text:p>
          </table:table-cell>
          <table:table-cell table:style-name="ce2" office:value-type="date" office:date-value="2013-01-22T19:36:00">
            <text:p>1/22/2013 19:36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E+017">
            <text:p>29388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Fleming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37:00">
            <text:p>1/22/2013 19:3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E+017">
            <text:p>293880000000000000</text:p>
          </table:table-cell>
          <table:table-cell office:value-type="float" office:value="423886992">
            <text:p>423886992</text:p>
          </table:table-cell>
          <table:table-cell office:value-type="float" office:value="-1">
            <text:p>-1</text:p>
          </table:table-cell>
          <table:table-cell office:value-type="string">
            <text:p>Nobel Peace Prize Nominee: Obama Asks Military Leaders If They Will ÒFire On US CitizensÓ http://t.co/e15gin2f <text:s/>#gunrights</text:p>
          </table:table-cell>
          <table:table-cell office:value-type="float" office:value="0">
            <text:p>0</text:p>
          </table:table-cell>
          <table:table-cell office:value-type="string">
            <text:p>http://t.co/e15gin2f</text:p>
          </table:table-cell>
          <table:table-cell table:style-name="ce2" office:value-type="date" office:date-value="2013-01-22T19:37:00">
            <text:p>1/22/2013 19:37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E+017">
            <text:p>293880000000000000</text:p>
          </table:table-cell>
          <table:table-cell office:value-type="float" office:value="904993640">
            <text:p>904993640</text:p>
          </table:table-cell>
          <table:table-cell office:value-type="float" office:value="478383774">
            <text:p>478383774</text:p>
          </table:table-cell>
          <table:table-cell office:value-type="string">
            <text:p>RT @CzarZellem: From now on I am referring to @groupon as \PoopOn\".Thanx PoopOn for bowing to #Tyranny. <text:s/>#gunrights #2A @nra #tcot #war <text:s/>...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38:00">
            <text:p>1/22/2013 19:38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1E+017">
            <text:p>293881000000000000</text:p>
          </table:table-cell>
          <table:table-cell office:value-type="float" office:value="241140071">
            <text:p>241140071</text:p>
          </table:table-cell>
          <table:table-cell office:value-type="float" office:value="-1">
            <text:p>-1</text:p>
          </table:table-cell>
          <table:table-cell office:value-type="string">
            <text:p>#FoundingFathers Battle #GunGrabbers From the Grave: Special Report - http://t.co/ef0dAaZy #tcot #tlot #gunrights #2A</text:p>
          </table:table-cell>
          <table:table-cell office:value-type="float" office:value="0">
            <text:p>0</text:p>
          </table:table-cell>
          <table:table-cell office:value-type="string">
            <text:p>http://t.co/ef0dAaZy</text:p>
          </table:table-cell>
          <table:table-cell table:style-name="ce2" office:value-type="date" office:date-value="2013-01-22T19:40:00">
            <text:p>1/22/2013 19:4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1E+017">
            <text:p>293881000000000000</text:p>
          </table:table-cell>
          <table:table-cell office:value-type="float" office:value="140640762">
            <text:p>140640762</text:p>
          </table:table-cell>
          <table:table-cell office:value-type="float" office:value="478383774">
            <text:p>478383774</text:p>
          </table:table-cell>
          <table:table-cell office:value-type="string">
            <text:p>RT @CzarZellem: From now on I am referring to @groupon as \PoopOn\".Thanx PoopOn for bowing to #Tyranny. <text:s/>#gunrights #2A @nra #tcot #war <text:s/>...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41:00">
            <text:p>1/22/2013 19:41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1E+017">
            <text:p>293881000000000000</text:p>
          </table:table-cell>
          <table:table-cell office:value-type="float" office:value="421622024">
            <text:p>421622024</text:p>
          </table:table-cell>
          <table:table-cell office:value-type="float" office:value="57181256">
            <text:p>57181256</text:p>
          </table:table-cell>
          <table:table-cell office:value-type="string">
            <text:p>RT @AWiseLatina: 7 things you need to know about the #fiscalcliff deal: http://t.co/ZQIKO5UP http://t.co/7ipMwkrU</text:p>
          </table:table-cell>
          <table:table-cell office:value-type="float" office:value="0">
            <text:p>0</text:p>
          </table:table-cell>
          <table:table-cell office:value-type="string">
            <text:p>http://t.co/ZQIKO5UP</text:p>
          </table:table-cell>
          <table:table-cell table:style-name="ce2" office:value-type="date" office:date-value="2013-01-22T19:42:00">
            <text:p>1/22/2013 19:42</text:p>
          </table:table-cell>
          <table:table-cell office:value-type="string">
            <text:p>FiscalCliff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1" office:value-type="float" office:value="2.93882E+017">
            <text:p>293882000000000000</text:p>
          </table:table-cell>
          <table:table-cell office:value-type="float" office:value="933340477">
            <text:p>933340477</text:p>
          </table:table-cell>
          <table:table-cell office:value-type="float" office:value="-1">
            <text:p>-1</text:p>
          </table:table-cell>
          <table:table-cell table:style-name="ce3" office:value-type="string">
            <text:p>Facts v. Gun control -&gt; http://t.co/w94GuC9S\</text:p>
            <text:p>#guncontrol #gunrights #2ndamendment #libertarian #ancap #tlot #progun</text:p>
          </table:table-cell>
          <table:table-cell office:value-type="float" office:value="0">
            <text:p>0</text:p>
          </table:table-cell>
          <table:table-cell office:value-type="string">
            <text:p>http://t.co/w94GuC9S</text:p>
          </table:table-cell>
          <table:table-cell table:style-name="ce2" office:value-type="date" office:date-value="2013-01-22T19:44:00">
            <text:p>1/22/2013 19:4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2E+017">
            <text:p>293882000000000000</text:p>
          </table:table-cell>
          <table:table-cell office:value-type="float" office:value="801657973">
            <text:p>801657973</text:p>
          </table:table-cell>
          <table:table-cell office:value-type="float" office:value="478383774">
            <text:p>478383774</text:p>
          </table:table-cell>
          <table:table-cell office:value-type="string">
            <text:p>RT @CzarZellem: From now on I am referring to @groupon as \PoopOn\".Thanx PoopOn for bowing to #Tyranny. <text:s/>#gunrights #2A @nra #tcot #war <text:s/>...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44:00">
            <text:p>1/22/2013 19:44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2E+017">
            <text:p>293882000000000000</text:p>
          </table:table-cell>
          <table:table-cell office:value-type="float" office:value="314681766">
            <text:p>314681766</text:p>
          </table:table-cell>
          <table:table-cell office:value-type="float" office:value="-1">
            <text:p>-1</text:p>
          </table:table-cell>
          <table:table-cell office:value-type="string">
            <text:p>Ambitious governors dominate tax debate - http://t.co/fDWWOfSh - <text:s/>#fiscalcliff</text:p>
          </table:table-cell>
          <table:table-cell office:value-type="float" office:value="0">
            <text:p>0</text:p>
          </table:table-cell>
          <table:table-cell office:value-type="string">
            <text:p>http://t.co/fDWWOfSh</text:p>
          </table:table-cell>
          <table:table-cell table:style-name="ce2" office:value-type="date" office:date-value="2013-01-22T19:45:00">
            <text:p>1/22/2013 19:4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2E+017">
            <text:p>293882000000000000</text:p>
          </table:table-cell>
          <table:table-cell office:value-type="float" office:value="902450426">
            <text:p>902450426</text:p>
          </table:table-cell>
          <table:table-cell office:value-type="float" office:value="-1">
            <text:p>-1</text:p>
          </table:table-cell>
          <table:table-cell office:value-type="string">
            <text:p>WOW, Read this and decide?? #Gunrights #tcot #tgdn http://t.co/w1byD8g9</text:p>
          </table:table-cell>
          <table:table-cell office:value-type="float" office:value="0">
            <text:p>0</text:p>
          </table:table-cell>
          <table:table-cell office:value-type="string">
            <text:p>http://t.co/w1byD8g9</text:p>
          </table:table-cell>
          <table:table-cell table:style-name="ce2" office:value-type="date" office:date-value="2013-01-22T19:45:00">
            <text:p>1/22/2013 19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2E+017">
            <text:p>293882000000000000</text:p>
          </table:table-cell>
          <table:table-cell office:value-type="float" office:value="217254150">
            <text:p>217254150</text:p>
          </table:table-cell>
          <table:table-cell office:value-type="float" office:value="423886992">
            <text:p>423886992</text:p>
          </table:table-cell>
          <table:table-cell office:value-type="string">
            <text:p>RT @PrezDog: Nobel Peace Prize Nominee: Obama Asks Military Leaders If They Will ÒFire On US CitizensÓ http://t.co/e15gin2f <text:s/>#gunrights</text:p>
          </table:table-cell>
          <table:table-cell office:value-type="float" office:value="0">
            <text:p>0</text:p>
          </table:table-cell>
          <table:table-cell office:value-type="string">
            <text:p>http://t.co/e15gin2f</text:p>
          </table:table-cell>
          <table:table-cell table:style-name="ce2" office:value-type="date" office:date-value="2013-01-22T19:46:00">
            <text:p>1/22/2013 19:46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2E+017">
            <text:p>293882000000000000</text:p>
          </table:table-cell>
          <table:table-cell office:value-type="float" office:value="23216903">
            <text:p>23216903</text:p>
          </table:table-cell>
          <table:table-cell office:value-type="float" office:value="-1">
            <text:p>-1</text:p>
          </table:table-cell>
          <table:table-cell office:value-type="string">
            <text:p>Sheriffs warn Obama of deadly war over guns <text:s/>http://t.co/DNFywVrA #tcot #tlot #sgp #phnm #teaparty #p2 #guns #gunrights</text:p>
          </table:table-cell>
          <table:table-cell office:value-type="float" office:value="0">
            <text:p>0</text:p>
          </table:table-cell>
          <table:table-cell office:value-type="string">
            <text:p>http://t.co/DNFywVrA</text:p>
          </table:table-cell>
          <table:table-cell table:style-name="ce2" office:value-type="date" office:date-value="2013-01-22T19:46:00">
            <text:p>1/22/2013 19:46</text:p>
          </table:table-cell>
          <table:table-cell office:value-type="string">
            <text:p>gunrights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3E+017">
            <text:p>293883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BillFlores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47:00">
            <text:p>1/22/2013 19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3E+017">
            <text:p>293883000000000000</text:p>
          </table:table-cell>
          <table:table-cell office:value-type="float" office:value="202738826">
            <text:p>202738826</text:p>
          </table:table-cell>
          <table:table-cell office:value-type="float" office:value="-1">
            <text:p>-1</text:p>
          </table:table-cell>
          <table:table-cell office:value-type="string">
            <text:p>The #FiscalCliff was the #financial topic of 2012. Now that the deal has passed, what does this mean for #investors? http://t.co/tEDssCdS</text:p>
          </table:table-cell>
          <table:table-cell office:value-type="float" office:value="0">
            <text:p>0</text:p>
          </table:table-cell>
          <table:table-cell office:value-type="string">
            <text:p>http://t.co/tEDssCdS</text:p>
          </table:table-cell>
          <table:table-cell table:style-name="ce2" office:value-type="date" office:date-value="2013-01-22T19:47:00">
            <text:p>1/22/2013 19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3E+017">
            <text:p>293883000000000000</text:p>
          </table:table-cell>
          <table:table-cell office:value-type="float" office:value="61842118">
            <text:p>61842118</text:p>
          </table:table-cell>
          <table:table-cell office:value-type="float" office:value="23216903">
            <text:p>23216903</text:p>
          </table:table-cell>
          <table:table-cell office:value-type="string">
            <text:p>RT @welshman007: Sheriffs warn Obama of deadly war over guns <text:s/>http://t.co/DNFywVrA #tcot #tlot #sgp #phnm #teaparty #p2 #guns #gunrights</text:p>
          </table:table-cell>
          <table:table-cell office:value-type="float" office:value="0">
            <text:p>0</text:p>
          </table:table-cell>
          <table:table-cell office:value-type="string">
            <text:p>http://t.co/DNFywVrA</text:p>
          </table:table-cell>
          <table:table-cell table:style-name="ce2" office:value-type="date" office:date-value="2013-01-22T19:48:00">
            <text:p>1/22/2013 19:48</text:p>
          </table:table-cell>
          <table:table-cell office:value-type="string">
            <text:p>gunrights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3E+017">
            <text:p>293883000000000000</text:p>
          </table:table-cell>
          <table:table-cell office:value-type="float" office:value="247108121">
            <text:p>247108121</text:p>
          </table:table-cell>
          <table:table-cell office:value-type="float" office:value="23216903">
            <text:p>23216903</text:p>
          </table:table-cell>
          <table:table-cell office:value-type="string">
            <text:p>RT @welshman007: Sheriffs warn Obama of deadly war over guns <text:s/>http://t.co/DNFywVrA #tcot #tlot #sgp #phnm #teaparty #p2 #guns #gunrights</text:p>
          </table:table-cell>
          <table:table-cell office:value-type="float" office:value="0">
            <text:p>0</text:p>
          </table:table-cell>
          <table:table-cell office:value-type="string">
            <text:p>http://t.co/DNFywVrA</text:p>
          </table:table-cell>
          <table:table-cell table:style-name="ce2" office:value-type="date" office:date-value="2013-01-22T19:50:00">
            <text:p>1/22/2013 19:50</text:p>
          </table:table-cell>
          <table:table-cell office:value-type="string">
            <text:p>gunrights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4E+017">
            <text:p>293884000000000000</text:p>
          </table:table-cell>
          <table:table-cell office:value-type="float" office:value="241140071">
            <text:p>241140071</text:p>
          </table:table-cell>
          <table:table-cell office:value-type="float" office:value="-1">
            <text:p>-1</text:p>
          </table:table-cell>
          <table:table-cell office:value-type="string">
            <text:p>#PiersMorgan Embellishes Gang-Related Shootout to Push #GunControl Agenda - http://t.co/r88iF2yn #constitution #tcot #gunrights</text:p>
          </table:table-cell>
          <table:table-cell office:value-type="float" office:value="0">
            <text:p>0</text:p>
          </table:table-cell>
          <table:table-cell office:value-type="string">
            <text:p>http://t.co/r88iF2yn</text:p>
          </table:table-cell>
          <table:table-cell table:style-name="ce2" office:value-type="date" office:date-value="2013-01-22T19:51:00">
            <text:p>1/22/2013 19:51</text:p>
          </table:table-cell>
          <table:table-cell office:value-type="string">
            <text:p>gunright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4E+017">
            <text:p>293884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Winners Of 2012 Sportsman Choice Awards &amp; Sportsman Of The Year Announced http://t.co/e1xxjz8j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e1xxjz8j</text:p>
          </table:table-cell>
          <table:table-cell table:style-name="ce2" office:value-type="date" office:date-value="2013-01-22T19:52:00">
            <text:p>1/22/2013 19:5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4E+017">
            <text:p>293884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Effective January 1, 2013: California Bans Carry of Long Guns In Public http://t.co/B0PD51y0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B0PD51y0</text:p>
          </table:table-cell>
          <table:table-cell table:style-name="ce2" office:value-type="date" office:date-value="2013-01-22T19:52:00">
            <text:p>1/22/2013 19:52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4E+017">
            <text:p>293884000000000000</text:p>
          </table:table-cell>
          <table:table-cell office:value-type="float" office:value="63277398">
            <text:p>63277398</text:p>
          </table:table-cell>
          <table:table-cell office:value-type="float" office:value="23216903">
            <text:p>23216903</text:p>
          </table:table-cell>
          <table:table-cell office:value-type="string">
            <text:p>RT @welshman007: Sheriffs warn Obama of deadly war over guns <text:s/>http://t.co/DNFywVrA #tcot #tlot #sgp #phnm #teaparty #p2 #guns #gunrights</text:p>
          </table:table-cell>
          <table:table-cell office:value-type="float" office:value="0">
            <text:p>0</text:p>
          </table:table-cell>
          <table:table-cell office:value-type="string">
            <text:p>http://t.co/DNFywVrA</text:p>
          </table:table-cell>
          <table:table-cell table:style-name="ce2" office:value-type="date" office:date-value="2013-01-22T19:52:00">
            <text:p>1/22/2013 19:52</text:p>
          </table:table-cell>
          <table:table-cell office:value-type="string">
            <text:p>gunrights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5E+017">
            <text:p>293885000000000000</text:p>
          </table:table-cell>
          <table:table-cell office:value-type="float" office:value="107980048">
            <text:p>107980048</text:p>
          </table:table-cell>
          <table:table-cell office:value-type="float" office:value="425072389">
            <text:p>425072389</text:p>
          </table:table-cell>
          <table:table-cell office:value-type="string">
            <text:p>RT @TCguns_carry: Yeah, because making my medical records public keeps us safe from this guy #ExecutiveOrder @tcot #gunrights #2A http:/ 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55:00">
            <text:p>1/22/2013 19:55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5E+017">
            <text:p>293885000000000000</text:p>
          </table:table-cell>
          <table:table-cell office:value-type="float" office:value="1043065314">
            <text:p>1043065314</text:p>
          </table:table-cell>
          <table:table-cell office:value-type="float" office:value="23216903">
            <text:p>23216903</text:p>
          </table:table-cell>
          <table:table-cell office:value-type="string">
            <text:p>RT @welshman007: Sheriffs warn Obama of deadly war over guns <text:s/>http://t.co/DNFywVrA #tcot #tlot #sgp #phnm #teaparty #p2 #guns #gunrights</text:p>
          </table:table-cell>
          <table:table-cell office:value-type="float" office:value="0">
            <text:p>0</text:p>
          </table:table-cell>
          <table:table-cell office:value-type="string">
            <text:p>http://t.co/DNFywVrA</text:p>
          </table:table-cell>
          <table:table-cell table:style-name="ce2" office:value-type="date" office:date-value="2013-01-22T19:56:00">
            <text:p>1/22/2013 19:56</text:p>
          </table:table-cell>
          <table:table-cell office:value-type="string">
            <text:p>gunrights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5E+017">
            <text:p>29388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andy_Forbes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19:57:00">
            <text:p>1/22/2013 19:5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6E+017">
            <text:p>293886000000000000</text:p>
          </table:table-cell>
          <table:table-cell office:value-type="float" office:value="401462638">
            <text:p>401462638</text:p>
          </table:table-cell>
          <table:table-cell office:value-type="float" office:value="23216903">
            <text:p>23216903</text:p>
          </table:table-cell>
          <table:table-cell office:value-type="string">
            <text:p>RT @welshman007: Sheriffs warn Obama of deadly war over guns <text:s/>http://t.co/DNFywVrA #tcot #tlot #sgp #phnm #teaparty #p2 #guns #gunrights</text:p>
          </table:table-cell>
          <table:table-cell office:value-type="float" office:value="0">
            <text:p>0</text:p>
          </table:table-cell>
          <table:table-cell office:value-type="string">
            <text:p>http://t.co/DNFywVrA</text:p>
          </table:table-cell>
          <table:table-cell table:style-name="ce2" office:value-type="date" office:date-value="2013-01-22T20:00:00">
            <text:p>1/22/2013 20:00</text:p>
          </table:table-cell>
          <table:table-cell office:value-type="string">
            <text:p>gunrights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6E+017">
            <text:p>293886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Arizona Sheriff Won't 'Cooperate With Any Unconstitutional Order' On Guns http://t.co/mMaQI5L9 #gunrights #nra</text:p>
          </table:table-cell>
          <table:table-cell office:value-type="float" office:value="0">
            <text:p>0</text:p>
          </table:table-cell>
          <table:table-cell office:value-type="string">
            <text:p>http://t.co/mMaQI5L9</text:p>
          </table:table-cell>
          <table:table-cell table:style-name="ce2" office:value-type="date" office:date-value="2013-01-22T20:00:00">
            <text:p>1/22/2013 20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6E+017">
            <text:p>293886000000000000</text:p>
          </table:table-cell>
          <table:table-cell office:value-type="float" office:value="331877987">
            <text:p>331877987</text:p>
          </table:table-cell>
          <table:table-cell office:value-type="float" office:value="-1">
            <text:p>-1</text:p>
          </table:table-cell>
          <table:table-cell office:value-type="string">
            <text:p>Spotted in APAC: Chief Economist Chris Probyn talking about the #fiscalcliff &amp; #hardlanding. Hear what he has to say&gt; http://t.co/PzGUw1UI</text:p>
          </table:table-cell>
          <table:table-cell office:value-type="float" office:value="0">
            <text:p>0</text:p>
          </table:table-cell>
          <table:table-cell office:value-type="string">
            <text:p>http://t.co/PzGUw1UI</text:p>
          </table:table-cell>
          <table:table-cell table:style-name="ce2" office:value-type="date" office:date-value="2013-01-22T20:01:00">
            <text:p>1/22/2013 20:0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7E+017">
            <text:p>293887000000000000</text:p>
          </table:table-cell>
          <table:table-cell office:value-type="float" office:value="58807922">
            <text:p>58807922</text:p>
          </table:table-cell>
          <table:table-cell office:value-type="float" office:value="1107690794">
            <text:p>1107690794</text:p>
          </table:table-cell>
          <table:table-cell office:value-type="string">
            <text:p>RT @JPFOAlert: JPFO Alert: The Child Shields #JPFO #GunRights #Guns #GunControl #2A #2ndA #2ndAmendment <text:s/>http://t.co/2Zzvsn6p</text:p>
          </table:table-cell>
          <table:table-cell office:value-type="float" office:value="0">
            <text:p>0</text:p>
          </table:table-cell>
          <table:table-cell office:value-type="string">
            <text:p>http://t.co/2Zzvsn6p</text:p>
          </table:table-cell>
          <table:table-cell table:style-name="ce2" office:value-type="date" office:date-value="2013-01-22T20:03:00">
            <text:p>1/22/2013 20:03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7E+017">
            <text:p>293887000000000000</text:p>
          </table:table-cell>
          <table:table-cell office:value-type="float" office:value="829645010">
            <text:p>829645010</text:p>
          </table:table-cell>
          <table:table-cell office:value-type="float" office:value="423886992">
            <text:p>423886992</text:p>
          </table:table-cell>
          <table:table-cell office:value-type="string">
            <text:p>RT @PrezDog: Nobel Peace Prize Nominee: Obama Asks Military Leaders If They Will ÒFire On US CitizensÓ http://t.co/e15gin2f <text:s/>#gunrights</text:p>
          </table:table-cell>
          <table:table-cell office:value-type="float" office:value="0">
            <text:p>0</text:p>
          </table:table-cell>
          <table:table-cell office:value-type="string">
            <text:p>http://t.co/e15gin2f</text:p>
          </table:table-cell>
          <table:table-cell table:style-name="ce2" office:value-type="date" office:date-value="2013-01-22T20:03:00">
            <text:p>1/22/2013 20:03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7E+017">
            <text:p>293887000000000000</text:p>
          </table:table-cell>
          <table:table-cell office:value-type="float" office:value="320512080">
            <text:p>320512080</text:p>
          </table:table-cell>
          <table:table-cell office:value-type="float" office:value="29748929">
            <text:p>29748929</text:p>
          </table:table-cell>
          <table:table-cell office:value-type="string">
            <text:p>RT @johnworr: Thanks @Charlie_Janssen for defending #gunrights. Introduces legislation making federal gun laws illegal in NE. <text:s/>http://t.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20:04:00">
            <text:p>1/22/2013 20:04</text:p>
          </table:table-cell>
          <table:table-cell office:value-type="string">
            <text:p>gunrights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7E+017">
            <text:p>293887000000000000</text:p>
          </table:table-cell>
          <table:table-cell office:value-type="float" office:value="54646308">
            <text:p>54646308</text:p>
          </table:table-cell>
          <table:table-cell office:value-type="float" office:value="-1">
            <text:p>-1</text:p>
          </table:table-cell>
          <table:table-cell office:value-type="string">
            <text:p>New extremism and the assault on democracy by @HenryGiroux in @truthout #NewExtremism #FiscalCliff: http://t.co/643462v2</text:p>
          </table:table-cell>
          <table:table-cell office:value-type="float" office:value="0">
            <text:p>0</text:p>
          </table:table-cell>
          <table:table-cell office:value-type="string">
            <text:p>http://t.co/643462v2</text:p>
          </table:table-cell>
          <table:table-cell table:style-name="ce2" office:value-type="date" office:date-value="2013-01-22T20:05:00">
            <text:p>1/22/2013 20:0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8E+017">
            <text:p>293888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virginiafoxx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07:00">
            <text:p>1/22/2013 20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8E+017">
            <text:p>293888000000000000</text:p>
          </table:table-cell>
          <table:table-cell office:value-type="float" office:value="818079073">
            <text:p>818079073</text:p>
          </table:table-cell>
          <table:table-cell office:value-type="float" office:value="-1">
            <text:p>-1</text:p>
          </table:table-cell>
          <table:table-cell office:value-type="string">
            <text:p>i'm pretty certain 1/2 the yahoos bitching about #gunrights don't understand what it means to have your 2nd amend right violated. #idio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08:00">
            <text:p>1/22/2013 20:0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8E+017">
            <text:p>293888000000000000</text:p>
          </table:table-cell>
          <table:table-cell office:value-type="float" office:value="57056665">
            <text:p>57056665</text:p>
          </table:table-cell>
          <table:table-cell office:value-type="float" office:value="-1">
            <text:p>-1</text:p>
          </table:table-cell>
          <table:table-cell office:value-type="string">
            <text:p>Just 1 more argument 4 #Guns , #GunRights . Old news story but clearly shows need 4 #Guns . Imagine if she wasn't armed http://t.co/APAiRUw5</text:p>
          </table:table-cell>
          <table:table-cell office:value-type="float" office:value="0">
            <text:p>0</text:p>
          </table:table-cell>
          <table:table-cell office:value-type="string">
            <text:p>http://t.co/APAiRUw5</text:p>
          </table:table-cell>
          <table:table-cell table:style-name="ce2" office:value-type="date" office:date-value="2013-01-22T20:08:00">
            <text:p>1/22/2013 20:0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8E+017">
            <text:p>293888000000000000</text:p>
          </table:table-cell>
          <table:table-cell office:value-type="float" office:value="36458662">
            <text:p>36458662</text:p>
          </table:table-cell>
          <table:table-cell office:value-type="float" office:value="-1">
            <text:p>-1</text:p>
          </table:table-cell>
          <table:table-cell office:value-type="string">
            <text:p>Why are you angered by one but not the other? #gunrights #2ndamendment #dronestrikes #liberal #conservative http://t.co/0qv4ZFqF</text:p>
          </table:table-cell>
          <table:table-cell office:value-type="float" office:value="0">
            <text:p>0</text:p>
          </table:table-cell>
          <table:table-cell office:value-type="string">
            <text:p>http://t.co/0qv4ZFqF</text:p>
          </table:table-cell>
          <table:table-cell table:style-name="ce2" office:value-type="date" office:date-value="2013-01-22T20:09:00">
            <text:p>1/22/2013 20:0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8E+017">
            <text:p>293888000000000000</text:p>
          </table:table-cell>
          <table:table-cell office:value-type="float" office:value="168485883">
            <text:p>168485883</text:p>
          </table:table-cell>
          <table:table-cell office:value-type="float" office:value="-1">
            <text:p>-1</text:p>
          </table:table-cell>
          <table:table-cell office:value-type="string">
            <text:p>RT @welshman007 Sheriffs warn Obama of deadly war over guns <text:s/>http://t.co/nQA8pHqd #tcot #tlot #sgp #phnm #teaparty #p2 #guns #gunrights</text:p>
          </table:table-cell>
          <table:table-cell office:value-type="float" office:value="0">
            <text:p>0</text:p>
          </table:table-cell>
          <table:table-cell office:value-type="string">
            <text:p>http://t.co/nQA8pHqd</text:p>
          </table:table-cell>
          <table:table-cell table:style-name="ce2" office:value-type="date" office:date-value="2013-01-22T20:10:00">
            <text:p>1/22/2013 20:1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9E+017">
            <text:p>293889000000000000</text:p>
          </table:table-cell>
          <table:table-cell office:value-type="float" office:value="203654371">
            <text:p>203654371</text:p>
          </table:table-cell>
          <table:table-cell office:value-type="float" office:value="-1">
            <text:p>-1</text:p>
          </table:table-cell>
          <table:table-cell office:value-type="string">
            <text:p>i have internet on a plane.. but we still cant reach a deal on the #fiscalcliff / federal budget?-- interesting how #progress works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11:00">
            <text:p>1/22/2013 20:1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9E+017">
            <text:p>293889000000000000</text:p>
          </table:table-cell>
          <table:table-cell office:value-type="float" office:value="345043235">
            <text:p>345043235</text:p>
          </table:table-cell>
          <table:table-cell office:value-type="float" office:value="-1">
            <text:p>-1</text:p>
          </table:table-cell>
          <table:table-cell office:value-type="string">
            <text:p>@coff33loveit @BreitbartNews That's due to the fact they will slip it in as a rider - probably attached to this month's #FiscalCliff deal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11:00">
            <text:p>1/22/2013 20:1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89E+017">
            <text:p>293889000000000000</text:p>
          </table:table-cell>
          <table:table-cell office:value-type="float" office:value="871823742">
            <text:p>871823742</text:p>
          </table:table-cell>
          <table:table-cell office:value-type="float" office:value="1110395377">
            <text:p>1110395377</text:p>
          </table:table-cell>
          <table:table-cell office:value-type="string">
            <text:p>RT @Moms4GunRights: The New America: Hunting Tradeshow Bans the Display of Guns http://t.co/3UqHy8iQ #GunRights #guncontrol #gunrights #guns</text:p>
          </table:table-cell>
          <table:table-cell office:value-type="float" office:value="0">
            <text:p>0</text:p>
          </table:table-cell>
          <table:table-cell office:value-type="string">
            <text:p>http://t.co/3UqHy8iQ</text:p>
          </table:table-cell>
          <table:table-cell table:style-name="ce2" office:value-type="date" office:date-value="2013-01-22T20:13:00">
            <text:p>1/22/2013 20:13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E+017">
            <text:p>293890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Idaho Lawmakers Besieged by Constituents Wanting Their Gun Rights Protected http://t.co/Y3tmm9EU #gunrights #nra</text:p>
          </table:table-cell>
          <table:table-cell office:value-type="float" office:value="0">
            <text:p>0</text:p>
          </table:table-cell>
          <table:table-cell office:value-type="string">
            <text:p>http://t.co/Y3tmm9EU</text:p>
          </table:table-cell>
          <table:table-cell table:style-name="ce2" office:value-type="date" office:date-value="2013-01-22T20:15:00">
            <text:p>1/22/2013 20:1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E+017">
            <text:p>29389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TrentFranks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17:00">
            <text:p>1/22/2013 20:1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1E+017">
            <text:p>293891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Recent News: Boycott Groupon #nra #gunrights #armcitizen #2nd http://t.co/YypHmgW9</text:p>
          </table:table-cell>
          <table:table-cell office:value-type="float" office:value="0">
            <text:p>0</text:p>
          </table:table-cell>
          <table:table-cell office:value-type="string">
            <text:p>http://t.co/YypHmgW9</text:p>
          </table:table-cell>
          <table:table-cell table:style-name="ce2" office:value-type="date" office:date-value="2013-01-22T20:19:00">
            <text:p>1/22/2013 20:19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1E+017">
            <text:p>293891000000000000</text:p>
          </table:table-cell>
          <table:table-cell office:value-type="float" office:value="398404051">
            <text:p>398404051</text:p>
          </table:table-cell>
          <table:table-cell office:value-type="float" office:value="-1">
            <text:p>-1</text:p>
          </table:table-cell>
          <table:table-cell office:value-type="string">
            <text:p>@billoreilly #fiscalcliff The house should ban all salaries until the budgetgoes thru congress &amp; the president.They can't squirm out of tha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20:00">
            <text:p>1/22/2013 20:20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1E+017">
            <text:p>293891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One New York State Senator has guts, intelligence, and common sense. #2A #2ND #gunrights #NRA #GOA http://t.co/fD26BRDp</text:p>
          </table:table-cell>
          <table:table-cell office:value-type="float" office:value="0">
            <text:p>0</text:p>
          </table:table-cell>
          <table:table-cell office:value-type="string">
            <text:p>http://t.co/fD26BRDp</text:p>
          </table:table-cell>
          <table:table-cell table:style-name="ce2" office:value-type="date" office:date-value="2013-01-22T20:20:00">
            <text:p>1/22/2013 20:2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1E+017">
            <text:p>293891000000000000</text:p>
          </table:table-cell>
          <table:table-cell office:value-type="float" office:value="915192618">
            <text:p>915192618</text:p>
          </table:table-cell>
          <table:table-cell office:value-type="float" office:value="128360486">
            <text:p>128360486</text:p>
          </table:table-cell>
          <table:table-cell office:value-type="string">
            <text:p>RT @CultureKill: Recent News: Boycott Groupon #nra #gunrights #armcitizen #2nd http://t.co/YypHmgW9</text:p>
          </table:table-cell>
          <table:table-cell office:value-type="float" office:value="0">
            <text:p>0</text:p>
          </table:table-cell>
          <table:table-cell office:value-type="string">
            <text:p>http://t.co/YypHmgW9</text:p>
          </table:table-cell>
          <table:table-cell table:style-name="ce2" office:value-type="date" office:date-value="2013-01-22T20:20:00">
            <text:p>1/22/2013 20:20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2E+017">
            <text:p>293892000000000000</text:p>
          </table:table-cell>
          <table:table-cell office:value-type="float" office:value="1067185274">
            <text:p>1067185274</text:p>
          </table:table-cell>
          <table:table-cell office:value-type="float" office:value="-1">
            <text:p>-1</text:p>
          </table:table-cell>
          <table:table-cell office:value-type="string">
            <text:p>RT @lingersoaps: i'm pretty certain 1/2 the yahoos bitching about #gunrights don't understand what it means 2 have ur 2nd amend right..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23:00">
            <text:p>1/22/2013 20:2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2E+017">
            <text:p>293892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Gun-Free Zone: Shooting at Lone Star College in Houston http://t.co/hkOPV4rL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hkOPV4rL</text:p>
          </table:table-cell>
          <table:table-cell table:style-name="ce2" office:value-type="date" office:date-value="2013-01-22T20:23:00">
            <text:p>1/22/2013 20:2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2E+017">
            <text:p>293892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Exclusive California Desert Bighorn Tag Up For Auction at SCI HuntersÕ... http://t.co/Yx0aQonq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Yx0aQonq</text:p>
          </table:table-cell>
          <table:table-cell table:style-name="ce2" office:value-type="date" office:date-value="2013-01-22T20:23:00">
            <text:p>1/22/2013 20:2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2E+017">
            <text:p>293892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Rocky Mountain Elk Foundation Withdraws from Eastern Sports &amp; Outdoor Show http://t.co/JZDYDT1n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JZDYDT1n</text:p>
          </table:table-cell>
          <table:table-cell table:style-name="ce2" office:value-type="date" office:date-value="2013-01-22T20:23:00">
            <text:p>1/22/2013 20:2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2E+017">
            <text:p>293892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RESIST TYRANNY!!!!!!!!!!!! Act now: http://t.co/7JWUpZKH <text:s/>#2A #2ND #gunrights #NRA #GOA</text:p>
          </table:table-cell>
          <table:table-cell office:value-type="float" office:value="0">
            <text:p>0</text:p>
          </table:table-cell>
          <table:table-cell office:value-type="string">
            <text:p>http://t.co/7JWUpZKH</text:p>
          </table:table-cell>
          <table:table-cell table:style-name="ce2" office:value-type="date" office:date-value="2013-01-22T20:26:00">
            <text:p>1/22/2013 20:26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3E+017">
            <text:p>293893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corygardner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27:00">
            <text:p>1/22/2013 20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3E+017">
            <text:p>293893000000000000</text:p>
          </table:table-cell>
          <table:table-cell office:value-type="float" office:value="16851546">
            <text:p>16851546</text:p>
          </table:table-cell>
          <table:table-cell office:value-type="float" office:value="23216903">
            <text:p>23216903</text:p>
          </table:table-cell>
          <table:table-cell office:value-type="string">
            <text:p>RT @welshman007: Sheriffs warn Obama of deadly war over guns <text:s/>http://t.co/DNFywVrA #tcot #tlot #sgp #phnm #teaparty #p2 #guns #gunrights</text:p>
          </table:table-cell>
          <table:table-cell office:value-type="float" office:value="0">
            <text:p>0</text:p>
          </table:table-cell>
          <table:table-cell office:value-type="string">
            <text:p>http://t.co/DNFywVrA</text:p>
          </table:table-cell>
          <table:table-cell table:style-name="ce2" office:value-type="date" office:date-value="2013-01-22T20:27:00">
            <text:p>1/22/2013 20:27</text:p>
          </table:table-cell>
          <table:table-cell office:value-type="string">
            <text:p>gunrights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3E+017">
            <text:p>293893000000000000</text:p>
          </table:table-cell>
          <table:table-cell office:value-type="float" office:value="429155231">
            <text:p>429155231</text:p>
          </table:table-cell>
          <table:table-cell office:value-type="float" office:value="861847706">
            <text:p>861847706</text:p>
          </table:table-cell>
          <table:table-cell office:value-type="string">
            <text:p>RT @repubvoice2012: Gun control made so simple, even a liberal could understand it. #tcot #progun #guns #gunrights http://t.co/lTP9N9H3</text:p>
          </table:table-cell>
          <table:table-cell office:value-type="float" office:value="0">
            <text:p>0</text:p>
          </table:table-cell>
          <table:table-cell office:value-type="string">
            <text:p>http://t.co/lTP9N9H3</text:p>
          </table:table-cell>
          <table:table-cell table:style-name="ce2" office:value-type="date" office:date-value="2013-01-22T20:28:00">
            <text:p>1/22/2013 20:28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3E+017">
            <text:p>293893000000000000</text:p>
          </table:table-cell>
          <table:table-cell office:value-type="float" office:value="240499875">
            <text:p>240499875</text:p>
          </table:table-cell>
          <table:table-cell office:value-type="float" office:value="-1">
            <text:p>-1</text:p>
          </table:table-cell>
          <table:table-cell office:value-type="string">
            <text:p>@GStephanopoulos is stammering a lot tonight on @OreillyFactor #politics #Obama #guncontrol #GunRights #nra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28:00">
            <text:p>1/22/2013 20:2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3E+017">
            <text:p>293893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Colorado Sheriff Joins Gun-Enforcement Refuseniks http://t.co/rrRTCOHo #gunrights #nra</text:p>
          </table:table-cell>
          <table:table-cell office:value-type="float" office:value="0">
            <text:p>0</text:p>
          </table:table-cell>
          <table:table-cell office:value-type="string">
            <text:p>http://t.co/rrRTCOHo</text:p>
          </table:table-cell>
          <table:table-cell table:style-name="ce2" office:value-type="date" office:date-value="2013-01-22T20:30:00">
            <text:p>1/22/2013 20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3E+017">
            <text:p>293893000000000000</text:p>
          </table:table-cell>
          <table:table-cell office:value-type="float" office:value="235733167">
            <text:p>235733167</text:p>
          </table:table-cell>
          <table:table-cell office:value-type="float" office:value="-1">
            <text:p>-1</text:p>
          </table:table-cell>
          <table:table-cell office:value-type="string">
            <text:p>@CeaseFirePA @politicoroger oh I'll be there #gunrights http://t.co/drAOcLV0</text:p>
          </table:table-cell>
          <table:table-cell office:value-type="float" office:value="0">
            <text:p>0</text:p>
          </table:table-cell>
          <table:table-cell office:value-type="string">
            <text:p>http://t.co/drAOcLV0</text:p>
          </table:table-cell>
          <table:table-cell table:style-name="ce2" office:value-type="date" office:date-value="2013-01-22T20:30:00">
            <text:p>1/22/2013 20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4E+017">
            <text:p>293894000000000000</text:p>
          </table:table-cell>
          <table:table-cell office:value-type="float" office:value="35603124">
            <text:p>35603124</text:p>
          </table:table-cell>
          <table:table-cell office:value-type="float" office:value="611368322">
            <text:p>611368322</text:p>
          </table:table-cell>
          <table:table-cell office:value-type="string">
            <text:p>RT @GunOwnersNY: RESIST TYRANNY!!!!!!!!!!!! Act now: http://t.co/7JWUpZKH <text:s/>#2A #2ND #gunrights #NRA #GOA</text:p>
          </table:table-cell>
          <table:table-cell office:value-type="float" office:value="0">
            <text:p>0</text:p>
          </table:table-cell>
          <table:table-cell office:value-type="string">
            <text:p>http://t.co/7JWUpZKH</text:p>
          </table:table-cell>
          <table:table-cell table:style-name="ce2" office:value-type="date" office:date-value="2013-01-22T20:31:00">
            <text:p>1/22/2013 20:31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4E+017">
            <text:p>293894000000000000</text:p>
          </table:table-cell>
          <table:table-cell office:value-type="float" office:value="250395671">
            <text:p>250395671</text:p>
          </table:table-cell>
          <table:table-cell office:value-type="float" office:value="-1">
            <text:p>-1</text:p>
          </table:table-cell>
          <table:table-cell office:value-type="string">
            <text:p>#FiscalCliff Footnote: Big Senate Gift to Drug Maker Amgen http://t.co/rcC5HCLA <text:s/>#GOP helps #Amgen over Medicare recipients .@McConnellPress</text:p>
          </table:table-cell>
          <table:table-cell office:value-type="float" office:value="0">
            <text:p>0</text:p>
          </table:table-cell>
          <table:table-cell office:value-type="string">
            <text:p>http://t.co/rcC5HCLA</text:p>
          </table:table-cell>
          <table:table-cell table:style-name="ce2" office:value-type="date" office:date-value="2013-01-22T20:32:00">
            <text:p>1/22/2013 20:3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4E+017">
            <text:p>293894000000000000</text:p>
          </table:table-cell>
          <table:table-cell office:value-type="float" office:value="23841163">
            <text:p>23841163</text:p>
          </table:table-cell>
          <table:table-cell office:value-type="float" office:value="611368322">
            <text:p>611368322</text:p>
          </table:table-cell>
          <table:table-cell office:value-type="string">
            <text:p>RT @GunOwnersNY: RESIST TYRANNY!!!!!!!!!!!! Act now: http://t.co/7JWUpZKH <text:s/>#2A #2ND #gunrights #NRA #GOA</text:p>
          </table:table-cell>
          <table:table-cell office:value-type="float" office:value="0">
            <text:p>0</text:p>
          </table:table-cell>
          <table:table-cell office:value-type="string">
            <text:p>http://t.co/7JWUpZKH</text:p>
          </table:table-cell>
          <table:table-cell table:style-name="ce2" office:value-type="date" office:date-value="2013-01-22T20:32:00">
            <text:p>1/22/2013 20:32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5E+017">
            <text:p>29389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Garrett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37:00">
            <text:p>1/22/2013 20:3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5E+017">
            <text:p>293895000000000000</text:p>
          </table:table-cell>
          <table:table-cell office:value-type="float" office:value="584325869">
            <text:p>584325869</text:p>
          </table:table-cell>
          <table:table-cell office:value-type="float" office:value="-1">
            <text:p>-1</text:p>
          </table:table-cell>
          <table:table-cell office:value-type="string">
            <text:p>From my cold dead hands http://t.co/EQPLfvUJ #NRA #2ndamendment #freedom #gunrights #LaissezFaire #Nonaggression #ThouShaltNotSteal #liberty</text:p>
          </table:table-cell>
          <table:table-cell office:value-type="float" office:value="0">
            <text:p>0</text:p>
          </table:table-cell>
          <table:table-cell office:value-type="string">
            <text:p>http://t.co/EQPLfvUJ</text:p>
          </table:table-cell>
          <table:table-cell table:style-name="ce2" office:value-type="date" office:date-value="2013-01-22T20:37:00">
            <text:p>1/22/2013 20:3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6E+017">
            <text:p>293896000000000000</text:p>
          </table:table-cell>
          <table:table-cell office:value-type="float" office:value="46827661">
            <text:p>46827661</text:p>
          </table:table-cell>
          <table:table-cell office:value-type="float" office:value="-1">
            <text:p>-1</text:p>
          </table:table-cell>
          <table:table-cell office:value-type="string">
            <text:p>@RyanAGoodwin #obamasucks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38:00">
            <text:p>1/22/2013 20:3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6E+017">
            <text:p>293896000000000000</text:p>
          </table:table-cell>
          <table:table-cell office:value-type="float" office:value="21536937">
            <text:p>21536937</text:p>
          </table:table-cell>
          <table:table-cell office:value-type="float" office:value="19605981">
            <text:p>19605981</text:p>
          </table:table-cell>
          <table:table-cell office:value-type="string">
            <text:p>RT @truthout: Fiscal Footnote: Big Senate Gift to Drug Maker http://t.co/8CrJdUKw @ksacknyt @EricLiptonNYT #FiscalCliff #Medicare #BigPharma</text:p>
          </table:table-cell>
          <table:table-cell office:value-type="float" office:value="0">
            <text:p>0</text:p>
          </table:table-cell>
          <table:table-cell office:value-type="string">
            <text:p>http://t.co/8CrJdUKw</text:p>
          </table:table-cell>
          <table:table-cell table:style-name="ce2" office:value-type="date" office:date-value="2013-01-22T20:39:00">
            <text:p>1/22/2013 20:39</text:p>
          </table:table-cell>
          <table:table-cell office:value-type="string">
            <text:p>FiscalCliff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6E+017">
            <text:p>293896000000000000</text:p>
          </table:table-cell>
          <table:table-cell office:value-type="float" office:value="861847706">
            <text:p>861847706</text:p>
          </table:table-cell>
          <table:table-cell office:value-type="float" office:value="-1">
            <text:p>-1</text:p>
          </table:table-cell>
          <table:table-cell office:value-type="string">
            <text:p>No, #guncontrol #idiots a flash suppressor is not a silencer!!!!! <text:s/>#guns #Gunrights #tco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41:00">
            <text:p>1/22/2013 20:4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97E+017">
            <text:p>293897000000000000</text:p>
          </table:table-cell>
          <table:table-cell office:value-type="float" office:value="89496720">
            <text:p>89496720</text:p>
          </table:table-cell>
          <table:table-cell office:value-type="float" office:value="23723263">
            <text:p>23723263</text:p>
          </table:table-cell>
          <table:table-cell table:style-name="ce3" office:value-type="string">
            <text:p>RT @cab1950: Interesting. Ò@baileyjer: Just wonderingÉ #tcot #TGDN #rednationrising #ccot #PJNET \</text:p>
            <text:p>#gunrights http://t.co/uPmoG0SsÓ</text:p>
          </table:table-cell>
          <table:table-cell office:value-type="float" office:value="0">
            <text:p>0</text:p>
          </table:table-cell>
          <table:table-cell office:value-type="string">
            <text:p>http://t.co/uPmoG0Ss</text:p>
          </table:table-cell>
          <table:table-cell table:style-name="ce2" office:value-type="date" office:date-value="2013-01-22T20:44:00">
            <text:p>1/22/2013 20:44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7E+017">
            <text:p>293897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Poll: By Two-To-One, Americans Favor More Guns Over Ban To Reduce Crime http://t.co/WlPYeFy5 #gunrights #nra</text:p>
          </table:table-cell>
          <table:table-cell office:value-type="float" office:value="0">
            <text:p>0</text:p>
          </table:table-cell>
          <table:table-cell office:value-type="string">
            <text:p>http://t.co/WlPYeFy5</text:p>
          </table:table-cell>
          <table:table-cell table:style-name="ce2" office:value-type="date" office:date-value="2013-01-22T20:45:00">
            <text:p>1/22/2013 20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7E+017">
            <text:p>293897000000000000</text:p>
          </table:table-cell>
          <table:table-cell office:value-type="float" office:value="235733167">
            <text:p>235733167</text:p>
          </table:table-cell>
          <table:table-cell office:value-type="float" office:value="-1">
            <text:p>-1</text:p>
          </table:table-cell>
          <table:table-cell office:value-type="string">
            <text:p>@ceasefirepa see all 6 of you tomorrow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45:00">
            <text:p>1/22/2013 20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97E+017">
            <text:p>293897000000000000</text:p>
          </table:table-cell>
          <table:table-cell office:value-type="float" office:value="532198406">
            <text:p>532198406</text:p>
          </table:table-cell>
          <table:table-cell office:value-type="float" office:value="23723263">
            <text:p>23723263</text:p>
          </table:table-cell>
          <table:table-cell table:style-name="ce3" office:value-type="string">
            <text:p>RT @cab1950: Interesting. Ò@baileyjer: Just wonderingÉ #tcot #TGDN #rednationrising #ccot #PJNET \</text:p>
            <text:p>#gunrights http://t.co/uPmoG0SsÓ</text:p>
          </table:table-cell>
          <table:table-cell office:value-type="float" office:value="0">
            <text:p>0</text:p>
          </table:table-cell>
          <table:table-cell office:value-type="string">
            <text:p>http://t.co/uPmoG0Ss</text:p>
          </table:table-cell>
          <table:table-cell table:style-name="ce2" office:value-type="date" office:date-value="2013-01-22T20:45:00">
            <text:p>1/22/2013 20:45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97E+017">
            <text:p>293897000000000000</text:p>
          </table:table-cell>
          <table:table-cell office:value-type="float" office:value="586080008">
            <text:p>586080008</text:p>
          </table:table-cell>
          <table:table-cell office:value-type="float" office:value="23723263">
            <text:p>23723263</text:p>
          </table:table-cell>
          <table:table-cell table:style-name="ce3" office:value-type="string">
            <text:p>RT @cab1950: Interesting. Ò@baileyjer: Just wonderingÉ #tcot #TGDN #rednationrising #ccot #PJNET \</text:p>
            <text:p>#gunrights http://t.co/uPmoG0SsÓ</text:p>
          </table:table-cell>
          <table:table-cell office:value-type="float" office:value="0">
            <text:p>0</text:p>
          </table:table-cell>
          <table:table-cell office:value-type="string">
            <text:p>http://t.co/uPmoG0Ss</text:p>
          </table:table-cell>
          <table:table-cell table:style-name="ce2" office:value-type="date" office:date-value="2013-01-22T20:46:00">
            <text:p>1/22/2013 20:46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98E+017">
            <text:p>293898000000000000</text:p>
          </table:table-cell>
          <table:table-cell office:value-type="float" office:value="391292173">
            <text:p>391292173</text:p>
          </table:table-cell>
          <table:table-cell office:value-type="float" office:value="-1">
            <text:p>-1</text:p>
          </table:table-cell>
          <table:table-cell table:style-name="ce3" office:value-type="string">
            <text:p>Ò@cab1950: Interesting. Ò@baileyjer: Just wonderingÉ #tcot #TGDN #rednationrising #ccot #PJNET \</text:p>
            <text:p>#gunrights http://t.co/eciZGO61ÓÓ</text:p>
          </table:table-cell>
          <table:table-cell office:value-type="float" office:value="0">
            <text:p>0</text:p>
          </table:table-cell>
          <table:table-cell office:value-type="string">
            <text:p>http://t.co/eciZGO61</text:p>
          </table:table-cell>
          <table:table-cell table:style-name="ce2" office:value-type="date" office:date-value="2013-01-22T20:47:00">
            <text:p>1/22/2013 20:4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8E+017">
            <text:p>293898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BobGibbs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47:00">
            <text:p>1/22/2013 20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98E+017">
            <text:p>293898000000000000</text:p>
          </table:table-cell>
          <table:table-cell office:value-type="float" office:value="321752769">
            <text:p>321752769</text:p>
          </table:table-cell>
          <table:table-cell office:value-type="float" office:value="-1">
            <text:p>-1</text:p>
          </table:table-cell>
          <table:table-cell table:style-name="ce3" office:value-type="string">
            <text:p>Some people think the #fiscalcliff is newsworthy. I think #Beyonce lip \</text:p>
            <text:p>syncing the national anthem is!!! #sadbuttrue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47:00">
            <text:p>1/22/2013 20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898E+017">
            <text:p>293898000000000000</text:p>
          </table:table-cell>
          <table:table-cell office:value-type="float" office:value="603123036">
            <text:p>603123036</text:p>
          </table:table-cell>
          <table:table-cell office:value-type="float" office:value="23723263">
            <text:p>23723263</text:p>
          </table:table-cell>
          <table:table-cell table:style-name="ce3" office:value-type="string">
            <text:p>RT @cab1950: Interesting. Ò@baileyjer: Just wonderingÉ #tcot #TGDN #rednationrising #ccot #PJNET \</text:p>
            <text:p>#gunrights http://t.co/uPmoG0SsÓ</text:p>
          </table:table-cell>
          <table:table-cell office:value-type="float" office:value="0">
            <text:p>0</text:p>
          </table:table-cell>
          <table:table-cell office:value-type="string">
            <text:p>http://t.co/uPmoG0Ss</text:p>
          </table:table-cell>
          <table:table-cell table:style-name="ce2" office:value-type="date" office:date-value="2013-01-22T20:48:00">
            <text:p>1/22/2013 20:48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8E+017">
            <text:p>293898000000000000</text:p>
          </table:table-cell>
          <table:table-cell office:value-type="float" office:value="142900480">
            <text:p>142900480</text:p>
          </table:table-cell>
          <table:table-cell office:value-type="float" office:value="23216903">
            <text:p>23216903</text:p>
          </table:table-cell>
          <table:table-cell office:value-type="string">
            <text:p>RT @welshman007: Sheriffs warn Obama of deadly war over guns <text:s/>http://t.co/DNFywVrA #tcot #tlot #sgp #phnm #teaparty #p2 #guns #gunrights</text:p>
          </table:table-cell>
          <table:table-cell office:value-type="float" office:value="0">
            <text:p>0</text:p>
          </table:table-cell>
          <table:table-cell office:value-type="string">
            <text:p>http://t.co/DNFywVrA</text:p>
          </table:table-cell>
          <table:table-cell table:style-name="ce2" office:value-type="date" office:date-value="2013-01-22T20:48:00">
            <text:p>1/22/2013 20:48</text:p>
          </table:table-cell>
          <table:table-cell office:value-type="string">
            <text:p>gunrights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9E+017">
            <text:p>293899000000000000</text:p>
          </table:table-cell>
          <table:table-cell office:value-type="float" office:value="137798974">
            <text:p>137798974</text:p>
          </table:table-cell>
          <table:table-cell office:value-type="float" office:value="-1">
            <text:p>-1</text:p>
          </table:table-cell>
          <table:table-cell office:value-type="string">
            <text:p>Build your #business to last, regardless of possible storms| http://t.co/Q2EhdKjk | #Leadership #FiscalCliff #EntreLeadership</text:p>
          </table:table-cell>
          <table:table-cell office:value-type="float" office:value="0">
            <text:p>0</text:p>
          </table:table-cell>
          <table:table-cell office:value-type="string">
            <text:p>http://t.co/Q2EhdKjk</text:p>
          </table:table-cell>
          <table:table-cell table:style-name="ce2" office:value-type="date" office:date-value="2013-01-22T20:53:00">
            <text:p>1/22/2013 20:5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899E+017">
            <text:p>293899000000000000</text:p>
          </table:table-cell>
          <table:table-cell office:value-type="float" office:value="584325869">
            <text:p>584325869</text:p>
          </table:table-cell>
          <table:table-cell office:value-type="float" office:value="-1">
            <text:p>-1</text:p>
          </table:table-cell>
          <table:table-cell office:value-type="string">
            <text:p>Charlton Heston - Right to Bear Arms http://t.co/N1bCEYC5 #2ndamendment #gunrights #NRA</text:p>
          </table:table-cell>
          <table:table-cell office:value-type="float" office:value="0">
            <text:p>0</text:p>
          </table:table-cell>
          <table:table-cell office:value-type="string">
            <text:p>http://t.co/N1bCEYC5</text:p>
          </table:table-cell>
          <table:table-cell table:style-name="ce2" office:value-type="date" office:date-value="2013-01-22T20:53:00">
            <text:p>1/22/2013 20:5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E+017">
            <text:p>293900000000000000</text:p>
          </table:table-cell>
          <table:table-cell office:value-type="float" office:value="414003816">
            <text:p>414003816</text:p>
          </table:table-cell>
          <table:table-cell office:value-type="float" office:value="-1">
            <text:p>-1</text:p>
          </table:table-cell>
          <table:table-cell office:value-type="string">
            <text:p>Obama's #FiscalCliff $1Trillion annual deficits until he bankrupts the USA in a few years #PJNET http://t.co/BX2b6Ek3</text:p>
          </table:table-cell>
          <table:table-cell office:value-type="float" office:value="0">
            <text:p>0</text:p>
          </table:table-cell>
          <table:table-cell office:value-type="string">
            <text:p>http://t.co/BX2b6Ek3</text:p>
          </table:table-cell>
          <table:table-cell table:style-name="ce2" office:value-type="date" office:date-value="2013-01-22T20:54:00">
            <text:p>1/22/2013 20:54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E+017">
            <text:p>29390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PhilGingrey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0:58:00">
            <text:p>1/22/2013 20:5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1E+017">
            <text:p>293901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Our tyrannical politicians lack the critical thinking to comprehend this: http://t.co/ODLahXPA #2A #2ND #gunrights #NRA #GOA</text:p>
          </table:table-cell>
          <table:table-cell office:value-type="float" office:value="0">
            <text:p>0</text:p>
          </table:table-cell>
          <table:table-cell office:value-type="string">
            <text:p>http://t.co/ODLahXPA</text:p>
          </table:table-cell>
          <table:table-cell table:style-name="ce2" office:value-type="date" office:date-value="2013-01-22T21:02:00">
            <text:p>1/22/2013 21:02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2E+017">
            <text:p>293902000000000000</text:p>
          </table:table-cell>
          <table:table-cell office:value-type="float" office:value="1048121467">
            <text:p>1048121467</text:p>
          </table:table-cell>
          <table:table-cell office:value-type="float" office:value="-1">
            <text:p>-1</text:p>
          </table:table-cell>
          <table:table-cell office:value-type="string">
            <text:p>GVC training tonight... I swear, I'm sick of hearing #debtceiling and #fiscalcliff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03:00">
            <text:p>1/22/2013 21:0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2E+017">
            <text:p>293902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Sheriffs tell Obama he can take his attack on the Constitution and shove it! #2A #2ND #gunrights #NRA #GOA <text:s/>http://t.co/8WsUbsnz</text:p>
          </table:table-cell>
          <table:table-cell office:value-type="float" office:value="0">
            <text:p>0</text:p>
          </table:table-cell>
          <table:table-cell office:value-type="string">
            <text:p>http://t.co/8WsUbsnz</text:p>
          </table:table-cell>
          <table:table-cell table:style-name="ce2" office:value-type="date" office:date-value="2013-01-22T21:03:00">
            <text:p>1/22/2013 21:0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902E+017">
            <text:p>293902000000000000</text:p>
          </table:table-cell>
          <table:table-cell office:value-type="float" office:value="25335915">
            <text:p>25335915</text:p>
          </table:table-cell>
          <table:table-cell office:value-type="float" office:value="23723263">
            <text:p>23723263</text:p>
          </table:table-cell>
          <table:table-cell table:style-name="ce3" office:value-type="string">
            <text:p>RT @cab1950: Interesting. Ò@baileyjer: Just wonderingÉ #tcot #TGDN #rednationrising #ccot #PJNET \</text:p>
            <text:p>#gunrights http://t.co/uPmoG0SsÓ</text:p>
          </table:table-cell>
          <table:table-cell office:value-type="float" office:value="0">
            <text:p>0</text:p>
          </table:table-cell>
          <table:table-cell office:value-type="string">
            <text:p>http://t.co/uPmoG0Ss</text:p>
          </table:table-cell>
          <table:table-cell table:style-name="ce2" office:value-type="date" office:date-value="2013-01-22T21:04:00">
            <text:p>1/22/2013 21:04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2E+017">
            <text:p>293902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Obama makes biggest gun-control push in decades #2A #2ND #gunrights #NRA #GOA http://t.co/rNWPvQk2</text:p>
          </table:table-cell>
          <table:table-cell office:value-type="float" office:value="0">
            <text:p>0</text:p>
          </table:table-cell>
          <table:table-cell office:value-type="string">
            <text:p>http://t.co/rNWPvQk2</text:p>
          </table:table-cell>
          <table:table-cell table:style-name="ce2" office:value-type="date" office:date-value="2013-01-22T21:06:00">
            <text:p>1/22/2013 21:0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3E+017">
            <text:p>293903000000000000</text:p>
          </table:table-cell>
          <table:table-cell office:value-type="float" office:value="611368322">
            <text:p>611368322</text:p>
          </table:table-cell>
          <table:table-cell office:value-type="float" office:value="-1">
            <text:p>-1</text:p>
          </table:table-cell>
          <table:table-cell office:value-type="string">
            <text:p>Be heard! Tell Albany that THEY work for US!!!!!!! #2A #2ND #gunrights #NRA #GOA https://t.co/VlspvbvW</text:p>
          </table:table-cell>
          <table:table-cell office:value-type="float" office:value="0">
            <text:p>0</text:p>
          </table:table-cell>
          <table:table-cell office:value-type="string">
            <text:p>https://t.co/VlspvbvW</text:p>
          </table:table-cell>
          <table:table-cell table:style-name="ce2" office:value-type="date" office:date-value="2013-01-22T21:06:00">
            <text:p>1/22/2013 21:06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3E+017">
            <text:p>293903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louiegohmert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07:00">
            <text:p>1/22/2013 21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3E+017">
            <text:p>293903000000000000</text:p>
          </table:table-cell>
          <table:table-cell office:value-type="float" office:value="1046449657">
            <text:p>1046449657</text:p>
          </table:table-cell>
          <table:table-cell office:value-type="float" office:value="872394470">
            <text:p>872394470</text:p>
          </table:table-cell>
          <table:table-cell office:value-type="string">
            <text:p>RT @TMFBreaking: The new #fiscalcliff tax package is stuffed with breaks for businesses. http://t.co/OXrhCA06</text:p>
          </table:table-cell>
          <table:table-cell office:value-type="float" office:value="0">
            <text:p>0</text:p>
          </table:table-cell>
          <table:table-cell office:value-type="string">
            <text:p>http://t.co/OXrhCA06</text:p>
          </table:table-cell>
          <table:table-cell table:style-name="ce2" office:value-type="date" office:date-value="2013-01-22T21:07:00">
            <text:p>1/22/2013 21:07</text:p>
          </table:table-cell>
          <table:table-cell office:value-type="string">
            <text:p>FiscalCliff</text:p>
          </table:table-cell>
          <table:table-cell office:value-type="float" office:value="16">
            <text:p>16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3E+017">
            <text:p>293903000000000000</text:p>
          </table:table-cell>
          <table:table-cell office:value-type="float" office:value="488782156">
            <text:p>488782156</text:p>
          </table:table-cell>
          <table:table-cell office:value-type="float" office:value="611368322">
            <text:p>611368322</text:p>
          </table:table-cell>
          <table:table-cell office:value-type="string">
            <text:p>RT @GunOwnersNY: Be heard! Tell Albany that THEY work for US!!!!!!! #2A #2ND #gunrights #NRA #GOA https://t.co/VlspvbvW</text:p>
          </table:table-cell>
          <table:table-cell office:value-type="float" office:value="0">
            <text:p>0</text:p>
          </table:table-cell>
          <table:table-cell office:value-type="string">
            <text:p>https://t.co/VlspvbvW</text:p>
          </table:table-cell>
          <table:table-cell table:style-name="ce2" office:value-type="date" office:date-value="2013-01-22T21:09:00">
            <text:p>1/22/2013 21:09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3E+017">
            <text:p>293903000000000000</text:p>
          </table:table-cell>
          <table:table-cell office:value-type="float" office:value="480394057">
            <text:p>480394057</text:p>
          </table:table-cell>
          <table:table-cell office:value-type="float" office:value="-1">
            <text:p>-1</text:p>
          </table:table-cell>
          <table:table-cell office:value-type="string">
            <text:p>Not sure if anybody cares but most interesting thing going on is @NRA vs. Obama #gunrights?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10:00">
            <text:p>1/22/2013 21:1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904E+017">
            <text:p>293904000000000000</text:p>
          </table:table-cell>
          <table:table-cell office:value-type="float" office:value="513696818">
            <text:p>513696818</text:p>
          </table:table-cell>
          <table:table-cell office:value-type="float" office:value="23723263">
            <text:p>23723263</text:p>
          </table:table-cell>
          <table:table-cell table:style-name="ce3" office:value-type="string">
            <text:p>RT @cab1950: Interesting. Ò@baileyjer: Just wonderingÉ #tcot #TGDN #rednationrising #ccot #PJNET \</text:p>
            <text:p>#gunrights http://t.co/uPmoG0SsÓ</text:p>
          </table:table-cell>
          <table:table-cell office:value-type="float" office:value="0">
            <text:p>0</text:p>
          </table:table-cell>
          <table:table-cell office:value-type="string">
            <text:p>http://t.co/uPmoG0Ss</text:p>
          </table:table-cell>
          <table:table-cell table:style-name="ce2" office:value-type="date" office:date-value="2013-01-22T21:11:00">
            <text:p>1/22/2013 21:11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4E+017">
            <text:p>293904000000000000</text:p>
          </table:table-cell>
          <table:table-cell office:value-type="float" office:value="440228895">
            <text:p>440228895</text:p>
          </table:table-cell>
          <table:table-cell office:value-type="float" office:value="611368322">
            <text:p>611368322</text:p>
          </table:table-cell>
          <table:table-cell office:value-type="string">
            <text:p>RT @GunOwnersNY: Be heard! Tell Albany that THEY work for US!!!!!!! #2A #2ND #gunrights #NRA #GOA https://t.co/VlspvbvW</text:p>
          </table:table-cell>
          <table:table-cell office:value-type="float" office:value="0">
            <text:p>0</text:p>
          </table:table-cell>
          <table:table-cell office:value-type="string">
            <text:p>https://t.co/VlspvbvW</text:p>
          </table:table-cell>
          <table:table-cell table:style-name="ce2" office:value-type="date" office:date-value="2013-01-22T21:13:00">
            <text:p>1/22/2013 21:13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4E+017">
            <text:p>293904000000000000</text:p>
          </table:table-cell>
          <table:table-cell office:value-type="float" office:value="99887811">
            <text:p>99887811</text:p>
          </table:table-cell>
          <table:table-cell office:value-type="float" office:value="-1">
            <text:p>-1</text:p>
          </table:table-cell>
          <table:table-cell office:value-type="string">
            <text:p>H.R 226, would stop tax credits for people turning in assault guns. Why? #nra #uscongress #gunrights #ussenate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13:00">
            <text:p>1/22/2013 21:1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5E+017">
            <text:p>293905000000000000</text:p>
          </table:table-cell>
          <table:table-cell office:value-type="float" office:value="173651483">
            <text:p>173651483</text:p>
          </table:table-cell>
          <table:table-cell office:value-type="float" office:value="-1">
            <text:p>-1</text:p>
          </table:table-cell>
          <table:table-cell office:value-type="string">
            <text:p>$300 million inaugural ball. #fiscalcliff #dickmove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16:00">
            <text:p>1/22/2013 21:16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5E+017">
            <text:p>29390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Goodlatte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17:00">
            <text:p>1/22/2013 21:1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8E+017">
            <text:p>293908000000000000</text:p>
          </table:table-cell>
          <table:table-cell office:value-type="float" office:value="39555323">
            <text:p>39555323</text:p>
          </table:table-cell>
          <table:table-cell office:value-type="float" office:value="29748929">
            <text:p>29748929</text:p>
          </table:table-cell>
          <table:table-cell office:value-type="string">
            <text:p>RT @johnworr: Thanks @Charlie_Janssen for defending #gunrights. Introduces legislation making federal gun laws illegal in NE. <text:s/>http://t. ...</text:p>
          </table:table-cell>
          <table:table-cell office:value-type="float" office:value="0">
            <text:p>0</text:p>
          </table:table-cell>
          <table:table-cell/>
          <table:table-cell table:style-name="ce2" office:value-type="date" office:date-value="2013-01-22T21:27:00">
            <text:p>1/22/2013 21:27</text:p>
          </table:table-cell>
          <table:table-cell office:value-type="string">
            <text:p>gunrights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8E+017">
            <text:p>293908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Gosar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27:00">
            <text:p>1/22/2013 21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9E+017">
            <text:p>293909000000000000</text:p>
          </table:table-cell>
          <table:table-cell office:value-type="float" office:value="250395671">
            <text:p>250395671</text:p>
          </table:table-cell>
          <table:table-cell office:value-type="float" office:value="-1">
            <text:p>-1</text:p>
          </table:table-cell>
          <table:table-cell office:value-type="string">
            <text:p>#FiscalCliff gift to biotech #Amgen: Medicare deficitÊhypocrisy http://t.co/OmAvWZA3 via @dailykos .@MaxBaucus .@OrrinHatch .@McConnellPress</text:p>
          </table:table-cell>
          <table:table-cell office:value-type="float" office:value="0">
            <text:p>0</text:p>
          </table:table-cell>
          <table:table-cell office:value-type="string">
            <text:p>http://t.co/OmAvWZA3</text:p>
          </table:table-cell>
          <table:table-cell table:style-name="ce2" office:value-type="date" office:date-value="2013-01-22T21:31:00">
            <text:p>1/22/2013 21:3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9E+017">
            <text:p>293909000000000000</text:p>
          </table:table-cell>
          <table:table-cell office:value-type="float" office:value="50201178">
            <text:p>50201178</text:p>
          </table:table-cell>
          <table:table-cell office:value-type="float" office:value="78569026">
            <text:p>78569026</text:p>
          </table:table-cell>
          <table:table-cell office:value-type="string">
            <text:p>RT @TheNewDeal: FUN FACT: Under Obama, the Deficit is Shrinking at the Fastest Rate Since WWII http://t.co/vJzXcFXp Rt #FiscalCliff #p2 <text:s/>...</text:p>
          </table:table-cell>
          <table:table-cell office:value-type="float" office:value="0">
            <text:p>0</text:p>
          </table:table-cell>
          <table:table-cell office:value-type="string">
            <text:p>http://t.co/vJzXcFXp</text:p>
          </table:table-cell>
          <table:table-cell table:style-name="ce2" office:value-type="date" office:date-value="2013-01-22T21:32:00">
            <text:p>1/22/2013 21:32</text:p>
          </table:table-cell>
          <table:table-cell office:value-type="string">
            <text:p>FiscalCliff</text:p>
          </table:table-cell>
          <table:table-cell office:value-type="float" office:value="126">
            <text:p>126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9E+017">
            <text:p>293909000000000000</text:p>
          </table:table-cell>
          <table:table-cell office:value-type="float" office:value="428081159">
            <text:p>428081159</text:p>
          </table:table-cell>
          <table:table-cell office:value-type="float" office:value="-1">
            <text:p>-1</text:p>
          </table:table-cell>
          <table:table-cell office:value-type="string">
            <text:p>ÒSomebody Picked the Wrong GirlÓ #GUNCONTROL #GUNRIGHTS http://t.co/KvRR6HrV</text:p>
          </table:table-cell>
          <table:table-cell office:value-type="float" office:value="0">
            <text:p>0</text:p>
          </table:table-cell>
          <table:table-cell office:value-type="string">
            <text:p>http://t.co/KvRR6HrV</text:p>
          </table:table-cell>
          <table:table-cell table:style-name="ce2" office:value-type="date" office:date-value="2013-01-22T21:32:00">
            <text:p>1/22/2013 21:32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9E+017">
            <text:p>293909000000000000</text:p>
          </table:table-cell>
          <table:table-cell office:value-type="float" office:value="51609807">
            <text:p>51609807</text:p>
          </table:table-cell>
          <table:table-cell office:value-type="float" office:value="428081159">
            <text:p>428081159</text:p>
          </table:table-cell>
          <table:table-cell office:value-type="string">
            <text:p>RT @FreedomFighte21: ÒSomebody Picked the Wrong GirlÓ #GUNCONTROL #GUNRIGHTS http://t.co/KvRR6HrV</text:p>
          </table:table-cell>
          <table:table-cell office:value-type="float" office:value="0">
            <text:p>0</text:p>
          </table:table-cell>
          <table:table-cell office:value-type="string">
            <text:p>http://t.co/KvRR6HrV</text:p>
          </table:table-cell>
          <table:table-cell table:style-name="ce2" office:value-type="date" office:date-value="2013-01-22T21:32:00">
            <text:p>1/22/2013 21:32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9E+017">
            <text:p>293909000000000000</text:p>
          </table:table-cell>
          <table:table-cell office:value-type="float" office:value="226675993">
            <text:p>226675993</text:p>
          </table:table-cell>
          <table:table-cell office:value-type="float" office:value="-1">
            <text:p>-1</text:p>
          </table:table-cell>
          <table:table-cell office:value-type="string">
            <text:p>Have you cancelled Groupon's access to your inbox? http://t.co/Zf1KRyUG #gunrights</text:p>
          </table:table-cell>
          <table:table-cell office:value-type="float" office:value="0">
            <text:p>0</text:p>
          </table:table-cell>
          <table:table-cell office:value-type="string">
            <text:p>http://t.co/Zf1KRyUG</text:p>
          </table:table-cell>
          <table:table-cell table:style-name="ce2" office:value-type="date" office:date-value="2013-01-22T21:33:00">
            <text:p>1/22/2013 21:33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909E+017">
            <text:p>293909000000000000</text:p>
          </table:table-cell>
          <table:table-cell office:value-type="float" office:value="353043107">
            <text:p>353043107</text:p>
          </table:table-cell>
          <table:table-cell office:value-type="float" office:value="-1">
            <text:p>-1</text:p>
          </table:table-cell>
          <table:table-cell office:value-type="string">
            <text:p>@randell1218 Noticed safes on sale, the ones in the ammo aisle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33:00">
            <text:p>1/22/2013 21:3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E+017">
            <text:p>293910000000000000</text:p>
          </table:table-cell>
          <table:table-cell office:value-type="float" office:value="459685872">
            <text:p>459685872</text:p>
          </table:table-cell>
          <table:table-cell office:value-type="float" office:value="226675993">
            <text:p>226675993</text:p>
          </table:table-cell>
          <table:table-cell office:value-type="string">
            <text:p>RT @TalkSouthRadio: Have you cancelled Groupon's access to your inbox? http://t.co/Zf1KRyUG #gunrights</text:p>
          </table:table-cell>
          <table:table-cell office:value-type="float" office:value="0">
            <text:p>0</text:p>
          </table:table-cell>
          <table:table-cell office:value-type="string">
            <text:p>http://t.co/Zf1KRyUG</text:p>
          </table:table-cell>
          <table:table-cell table:style-name="ce2" office:value-type="date" office:date-value="2013-01-22T21:34:00">
            <text:p>1/22/2013 21:34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E+017">
            <text:p>293910000000000000</text:p>
          </table:table-cell>
          <table:table-cell office:value-type="float" office:value="497687071">
            <text:p>497687071</text:p>
          </table:table-cell>
          <table:table-cell office:value-type="float" office:value="428081159">
            <text:p>428081159</text:p>
          </table:table-cell>
          <table:table-cell office:value-type="string">
            <text:p>RT @FreedomFighte21: ÒSomebody Picked the Wrong GirlÓ #GUNCONTROL #GUNRIGHTS http://t.co/KvRR6HrV</text:p>
          </table:table-cell>
          <table:table-cell office:value-type="float" office:value="0">
            <text:p>0</text:p>
          </table:table-cell>
          <table:table-cell office:value-type="string">
            <text:p>http://t.co/KvRR6HrV</text:p>
          </table:table-cell>
          <table:table-cell table:style-name="ce2" office:value-type="date" office:date-value="2013-01-22T21:34:00">
            <text:p>1/22/2013 21:34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table:style-name="ce1" office:value-type="float" office:value="2.9391E+017">
            <text:p>293910000000000000</text:p>
          </table:table-cell>
          <table:table-cell office:value-type="float" office:value="125341629">
            <text:p>125341629</text:p>
          </table:table-cell>
          <table:table-cell office:value-type="float" office:value="35022147">
            <text:p>35022147</text:p>
          </table:table-cell>
          <table:table-cell table:style-name="ce3" office:value-type="string">
            <text:p>RT @TradiCatholic: Excellent-Thomas Sowell!\</text:p>
            <text:p>Ò@DeenameeLLC: Do Gun Control Laws Control Guns?\</text:p>
            <text:p>http://t.co/3rpDlO2h #guncontrol #gunrights ...</text:p>
          </table:table-cell>
          <table:table-cell office:value-type="float" office:value="0">
            <text:p>0</text:p>
          </table:table-cell>
          <table:table-cell office:value-type="string">
            <text:p>http://t.co/3rpDlO2h</text:p>
          </table:table-cell>
          <table:table-cell table:style-name="ce2" office:value-type="date" office:date-value="2013-01-22T21:35:00">
            <text:p>1/22/2013 21:35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E+017">
            <text:p>293910000000000000</text:p>
          </table:table-cell>
          <table:table-cell office:value-type="float" office:value="158403258">
            <text:p>158403258</text:p>
          </table:table-cell>
          <table:table-cell office:value-type="float" office:value="-1">
            <text:p>-1</text:p>
          </table:table-cell>
          <table:table-cell office:value-type="string">
            <text:p>Veteran Stands Up For Second Amendment http://t.co/6sqTnhWm #NRA #GUNRIGHTS</text:p>
          </table:table-cell>
          <table:table-cell office:value-type="float" office:value="0">
            <text:p>0</text:p>
          </table:table-cell>
          <table:table-cell office:value-type="string">
            <text:p>http://t.co/6sqTnhWm</text:p>
          </table:table-cell>
          <table:table-cell table:style-name="ce2" office:value-type="date" office:date-value="2013-01-22T21:35:00">
            <text:p>1/22/2013 21:3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E+017">
            <text:p>293910000000000000</text:p>
          </table:table-cell>
          <table:table-cell office:value-type="float" office:value="428748357">
            <text:p>428748357</text:p>
          </table:table-cell>
          <table:table-cell office:value-type="float" office:value="-1">
            <text:p>-1</text:p>
          </table:table-cell>
          <table:table-cell office:value-type="string">
            <text:p>\@cab1950: Interesting. Ò@baileyjer: Just wonderingÉ #tcot #TGDN #rednationrising #ccot #PJNET #gunrights http://t.co/FP166wRdÓ\""</text:p>
          </table:table-cell>
          <table:table-cell office:value-type="float" office:value="0">
            <text:p>0</text:p>
          </table:table-cell>
          <table:table-cell office:value-type="string">
            <text:p>http://t.co/FP166wRd</text:p>
          </table:table-cell>
          <table:table-cell table:style-name="ce2" office:value-type="date" office:date-value="2013-01-22T21:35:00">
            <text:p>1/22/2013 21:3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E+017">
            <text:p>293910000000000000</text:p>
          </table:table-cell>
          <table:table-cell office:value-type="float" office:value="330480699">
            <text:p>330480699</text:p>
          </table:table-cell>
          <table:table-cell office:value-type="float" office:value="655093">
            <text:p>655093</text:p>
          </table:table-cell>
          <table:table-cell office:value-type="string">
            <text:p>RT @god: Obama knock-knock photo. #FiscalCliff http://t.co/zucJxAkB</text:p>
          </table:table-cell>
          <table:table-cell office:value-type="float" office:value="0">
            <text:p>0</text:p>
          </table:table-cell>
          <table:table-cell office:value-type="string">
            <text:p>http://t.co/zucJxAkB</text:p>
          </table:table-cell>
          <table:table-cell table:style-name="ce2" office:value-type="date" office:date-value="2013-01-22T21:35:00">
            <text:p>1/22/2013 21:35</text:p>
          </table:table-cell>
          <table:table-cell office:value-type="string">
            <text:p>FiscalCliff</text:p>
          </table:table-cell>
          <table:table-cell office:value-type="float" office:value="407">
            <text:p>407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E+017">
            <text:p>293910000000000000</text:p>
          </table:table-cell>
          <table:table-cell office:value-type="float" office:value="104342107">
            <text:p>104342107</text:p>
          </table:table-cell>
          <table:table-cell office:value-type="float" office:value="-1">
            <text:p>-1</text:p>
          </table:table-cell>
          <table:table-cell office:value-type="string">
            <text:p>Professional shooter Jessie Duff is an inspiration to all young women who want to defend themselves. #rightonsister #gunrights #tco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36:00">
            <text:p>1/22/2013 21:36</text:p>
          </table:table-cell>
          <table:table-cell office:value-type="string">
            <text:p>gunrights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1" office:value-type="float" office:value="2.9391E+017">
            <text:p>293910000000000000</text:p>
          </table:table-cell>
          <table:table-cell office:value-type="float" office:value="605109384">
            <text:p>605109384</text:p>
          </table:table-cell>
          <table:table-cell office:value-type="float" office:value="23723263">
            <text:p>23723263</text:p>
          </table:table-cell>
          <table:table-cell table:style-name="ce3" office:value-type="string">
            <text:p>RT @cab1950: Interesting. Ò@baileyjer: Just wonderingÉ #tcot #TGDN #rednationrising #ccot #PJNET \</text:p>
            <text:p>#gunrights http://t.co/uPmoG0SsÓ</text:p>
          </table:table-cell>
          <table:table-cell office:value-type="float" office:value="0">
            <text:p>0</text:p>
          </table:table-cell>
          <table:table-cell office:value-type="string">
            <text:p>http://t.co/uPmoG0Ss</text:p>
          </table:table-cell>
          <table:table-cell table:style-name="ce2" office:value-type="date" office:date-value="2013-01-22T21:36:00">
            <text:p>1/22/2013 21:36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E+017">
            <text:p>29391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TGowdySC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37:00">
            <text:p>1/22/2013 21:3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2E+017">
            <text:p>293912000000000000</text:p>
          </table:table-cell>
          <table:table-cell office:value-type="float" office:value="296542855">
            <text:p>296542855</text:p>
          </table:table-cell>
          <table:table-cell office:value-type="float" office:value="-1">
            <text:p>-1</text:p>
          </table:table-cell>
          <table:table-cell office:value-type="string">
            <text:p>George Washington, the Whiskey Rebellion &amp; federal power to suppress rebellion http://t.co/3s1XDGGo #AndWhiskey #GunRights</text:p>
          </table:table-cell>
          <table:table-cell office:value-type="float" office:value="0">
            <text:p>0</text:p>
          </table:table-cell>
          <table:table-cell office:value-type="string">
            <text:p>http://t.co/3s1XDGGo</text:p>
          </table:table-cell>
          <table:table-cell table:style-name="ce2" office:value-type="date" office:date-value="2013-01-22T21:43:00">
            <text:p>1/22/2013 21:4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912E+017">
            <text:p>293912000000000000</text:p>
          </table:table-cell>
          <table:table-cell office:value-type="float" office:value="98764683">
            <text:p>98764683</text:p>
          </table:table-cell>
          <table:table-cell office:value-type="float" office:value="-1">
            <text:p>-1</text:p>
          </table:table-cell>
          <table:table-cell table:style-name="ce3" office:value-type="string">
            <text:p>(@Fingersflying) tweeted:\</text:p>
            <text:p>#CCOT 2 Things Every American Should Know How To Use https://t.co/v0CyAMef #2nd #GunRights #Christians</text:p>
          </table:table-cell>
          <table:table-cell office:value-type="float" office:value="0">
            <text:p>0</text:p>
          </table:table-cell>
          <table:table-cell office:value-type="string">
            <text:p>https://t.co/v0CyAMef</text:p>
          </table:table-cell>
          <table:table-cell table:style-name="ce2" office:value-type="date" office:date-value="2013-01-22T21:43:00">
            <text:p>1/22/2013 21:43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2E+017">
            <text:p>293912000000000000</text:p>
          </table:table-cell>
          <table:table-cell office:value-type="float" office:value="452579260">
            <text:p>452579260</text:p>
          </table:table-cell>
          <table:table-cell office:value-type="float" office:value="-1">
            <text:p>-1</text:p>
          </table:table-cell>
          <table:table-cell office:value-type="string">
            <text:p>@Jessie_Duff Great job on Hannity!!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45:00">
            <text:p>1/22/2013 21:4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2E+017">
            <text:p>293912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Sandy Hook Victim's Uncle Offers Proposal to Prevent Mass Shootings #guncontrol #gunrights #nra http://t.co/KnH0fcnI</text:p>
          </table:table-cell>
          <table:table-cell office:value-type="float" office:value="0">
            <text:p>0</text:p>
          </table:table-cell>
          <table:table-cell office:value-type="string">
            <text:p>http://t.co/KnH0fcnI</text:p>
          </table:table-cell>
          <table:table-cell table:style-name="ce2" office:value-type="date" office:date-value="2013-01-22T21:46:00">
            <text:p>1/22/2013 21:4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3E+017">
            <text:p>293913000000000000</text:p>
          </table:table-cell>
          <table:table-cell office:value-type="float" office:value="452579260">
            <text:p>452579260</text:p>
          </table:table-cell>
          <table:table-cell office:value-type="float" office:value="-1">
            <text:p>-1</text:p>
          </table:table-cell>
          <table:table-cell office:value-type="string">
            <text:p>@NRA I am a proud member, but even more so since you decided to back out of Eastern Sports and Outdoor Show!!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46:00">
            <text:p>1/22/2013 21:4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3E+017">
            <text:p>293913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KayGranger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47:00">
            <text:p>1/22/2013 21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" office:value-type="float" office:value="2.93913E+017">
            <text:p>293913000000000000</text:p>
          </table:table-cell>
          <table:table-cell office:value-type="float" office:value="1107690794">
            <text:p>1107690794</text:p>
          </table:table-cell>
          <table:table-cell office:value-type="float" office:value="-1">
            <text:p>-1</text:p>
          </table:table-cell>
          <table:table-cell table:style-name="ce3" office:value-type="string">
            <text:p>VIDEO: \</text:p>
            <text:p>JPFO - No Guns for Jews\</text:p>
            <text:p>http://t.co/VRE7PuF4 #JPFO #Jewish #Guns #GunRIghts #GunControl http://t.co/EBVKrCnF</text:p>
          </table:table-cell>
          <table:table-cell office:value-type="float" office:value="0">
            <text:p>0</text:p>
          </table:table-cell>
          <table:table-cell office:value-type="string">
            <text:p>http://t.co/VRE7PuF4</text:p>
          </table:table-cell>
          <table:table-cell table:style-name="ce2" office:value-type="date" office:date-value="2013-01-22T21:47:00">
            <text:p>1/22/2013 21:47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3E+017">
            <text:p>293913000000000000</text:p>
          </table:table-cell>
          <table:table-cell office:value-type="float" office:value="536670473">
            <text:p>536670473</text:p>
          </table:table-cell>
          <table:table-cell office:value-type="float" office:value="-1">
            <text:p>-1</text:p>
          </table:table-cell>
          <table:table-cell office:value-type="string">
            <text:p>If guns kill people, do pens misspell words? #GunRights #LoveI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47:00">
            <text:p>1/22/2013 21:47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3E+017">
            <text:p>293913000000000000</text:p>
          </table:table-cell>
          <table:table-cell office:value-type="float" office:value="41500810">
            <text:p>41500810</text:p>
          </table:table-cell>
          <table:table-cell office:value-type="float" office:value="-1">
            <text:p>-1</text:p>
          </table:table-cell>
          <table:table-cell office:value-type="string">
            <text:p>Ò@politico: ClintonÕs 2008 presidential campaign is finally debt-free http://t.co/BjozwlIVÓ #fiscalcliff #news #debt #redonk #gifts</text:p>
          </table:table-cell>
          <table:table-cell office:value-type="float" office:value="0">
            <text:p>0</text:p>
          </table:table-cell>
          <table:table-cell office:value-type="string">
            <text:p>http://t.co/BjozwlIV</text:p>
          </table:table-cell>
          <table:table-cell table:style-name="ce2" office:value-type="date" office:date-value="2013-01-22T21:48:00">
            <text:p>1/22/2013 21:48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4E+017">
            <text:p>293914000000000000</text:p>
          </table:table-cell>
          <table:table-cell office:value-type="float" office:value="128360486">
            <text:p>128360486</text:p>
          </table:table-cell>
          <table:table-cell office:value-type="float" office:value="226675993">
            <text:p>226675993</text:p>
          </table:table-cell>
          <table:table-cell office:value-type="string">
            <text:p>RT @TalkSouthRadio: Have you cancelled Groupon's access to your inbox? http://t.co/Zf1KRyUG #gunrights</text:p>
          </table:table-cell>
          <table:table-cell office:value-type="float" office:value="0">
            <text:p>0</text:p>
          </table:table-cell>
          <table:table-cell office:value-type="string">
            <text:p>http://t.co/Zf1KRyUG</text:p>
          </table:table-cell>
          <table:table-cell table:style-name="ce2" office:value-type="date" office:date-value="2013-01-22T21:51:00">
            <text:p>1/22/2013 21:51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5E+017">
            <text:p>293915000000000000</text:p>
          </table:table-cell>
          <table:table-cell office:value-type="float" office:value="500710033">
            <text:p>500710033</text:p>
          </table:table-cell>
          <table:table-cell office:value-type="float" office:value="-1">
            <text:p>-1</text:p>
          </table:table-cell>
          <table:table-cell office:value-type="string">
            <text:p>David Cameron faces #Europe test http://t.co/gSjQjwUY #EU #news #US #UK #GunControl #Gunrights #worldNews #TopNews</text:p>
          </table:table-cell>
          <table:table-cell office:value-type="float" office:value="0">
            <text:p>0</text:p>
          </table:table-cell>
          <table:table-cell office:value-type="string">
            <text:p>http://t.co/gSjQjwUY</text:p>
          </table:table-cell>
          <table:table-cell table:style-name="ce2" office:value-type="date" office:date-value="2013-01-22T21:55:00">
            <text:p>1/22/2013 21:5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5E+017">
            <text:p>29391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TomGraves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1:57:00">
            <text:p>1/22/2013 21:5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6E+017">
            <text:p>293916000000000000</text:p>
          </table:table-cell>
          <table:table-cell office:value-type="float" office:value="50836292">
            <text:p>50836292</text:p>
          </table:table-cell>
          <table:table-cell office:value-type="float" office:value="-1">
            <text:p>-1</text:p>
          </table:table-cell>
          <table:table-cell office:value-type="string">
            <text:p>#CCOT YOU (yes you) are paying #lobbyists to restrict #gunrights http://t.co/YFKfZRHX #CCOT <text:s/>#2nd #secondamendment #guns #NRA #Taxpayers</text:p>
          </table:table-cell>
          <table:table-cell office:value-type="float" office:value="1">
            <text:p>1</text:p>
          </table:table-cell>
          <table:table-cell office:value-type="string">
            <text:p>http://t.co/YFKfZRHX</text:p>
          </table:table-cell>
          <table:table-cell table:style-name="ce2" office:value-type="date" office:date-value="2013-01-22T21:58:00">
            <text:p>1/22/2013 21:5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6E+017">
            <text:p>293916000000000000</text:p>
          </table:table-cell>
          <table:table-cell office:value-type="float" office:value="27530454">
            <text:p>27530454</text:p>
          </table:table-cell>
          <table:table-cell office:value-type="float" office:value="-1">
            <text:p>-1</text:p>
          </table:table-cell>
          <table:table-cell office:value-type="string">
            <text:p>Another School Shooting http://t.co/rG1LQMRL I'm afraid to see how this is going to be twisted by anti-gun nuts. #guncontrol #gunrights</text:p>
          </table:table-cell>
          <table:table-cell office:value-type="float" office:value="0">
            <text:p>0</text:p>
          </table:table-cell>
          <table:table-cell office:value-type="string">
            <text:p>http://t.co/rG1LQMRL</text:p>
          </table:table-cell>
          <table:table-cell table:style-name="ce2" office:value-type="date" office:date-value="2013-01-22T22:00:00">
            <text:p>1/22/2013 22:00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6E+017">
            <text:p>293916000000000000</text:p>
          </table:table-cell>
          <table:table-cell office:value-type="float" office:value="428081159">
            <text:p>428081159</text:p>
          </table:table-cell>
          <table:table-cell office:value-type="float" office:value="-1">
            <text:p>-1</text:p>
          </table:table-cell>
          <table:table-cell office:value-type="string">
            <text:p>#FOLLOW @FreedomFighte21 &amp; Their 8 PAPERS for the NEWS that the MAIN STREAM MEDIA is MISSING. Be INFORMED! #gunrights http://t.co/DIPnxTzk É</text:p>
          </table:table-cell>
          <table:table-cell office:value-type="float" office:value="0">
            <text:p>0</text:p>
          </table:table-cell>
          <table:table-cell office:value-type="string">
            <text:p>http://t.co/DIPnxTzk</text:p>
          </table:table-cell>
          <table:table-cell table:style-name="ce2" office:value-type="date" office:date-value="2013-01-22T22:01:00">
            <text:p>1/22/2013 22:01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7E+017">
            <text:p>293917000000000000</text:p>
          </table:table-cell>
          <table:table-cell office:value-type="float" office:value="282725437">
            <text:p>282725437</text:p>
          </table:table-cell>
          <table:table-cell office:value-type="float" office:value="226675993">
            <text:p>226675993</text:p>
          </table:table-cell>
          <table:table-cell office:value-type="string">
            <text:p>RT @TalkSouthRadio: Have you cancelled Groupon's access to your inbox? http://t.co/Zf1KRyUG #gunrights</text:p>
          </table:table-cell>
          <table:table-cell office:value-type="float" office:value="0">
            <text:p>0</text:p>
          </table:table-cell>
          <table:table-cell office:value-type="string">
            <text:p>http://t.co/Zf1KRyUG</text:p>
          </table:table-cell>
          <table:table-cell table:style-name="ce2" office:value-type="date" office:date-value="2013-01-22T22:05:00">
            <text:p>1/22/2013 22:05</text:p>
          </table:table-cell>
          <table:table-cell office:value-type="string">
            <text:p>gunright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7E+017">
            <text:p>293917000000000000</text:p>
          </table:table-cell>
          <table:table-cell office:value-type="float" office:value="1093006159">
            <text:p>1093006159</text:p>
          </table:table-cell>
          <table:table-cell office:value-type="float" office:value="-1">
            <text:p>-1</text:p>
          </table:table-cell>
          <table:table-cell office:value-type="string">
            <text:p>@NinjaRob0t @ms_TUFFANY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06:00">
            <text:p>1/22/2013 22:06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8E+017">
            <text:p>293918000000000000</text:p>
          </table:table-cell>
          <table:table-cell office:value-type="float" office:value="85349985">
            <text:p>85349985</text:p>
          </table:table-cell>
          <table:table-cell office:value-type="float" office:value="10224122">
            <text:p>10224122</text:p>
          </table:table-cell>
          <table:table-cell office:value-type="string">
            <text:p>RT @SurePayroll: Between the #FiscalCliff deal &amp; Hurricane Sandy, #SmallBiz owners should lookout for big changes in 2013 http://t.c ...</text:p>
          </table:table-cell>
          <table:table-cell office:value-type="float" office:value="0">
            <text:p>0</text:p>
          </table:table-cell>
          <table:table-cell office:value-type="string">
            <text:p>http://t.c</text:p>
          </table:table-cell>
          <table:table-cell table:style-name="ce2" office:value-type="date" office:date-value="2013-01-22T22:06:00">
            <text:p>1/22/2013 22:06</text:p>
          </table:table-cell>
          <table:table-cell office:value-type="string">
            <text:p>FiscalClif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8E+017">
            <text:p>293918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TimGriffin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07:00">
            <text:p>1/22/2013 22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8E+017">
            <text:p>293918000000000000</text:p>
          </table:table-cell>
          <table:table-cell office:value-type="float" office:value="497350837">
            <text:p>497350837</text:p>
          </table:table-cell>
          <table:table-cell office:value-type="float" office:value="-1">
            <text:p>-1</text:p>
          </table:table-cell>
          <table:table-cell office:value-type="string">
            <text:p>@RealAlexJones I really think you and your crew have done 'the job'. Don't slow i.e. the wrestler's pace is your normalcy, grind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08:00">
            <text:p>1/22/2013 22:0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8E+017">
            <text:p>293918000000000000</text:p>
          </table:table-cell>
          <table:table-cell office:value-type="float" office:value="226675993">
            <text:p>226675993</text:p>
          </table:table-cell>
          <table:table-cell office:value-type="float" office:value="-1">
            <text:p>-1</text:p>
          </table:table-cell>
          <table:table-cell office:value-type="string">
            <text:p>Remember how Fidel Castro wooed Cubans into giving up their guns? Remember what came next? http://t.co/7ALAZgVm #guncontrol #gunrights</text:p>
          </table:table-cell>
          <table:table-cell office:value-type="float" office:value="0">
            <text:p>0</text:p>
          </table:table-cell>
          <table:table-cell office:value-type="string">
            <text:p>http://t.co/7ALAZgVm</text:p>
          </table:table-cell>
          <table:table-cell table:style-name="ce2" office:value-type="date" office:date-value="2013-01-22T22:08:00">
            <text:p>1/22/2013 22:08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9E+017">
            <text:p>293919000000000000</text:p>
          </table:table-cell>
          <table:table-cell office:value-type="float" office:value="278777384">
            <text:p>278777384</text:p>
          </table:table-cell>
          <table:table-cell office:value-type="float" office:value="-1">
            <text:p>-1</text:p>
          </table:table-cell>
          <table:table-cell office:value-type="string">
            <text:p>#ConspiracyTheory - More #gun violence as #GunRights issues arise nationwide. Your thoughts?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11:00">
            <text:p>1/22/2013 22:1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19E+017">
            <text:p>293919000000000000</text:p>
          </table:table-cell>
          <table:table-cell office:value-type="float" office:value="819725184">
            <text:p>819725184</text:p>
          </table:table-cell>
          <table:table-cell office:value-type="float" office:value="-1">
            <text:p>-1</text:p>
          </table:table-cell>
          <table:table-cell office:value-type="string">
            <text:p>Why the fuck whould you give obama totol control over the #fiscalcliff he has already in just 4yrs spent more money than all the presidents.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12:00">
            <text:p>1/22/2013 22:12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E+017">
            <text:p>293920000000000000</text:p>
          </table:table-cell>
          <table:table-cell office:value-type="float" office:value="1042729758">
            <text:p>1042729758</text:p>
          </table:table-cell>
          <table:table-cell office:value-type="float" office:value="-1">
            <text:p>-1</text:p>
          </table:table-cell>
          <table:table-cell office:value-type="string">
            <text:p>Robbery suspect shot and killed | http://t.co/8jeY2HGq | Virginia Beach http://t.co/FUO0xfZG #GunRights</text:p>
          </table:table-cell>
          <table:table-cell office:value-type="float" office:value="0">
            <text:p>0</text:p>
          </table:table-cell>
          <table:table-cell office:value-type="string">
            <text:p>http://t.co/8jeY2HGq</text:p>
          </table:table-cell>
          <table:table-cell table:style-name="ce2" office:value-type="date" office:date-value="2013-01-22T22:14:00">
            <text:p>1/22/2013 22:14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E+017">
            <text:p>293920000000000000</text:p>
          </table:table-cell>
          <table:table-cell office:value-type="float" office:value="60952229">
            <text:p>60952229</text:p>
          </table:table-cell>
          <table:table-cell office:value-type="float" office:value="-1">
            <text:p>-1</text:p>
          </table:table-cell>
          <table:table-cell office:value-type="string">
            <text:p>#FiscalCliff legislation aids propane autogas | $.50/gallon tax credit + up to $30K back on installs of refueling equip http://t.co/qwYyh9ZB</text:p>
          </table:table-cell>
          <table:table-cell office:value-type="float" office:value="0">
            <text:p>0</text:p>
          </table:table-cell>
          <table:table-cell office:value-type="string">
            <text:p>http://t.co/qwYyh9ZB</text:p>
          </table:table-cell>
          <table:table-cell table:style-name="ce2" office:value-type="date" office:date-value="2013-01-22T22:15:00">
            <text:p>1/22/2013 22:1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E+017">
            <text:p>293920000000000000</text:p>
          </table:table-cell>
          <table:table-cell office:value-type="float" office:value="51330975">
            <text:p>51330975</text:p>
          </table:table-cell>
          <table:table-cell office:value-type="float" office:value="-1">
            <text:p>-1</text:p>
          </table:table-cell>
          <table:table-cell office:value-type="string">
            <text:p>#Fiscalcliff giveaway to big biotech firm exposes #deficitÊhypocrisy http://t.co/Hx0h18Eo #fraud #Medicare #connecttheleft #topprog #gop</text:p>
          </table:table-cell>
          <table:table-cell office:value-type="float" office:value="0">
            <text:p>0</text:p>
          </table:table-cell>
          <table:table-cell office:value-type="string">
            <text:p>http://t.co/Hx0h18Eo</text:p>
          </table:table-cell>
          <table:table-cell table:style-name="ce2" office:value-type="date" office:date-value="2013-01-22T22:15:00">
            <text:p>1/22/2013 22:15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E+017">
            <text:p>29392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MGriffith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17:00">
            <text:p>1/22/2013 22:1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1E+017">
            <text:p>293921000000000000</text:p>
          </table:table-cell>
          <table:table-cell office:value-type="float" office:value="1107690794">
            <text:p>1107690794</text:p>
          </table:table-cell>
          <table:table-cell office:value-type="float" office:value="-1">
            <text:p>-1</text:p>
          </table:table-cell>
          <table:table-cell office:value-type="string">
            <text:p>Extra, extra get your JPFO Handbills! http://t.co/1yLyDBel #JPFO #gunrights #guncontrol #fact #Lanza #Newtown http://t.co/20NN5MHU</text:p>
          </table:table-cell>
          <table:table-cell office:value-type="float" office:value="0">
            <text:p>0</text:p>
          </table:table-cell>
          <table:table-cell office:value-type="string">
            <text:p>http://t.co/1yLyDBel</text:p>
          </table:table-cell>
          <table:table-cell table:style-name="ce2" office:value-type="date" office:date-value="2013-01-22T22:21:00">
            <text:p>1/22/2013 22:21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1E+017">
            <text:p>293921000000000000</text:p>
          </table:table-cell>
          <table:table-cell office:value-type="float" office:value="128360486">
            <text:p>128360486</text:p>
          </table:table-cell>
          <table:table-cell office:value-type="float" office:value="-1">
            <text:p>-1</text:p>
          </table:table-cell>
          <table:table-cell office:value-type="string">
            <text:p>Recent News: Assault Rifle vs. Sporting Rifle for Dummies (Progressives) #tcot #nra #gunrights <text:s/>http://t.co/lpyHtlmb</text:p>
          </table:table-cell>
          <table:table-cell office:value-type="float" office:value="0">
            <text:p>0</text:p>
          </table:table-cell>
          <table:table-cell office:value-type="string">
            <text:p>http://t.co/lpyHtlmb</text:p>
          </table:table-cell>
          <table:table-cell table:style-name="ce2" office:value-type="date" office:date-value="2013-01-22T22:21:00">
            <text:p>1/22/2013 22:21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3E+017">
            <text:p>293923000000000000</text:p>
          </table:table-cell>
          <table:table-cell office:value-type="float" office:value="428081159">
            <text:p>428081159</text:p>
          </table:table-cell>
          <table:table-cell office:value-type="float" office:value="-1">
            <text:p>-1</text:p>
          </table:table-cell>
          <table:table-cell office:value-type="string">
            <text:p>#FOLLOW @FreedomFighte21 &amp; BKMRK 8 PAPERS for the NEWS that the MAIN STREAM MEDIA is MISSING. Be INFORMED!#gunrights http://t.co/DIPnxTzk</text:p>
          </table:table-cell>
          <table:table-cell office:value-type="float" office:value="0">
            <text:p>0</text:p>
          </table:table-cell>
          <table:table-cell office:value-type="string">
            <text:p>http://t.co/DIPnxTzk</text:p>
          </table:table-cell>
          <table:table-cell table:style-name="ce2" office:value-type="date" office:date-value="2013-01-22T22:26:00">
            <text:p>1/22/2013 22:26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3E+017">
            <text:p>293923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FrankGuinta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27:00">
            <text:p>1/22/2013 22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3E+017">
            <text:p>293923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NJÕs Latest Assault Against The 2nd Amendment &amp; 2A Supporters Ð Take Action! http://t.co/Njpdebnv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Njpdebnv</text:p>
          </table:table-cell>
          <table:table-cell table:style-name="ce2" office:value-type="date" office:date-value="2013-01-22T22:29:00">
            <text:p>1/22/2013 22:2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3E+017">
            <text:p>293923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Ruger Arms Withdraws From Eastern Sports &amp; Outdoor Show http://t.co/BWpvFp1Q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BWpvFp1Q</text:p>
          </table:table-cell>
          <table:table-cell table:style-name="ce2" office:value-type="date" office:date-value="2013-01-22T22:29:00">
            <text:p>1/22/2013 22:2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4E+017">
            <text:p>293924000000000000</text:p>
          </table:table-cell>
          <table:table-cell office:value-type="float" office:value="1053453199">
            <text:p>1053453199</text:p>
          </table:table-cell>
          <table:table-cell office:value-type="float" office:value="-1">
            <text:p>-1</text:p>
          </table:table-cell>
          <table:table-cell office:value-type="string">
            <text:p>MILLER: Tax dollars for gun control http://t.co/MndlHjME #gunrights #nra</text:p>
          </table:table-cell>
          <table:table-cell office:value-type="float" office:value="0">
            <text:p>0</text:p>
          </table:table-cell>
          <table:table-cell office:value-type="string">
            <text:p>http://t.co/MndlHjME</text:p>
          </table:table-cell>
          <table:table-cell table:style-name="ce2" office:value-type="date" office:date-value="2013-01-22T22:30:00">
            <text:p>1/22/2013 22:3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5E+017">
            <text:p>293925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GreggHarper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37:00">
            <text:p>1/22/2013 22:3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7E+017">
            <text:p>293927000000000000</text:p>
          </table:table-cell>
          <table:table-cell office:value-type="float" office:value="314719638">
            <text:p>314719638</text:p>
          </table:table-cell>
          <table:table-cell office:value-type="float" office:value="536670473">
            <text:p>536670473</text:p>
          </table:table-cell>
          <table:table-cell office:value-type="string">
            <text:p>RT @SarahRubach: If guns kill people, do pens misspell words? #GunRights #LoveI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42:00">
            <text:p>1/22/2013 22:42</text:p>
          </table:table-cell>
          <table:table-cell office:value-type="string">
            <text:p>gunright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7E+017">
            <text:p>293927000000000000</text:p>
          </table:table-cell>
          <table:table-cell office:value-type="float" office:value="272172794">
            <text:p>272172794</text:p>
          </table:table-cell>
          <table:table-cell office:value-type="float" office:value="-1">
            <text:p>-1</text:p>
          </table:table-cell>
          <table:table-cell office:value-type="string">
            <text:p>@ouu_5 @Sarah_Gasparini good big fella are you coming? #fiscalcliff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43:00">
            <text:p>1/22/2013 22:43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8E+017">
            <text:p>293928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Hartzler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47:00">
            <text:p>1/22/2013 22:4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928E+017">
            <text:p>293928000000000000</text:p>
          </table:table-cell>
          <table:table-cell office:value-type="float" office:value="531485035">
            <text:p>531485035</text:p>
          </table:table-cell>
          <table:table-cell office:value-type="float" office:value="23723263">
            <text:p>23723263</text:p>
          </table:table-cell>
          <table:table-cell table:style-name="ce3" office:value-type="string">
            <text:p>RT @cab1950: Interesting. Ò@baileyjer: Just wonderingÉ #tcot #TGDN #rednationrising #ccot #PJNET \</text:p>
            <text:p>#gunrights http://t.co/uPmoG0SsÓ</text:p>
          </table:table-cell>
          <table:table-cell office:value-type="float" office:value="0">
            <text:p>0</text:p>
          </table:table-cell>
          <table:table-cell office:value-type="string">
            <text:p>http://t.co/uPmoG0Ss</text:p>
          </table:table-cell>
          <table:table-cell table:style-name="ce2" office:value-type="date" office:date-value="2013-01-22T22:47:00">
            <text:p>1/22/2013 22:47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8E+017">
            <text:p>293928000000000000</text:p>
          </table:table-cell>
          <table:table-cell office:value-type="float" office:value="58807922">
            <text:p>58807922</text:p>
          </table:table-cell>
          <table:table-cell office:value-type="float" office:value="-1">
            <text:p>-1</text:p>
          </table:table-cell>
          <table:table-cell office:value-type="string">
            <text:p>Please consider following and #FF for @JPFOAlert #JPFO #gunlaws #gunrights #guncontrol #2ndA #2nd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48:00">
            <text:p>1/22/2013 22:48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928E+017">
            <text:p>293928000000000000</text:p>
          </table:table-cell>
          <table:table-cell office:value-type="float" office:value="26214020">
            <text:p>26214020</text:p>
          </table:table-cell>
          <table:table-cell office:value-type="float" office:value="23723263">
            <text:p>23723263</text:p>
          </table:table-cell>
          <table:table-cell table:style-name="ce3" office:value-type="string">
            <text:p>RT @cab1950: Interesting. Ò@baileyjer: Just wonderingÉ #tcot #TGDN #rednationrising #ccot #PJNET \</text:p>
            <text:p>#gunrights http://t.co/uPmoG0SsÓ</text:p>
          </table:table-cell>
          <table:table-cell office:value-type="float" office:value="0">
            <text:p>0</text:p>
          </table:table-cell>
          <table:table-cell office:value-type="string">
            <text:p>http://t.co/uPmoG0Ss</text:p>
          </table:table-cell>
          <table:table-cell table:style-name="ce2" office:value-type="date" office:date-value="2013-01-22T22:49:00">
            <text:p>1/22/2013 22:49</text:p>
          </table:table-cell>
          <table:table-cell office:value-type="string">
            <text:p>gunrights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9E+017">
            <text:p>293929000000000000</text:p>
          </table:table-cell>
          <table:table-cell office:value-type="float" office:value="778943149">
            <text:p>778943149</text:p>
          </table:table-cell>
          <table:table-cell office:value-type="float" office:value="104342107">
            <text:p>104342107</text:p>
          </table:table-cell>
          <table:table-cell office:value-type="string">
            <text:p>RT @Gabby_Hoffman: Harvard Study: More Guns, Less Crime http://t.co/Ptl4S4B8 #gunrights</text:p>
          </table:table-cell>
          <table:table-cell office:value-type="float" office:value="0">
            <text:p>0</text:p>
          </table:table-cell>
          <table:table-cell office:value-type="string">
            <text:p>http://t.co/Ptl4S4B8</text:p>
          </table:table-cell>
          <table:table-cell table:style-name="ce2" office:value-type="date" office:date-value="2013-01-22T22:49:00">
            <text:p>1/22/2013 22:49</text:p>
          </table:table-cell>
          <table:table-cell office:value-type="string">
            <text:p>gunrights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29E+017">
            <text:p>293929000000000000</text:p>
          </table:table-cell>
          <table:table-cell office:value-type="float" office:value="51330975">
            <text:p>51330975</text:p>
          </table:table-cell>
          <table:table-cell office:value-type="float" office:value="-1">
            <text:p>-1</text:p>
          </table:table-cell>
          <table:table-cell office:value-type="string">
            <text:p>#Fiscalcliff giveaway to big biotech firm exposes #deficitÊhypocrisy (cont) http://t.co/pWxSHJPC</text:p>
          </table:table-cell>
          <table:table-cell office:value-type="float" office:value="0">
            <text:p>0</text:p>
          </table:table-cell>
          <table:table-cell office:value-type="string">
            <text:p>http://t.co/pWxSHJPC</text:p>
          </table:table-cell>
          <table:table-cell table:style-name="ce2" office:value-type="date" office:date-value="2013-01-22T22:51:00">
            <text:p>1/22/2013 22:51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.93929E+017">
            <text:p>293929000000000000</text:p>
          </table:table-cell>
          <table:table-cell office:value-type="float" office:value="1107690794">
            <text:p>1107690794</text:p>
          </table:table-cell>
          <table:table-cell office:value-type="float" office:value="-1">
            <text:p>-1</text:p>
          </table:table-cell>
          <table:table-cell table:style-name="ce3" office:value-type="string">
            <text:p>More super accurate\</text:p>
            <text:p>\intellectual ammunition\" from JPFO: Gran'pa Jack Comics #JPFO #GunRights #GunControl #2nd #2ndA <text:s/>http://t.co/nN6RAr6z"</text:p>
          </table:table-cell>
          <table:table-cell office:value-type="float" office:value="0">
            <text:p>0</text:p>
          </table:table-cell>
          <table:table-cell office:value-type="string">
            <text:p>http://t.co/nN6RAr6z</text:p>
          </table:table-cell>
          <table:table-cell table:style-name="ce2" office:value-type="date" office:date-value="2013-01-22T22:51:00">
            <text:p>1/22/2013 22:51</text:p>
          </table:table-cell>
          <table:table-cell office:value-type="string">
            <text:p>gunrights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E+017">
            <text:p>293930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Hensarling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2:57:00">
            <text:p>1/22/2013 22:5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1E+017">
            <text:p>293931000000000000</text:p>
          </table:table-cell>
          <table:table-cell office:value-type="float" office:value="378408888">
            <text:p>378408888</text:p>
          </table:table-cell>
          <table:table-cell office:value-type="float" office:value="-1">
            <text:p>-1</text:p>
          </table:table-cell>
          <table:table-cell office:value-type="string">
            <text:p>@TheOnion always manages to put things into perspective. #gunrights http://t.co/zMJKzV6M</text:p>
          </table:table-cell>
          <table:table-cell office:value-type="float" office:value="0">
            <text:p>0</text:p>
          </table:table-cell>
          <table:table-cell office:value-type="string">
            <text:p>http://t.co/zMJKzV6M</text:p>
          </table:table-cell>
          <table:table-cell table:style-name="ce2" office:value-type="date" office:date-value="2013-01-22T22:59:00">
            <text:p>1/22/2013 22:59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1E+017">
            <text:p>293931000000000000</text:p>
          </table:table-cell>
          <table:table-cell office:value-type="float" office:value="214549941">
            <text:p>214549941</text:p>
          </table:table-cell>
          <table:table-cell office:value-type="float" office:value="-1">
            <text:p>-1</text:p>
          </table:table-cell>
          <table:table-cell office:value-type="string">
            <text:p>@andersonrdean LaPierre single-handedly made me lose the last shred of support I had for the NRA. #gunRights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3:00:00">
            <text:p>1/22/2013 23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1E+017">
            <text:p>293931000000000000</text:p>
          </table:table-cell>
          <table:table-cell office:value-type="float" office:value="1051183267">
            <text:p>1051183267</text:p>
          </table:table-cell>
          <table:table-cell office:value-type="float" office:value="-1">
            <text:p>-1</text:p>
          </table:table-cell>
          <table:table-cell office:value-type="string">
            <text:p>#gunrights #gungrab NWTF Withdraws from Eastern Sports &amp; Outdoor Show http://t.co/ZQTutNEN #NRA #2ndamendment</text:p>
          </table:table-cell>
          <table:table-cell office:value-type="float" office:value="0">
            <text:p>0</text:p>
          </table:table-cell>
          <table:table-cell office:value-type="string">
            <text:p>http://t.co/ZQTutNEN</text:p>
          </table:table-cell>
          <table:table-cell table:style-name="ce2" office:value-type="date" office:date-value="2013-01-22T23:00:00">
            <text:p>1/22/2013 23:00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3E+017">
            <text:p>293933000000000000</text:p>
          </table:table-cell>
          <table:table-cell office:value-type="float" office:value="465209051">
            <text:p>465209051</text:p>
          </table:table-cell>
          <table:table-cell office:value-type="float" office:value="-1">
            <text:p>-1</text:p>
          </table:table-cell>
          <table:table-cell office:value-type="string">
            <text:p>Jessie Duff - World Champion Shooter - Gun Myths <text:s/>Debunked with Sean Hannity - 1-22-13 http://t.co/UA45TSFt #gunrights #nra</text:p>
          </table:table-cell>
          <table:table-cell office:value-type="float" office:value="0">
            <text:p>0</text:p>
          </table:table-cell>
          <table:table-cell office:value-type="string">
            <text:p>http://t.co/UA45TSFt</text:p>
          </table:table-cell>
          <table:table-cell table:style-name="ce2" office:value-type="date" office:date-value="2013-01-22T23:06:00">
            <text:p>1/22/2013 23:0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3E+017">
            <text:p>293933000000000000</text:p>
          </table:table-cell>
          <table:table-cell office:value-type="float" office:value="571253611">
            <text:p>571253611</text:p>
          </table:table-cell>
          <table:table-cell office:value-type="float" office:value="-1">
            <text:p>-1</text:p>
          </table:table-cell>
          <table:table-cell office:value-type="string">
            <text:p>@RepSandyAdams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3:07:00">
            <text:p>1/22/2013 23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3E+017">
            <text:p>293933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CongHuelskamp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3:07:00">
            <text:p>1/22/2013 23:0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5E+017">
            <text:p>293935000000000000</text:p>
          </table:table-cell>
          <table:table-cell office:value-type="float" office:value="536946530">
            <text:p>536946530</text:p>
          </table:table-cell>
          <table:table-cell office:value-type="float" office:value="-1">
            <text:p>-1</text:p>
          </table:table-cell>
          <table:table-cell office:value-type="string">
            <text:p>\We are not people to be trivialized ... marginalized ... or demonized as unreasonable.\" #NRAStandandFight #gunrights #impeachobama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3:15:00">
            <text:p>1/22/2013 23:15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5E+017">
            <text:p>293935000000000000</text:p>
          </table:table-cell>
          <table:table-cell office:value-type="float" office:value="571253611">
            <text:p>571253611</text:p>
          </table:table-cell>
          <table:table-cell office:value-type="float" office:value="-1">
            <text:p>-1</text:p>
          </table:table-cell>
          <table:table-cell office:value-type="string">
            <text:p>@Robert_Aderholt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3:17:00">
            <text:p>1/22/2013 23:1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6E+017">
            <text:p>293936000000000000</text:p>
          </table:table-cell>
          <table:table-cell office:value-type="float" office:value="71328021">
            <text:p>71328021</text:p>
          </table:table-cell>
          <table:table-cell office:value-type="float" office:value="-1">
            <text:p>-1</text:p>
          </table:table-cell>
          <table:table-cell office:value-type="string">
            <text:p>@RepHuizenga thank you for standing firm and voting NO on #HR8 - the #FiscalCliff (via #PJNET)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3:17:00">
            <text:p>1/22/2013 23:1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8E+017">
            <text:p>293938000000000000</text:p>
          </table:table-cell>
          <table:table-cell office:value-type="float" office:value="31756169">
            <text:p>31756169</text:p>
          </table:table-cell>
          <table:table-cell office:value-type="float" office:value="-1">
            <text:p>-1</text:p>
          </table:table-cell>
          <table:table-cell office:value-type="string">
            <text:p>@georgestephanopoulos you are clueless to the affects of limiting legal gun owners rights. You want us to be defenseless #gunrights #nra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3:26:00">
            <text:p>1/22/2013 23:26</text:p>
          </table:table-cell>
          <table:table-cell office:value-type="string">
            <text:p>gunrigh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.93938E+017">
            <text:p>293938000000000000</text:p>
          </table:table-cell>
          <table:table-cell office:value-type="float" office:value="919220528">
            <text:p>919220528</text:p>
          </table:table-cell>
          <table:table-cell office:value-type="float" office:value="-1">
            <text:p>-1</text:p>
          </table:table-cell>
          <table:table-cell office:value-type="string">
            <text:p>@LoveoftheLand Try US model, it works so well #gridlock #fiscalcliff #budget <text:s/>\Reforming the increasingly ineffective system of government\""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3-01-22T23:27:00">
            <text:p>1/22/2013 23:27</text:p>
          </table:table-cell>
          <table:table-cell office:value-type="string">
            <text:p>FiscalClif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 table:number-rows-repeated="10475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tweetSubset.A1:tweetSubset.I9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2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tSubset" style:display-name="PageStyle_tweetSubs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</meta:initial-creator>
    <dc:creator>d2b2 </dc:creator>
    <meta:creation-date>2014-04-09T20:55:12</meta:creation-date>
    <dc:date>2014-04-15T16:41:45</dc:date>
    <meta:generator>LibreOffice/3.5$Linux_X86_64 LibreOffice_project/350m1$Build-2</meta:generator>
    <meta:editing-duration>PT12M16S</meta:editing-duration>
    <meta:editing-cycles>2</meta:editing-cycles>
    <meta:document-statistic meta:table-count="1" meta:cell-count="85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